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60" style:family="table-cell" style:parent-style-name="Default" style:data-style-name="N0">
      <style:table-cell-properties fo:border-bottom="none" fo:border-left="none" fo:border-right="0.74pt solid #000000" fo:border-top="none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7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1">
      <style:table-cell-properties fo:background-color="#ffffd7"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2">
      <style:table-cell-properties fo:background-color="#d4ea6b"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5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2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1" calcext:value-type="string">
            <text:p>Voix1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9"/>
          <table:table-cell office:value-type="string" calcext:value-type="string">
            <text:p>Voix4</text:p>
          </table:table-cell>
          <table:table-cell table:number-columns-repeated="16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K4];MATCH([.$M$3];[.$AK$3:.$DK$3];0)+[.M$1])=&quot;&quot;;&quot;&quot;;INDEX([.$AK4:.$DK4];MATCH([.$M$3];[.$AK$3:.$DK$3];0)+[.M$1]))" office:value-type="float" office:value="0" calcext:value-type="float">
            <text:p>0</text:p>
          </table:table-cell>
          <table:table-cell table:style-name="ce30" table:formula="of:=IF(INDEX([.AK4:.DK4];MATCH([.$M$3];[.$AK$3:.$DK$3];0)+[.N$1])=&quot;&quot;;&quot;&quot;;INDEX([.$AK4:.$DK4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K4];MATCH([.$M$3];[.$AK$3:.$DK$3];0)+[.R$1])=&quot;&quot;;&quot;&quot;;INDEX([.$AK4:.$DK4];MATCH([.$M$3];[.$AK$3:.$DK$3];0)+[.R$1]))" office:value-type="float" office:value="0" calcext:value-type="float">
            <text:p>0</text:p>
          </table:table-cell>
          <table:table-cell table:style-name="ce30" table:formula="of:=IF(INDEX([.AK4:.DK4];MATCH([.$M$3];[.$AK$3:.$DK$3];0)+[.S$1])=&quot;&quot;;&quot;&quot;;INDEX([.$AK4:.$DK4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W$1])=&quot;&quot;;&quot;&quot;;INDEX([.$AK4:.$DK4];MATCH([.$M$3];[.$AK$3:.$DK$3];0)+[.W$1]))" office:value-type="float" office:value="0" calcext:value-type="float">
            <text:p>0</text:p>
          </table:table-cell>
          <table:table-cell table:style-name="ce30" table:formula="of:=IF(INDEX([.AK4:.DL4];MATCH([.$M$3];[.$AK$3:.$DL$3];0)+[.X$1])=&quot;&quot;;&quot;&quot;;INDEX([.$AK4:.$DL4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AB$1])=&quot;&quot;;&quot;&quot;;INDEX([.$AK4:.$DK4];MATCH([.$M$3];[.$AK$3:.$DK$3];0)+[.AB$1]))" office:value-type="float" office:value="0" calcext:value-type="float">
            <text:p>0</text:p>
          </table:table-cell>
          <table:table-cell table:style-name="ce30" table:formula="of:=IF(INDEX([.AK4:.DK4];MATCH([.$M$3];[.$AK$3:.$DK$3];0)+[.AC$1])=&quot;&quot;;&quot;&quot;;INDEX([.$AK4:.$DK4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K5];MATCH([.$M$3];[.$AK$3:.$DK$3];0)+[.M$1])=&quot;&quot;;&quot;&quot;;INDEX([.$AK5:.$DK5];MATCH([.$M$3];[.$AK$3:.$DK$3];0)+[.M$1]))" office:value-type="float" office:value="179" calcext:value-type="float">
            <text:p>179</text:p>
          </table:table-cell>
          <table:table-cell table:style-name="ce37" table:formula="of:=IF(INDEX([.AK5:.DK5];MATCH([.$M$3];[.$AK$3:.$DK$3];0)+[.N$1])=&quot;&quot;;&quot;&quot;;INDEX([.$AK5:.$DK5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K5];MATCH([.$M$3];[.$AK$3:.$DK$3];0)+[.R$1])=&quot;&quot;;&quot;&quot;;INDEX([.$AK5:.$DK5];MATCH([.$M$3];[.$AK$3:.$DK$3];0)+[.R$1]))" office:value-type="float" office:value="98" calcext:value-type="float">
            <text:p>98</text:p>
          </table:table-cell>
          <table:table-cell table:style-name="ce37" table:formula="of:=IF(INDEX([.AK5:.DK5];MATCH([.$M$3];[.$AK$3:.$DK$3];0)+[.S$1])=&quot;&quot;;&quot;&quot;;INDEX([.$AK5:.$DK5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W$1])=&quot;&quot;;&quot;&quot;;INDEX([.$AK5:.$DK5];MATCH([.$M$3];[.$AK$3:.$DK$3];0)+[.W$1]))" office:value-type="float" office:value="197" calcext:value-type="float">
            <text:p>197</text:p>
          </table:table-cell>
          <table:table-cell table:style-name="ce37" table:formula="of:=IF(INDEX([.AK5:.DL5];MATCH([.$M$3];[.$AK$3:.$DL$3];0)+[.X$1])=&quot;&quot;;&quot;&quot;;INDEX([.$AK5:.$DL5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AB$1])=&quot;&quot;;&quot;&quot;;INDEX([.$AK5:.$DK5];MATCH([.$M$3];[.$AK$3:.$DK$3];0)+[.AB$1]))" office:value-type="float" office:value="383" calcext:value-type="float">
            <text:p>383</text:p>
          </table:table-cell>
          <table:table-cell table:style-name="ce37" table:formula="of:=IF(INDEX([.AK5:.DK5];MATCH([.$M$3];[.$AK$3:.$DK$3];0)+[.AC$1])=&quot;&quot;;&quot;&quot;;INDEX([.$AK5:.$DK5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K6];MATCH([.$M$3];[.$AK$3:.$DK$3];0)+[.M$1])=&quot;&quot;;&quot;&quot;;INDEX([.$AK6:.$DK6];MATCH([.$M$3];[.$AK$3:.$DK$3];0)+[.M$1]))">
            <text:p/>
          </table:table-cell>
          <table:table-cell table:style-name="ce37" table:formula="of:=IF(INDEX([.AK6:.DK6];MATCH([.$M$3];[.$AK$3:.$DK$3];0)+[.N$1])=&quot;&quot;;&quot;&quot;;INDEX([.$AK6:.$DK6];MATCH([.$M$3];[.$AK$3:.$DK$3];0)+[.N$1]))">
            <text:p/>
          </table:table-cell>
          <table:table-cell table:number-columns-repeated="3"/>
          <table:table-cell table:style-name="ce24" table:formula="of:=IF(INDEX([.$AK6:.$DK6];MATCH([.$M$3];[.$AK$3:.$DK$3];0)+[.R$1])=&quot;&quot;;&quot;&quot;;INDEX([.$AK6:.$DK6];MATCH([.$M$3];[.$AK$3:.$DK$3];0)+[.R$1]))">
            <text:p/>
          </table:table-cell>
          <table:table-cell table:style-name="ce37" table:formula="of:=IF(INDEX([.AK6:.DK6];MATCH([.$M$3];[.$AK$3:.$DK$3];0)+[.S$1])=&quot;&quot;;&quot;&quot;;INDEX([.$AK6:.$DK6];MATCH([.$M$3];[.$AK$3:.$DK$3];0)+[.S$1]))">
            <text:p/>
          </table:table-cell>
          <table:table-cell table:number-columns-repeated="3"/>
          <table:table-cell table:style-name="ce24" table:formula="of:=IF(INDEX([.$AK6:.$DK6];MATCH([.$M$3];[.$AK$3:.$DK$3];0)+[.W$1])=&quot;&quot;;&quot;&quot;;INDEX([.$AK6:.$DK6];MATCH([.$M$3];[.$AK$3:.$DK$3];0)+[.W$1]))">
            <text:p/>
          </table:table-cell>
          <table:table-cell table:style-name="ce37" table:formula="of:=IF(INDEX([.AK6:.DL6];MATCH([.$M$3];[.$AK$3:.$DL$3];0)+[.X$1])=&quot;&quot;;&quot;&quot;;INDEX([.$AK6:.$DL6];MATCH([.$M$3];[.$AK$3:.$DL$3];0)+[.X$1]))">
            <text:p/>
          </table:table-cell>
          <table:table-cell table:number-columns-repeated="3"/>
          <table:table-cell table:style-name="ce24" table:formula="of:=IF(INDEX([.$AK6:.$DK6];MATCH([.$M$3];[.$AK$3:.$DK$3];0)+[.AB$1])=&quot;&quot;;&quot;&quot;;INDEX([.$AK6:.$DK6];MATCH([.$M$3];[.$AK$3:.$DK$3];0)+[.AB$1]))">
            <text:p/>
          </table:table-cell>
          <table:table-cell table:style-name="ce37" table:formula="of:=IF(INDEX([.AK6:.DK6];MATCH([.$M$3];[.$AK$3:.$DK$3];0)+[.AC$1])=&quot;&quot;;&quot;&quot;;INDEX([.$AK6:.$DK6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K7];MATCH([.$M$3];[.$AK$3:.$DK$3];0)+[.M$1])=&quot;&quot;;&quot;&quot;;INDEX([.$AK7:.$DK7];MATCH([.$M$3];[.$AK$3:.$DK$3];0)+[.M$1]))">
            <text:p/>
          </table:table-cell>
          <table:table-cell table:style-name="ce37" table:formula="of:=IF(INDEX([.AK7:.DK7];MATCH([.$M$3];[.$AK$3:.$DK$3];0)+[.N$1])=&quot;&quot;;&quot;&quot;;INDEX([.$AK7:.$DK7];MATCH([.$M$3];[.$AK$3:.$DK$3];0)+[.N$1]))">
            <text:p/>
          </table:table-cell>
          <table:table-cell table:number-columns-repeated="3"/>
          <table:table-cell table:style-name="ce24" table:formula="of:=IF(INDEX([.$AK7:.$DK7];MATCH([.$M$3];[.$AK$3:.$DK$3];0)+[.R$1])=&quot;&quot;;&quot;&quot;;INDEX([.$AK7:.$DK7];MATCH([.$M$3];[.$AK$3:.$DK$3];0)+[.R$1]))">
            <text:p/>
          </table:table-cell>
          <table:table-cell table:style-name="ce37" table:formula="of:=IF(INDEX([.AK7:.DK7];MATCH([.$M$3];[.$AK$3:.$DK$3];0)+[.S$1])=&quot;&quot;;&quot;&quot;;INDEX([.$AK7:.$DK7];MATCH([.$M$3];[.$AK$3:.$DK$3];0)+[.S$1]))">
            <text:p/>
          </table:table-cell>
          <table:table-cell table:number-columns-repeated="3"/>
          <table:table-cell table:style-name="ce24" table:formula="of:=IF(INDEX([.$AK7:.$DK7];MATCH([.$M$3];[.$AK$3:.$DK$3];0)+[.W$1])=&quot;&quot;;&quot;&quot;;INDEX([.$AK7:.$DK7];MATCH([.$M$3];[.$AK$3:.$DK$3];0)+[.W$1]))">
            <text:p/>
          </table:table-cell>
          <table:table-cell table:style-name="ce37" table:formula="of:=IF(INDEX([.AK7:.DL7];MATCH([.$M$3];[.$AK$3:.$DL$3];0)+[.X$1])=&quot;&quot;;&quot;&quot;;INDEX([.$AK7:.$DL7];MATCH([.$M$3];[.$AK$3:.$DL$3];0)+[.X$1]))">
            <text:p/>
          </table:table-cell>
          <table:table-cell table:number-columns-repeated="3"/>
          <table:table-cell table:style-name="ce24" table:formula="of:=IF(INDEX([.$AK7:.$DK7];MATCH([.$M$3];[.$AK$3:.$DK$3];0)+[.AB$1])=&quot;&quot;;&quot;&quot;;INDEX([.$AK7:.$DK7];MATCH([.$M$3];[.$AK$3:.$DK$3];0)+[.AB$1]))">
            <text:p/>
          </table:table-cell>
          <table:table-cell table:style-name="ce37" table:formula="of:=IF(INDEX([.AK7:.DK7];MATCH([.$M$3];[.$AK$3:.$DK$3];0)+[.AC$1])=&quot;&quot;;&quot;&quot;;INDEX([.$AK7:.$DK7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K8];MATCH([.$M$3];[.$AK$3:.$DK$3];0)+[.M$1])=&quot;&quot;;&quot;&quot;;INDEX([.$AK8:.$DK8];MATCH([.$M$3];[.$AK$3:.$DK$3];0)+[.M$1]))">
            <text:p/>
          </table:table-cell>
          <table:table-cell table:style-name="ce37" table:formula="of:=IF(INDEX([.AK8:.DK8];MATCH([.$M$3];[.$AK$3:.$DK$3];0)+[.N$1])=&quot;&quot;;&quot;&quot;;INDEX([.$AK8:.$DK8];MATCH([.$M$3];[.$AK$3:.$DK$3];0)+[.N$1]))">
            <text:p/>
          </table:table-cell>
          <table:table-cell table:number-columns-repeated="3"/>
          <table:table-cell table:style-name="ce24" table:formula="of:=IF(INDEX([.$AK8:.$DK8];MATCH([.$M$3];[.$AK$3:.$DK$3];0)+[.R$1])=&quot;&quot;;&quot;&quot;;INDEX([.$AK8:.$DK8];MATCH([.$M$3];[.$AK$3:.$DK$3];0)+[.R$1]))">
            <text:p/>
          </table:table-cell>
          <table:table-cell table:style-name="ce37" table:formula="of:=IF(INDEX([.AK8:.DK8];MATCH([.$M$3];[.$AK$3:.$DK$3];0)+[.S$1])=&quot;&quot;;&quot;&quot;;INDEX([.$AK8:.$DK8];MATCH([.$M$3];[.$AK$3:.$DK$3];0)+[.S$1]))">
            <text:p/>
          </table:table-cell>
          <table:table-cell table:number-columns-repeated="3"/>
          <table:table-cell table:style-name="ce24" table:formula="of:=IF(INDEX([.$AK8:.$DK8];MATCH([.$M$3];[.$AK$3:.$DK$3];0)+[.W$1])=&quot;&quot;;&quot;&quot;;INDEX([.$AK8:.$DK8];MATCH([.$M$3];[.$AK$3:.$DK$3];0)+[.W$1]))">
            <text:p/>
          </table:table-cell>
          <table:table-cell table:style-name="ce37" table:formula="of:=IF(INDEX([.AK8:.DL8];MATCH([.$M$3];[.$AK$3:.$DL$3];0)+[.X$1])=&quot;&quot;;&quot;&quot;;INDEX([.$AK8:.$DL8];MATCH([.$M$3];[.$AK$3:.$DL$3];0)+[.X$1]))">
            <text:p/>
          </table:table-cell>
          <table:table-cell table:number-columns-repeated="3"/>
          <table:table-cell table:style-name="ce24" table:formula="of:=IF(INDEX([.$AK8:.$DK8];MATCH([.$M$3];[.$AK$3:.$DK$3];0)+[.AB$1])=&quot;&quot;;&quot;&quot;;INDEX([.$AK8:.$DK8];MATCH([.$M$3];[.$AK$3:.$DK$3];0)+[.AB$1]))">
            <text:p/>
          </table:table-cell>
          <table:table-cell table:style-name="ce37" table:formula="of:=IF(INDEX([.AK8:.DK8];MATCH([.$M$3];[.$AK$3:.$DK$3];0)+[.AC$1])=&quot;&quot;;&quot;&quot;;INDEX([.$AK8:.$DK8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K9];MATCH([.$M$3];[.$AK$3:.$DK$3];0)+[.M$1])=&quot;&quot;;&quot;&quot;;INDEX([.$AK9:.$DK9];MATCH([.$M$3];[.$AK$3:.$DK$3];0)+[.M$1]))">
            <text:p/>
          </table:table-cell>
          <table:table-cell table:style-name="ce37" table:formula="of:=IF(INDEX([.AK9:.DK9];MATCH([.$M$3];[.$AK$3:.$DK$3];0)+[.N$1])=&quot;&quot;;&quot;&quot;;INDEX([.$AK9:.$DK9];MATCH([.$M$3];[.$AK$3:.$DK$3];0)+[.N$1]))">
            <text:p/>
          </table:table-cell>
          <table:table-cell table:number-columns-repeated="3"/>
          <table:table-cell table:style-name="ce24" table:formula="of:=IF(INDEX([.$AK9:.$DK9];MATCH([.$M$3];[.$AK$3:.$DK$3];0)+[.R$1])=&quot;&quot;;&quot;&quot;;INDEX([.$AK9:.$DK9];MATCH([.$M$3];[.$AK$3:.$DK$3];0)+[.R$1]))">
            <text:p/>
          </table:table-cell>
          <table:table-cell table:style-name="ce37" table:formula="of:=IF(INDEX([.AK9:.DK9];MATCH([.$M$3];[.$AK$3:.$DK$3];0)+[.S$1])=&quot;&quot;;&quot;&quot;;INDEX([.$AK9:.$DK9];MATCH([.$M$3];[.$AK$3:.$DK$3];0)+[.S$1]))">
            <text:p/>
          </table:table-cell>
          <table:table-cell table:number-columns-repeated="3"/>
          <table:table-cell table:style-name="ce24" table:formula="of:=IF(INDEX([.$AK9:.$DK9];MATCH([.$M$3];[.$AK$3:.$DK$3];0)+[.W$1])=&quot;&quot;;&quot;&quot;;INDEX([.$AK9:.$DK9];MATCH([.$M$3];[.$AK$3:.$DK$3];0)+[.W$1]))">
            <text:p/>
          </table:table-cell>
          <table:table-cell table:style-name="ce37" table:formula="of:=IF(INDEX([.AK9:.DL9];MATCH([.$M$3];[.$AK$3:.$DL$3];0)+[.X$1])=&quot;&quot;;&quot;&quot;;INDEX([.$AK9:.$DL9];MATCH([.$M$3];[.$AK$3:.$DL$3];0)+[.X$1]))">
            <text:p/>
          </table:table-cell>
          <table:table-cell table:number-columns-repeated="3"/>
          <table:table-cell table:style-name="ce24" table:formula="of:=IF(INDEX([.$AK9:.$DK9];MATCH([.$M$3];[.$AK$3:.$DK$3];0)+[.AB$1])=&quot;&quot;;&quot;&quot;;INDEX([.$AK9:.$DK9];MATCH([.$M$3];[.$AK$3:.$DK$3];0)+[.AB$1]))">
            <text:p/>
          </table:table-cell>
          <table:table-cell table:style-name="ce37" table:formula="of:=IF(INDEX([.AK9:.DK9];MATCH([.$M$3];[.$AK$3:.$DK$3];0)+[.AC$1])=&quot;&quot;;&quot;&quot;;INDEX([.$AK9:.$DK9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K10];MATCH([.$M$3];[.$AK$3:.$DK$3];0)+[.M$1])=&quot;&quot;;&quot;&quot;;INDEX([.$AK10:.$DK10];MATCH([.$M$3];[.$AK$3:.$DK$3];0)+[.M$1]))">
            <text:p/>
          </table:table-cell>
          <table:table-cell table:style-name="ce37" table:formula="of:=IF(INDEX([.AK10:.DK10];MATCH([.$M$3];[.$AK$3:.$DK$3];0)+[.N$1])=&quot;&quot;;&quot;&quot;;INDEX([.$AK10:.$DK10];MATCH([.$M$3];[.$AK$3:.$DK$3];0)+[.N$1]))">
            <text:p/>
          </table:table-cell>
          <table:table-cell table:number-columns-repeated="3"/>
          <table:table-cell table:style-name="ce24" table:formula="of:=IF(INDEX([.$AK10:.$DK10];MATCH([.$M$3];[.$AK$3:.$DK$3];0)+[.R$1])=&quot;&quot;;&quot;&quot;;INDEX([.$AK10:.$DK10];MATCH([.$M$3];[.$AK$3:.$DK$3];0)+[.R$1]))">
            <text:p/>
          </table:table-cell>
          <table:table-cell table:style-name="ce37" table:formula="of:=IF(INDEX([.AK10:.DK10];MATCH([.$M$3];[.$AK$3:.$DK$3];0)+[.S$1])=&quot;&quot;;&quot;&quot;;INDEX([.$AK10:.$DK10];MATCH([.$M$3];[.$AK$3:.$DK$3];0)+[.S$1]))">
            <text:p/>
          </table:table-cell>
          <table:table-cell table:number-columns-repeated="3"/>
          <table:table-cell table:style-name="ce24" table:formula="of:=IF(INDEX([.$AK10:.$DK10];MATCH([.$M$3];[.$AK$3:.$DK$3];0)+[.W$1])=&quot;&quot;;&quot;&quot;;INDEX([.$AK10:.$DK10];MATCH([.$M$3];[.$AK$3:.$DK$3];0)+[.W$1]))">
            <text:p/>
          </table:table-cell>
          <table:table-cell table:style-name="ce37" table:formula="of:=IF(INDEX([.AK10:.DL10];MATCH([.$M$3];[.$AK$3:.$DL$3];0)+[.X$1])=&quot;&quot;;&quot;&quot;;INDEX([.$AK10:.$DL10];MATCH([.$M$3];[.$AK$3:.$DL$3];0)+[.X$1]))">
            <text:p/>
          </table:table-cell>
          <table:table-cell table:number-columns-repeated="3"/>
          <table:table-cell table:style-name="ce24" table:formula="of:=IF(INDEX([.$AK10:.$DK10];MATCH([.$M$3];[.$AK$3:.$DK$3];0)+[.AB$1])=&quot;&quot;;&quot;&quot;;INDEX([.$AK10:.$DK10];MATCH([.$M$3];[.$AK$3:.$DK$3];0)+[.AB$1]))">
            <text:p/>
          </table:table-cell>
          <table:table-cell table:style-name="ce37" table:formula="of:=IF(INDEX([.AK10:.DK10];MATCH([.$M$3];[.$AK$3:.$DK$3];0)+[.AC$1])=&quot;&quot;;&quot;&quot;;INDEX([.$AK10:.$DK10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K11];MATCH([.$M$3];[.$AK$3:.$DK$3];0)+[.M$1])=&quot;&quot;;&quot;&quot;;INDEX([.$AK11:.$DK11];MATCH([.$M$3];[.$AK$3:.$DK$3];0)+[.M$1]))">
            <text:p/>
          </table:table-cell>
          <table:table-cell table:style-name="ce38" table:formula="of:=IF(INDEX([.AK11:.DK11];MATCH([.$M$3];[.$AK$3:.$DK$3];0)+[.N$1])=&quot;&quot;;&quot;&quot;;INDEX([.$AK11:.$DK11];MATCH([.$M$3];[.$AK$3:.$DK$3];0)+[.N$1]))">
            <text:p/>
          </table:table-cell>
          <table:table-cell table:number-columns-repeated="3"/>
          <table:table-cell table:style-name="ce25" table:formula="of:=IF(INDEX([.$AK11:.$DK11];MATCH([.$M$3];[.$AK$3:.$DK$3];0)+[.R$1])=&quot;&quot;;&quot;&quot;;INDEX([.$AK11:.$DK11];MATCH([.$M$3];[.$AK$3:.$DK$3];0)+[.R$1]))">
            <text:p/>
          </table:table-cell>
          <table:table-cell table:style-name="ce38" table:formula="of:=IF(INDEX([.AK11:.DK11];MATCH([.$M$3];[.$AK$3:.$DK$3];0)+[.S$1])=&quot;&quot;;&quot;&quot;;INDEX([.$AK11:.$DK11];MATCH([.$M$3];[.$AK$3:.$DK$3];0)+[.S$1]))">
            <text:p/>
          </table:table-cell>
          <table:table-cell table:number-columns-repeated="3"/>
          <table:table-cell table:style-name="ce25" table:formula="of:=IF(INDEX([.$AK11:.$DK11];MATCH([.$M$3];[.$AK$3:.$DK$3];0)+[.W$1])=&quot;&quot;;&quot;&quot;;INDEX([.$AK11:.$DK11];MATCH([.$M$3];[.$AK$3:.$DK$3];0)+[.W$1]))">
            <text:p/>
          </table:table-cell>
          <table:table-cell table:style-name="ce38" table:formula="of:=IF(INDEX([.AK11:.DL11];MATCH([.$M$3];[.$AK$3:.$DL$3];0)+[.X$1])=&quot;&quot;;&quot;&quot;;INDEX([.$AK11:.$DL11];MATCH([.$M$3];[.$AK$3:.$DL$3];0)+[.X$1]))">
            <text:p/>
          </table:table-cell>
          <table:table-cell table:number-columns-repeated="3"/>
          <table:table-cell table:style-name="ce25" table:formula="of:=IF(INDEX([.$AK11:.$DK11];MATCH([.$M$3];[.$AK$3:.$DK$3];0)+[.AB$1])=&quot;&quot;;&quot;&quot;;INDEX([.$AK11:.$DK11];MATCH([.$M$3];[.$AK$3:.$DK$3];0)+[.AB$1]))">
            <text:p/>
          </table:table-cell>
          <table:table-cell table:style-name="ce38" table:formula="of:=IF(INDEX([.AK11:.DK11];MATCH([.$M$3];[.$AK$3:.$DK$3];0)+[.AC$1])=&quot;&quot;;&quot;&quot;;INDEX([.$AK11:.$DK11];MATCH([.$M$3];[.$AK$3:.$DK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9"/>
          <table:table-cell office:value-type="string" calcext:value-type="string">
            <text:p>Cello</text:p>
          </table:table-cell>
          <table:table-cell table:number-columns-repeated="162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1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6"/>
          <table:table-cell table:formula="of:=(148-10)/10" office:value-type="float" office:value="13.8" calcext:value-type="float">
            <text:p>13.8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oi</text:p>
          </table:table-cell>
          <table:table-cell table:number-columns-repeated="15"/>
          <table:table-cell table:formula="of:=(148-10)/10" office:value-type="float" office:value="13.8" calcext:value-type="float">
            <text:p>13.8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K16];MATCH([.M$3];[.$AK$3:.$DK$3];0))" office:value-type="string" office:string-value="Y" calcext:value-type="string">
            <text:p>Y</text:p>
          </table:table-cell>
          <table:table-cell table:style-name="ce15" table:formula="of:=INDEX([.AK16:.DK16];MATCH([.M$3];[.$AK$3:.$DK$3];0)+1)" office:value-type="string" office:string-value="formatViolinIMvtI" calcext:value-type="string">
            <text:p>formatViolinI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1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CS$13]&amp;&quot;MvtI&quot;" office:value-type="string" office:string-value="formatCelloMvtI" calcext:value-type="string">
            <text:p>formatCelloMvtI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(148-10)/9" office:value-type="float" office:value="15.3333333333333" calcext:value-type="float">
            <text:p>15.3333333333333</text:p>
          </table:table-cell>
          <table:table-cell table:number-columns-repeated="4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4"/>
          <table:table-cell table:formula="of:=(148-5)/11" office:value-type="float" office:value="13" calcext:value-type="float">
            <text:p>13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K17];MATCH([.M$3];[.$AK$3:.$DK$3];0))" office:value-type="string" office:string-value="Y" calcext:value-type="string">
            <text:p>Y</text:p>
          </table:table-cell>
          <table:table-cell table:style-name="ce15" table:formula="of:=INDEX([.AK17:.DK17];MATCH([.M$3];[.$AK$3:.$DK$3];0)+1)" office:value-type="string" office:string-value="formatViolinIMvtII" calcext:value-type="string">
            <text:p>formatViolinI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(148-5)/11" office:value-type="float" office:value="13" calcext:value-type="float">
            <text:p>13</text:p>
          </table:table-cell>
          <table:table-cell table:number-columns-repeated="4"/>
          <table:table-cell table:formula="of:=(148-116)/3" office:value-type="float" office:value="10.6666666666667" calcext:value-type="float">
            <text:p>10.6666666666667</text:p>
          </table:table-cell>
          <table:table-cell table:number-columns-repeated="3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&quot;" office:value-type="string" office:string-value="formatCelloMvtII" calcext:value-type="string">
            <text:p>formatCelloMvtII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148-5)/10" office:value-type="float" office:value="14.3" calcext:value-type="float">
            <text:p>14.3</text:p>
          </table:table-cell>
          <table:table-cell table:number-columns-repeated="9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0" office:value-type="float" office:value="14.3" calcext:value-type="float">
            <text:p>14.3</text:p>
          </table:table-cell>
          <table:table-cell table:number-columns-repeated="143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K18];MATCH([.M$3];[.$AK$3:.$DK$3];0))" office:value-type="string" office:string-value="Y" calcext:value-type="string">
            <text:p>Y</text:p>
          </table:table-cell>
          <table:table-cell table:style-name="ce15" table:formula="of:=INDEX([.AK18:.DK18];MATCH([.M$3];[.$AK$3:.$DK$3];0)+1)" office:value-type="string" office:string-value="formatViolinIMvtIII" calcext:value-type="string">
            <text:p>formatViolinI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3" office:value-type="float" office:value="11" calcext:value-type="float">
            <text:p>11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I&quot;" office:value-type="string" office:string-value="formatCelloMvtIII" calcext:value-type="string">
            <text:p>formatCelloMvtIII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K19];MATCH([.M$3];[.$AK$3:.$DK$3];0))" office:value-type="string" office:string-value="Y" calcext:value-type="string">
            <text:p>Y</text:p>
          </table:table-cell>
          <table:table-cell table:style-name="ce15" table:formula="of:=INDEX([.AK19:.DK19];MATCH([.M$3];[.$AK$3:.$DK$3];0)+1)" office:value-type="string" office:string-value="formatViolinIMvtIV" calcext:value-type="string">
            <text:p>formatViolinI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Y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table:style-name="ce1" office:value-type="string" calcext:value-type="string">
            <text:p>Y</text:p>
          </table:table-cell>
          <table:table-cell table:formula="of:=&quot;format&quot;&amp;[.$CS$13]&amp;&quot;MvtIV&quot;" office:value-type="string" office:string-value="formatCelloMvtIV" calcext:value-type="string">
            <text:p>formatCelloMvtIV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ViolinIMvtI = {" calcext:value-type="string">
            <text:p>formatViolinI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L23];MATCH([.$M$3];[.$AK$3:.$DL$3];0)+[.$M$1])=&quot;&quot;;&quot;&quot;;INDEX([.$DO$23:.$DO$422];MATCH(INDEX([.$AK23:.$DL23];MATCH([.$M$3];[.$AK$3:.$DL$3];0)+[.$M$1])&amp;IF([.P23]=&quot;&quot;;&quot;&quot;;&quot;_&quot;&amp;[.P23]);[.$DP$23:.$DP$422];0)))" office:value-type="float" office:value="1" calcext:value-type="float">
            <text:p>1</text:p>
          </table:table-cell>
          <table:table-cell table:style-name="ce56" table:formula="of:=IF(INDEX([.$AK23:.$DL23];MATCH([.$M$3];[.$AK$3:.$DL$3];0)+[.N$1])=&quot;&quot;;&quot;&quot;;INDEX([.$AK23:.$DL23];MATCH([.$M$3];[.$AK$3:.$DL$3];0)+[.N$1]))">
            <text:p/>
          </table:table-cell>
          <table:table-cell table:style-name="ce56" table:formula="of:=IF(INDEX([.$AK23:.$DL23];MATCH([.$M$3];[.$AK$3:.$DL$3];0)+[.O$1])=&quot;&quot;;&quot;&quot;;INDEX([.$AK23:.$DL23];MATCH([.$M$3];[.$AK$3:.$DL$3];0)+[.O$1]))">
            <text:p/>
          </table:table-cell>
          <table:table-cell table:style-name="ce56" table:formula="of:=IF(INDEX([.$AK23:.$DL23];MATCH([.$M$3];[.$AK$3:.$DL$3];0)+[.P$1])=&quot;&quot;;&quot;&quot;;INDEX([.$AK23:.$DL23];MATCH([.$M$3];[.$AK$3:.$DL$3];0)+[.P$1]))">
            <text:p/>
          </table:table-cell>
          <table:table-cell table:style-name="ce53" table:formula="of:=IF(INDEX([.$AK23:.$DL23];MATCH([.$M$3];[.$AK$3:.$DL$3];0)+[.Q$1])=&quot;&quot;;&quot;&quot;;INDEX([.$AK23:.$DL23];MATCH([.$M$3];[.$AK$3:.$DL$3];0)+[.Q$1]))" office:value-type="float" office:value="10" calcext:value-type="float">
            <text:p>10</text:p>
          </table:table-cell>
          <table:table-cell table:style-name="ce23" table:formula="of:=IF(INDEX([.$AK23:.$DL23];MATCH([.$M$3];[.$AK$3:.$DL$3];0)+[.R$1])=&quot;&quot;;&quot;&quot;;INDEX([.$DO$23:.$DO$422];MATCH(INDEX([.$AK23:.$DL23];MATCH([.$M$3];[.$AK$3:.$DL$3];0)+[.R$1])&amp;IF([.U23]=&quot;&quot;;&quot;&quot;;&quot;_&quot;&amp;[.U23]);[.$DQ$23:.$DQ$422];0)))" office:value-type="float" office:value="1" calcext:value-type="float">
            <text:p>1</text:p>
          </table:table-cell>
          <table:table-cell table:style-name="ce56" table:formula="of:=IF(INDEX([.$AK23:.$DL23];MATCH([.$M$3];[.$AK$3:.$DL$3];0)+[.S$1])=&quot;&quot;;&quot;&quot;;INDEX([.$AK23:.$DL23];MATCH([.$M$3];[.$AK$3:.$DL$3];0)+[.S$1]))">
            <text:p/>
          </table:table-cell>
          <table:table-cell table:style-name="ce56" table:formula="of:=IF(INDEX([.$AK23:.$DL23];MATCH([.$M$3];[.$AK$3:.$DL$3];0)+[.T$1])=&quot;&quot;;&quot;&quot;;INDEX([.$AK23:.$DL23];MATCH([.$M$3];[.$AK$3:.$DL$3];0)+[.T$1]))">
            <text:p/>
          </table:table-cell>
          <table:table-cell table:style-name="ce56" table:formula="of:=IF(INDEX([.$AK23:.$DL23];MATCH([.$M$3];[.$AK$3:.$DL$3];0)+[.U$1])=&quot;&quot;;&quot;&quot;;INDEX([.$AK23:.$DL23];MATCH([.$M$3];[.$AK$3:.$DL$3];0)+[.U$1]))">
            <text:p/>
          </table:table-cell>
          <table:table-cell table:style-name="ce53" table:formula="of:=IF(INDEX([.$AK23:.$DL23];MATCH([.$M$3];[.$AK$3:.$DL$3];0)+[.V$1])=&quot;&quot;;&quot;&quot;;INDEX([.$AK23:.$DL23];MATCH([.$M$3];[.$AK$3:.$DL$3];0)+[.V$1]))" office:value-type="float" office:value="132" calcext:value-type="float">
            <text:p>132</text:p>
          </table:table-cell>
          <table:table-cell table:style-name="ce23" table:formula="of:=IF(INDEX([.$AK23:.$DL23];MATCH([.$M$3];[.$AK$3:.$DL$3];0)+[.W$1])=&quot;&quot;;&quot;&quot;;INDEX([.$DO$23:.$DO$422];MATCH(INDEX([.$AK23:.$DL23];MATCH([.$M$3];[.$AK$3:.$DL$3];0)+[.W$1])&amp;IF([.Z23]=&quot;&quot;;&quot;&quot;;&quot;_&quot;&amp;[.Z23]);[.$DR$23:.$DR$422];0)))" office:value-type="float" office:value="1" calcext:value-type="float">
            <text:p>1</text:p>
          </table:table-cell>
          <table:table-cell table:style-name="ce56" table:formula="of:=IF(INDEX([.$AK23:.$DL23];MATCH([.$M$3];[.$AK$3:.$DL$3];0)+[.X$1])=&quot;&quot;;&quot;&quot;;INDEX([.$AK23:.$DL23];MATCH([.$M$3];[.$AK$3:.$DL$3];0)+[.X$1]))">
            <text:p/>
          </table:table-cell>
          <table:table-cell table:style-name="ce56" table:formula="of:=IF(INDEX([.$AK23:.$DL23];MATCH([.$M$3];[.$AK$3:.$DL$3];0)+[.Y$1])=&quot;&quot;;&quot;&quot;;INDEX([.$AK23:.$DL23];MATCH([.$M$3];[.$AK$3:.$DL$3];0)+[.Y$1]))">
            <text:p/>
          </table:table-cell>
          <table:table-cell table:style-name="ce56" table:formula="of:=IF(INDEX([.$AK23:.$DL23];MATCH([.$M$3];[.$AK$3:.$DL$3];0)+[.Z$1])=&quot;&quot;;&quot;&quot;;INDEX([.$AK23:.$DL23];MATCH([.$M$3];[.$AK$3:.$DL$3];0)+[.Z$1]))">
            <text:p/>
          </table:table-cell>
          <table:table-cell table:style-name="ce53" table:formula="of:=IF(INDEX([.$AK23:.$DL23];MATCH([.$M$3];[.$AK$3:.$DL$3];0)+[.AA$1])=&quot;&quot;;&quot;&quot;;INDEX([.$AK23:.$DL23];MATCH([.$M$3];[.$AK$3:.$DL$3];0)+[.AA$1]))" office:value-type="float" office:value="10" calcext:value-type="float">
            <text:p>10</text:p>
          </table:table-cell>
          <table:table-cell table:style-name="ce58" table:formula="of:=IF(INDEX([.$AK23:.$DL23];MATCH([.$M$3];[.$AK$3:.$DL$3];0)+[.AB$1])=&quot;&quot;;&quot;&quot;;INDEX([.$DO$23:.$DO$422];MATCH(INDEX([.$AK23:.$DL23];MATCH([.$M$3];[.$AK$3:.$DL$3];0)+[.AB$1])&amp;IF([.AE23]=&quot;&quot;;&quot;&quot;;&quot;_&quot;&amp;[.AE23]);[.$DS$23:.$DS$422];0)))" office:value-type="float" office:value="1" calcext:value-type="float">
            <text:p>1</text:p>
          </table:table-cell>
          <table:table-cell table:style-name="ce56" table:formula="of:=IF(INDEX([.$AK23:.$DL23];MATCH([.$M$3];[.$AK$3:.$DL$3];0)+[.AC$1])=&quot;&quot;;&quot;&quot;;INDEX([.$AK23:.$DL23];MATCH([.$M$3];[.$AK$3:.$DL$3];0)+[.AC$1]))">
            <text:p/>
          </table:table-cell>
          <table:table-cell table:style-name="ce56" table:formula="of:=IF(INDEX([.$AK23:.$DL23];MATCH([.$M$3];[.$AK$3:.$DL$3];0)+[.AD$1])=&quot;&quot;;&quot;&quot;;INDEX([.$AK23:.$DL23];MATCH([.$M$3];[.$AK$3:.$DL$3];0)+[.AD$1]))">
            <text:p/>
          </table:table-cell>
          <table:table-cell table:style-name="ce56" table:formula="of:=IF(INDEX([.$AK23:.$DL23];MATCH([.$M$3];[.$AK$3:.$DL$3];0)+[.AE$1])=&quot;&quot;;&quot;&quot;;INDEX([.$AK23:.$DL23];MATCH([.$M$3];[.$AK$3:.$DL$3];0)+[.AE$1]))">
            <text:p/>
          </table:table-cell>
          <table:table-cell table:style-name="ce53" table:formula="of:=IF(INDEX([.$AK23:.$DL23];MATCH([.$M$3];[.$AK$3:.$DL$3];0)+[.AF$1])=&quot;&quot;;&quot;&quot;;INDEX([.$AK23:.$DL23];MATCH([.$M$3];[.$AK$3:.$DL$3];0)+[.AF$1])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16" calcext:value-type="float">
            <text:p>116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L24];MATCH([.$M$3];[.$AK$3:.$DL$3];0)+[.$M$1])=&quot;&quot;;&quot;&quot;;INDEX([.$DO$23:.$DO$422];MATCH(INDEX([.$AK24:.$DL24];MATCH([.$M$3];[.$AK$3:.$DL$3];0)+[.$M$1])&amp;IF([.P24]=&quot;&quot;;&quot;&quot;;&quot;_&quot;&amp;[.P24]);[.$DP$23:.$DP$422];0)))" office:value-type="float" office:value="7" calcext:value-type="float">
            <text:p>7</text:p>
          </table:table-cell>
          <table:table-cell table:style-name="ce14" table:formula="of:=IF(INDEX([.$AK24:.$DL24];MATCH([.$M$3];[.$AK$3:.$DL$3];0)+[.N$1])=&quot;&quot;;&quot;&quot;;INDEX([.$AK24:.$DL24];MATCH([.$M$3];[.$AK$3:.$DL$3];0)+[.N$1]))" office:value-type="string" office:string-value="b" calcext:value-type="string">
            <text:p>b</text:p>
          </table:table-cell>
          <table:table-cell table:style-name="ce51" table:formula="of:=IF(INDEX([.$AK24:.$DL24];MATCH([.$M$3];[.$AK$3:.$DL$3];0)+[.O$1])=&quot;&quot;;&quot;&quot;;INDEX([.$AK24:.$DL24];MATCH([.$M$3];[.$AK$3:.$DL$3];0)+[.O$1]))">
            <text:p/>
          </table:table-cell>
          <table:table-cell table:style-name="ce51" table:formula="of:=IF(INDEX([.$AK24:.$DL24];MATCH([.$M$3];[.$AK$3:.$DL$3];0)+[.P$1])=&quot;&quot;;&quot;&quot;;INDEX([.$AK24:.$DL24];MATCH([.$M$3];[.$AK$3:.$DL$3];0)+[.P$1]))">
            <text:p/>
          </table:table-cell>
          <table:table-cell table:style-name="ce60" table:formula="of:=IF(INDEX([.$AK24:.$DL24];MATCH([.$M$3];[.$AK$3:.$DL$3];0)+[.Q$1])=&quot;&quot;;&quot;&quot;;INDEX([.$AK24:.$DL24];MATCH([.$M$3];[.$AK$3:.$DL$3];0)+[.Q$1]))" office:value-type="float" office:value="22.5" calcext:value-type="float">
            <text:p>22.5</text:p>
          </table:table-cell>
          <table:table-cell table:style-name="ce24" table:formula="of:=IF(INDEX([.$AK24:.$DL24];MATCH([.$M$3];[.$AK$3:.$DL$3];0)+[.R$1])=&quot;&quot;;&quot;&quot;;INDEX([.$DO$23:.$DO$422];MATCH(INDEX([.$AK24:.$DL24];MATCH([.$M$3];[.$AK$3:.$DL$3];0)+[.R$1])&amp;IF([.U24]=&quot;&quot;;&quot;&quot;;&quot;_&quot;&amp;[.U24]);[.$DQ$23:.$DQ$422];0)))" office:value-type="float" office:value="8" calcext:value-type="float">
            <text:p>8</text:p>
          </table:table-cell>
          <table:table-cell table:style-name="ce14" table:formula="of:=IF(INDEX([.$AK24:.$DL24];MATCH([.$M$3];[.$AK$3:.$DL$3];0)+[.S$1])=&quot;&quot;;&quot;&quot;;INDEX([.$AK24:.$DL24];MATCH([.$M$3];[.$AK$3:.$DL$3];0)+[.S$1]))" office:value-type="string" office:string-value="b" calcext:value-type="string">
            <text:p>b</text:p>
          </table:table-cell>
          <table:table-cell table:style-name="ce14" table:formula="of:=IF(INDEX([.$AK24:.$DL24];MATCH([.$M$3];[.$AK$3:.$DL$3];0)+[.T$1])=&quot;&quot;;&quot;&quot;;INDEX([.$AK24:.$DL24];MATCH([.$M$3];[.$AK$3:.$DL$3];0)+[.T$1]))">
            <text:p/>
          </table:table-cell>
          <table:table-cell table:style-name="ce51" table:formula="of:=IF(INDEX([.$AK24:.$DL24];MATCH([.$M$3];[.$AK$3:.$DL$3];0)+[.U$1])=&quot;&quot;;&quot;&quot;;INDEX([.$AK24:.$DL24];MATCH([.$M$3];[.$AK$3:.$DL$3];0)+[.U$1]))">
            <text:p/>
          </table:table-cell>
          <table:table-cell table:style-name="ce60" table:formula="of:=IF(INDEX([.$AK24:.$DL24];MATCH([.$M$3];[.$AK$3:.$DL$3];0)+[.V$1])=&quot;&quot;;&quot;&quot;;INDEX([.$AK24:.$DL24];MATCH([.$M$3];[.$AK$3:.$DL$3];0)+[.V$1]))" office:value-type="float" office:value="147" calcext:value-type="float">
            <text:p>147</text:p>
          </table:table-cell>
          <table:table-cell table:style-name="ce24" table:formula="of:=IF(INDEX([.$AK24:.$DL24];MATCH([.$M$3];[.$AK$3:.$DL$3];0)+[.W$1])=&quot;&quot;;&quot;&quot;;INDEX([.$DO$23:.$DO$422];MATCH(INDEX([.$AK24:.$DL24];MATCH([.$M$3];[.$AK$3:.$DL$3];0)+[.W$1])&amp;IF([.Z24]=&quot;&quot;;&quot;&quot;;&quot;_&quot;&amp;[.Z24]);[.$DR$23:.$DR$422];0)))" office:value-type="float" office:value="13" calcext:value-type="float">
            <text:p>13</text:p>
          </table:table-cell>
          <table:table-cell table:style-name="ce14" table:formula="of:=IF(INDEX([.$AK24:.$DL24];MATCH([.$M$3];[.$AK$3:.$DL$3];0)+[.X$1])=&quot;&quot;;&quot;&quot;;INDEX([.$AK24:.$DL24];MATCH([.$M$3];[.$AK$3:.$DL$3];0)+[.X$1]))" office:value-type="string" office:string-value="b" calcext:value-type="string">
            <text:p>b</text:p>
          </table:table-cell>
          <table:table-cell table:style-name="ce14" table:formula="of:=IF(INDEX([.$AK24:.$DL24];MATCH([.$M$3];[.$AK$3:.$DL$3];0)+[.Y$1])=&quot;&quot;;&quot;&quot;;INDEX([.$AK24:.$DL24];MATCH([.$M$3];[.$AK$3:.$DL$3];0)+[.Y$1]))">
            <text:p/>
          </table:table-cell>
          <table:table-cell table:style-name="ce51" table:formula="of:=IF(INDEX([.$AK24:.$DL24];MATCH([.$M$3];[.$AK$3:.$DL$3];0)+[.Z$1])=&quot;&quot;;&quot;&quot;;INDEX([.$AK24:.$DL24];MATCH([.$M$3];[.$AK$3:.$DL$3];0)+[.Z$1]))">
            <text:p/>
          </table:table-cell>
          <table:table-cell table:style-name="ce60" table:formula="of:=IF(INDEX([.$AK24:.$DL24];MATCH([.$M$3];[.$AK$3:.$DL$3];0)+[.AA$1])=&quot;&quot;;&quot;&quot;;INDEX([.$AK24:.$DL24];MATCH([.$M$3];[.$AK$3:.$DL$3];0)+[.AA$1]))" office:value-type="float" office:value="22.45" calcext:value-type="float">
            <text:p>22.45</text:p>
          </table:table-cell>
          <table:table-cell table:style-name="ce43" table:formula="of:=IF(INDEX([.$AK24:.$DL24];MATCH([.$M$3];[.$AK$3:.$DL$3];0)+[.AB$1])=&quot;&quot;;&quot;&quot;;INDEX([.$DO$23:.$DO$422];MATCH(INDEX([.$AK24:.$DL24];MATCH([.$M$3];[.$AK$3:.$DL$3];0)+[.AB$1])&amp;IF([.AE24]=&quot;&quot;;&quot;&quot;;&quot;_&quot;&amp;[.AE24]);[.$DS$23:.$DS$422];0)))" office:value-type="float" office:value="11" calcext:value-type="float">
            <text:p>11</text:p>
          </table:table-cell>
          <table:table-cell table:style-name="ce14" table:formula="of:=IF(INDEX([.$AK24:.$DL24];MATCH([.$M$3];[.$AK$3:.$DL$3];0)+[.AC$1])=&quot;&quot;;&quot;&quot;;INDEX([.$AK24:.$DL24];MATCH([.$M$3];[.$AK$3:.$DL$3];0)+[.AC$1]))" office:value-type="string" office:string-value="b" calcext:value-type="string">
            <text:p>b</text:p>
          </table:table-cell>
          <table:table-cell table:style-name="ce14" table:formula="of:=IF(INDEX([.$AK24:.$DL24];MATCH([.$M$3];[.$AK$3:.$DL$3];0)+[.AD$1])=&quot;&quot;;&quot;&quot;;INDEX([.$AK24:.$DL24];MATCH([.$M$3];[.$AK$3:.$DL$3];0)+[.AD$1]))">
            <text:p/>
          </table:table-cell>
          <table:table-cell table:style-name="ce51" table:formula="of:=IF(INDEX([.$AK24:.$DL24];MATCH([.$M$3];[.$AK$3:.$DL$3];0)+[.AE$1])=&quot;&quot;;&quot;&quot;;INDEX([.$AK24:.$DL24];MATCH([.$M$3];[.$AK$3:.$DL$3];0)+[.AE$1]))">
            <text:p/>
          </table:table-cell>
          <table:table-cell table:style-name="ce60" table:formula="of:=IF(INDEX([.$AK24:.$DL24];MATCH([.$M$3];[.$AK$3:.$DL$3];0)+[.AF$1])=&quot;&quot;;&quot;&quot;;INDEX([.$AK24:.$DL24];MATCH([.$M$3];[.$AK$3:.$DL$3];0)+[.AF$1]))"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3.48" calcext:value-type="float">
            <text:p>23.48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8.07" calcext:value-type="float">
            <text:p>138.07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4.73" calcext:value-type="float">
            <text:p>24.73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.89" calcext:value-type="float">
            <text:p>25.89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5.8" calcext:value-type="float">
            <text:p>25.8</text:p>
          </table:table-cell>
          <table:table-cell table:style-name="ce27" office:value-type="float" office:value="5" calcext:value-type="float">
            <text:p>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8.7" calcext:value-type="float">
            <text:p>128.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24.32" calcext:value-type="float">
            <text:p>24.32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6.75" calcext:value-type="float">
            <text:p>26.7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11" calcext:value-type="float">
            <text:p>27.11</text:p>
          </table:table-cell>
          <table:table-cell table:style-name="ce27" office:value-type="float" office:value="7" calcext:value-type="float">
            <text:p>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6" calcext:value-type="float">
            <text:p>137.16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.97" calcext:value-type="float">
            <text:p>25.9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01" calcext:value-type="float">
            <text:p>27.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7" calcext:value-type="float">
            <text:p>7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6" calcext:value-type="float">
            <text:p>6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6 \break " calcext:value-type="string">
            <text:p>s1*6 \break </text:p>
          </table:table-cell>
          <table:table-cell table:formula="of:=IF([.Q23]=&quot;&quot;;&quot;&quot;;&quot;\overrideProperty Score.NonMusicalPaperColumn.line-break-system-details #'((Y-offset . &quot;&amp;[.Q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L25];MATCH([.$M$3];[.$AK$3:.$DL$3];0)+[.$M$1])=&quot;&quot;;&quot;&quot;;INDEX([.$DO$23:.$DO$422];MATCH(INDEX([.$AK25:.$DL25];MATCH([.$M$3];[.$AK$3:.$DL$3];0)+[.$M$1])&amp;IF([.P25]=&quot;&quot;;&quot;&quot;;&quot;_&quot;&amp;[.P25]);[.$DP$23:.$DP$422];0)))" office:value-type="float" office:value="12" calcext:value-type="float">
            <text:p>12</text:p>
          </table:table-cell>
          <table:table-cell table:style-name="ce14" table:formula="of:=IF(INDEX([.$AK25:.$DL25];MATCH([.$M$3];[.$AK$3:.$DL$3];0)+[.N$1])=&quot;&quot;;&quot;&quot;;INDEX([.$AK25:.$DL25];MATCH([.$M$3];[.$AK$3:.$DL$3];0)+[.N$1]))" office:value-type="string" office:string-value="b" calcext:value-type="string">
            <text:p>b</text:p>
          </table:table-cell>
          <table:table-cell table:style-name="ce51" table:formula="of:=IF(INDEX([.$AK25:.$DL25];MATCH([.$M$3];[.$AK$3:.$DL$3];0)+[.O$1])=&quot;&quot;;&quot;&quot;;INDEX([.$AK25:.$DL25];MATCH([.$M$3];[.$AK$3:.$DL$3];0)+[.O$1]))">
            <text:p/>
          </table:table-cell>
          <table:table-cell table:style-name="ce51" table:formula="of:=IF(INDEX([.$AK25:.$DL25];MATCH([.$M$3];[.$AK$3:.$DL$3];0)+[.P$1])=&quot;&quot;;&quot;&quot;;INDEX([.$AK25:.$DL25];MATCH([.$M$3];[.$AK$3:.$DL$3];0)+[.P$1]))">
            <text:p/>
          </table:table-cell>
          <table:table-cell table:style-name="ce60" table:formula="of:=IF(INDEX([.$AK25:.$DL25];MATCH([.$M$3];[.$AK$3:.$DL$3];0)+[.Q$1])=&quot;&quot;;&quot;&quot;;INDEX([.$AK25:.$DL25];MATCH([.$M$3];[.$AK$3:.$DL$3];0)+[.Q$1]))" office:value-type="float" office:value="36" calcext:value-type="float">
            <text:p>36</text:p>
          </table:table-cell>
          <table:table-cell table:style-name="ce24" table:formula="of:=IF(INDEX([.$AK25:.$DL25];MATCH([.$M$3];[.$AK$3:.$DL$3];0)+[.R$1])=&quot;&quot;;&quot;&quot;;INDEX([.$DO$23:.$DO$422];MATCH(INDEX([.$AK25:.$DL25];MATCH([.$M$3];[.$AK$3:.$DL$3];0)+[.R$1])&amp;IF([.U25]=&quot;&quot;;&quot;&quot;;&quot;_&quot;&amp;[.U25]);[.$DQ$23:.$DQ$422];0)))" office:value-type="float" office:value="14" calcext:value-type="float">
            <text:p>14</text:p>
          </table:table-cell>
          <table:table-cell table:style-name="ce14" table:formula="of:=IF(INDEX([.$AK25:.$DL25];MATCH([.$M$3];[.$AK$3:.$DL$3];0)+[.S$1])=&quot;&quot;;&quot;&quot;;INDEX([.$AK25:.$DL25];MATCH([.$M$3];[.$AK$3:.$DL$3];0)+[.S$1]))" office:value-type="string" office:string-value="pb" calcext:value-type="string">
            <text:p>pb</text:p>
          </table:table-cell>
          <table:table-cell table:style-name="ce14" table:formula="of:=IF(INDEX([.$AK25:.$DL25];MATCH([.$M$3];[.$AK$3:.$DL$3];0)+[.T$1])=&quot;&quot;;&quot;&quot;;INDEX([.$AK25:.$DL25];MATCH([.$M$3];[.$AK$3:.$DL$3];0)+[.T$1]))">
            <text:p/>
          </table:table-cell>
          <table:table-cell table:style-name="ce51" table:formula="of:=IF(INDEX([.$AK25:.$DL25];MATCH([.$M$3];[.$AK$3:.$DL$3];0)+[.U$1])=&quot;&quot;;&quot;&quot;;INDEX([.$AK25:.$DL25];MATCH([.$M$3];[.$AK$3:.$DL$3];0)+[.U$1]))">
            <text:p/>
          </table:table-cell>
          <table:table-cell table:style-name="ce60" table:formula="of:=IF(INDEX([.$AK25:.$DL25];MATCH([.$M$3];[.$AK$3:.$DL$3];0)+[.V$1])=&quot;&quot;;&quot;&quot;;INDEX([.$AK25:.$DL25];MATCH([.$M$3];[.$AK$3:.$DL$3];0)+[.V$1]))" office:value-type="float" office:value="5" calcext:value-type="float">
            <text:p>5</text:p>
          </table:table-cell>
          <table:table-cell table:style-name="ce24" table:formula="of:=IF(INDEX([.$AK25:.$DL25];MATCH([.$M$3];[.$AK$3:.$DL$3];0)+[.W$1])=&quot;&quot;;&quot;&quot;;INDEX([.$DO$23:.$DO$422];MATCH(INDEX([.$AK25:.$DL25];MATCH([.$M$3];[.$AK$3:.$DL$3];0)+[.W$1])&amp;IF([.Z25]=&quot;&quot;;&quot;&quot;;&quot;_&quot;&amp;[.Z25]);[.$DR$23:.$DR$422];0)))" office:value-type="float" office:value="23" calcext:value-type="float">
            <text:p>23</text:p>
          </table:table-cell>
          <table:table-cell table:style-name="ce14" table:formula="of:=IF(INDEX([.$AK25:.$DL25];MATCH([.$M$3];[.$AK$3:.$DL$3];0)+[.X$1])=&quot;&quot;;&quot;&quot;;INDEX([.$AK25:.$DL25];MATCH([.$M$3];[.$AK$3:.$DL$3];0)+[.X$1]))" office:value-type="string" office:string-value="b" calcext:value-type="string">
            <text:p>b</text:p>
          </table:table-cell>
          <table:table-cell table:style-name="ce14" table:formula="of:=IF(INDEX([.$AK25:.$DL25];MATCH([.$M$3];[.$AK$3:.$DL$3];0)+[.Y$1])=&quot;&quot;;&quot;&quot;;INDEX([.$AK25:.$DL25];MATCH([.$M$3];[.$AK$3:.$DL$3];0)+[.Y$1]))">
            <text:p/>
          </table:table-cell>
          <table:table-cell table:style-name="ce51" table:formula="of:=IF(INDEX([.$AK25:.$DL25];MATCH([.$M$3];[.$AK$3:.$DL$3];0)+[.Z$1])=&quot;&quot;;&quot;&quot;;INDEX([.$AK25:.$DL25];MATCH([.$M$3];[.$AK$3:.$DL$3];0)+[.Z$1]))">
            <text:p/>
          </table:table-cell>
          <table:table-cell table:style-name="ce60" table:formula="of:=IF(INDEX([.$AK25:.$DL25];MATCH([.$M$3];[.$AK$3:.$DL$3];0)+[.AA$1])=&quot;&quot;;&quot;&quot;;INDEX([.$AK25:.$DL25];MATCH([.$M$3];[.$AK$3:.$DL$3];0)+[.AA$1]))" office:value-type="float" office:value="34.9" calcext:value-type="float">
            <text:p>34.9</text:p>
          </table:table-cell>
          <table:table-cell table:style-name="ce43" table:formula="of:=IF(INDEX([.$AK25:.$DL25];MATCH([.$M$3];[.$AK$3:.$DL$3];0)+[.AB$1])=&quot;&quot;;&quot;&quot;;INDEX([.$DO$23:.$DO$422];MATCH(INDEX([.$AK25:.$DL25];MATCH([.$M$3];[.$AK$3:.$DL$3];0)+[.AB$1])&amp;IF([.AE25]=&quot;&quot;;&quot;&quot;;&quot;_&quot;&amp;[.AE25]);[.$DS$23:.$DS$422];0)))" office:value-type="float" office:value="19" calcext:value-type="float">
            <text:p>19</text:p>
          </table:table-cell>
          <table:table-cell table:style-name="ce14" table:formula="of:=IF(INDEX([.$AK25:.$DL25];MATCH([.$M$3];[.$AK$3:.$DL$3];0)+[.AC$1])=&quot;&quot;;&quot;&quot;;INDEX([.$AK25:.$DL25];MATCH([.$M$3];[.$AK$3:.$DL$3];0)+[.AC$1]))" office:value-type="string" office:string-value="b" calcext:value-type="string">
            <text:p>b</text:p>
          </table:table-cell>
          <table:table-cell table:style-name="ce14" table:formula="of:=IF(INDEX([.$AK25:.$DL25];MATCH([.$M$3];[.$AK$3:.$DL$3];0)+[.AD$1])=&quot;&quot;;&quot;&quot;;INDEX([.$AK25:.$DL25];MATCH([.$M$3];[.$AK$3:.$DL$3];0)+[.AD$1]))">
            <text:p/>
          </table:table-cell>
          <table:table-cell table:style-name="ce51" table:formula="of:=IF(INDEX([.$AK25:.$DL25];MATCH([.$M$3];[.$AK$3:.$DL$3];0)+[.AE$1])=&quot;&quot;;&quot;&quot;;INDEX([.$AK25:.$DL25];MATCH([.$M$3];[.$AK$3:.$DL$3];0)+[.AE$1]))">
            <text:p/>
          </table:table-cell>
          <table:table-cell table:style-name="ce60" table:formula="of:=IF(INDEX([.$AK25:.$DL25];MATCH([.$M$3];[.$AK$3:.$DL$3];0)+[.AF$1])=&quot;&quot;;&quot;&quot;;INDEX([.$AK25:.$DL25];MATCH([.$M$3];[.$AK$3:.$DL$3];0)+[.AF$1]))" office:value-type="float" office:value="37.4" calcext:value-type="float">
            <text:p>37.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4.4" calcext:value-type="float">
            <text:p>34.4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1" calcext:value-type="float">
            <text:p>36.1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24" calcext:value-type="float">
            <text:p>38.24</text:p>
          </table:table-cell>
          <table:table-cell table:style-name="ce27" office:value-type="float" office:value="11" calcext:value-type="float">
            <text:p>1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8.21" calcext:value-type="float">
            <text:p>38.21</text:p>
          </table:table-cell>
          <table:table-cell table:style-name="ce27" office:value-type="float" office:value="10" calcext:value-type="float">
            <text:p>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61" calcext:value-type="float">
            <text:p>137.61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38.23" calcext:value-type="float">
            <text:p>38.23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0.23" calcext:value-type="float">
            <text:p>40.23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85" calcext:value-type="float">
            <text:p>41.85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4" calcext:value-type="float">
            <text:p>148.4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64" calcext:value-type="float">
            <text:p>39.64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96" calcext:value-type="float">
            <text:p>38.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2" calcext:value-type="float">
            <text:p>12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5" calcext:value-type="float">
            <text:p>5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4]=&quot;&quot;;&quot;&quot;;&quot;\overrideProperty Score.NonMusicalPaperColumn.line-break-system-details #'((Y-offset . &quot;&amp;[.Q24]&amp;&quot;))&quot;)" office:value-type="string" office:string-value="\overrideProperty Score.NonMusicalPaperColumn.line-break-system-details #'((Y-offset . 22.5))" calcext:value-type="string">
            <text:p>\overrideProperty Score.NonMusicalPaperColumn.line-break-system-details #'((Y-offset . 22.5)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L26];MATCH([.$M$3];[.$AK$3:.$DL$3];0)+[.$M$1])=&quot;&quot;;&quot;&quot;;INDEX([.$DO$23:.$DO$422];MATCH(INDEX([.$AK26:.$DL26];MATCH([.$M$3];[.$AK$3:.$DL$3];0)+[.$M$1])&amp;IF([.P26]=&quot;&quot;;&quot;&quot;;&quot;_&quot;&amp;[.P26]);[.$DP$23:.$DP$422];0)))" office:value-type="float" office:value="16" calcext:value-type="float">
            <text:p>16</text:p>
          </table:table-cell>
          <table:table-cell table:style-name="ce14" table:formula="of:=IF(INDEX([.$AK26:.$DL26];MATCH([.$M$3];[.$AK$3:.$DL$3];0)+[.N$1])=&quot;&quot;;&quot;&quot;;INDEX([.$AK26:.$DL26];MATCH([.$M$3];[.$AK$3:.$DL$3];0)+[.N$1]))" office:value-type="string" office:string-value="b" calcext:value-type="string">
            <text:p>b</text:p>
          </table:table-cell>
          <table:table-cell table:style-name="ce51" table:formula="of:=IF(INDEX([.$AK26:.$DL26];MATCH([.$M$3];[.$AK$3:.$DL$3];0)+[.O$1])=&quot;&quot;;&quot;&quot;;INDEX([.$AK26:.$DL26];MATCH([.$M$3];[.$AK$3:.$DL$3];0)+[.O$1]))">
            <text:p/>
          </table:table-cell>
          <table:table-cell table:style-name="ce51" table:formula="of:=IF(INDEX([.$AK26:.$DL26];MATCH([.$M$3];[.$AK$3:.$DL$3];0)+[.P$1])=&quot;&quot;;&quot;&quot;;INDEX([.$AK26:.$DL26];MATCH([.$M$3];[.$AK$3:.$DL$3];0)+[.P$1]))">
            <text:p/>
          </table:table-cell>
          <table:table-cell table:style-name="ce60" table:formula="of:=IF(INDEX([.$AK26:.$DL26];MATCH([.$M$3];[.$AK$3:.$DL$3];0)+[.Q$1])=&quot;&quot;;&quot;&quot;;INDEX([.$AK26:.$DL26];MATCH([.$M$3];[.$AK$3:.$DL$3];0)+[.Q$1]))" office:value-type="float" office:value="47" calcext:value-type="float">
            <text:p>47</text:p>
          </table:table-cell>
          <table:table-cell table:style-name="ce24" table:formula="of:=IF(INDEX([.$AK26:.$DL26];MATCH([.$M$3];[.$AK$3:.$DL$3];0)+[.R$1])=&quot;&quot;;&quot;&quot;;INDEX([.$DO$23:.$DO$422];MATCH(INDEX([.$AK26:.$DL26];MATCH([.$M$3];[.$AK$3:.$DL$3];0)+[.R$1])&amp;IF([.U26]=&quot;&quot;;&quot;&quot;;&quot;_&quot;&amp;[.U26]);[.$DQ$23:.$DQ$422];0)))" office:value-type="float" office:value="19" calcext:value-type="float">
            <text:p>19</text:p>
          </table:table-cell>
          <table:table-cell table:style-name="ce14" table:formula="of:=IF(INDEX([.$AK26:.$DL26];MATCH([.$M$3];[.$AK$3:.$DL$3];0)+[.S$1])=&quot;&quot;;&quot;&quot;;INDEX([.$AK26:.$DL26];MATCH([.$M$3];[.$AK$3:.$DL$3];0)+[.S$1]))" office:value-type="string" office:string-value="b" calcext:value-type="string">
            <text:p>b</text:p>
          </table:table-cell>
          <table:table-cell table:style-name="ce14" table:formula="of:=IF(INDEX([.$AK26:.$DL26];MATCH([.$M$3];[.$AK$3:.$DL$3];0)+[.T$1])=&quot;&quot;;&quot;&quot;;INDEX([.$AK26:.$DL26];MATCH([.$M$3];[.$AK$3:.$DL$3];0)+[.T$1]))">
            <text:p/>
          </table:table-cell>
          <table:table-cell table:style-name="ce51" table:formula="of:=IF(INDEX([.$AK26:.$DL26];MATCH([.$M$3];[.$AK$3:.$DL$3];0)+[.U$1])=&quot;&quot;;&quot;&quot;;INDEX([.$AK26:.$DL26];MATCH([.$M$3];[.$AK$3:.$DL$3];0)+[.U$1]))">
            <text:p/>
          </table:table-cell>
          <table:table-cell table:style-name="ce60" table:formula="of:=IF(INDEX([.$AK26:.$DL26];MATCH([.$M$3];[.$AK$3:.$DL$3];0)+[.V$1])=&quot;&quot;;&quot;&quot;;INDEX([.$AK26:.$DL26];MATCH([.$M$3];[.$AK$3:.$DL$3];0)+[.V$1]))" office:value-type="float" office:value="14.5" calcext:value-type="float">
            <text:p>14.5</text:p>
          </table:table-cell>
          <table:table-cell table:style-name="ce24" table:formula="of:=IF(INDEX([.$AK26:.$DL26];MATCH([.$M$3];[.$AK$3:.$DL$3];0)+[.W$1])=&quot;&quot;;&quot;&quot;;INDEX([.$DO$23:.$DO$422];MATCH(INDEX([.$AK26:.$DL26];MATCH([.$M$3];[.$AK$3:.$DL$3];0)+[.W$1])&amp;IF([.Z26]=&quot;&quot;;&quot;&quot;;&quot;_&quot;&amp;[.Z26]);[.$DR$23:.$DR$422];0)))" office:value-type="float" office:value="30" calcext:value-type="float">
            <text:p>30</text:p>
          </table:table-cell>
          <table:table-cell table:style-name="ce14" table:formula="of:=IF(INDEX([.$AK26:.$DL26];MATCH([.$M$3];[.$AK$3:.$DL$3];0)+[.X$1])=&quot;&quot;;&quot;&quot;;INDEX([.$AK26:.$DL26];MATCH([.$M$3];[.$AK$3:.$DL$3];0)+[.X$1]))" office:value-type="string" office:string-value="b" calcext:value-type="string">
            <text:p>b</text:p>
          </table:table-cell>
          <table:table-cell table:style-name="ce14" table:formula="of:=IF(INDEX([.$AK26:.$DL26];MATCH([.$M$3];[.$AK$3:.$DL$3];0)+[.Y$1])=&quot;&quot;;&quot;&quot;;INDEX([.$AK26:.$DL26];MATCH([.$M$3];[.$AK$3:.$DL$3];0)+[.Y$1]))">
            <text:p/>
          </table:table-cell>
          <table:table-cell table:style-name="ce51" table:formula="of:=IF(INDEX([.$AK26:.$DL26];MATCH([.$M$3];[.$AK$3:.$DL$3];0)+[.Z$1])=&quot;&quot;;&quot;&quot;;INDEX([.$AK26:.$DL26];MATCH([.$M$3];[.$AK$3:.$DL$3];0)+[.Z$1]))">
            <text:p/>
          </table:table-cell>
          <table:table-cell table:style-name="ce60" table:formula="of:=IF(INDEX([.$AK26:.$DL26];MATCH([.$M$3];[.$AK$3:.$DL$3];0)+[.AA$1])=&quot;&quot;;&quot;&quot;;INDEX([.$AK26:.$DL26];MATCH([.$M$3];[.$AK$3:.$DL$3];0)+[.AA$1]))" office:value-type="float" office:value="47.35" calcext:value-type="float">
            <text:p>47.35</text:p>
          </table:table-cell>
          <table:table-cell table:style-name="ce43" table:formula="of:=IF(INDEX([.$AK26:.$DL26];MATCH([.$M$3];[.$AK$3:.$DL$3];0)+[.AB$1])=&quot;&quot;;&quot;&quot;;INDEX([.$DO$23:.$DO$422];MATCH(INDEX([.$AK26:.$DL26];MATCH([.$M$3];[.$AK$3:.$DL$3];0)+[.AB$1])&amp;IF([.AE26]=&quot;&quot;;&quot;&quot;;&quot;_&quot;&amp;[.AE26]);[.$DS$23:.$DS$422];0)))" office:value-type="float" office:value="29" calcext:value-type="float">
            <text:p>29</text:p>
          </table:table-cell>
          <table:table-cell table:style-name="ce14" table:formula="of:=IF(INDEX([.$AK26:.$DL26];MATCH([.$M$3];[.$AK$3:.$DL$3];0)+[.AC$1])=&quot;&quot;;&quot;&quot;;INDEX([.$AK26:.$DL26];MATCH([.$M$3];[.$AK$3:.$DL$3];0)+[.AC$1]))" office:value-type="string" office:string-value="b" calcext:value-type="string">
            <text:p>b</text:p>
          </table:table-cell>
          <table:table-cell table:style-name="ce14" table:formula="of:=IF(INDEX([.$AK26:.$DL26];MATCH([.$M$3];[.$AK$3:.$DL$3];0)+[.AD$1])=&quot;&quot;;&quot;&quot;;INDEX([.$AK26:.$DL26];MATCH([.$M$3];[.$AK$3:.$DL$3];0)+[.AD$1]))">
            <text:p/>
          </table:table-cell>
          <table:table-cell table:style-name="ce51" table:formula="of:=IF(INDEX([.$AK26:.$DL26];MATCH([.$M$3];[.$AK$3:.$DL$3];0)+[.AE$1])=&quot;&quot;;&quot;&quot;;INDEX([.$AK26:.$DL26];MATCH([.$M$3];[.$AK$3:.$DL$3];0)+[.AE$1]))">
            <text:p/>
          </table:table-cell>
          <table:table-cell table:style-name="ce60" table:formula="of:=IF(INDEX([.$AK26:.$DL26];MATCH([.$M$3];[.$AK$3:.$DL$3];0)+[.AF$1])=&quot;&quot;;&quot;&quot;;INDEX([.$AK26:.$DL26];MATCH([.$M$3];[.$AK$3:.$DL$3];0)+[.AF$1]))"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.89" calcext:value-type="float">
            <text:p>44.89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8.52" calcext:value-type="float">
            <text:p>48.5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11" calcext:value-type="float">
            <text:p>49.11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9.04" calcext:value-type="float">
            <text:p>49.04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49.05" calcext:value-type="float">
            <text:p>49.05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19" calcext:value-type="float">
            <text:p>52.19</text:p>
          </table:table-cell>
          <table:table-cell table:style-name="ce27" office:value-type="float" office:value="16" calcext:value-type="float">
            <text:p>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22" calcext:value-type="float">
            <text:p>56.22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.44" calcext:value-type="float">
            <text:p>50.44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95" calcext:value-type="float">
            <text:p>53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6" calcext:value-type="float">
            <text:p>16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 office:value-type="string" office:string-value="\overrideProperty Score.NonMusicalPaperColumn.line-break-system-details #'((Y-offset . 36))" calcext:value-type="string">
            <text:p>\overrideProperty Score.NonMusicalPaperColumn.line-break-system-details #'((Y-offset . 36))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L27];MATCH([.$M$3];[.$AK$3:.$DL$3];0)+[.$M$1])=&quot;&quot;;&quot;&quot;;INDEX([.$DO$23:.$DO$422];MATCH(INDEX([.$AK27:.$DL27];MATCH([.$M$3];[.$AK$3:.$DL$3];0)+[.$M$1])&amp;IF([.P27]=&quot;&quot;;&quot;&quot;;&quot;_&quot;&amp;[.P27]);[.$DP$23:.$DP$422];0)))" office:value-type="float" office:value="23" calcext:value-type="float">
            <text:p>23</text:p>
          </table:table-cell>
          <table:table-cell table:style-name="ce14" table:formula="of:=IF(INDEX([.$AK27:.$DL27];MATCH([.$M$3];[.$AK$3:.$DL$3];0)+[.N$1])=&quot;&quot;;&quot;&quot;;INDEX([.$AK27:.$DL27];MATCH([.$M$3];[.$AK$3:.$DL$3];0)+[.N$1]))" office:value-type="string" office:string-value="b" calcext:value-type="string">
            <text:p>b</text:p>
          </table:table-cell>
          <table:table-cell table:style-name="ce51" table:formula="of:=IF(INDEX([.$AK27:.$DL27];MATCH([.$M$3];[.$AK$3:.$DL$3];0)+[.O$1])=&quot;&quot;;&quot;&quot;;INDEX([.$AK27:.$DL27];MATCH([.$M$3];[.$AK$3:.$DL$3];0)+[.O$1]))">
            <text:p/>
          </table:table-cell>
          <table:table-cell table:style-name="ce51" table:formula="of:=IF(INDEX([.$AK27:.$DL27];MATCH([.$M$3];[.$AK$3:.$DL$3];0)+[.P$1])=&quot;&quot;;&quot;&quot;;INDEX([.$AK27:.$DL27];MATCH([.$M$3];[.$AK$3:.$DL$3];0)+[.P$1]))">
            <text:p/>
          </table:table-cell>
          <table:table-cell table:style-name="ce60" table:formula="of:=IF(INDEX([.$AK27:.$DL27];MATCH([.$M$3];[.$AK$3:.$DL$3];0)+[.Q$1])=&quot;&quot;;&quot;&quot;;INDEX([.$AK27:.$DL27];MATCH([.$M$3];[.$AK$3:.$DL$3];0)+[.Q$1]))" office:value-type="float" office:value="60" calcext:value-type="float">
            <text:p>60</text:p>
          </table:table-cell>
          <table:table-cell table:style-name="ce24" table:formula="of:=IF(INDEX([.$AK27:.$DL27];MATCH([.$M$3];[.$AK$3:.$DL$3];0)+[.R$1])=&quot;&quot;;&quot;&quot;;INDEX([.$DO$23:.$DO$422];MATCH(INDEX([.$AK27:.$DL27];MATCH([.$M$3];[.$AK$3:.$DL$3];0)+[.R$1])&amp;IF([.U27]=&quot;&quot;;&quot;&quot;;&quot;_&quot;&amp;[.U27]);[.$DQ$23:.$DQ$422];0)))" office:value-type="float" office:value="25" calcext:value-type="float">
            <text:p>25</text:p>
          </table:table-cell>
          <table:table-cell table:style-name="ce14" table:formula="of:=IF(INDEX([.$AK27:.$DL27];MATCH([.$M$3];[.$AK$3:.$DL$3];0)+[.S$1])=&quot;&quot;;&quot;&quot;;INDEX([.$AK27:.$DL27];MATCH([.$M$3];[.$AK$3:.$DL$3];0)+[.S$1]))" office:value-type="string" office:string-value="b" calcext:value-type="string">
            <text:p>b</text:p>
          </table:table-cell>
          <table:table-cell table:style-name="ce14" table:formula="of:=IF(INDEX([.$AK27:.$DL27];MATCH([.$M$3];[.$AK$3:.$DL$3];0)+[.T$1])=&quot;&quot;;&quot;&quot;;INDEX([.$AK27:.$DL27];MATCH([.$M$3];[.$AK$3:.$DL$3];0)+[.T$1]))">
            <text:p/>
          </table:table-cell>
          <table:table-cell table:style-name="ce51" table:formula="of:=IF(INDEX([.$AK27:.$DL27];MATCH([.$M$3];[.$AK$3:.$DL$3];0)+[.U$1])=&quot;&quot;;&quot;&quot;;INDEX([.$AK27:.$DL27];MATCH([.$M$3];[.$AK$3:.$DL$3];0)+[.U$1]))">
            <text:p/>
          </table:table-cell>
          <table:table-cell table:style-name="ce60" table:formula="of:=IF(INDEX([.$AK27:.$DL27];MATCH([.$M$3];[.$AK$3:.$DL$3];0)+[.V$1])=&quot;&quot;;&quot;&quot;;INDEX([.$AK27:.$DL27];MATCH([.$M$3];[.$AK$3:.$DL$3];0)+[.V$1]))" office:value-type="float" office:value="29.5" calcext:value-type="float">
            <text:p>29.5</text:p>
          </table:table-cell>
          <table:table-cell table:style-name="ce24" table:formula="of:=IF(INDEX([.$AK27:.$DL27];MATCH([.$M$3];[.$AK$3:.$DL$3];0)+[.W$1])=&quot;&quot;;&quot;&quot;;INDEX([.$DO$23:.$DO$422];MATCH(INDEX([.$AK27:.$DL27];MATCH([.$M$3];[.$AK$3:.$DL$3];0)+[.W$1])&amp;IF([.Z27]=&quot;&quot;;&quot;&quot;;&quot;_&quot;&amp;[.Z27]);[.$DR$23:.$DR$422];0)))" office:value-type="float" office:value="38" calcext:value-type="float">
            <text:p>38</text:p>
          </table:table-cell>
          <table:table-cell table:style-name="ce14" table:formula="of:=IF(INDEX([.$AK27:.$DL27];MATCH([.$M$3];[.$AK$3:.$DL$3];0)+[.X$1])=&quot;&quot;;&quot;&quot;;INDEX([.$AK27:.$DL27];MATCH([.$M$3];[.$AK$3:.$DL$3];0)+[.X$1]))" office:value-type="string" office:string-value="b" calcext:value-type="string">
            <text:p>b</text:p>
          </table:table-cell>
          <table:table-cell table:style-name="ce14" table:formula="of:=IF(INDEX([.$AK27:.$DL27];MATCH([.$M$3];[.$AK$3:.$DL$3];0)+[.Y$1])=&quot;&quot;;&quot;&quot;;INDEX([.$AK27:.$DL27];MATCH([.$M$3];[.$AK$3:.$DL$3];0)+[.Y$1]))">
            <text:p/>
          </table:table-cell>
          <table:table-cell table:style-name="ce51" table:formula="of:=IF(INDEX([.$AK27:.$DL27];MATCH([.$M$3];[.$AK$3:.$DL$3];0)+[.Z$1])=&quot;&quot;;&quot;&quot;;INDEX([.$AK27:.$DL27];MATCH([.$M$3];[.$AK$3:.$DL$3];0)+[.Z$1]))">
            <text:p/>
          </table:table-cell>
          <table:table-cell table:style-name="ce60" table:formula="of:=IF(INDEX([.$AK27:.$DL27];MATCH([.$M$3];[.$AK$3:.$DL$3];0)+[.AA$1])=&quot;&quot;;&quot;&quot;;INDEX([.$AK27:.$DL27];MATCH([.$M$3];[.$AK$3:.$DL$3];0)+[.AA$1]))" office:value-type="float" office:value="59.8" calcext:value-type="float">
            <text:p>59.8</text:p>
          </table:table-cell>
          <table:table-cell table:style-name="ce43" table:formula="of:=IF(INDEX([.$AK27:.$DL27];MATCH([.$M$3];[.$AK$3:.$DL$3];0)+[.AB$1])=&quot;&quot;;&quot;&quot;;INDEX([.$DO$23:.$DO$422];MATCH(INDEX([.$AK27:.$DL27];MATCH([.$M$3];[.$AK$3:.$DL$3];0)+[.AB$1])&amp;IF([.AE27]=&quot;&quot;;&quot;&quot;;&quot;_&quot;&amp;[.AE27]);[.$DS$23:.$DS$422];0)))" office:value-type="float" office:value="38" calcext:value-type="float">
            <text:p>38</text:p>
          </table:table-cell>
          <table:table-cell table:style-name="ce14" table:formula="of:=IF(INDEX([.$AK27:.$DL27];MATCH([.$M$3];[.$AK$3:.$DL$3];0)+[.AC$1])=&quot;&quot;;&quot;&quot;;INDEX([.$AK27:.$DL27];MATCH([.$M$3];[.$AK$3:.$DL$3];0)+[.AC$1]))" office:value-type="string" office:string-value="b" calcext:value-type="string">
            <text:p>b</text:p>
          </table:table-cell>
          <table:table-cell table:style-name="ce14" table:formula="of:=IF(INDEX([.$AK27:.$DL27];MATCH([.$M$3];[.$AK$3:.$DL$3];0)+[.AD$1])=&quot;&quot;;&quot;&quot;;INDEX([.$AK27:.$DL27];MATCH([.$M$3];[.$AK$3:.$DL$3];0)+[.AD$1]))">
            <text:p/>
          </table:table-cell>
          <table:table-cell table:style-name="ce51" table:formula="of:=IF(INDEX([.$AK27:.$DL27];MATCH([.$M$3];[.$AK$3:.$DL$3];0)+[.AE$1])=&quot;&quot;;&quot;&quot;;INDEX([.$AK27:.$DL27];MATCH([.$M$3];[.$AK$3:.$DL$3];0)+[.AE$1]))">
            <text:p/>
          </table:table-cell>
          <table:table-cell table:style-name="ce60" table:formula="of:=IF(INDEX([.$AK27:.$DL27];MATCH([.$M$3];[.$AK$3:.$DL$3];0)+[.AF$1])=&quot;&quot;;&quot;&quot;;INDEX([.$AK27:.$DL27];MATCH([.$M$3];[.$AK$3:.$DL$3];0)+[.AF$1]))" office:value-type="float" office:value="64.8" calcext:value-type="float">
            <text:p>64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33" calcext:value-type="float">
            <text:p>56.33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2" calcext:value-type="float">
            <text:p>15.52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03" calcext:value-type="float">
            <text:p>62.03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99" calcext:value-type="float">
            <text:p>62.99</text:p>
          </table:table-cell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2.92" calcext:value-type="float">
            <text:p>62.9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62.94" calcext:value-type="float">
            <text:p>62.94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07" calcext:value-type="float">
            <text:p>67.07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1" calcext:value-type="float">
            <text:p>71.51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38" calcext:value-type="float">
            <text:p>18.38</text:p>
          </table:table-cell>
          <table:table-cell table:style-name="ce27" office:value-type="float" office:value="35" calcext:value-type="float">
            <text:p>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65" calcext:value-type="float">
            <text:p>62.6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44" calcext:value-type="float">
            <text:p>67.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3" calcext:value-type="float">
            <text:p>23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7" calcext:value-type="float">
            <text:p>7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26]=&quot;&quot;;&quot;&quot;;&quot;\overrideProperty Score.NonMusicalPaperColumn.line-break-system-details #'((Y-offset . &quot;&amp;[.Q26]&amp;&quot;))&quot;)" office:value-type="string" office:string-value="\overrideProperty Score.NonMusicalPaperColumn.line-break-system-details #'((Y-offset . 47))" calcext:value-type="string">
            <text:p>\overrideProperty Score.NonMusicalPaperColumn.line-break-system-details #'((Y-offset . 47))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L28];MATCH([.$M$3];[.$AK$3:.$DL$3];0)+[.$M$1])=&quot;&quot;;&quot;&quot;;INDEX([.$DO$23:.$DO$422];MATCH(INDEX([.$AK28:.$DL28];MATCH([.$M$3];[.$AK$3:.$DL$3];0)+[.$M$1])&amp;IF([.P28]=&quot;&quot;;&quot;&quot;;&quot;_&quot;&amp;[.P28]);[.$DP$23:.$DP$422];0)))" office:value-type="float" office:value="28" calcext:value-type="float">
            <text:p>28</text:p>
          </table:table-cell>
          <table:table-cell table:style-name="ce14" table:formula="of:=IF(INDEX([.$AK28:.$DL28];MATCH([.$M$3];[.$AK$3:.$DL$3];0)+[.N$1])=&quot;&quot;;&quot;&quot;;INDEX([.$AK28:.$DL28];MATCH([.$M$3];[.$AK$3:.$DL$3];0)+[.N$1]))" office:value-type="string" office:string-value="b" calcext:value-type="string">
            <text:p>b</text:p>
          </table:table-cell>
          <table:table-cell table:style-name="ce51" table:formula="of:=IF(INDEX([.$AK28:.$DL28];MATCH([.$M$3];[.$AK$3:.$DL$3];0)+[.O$1])=&quot;&quot;;&quot;&quot;;INDEX([.$AK28:.$DL28];MATCH([.$M$3];[.$AK$3:.$DL$3];0)+[.O$1]))">
            <text:p/>
          </table:table-cell>
          <table:table-cell table:style-name="ce51" table:formula="of:=IF(INDEX([.$AK28:.$DL28];MATCH([.$M$3];[.$AK$3:.$DL$3];0)+[.P$1])=&quot;&quot;;&quot;&quot;;INDEX([.$AK28:.$DL28];MATCH([.$M$3];[.$AK$3:.$DL$3];0)+[.P$1]))">
            <text:p/>
          </table:table-cell>
          <table:table-cell table:style-name="ce60" table:formula="of:=IF(INDEX([.$AK28:.$DL28];MATCH([.$M$3];[.$AK$3:.$DL$3];0)+[.Q$1])=&quot;&quot;;&quot;&quot;;INDEX([.$AK28:.$DL28];MATCH([.$M$3];[.$AK$3:.$DL$3];0)+[.Q$1]))" office:value-type="float" office:value="73.5" calcext:value-type="float">
            <text:p>73.5</text:p>
          </table:table-cell>
          <table:table-cell table:style-name="ce24" table:formula="of:=IF(INDEX([.$AK28:.$DL28];MATCH([.$M$3];[.$AK$3:.$DL$3];0)+[.R$1])=&quot;&quot;;&quot;&quot;;INDEX([.$DO$23:.$DO$422];MATCH(INDEX([.$AK28:.$DL28];MATCH([.$M$3];[.$AK$3:.$DL$3];0)+[.R$1])&amp;IF([.U28]=&quot;&quot;;&quot;&quot;;&quot;_&quot;&amp;[.U28]);[.$DQ$23:.$DQ$422];0)))" office:value-type="float" office:value="32" calcext:value-type="float">
            <text:p>32</text:p>
          </table:table-cell>
          <table:table-cell table:style-name="ce14" table:formula="of:=IF(INDEX([.$AK28:.$DL28];MATCH([.$M$3];[.$AK$3:.$DL$3];0)+[.S$1])=&quot;&quot;;&quot;&quot;;INDEX([.$AK28:.$DL28];MATCH([.$M$3];[.$AK$3:.$DL$3];0)+[.S$1]))" office:value-type="string" office:string-value="b" calcext:value-type="string">
            <text:p>b</text:p>
          </table:table-cell>
          <table:table-cell table:style-name="ce14" table:formula="of:=IF(INDEX([.$AK28:.$DL28];MATCH([.$M$3];[.$AK$3:.$DL$3];0)+[.T$1])=&quot;&quot;;&quot;&quot;;INDEX([.$AK28:.$DL28];MATCH([.$M$3];[.$AK$3:.$DL$3];0)+[.T$1]))">
            <text:p/>
          </table:table-cell>
          <table:table-cell table:style-name="ce51" table:formula="of:=IF(INDEX([.$AK28:.$DL28];MATCH([.$M$3];[.$AK$3:.$DL$3];0)+[.U$1])=&quot;&quot;;&quot;&quot;;INDEX([.$AK28:.$DL28];MATCH([.$M$3];[.$AK$3:.$DL$3];0)+[.U$1]))">
            <text:p/>
          </table:table-cell>
          <table:table-cell table:style-name="ce60" table:formula="of:=IF(INDEX([.$AK28:.$DL28];MATCH([.$M$3];[.$AK$3:.$DL$3];0)+[.V$1])=&quot;&quot;;&quot;&quot;;INDEX([.$AK28:.$DL28];MATCH([.$M$3];[.$AK$3:.$DL$3];0)+[.V$1]))" office:value-type="float" office:value="43" calcext:value-type="float">
            <text:p>43</text:p>
          </table:table-cell>
          <table:table-cell table:style-name="ce24" table:formula="of:=IF(INDEX([.$AK28:.$DL28];MATCH([.$M$3];[.$AK$3:.$DL$3];0)+[.W$1])=&quot;&quot;;&quot;&quot;;INDEX([.$DO$23:.$DO$422];MATCH(INDEX([.$AK28:.$DL28];MATCH([.$M$3];[.$AK$3:.$DL$3];0)+[.W$1])&amp;IF([.Z28]=&quot;&quot;;&quot;&quot;;&quot;_&quot;&amp;[.Z28]);[.$DR$23:.$DR$422];0)))" office:value-type="float" office:value="45" calcext:value-type="float">
            <text:p>45</text:p>
          </table:table-cell>
          <table:table-cell table:style-name="ce14" table:formula="of:=IF(INDEX([.$AK28:.$DL28];MATCH([.$M$3];[.$AK$3:.$DL$3];0)+[.X$1])=&quot;&quot;;&quot;&quot;;INDEX([.$AK28:.$DL28];MATCH([.$M$3];[.$AK$3:.$DL$3];0)+[.X$1]))" office:value-type="string" office:string-value="b" calcext:value-type="string">
            <text:p>b</text:p>
          </table:table-cell>
          <table:table-cell table:style-name="ce14" table:formula="of:=IF(INDEX([.$AK28:.$DL28];MATCH([.$M$3];[.$AK$3:.$DL$3];0)+[.Y$1])=&quot;&quot;;&quot;&quot;;INDEX([.$AK28:.$DL28];MATCH([.$M$3];[.$AK$3:.$DL$3];0)+[.Y$1]))">
            <text:p/>
          </table:table-cell>
          <table:table-cell table:style-name="ce51" table:formula="of:=IF(INDEX([.$AK28:.$DL28];MATCH([.$M$3];[.$AK$3:.$DL$3];0)+[.Z$1])=&quot;&quot;;&quot;&quot;;INDEX([.$AK28:.$DL28];MATCH([.$M$3];[.$AK$3:.$DL$3];0)+[.Z$1]))">
            <text:p/>
          </table:table-cell>
          <table:table-cell table:style-name="ce60" table:formula="of:=IF(INDEX([.$AK28:.$DL28];MATCH([.$M$3];[.$AK$3:.$DL$3];0)+[.AA$1])=&quot;&quot;;&quot;&quot;;INDEX([.$AK28:.$DL28];MATCH([.$M$3];[.$AK$3:.$DL$3];0)+[.AA$1]))" office:value-type="float" office:value="72.25" calcext:value-type="float">
            <text:p>72.25</text:p>
          </table:table-cell>
          <table:table-cell table:style-name="ce43" table:formula="of:=IF(INDEX([.$AK28:.$DL28];MATCH([.$M$3];[.$AK$3:.$DL$3];0)+[.AB$1])=&quot;&quot;;&quot;&quot;;INDEX([.$DO$23:.$DO$422];MATCH(INDEX([.$AK28:.$DL28];MATCH([.$M$3];[.$AK$3:.$DL$3];0)+[.AB$1])&amp;IF([.AE28]=&quot;&quot;;&quot;&quot;;&quot;_&quot;&amp;[.AE28]);[.$DS$23:.$DS$422];0)))" office:value-type="float" office:value="46" calcext:value-type="float">
            <text:p>46</text:p>
          </table:table-cell>
          <table:table-cell table:style-name="ce14" table:formula="of:=IF(INDEX([.$AK28:.$DL28];MATCH([.$M$3];[.$AK$3:.$DL$3];0)+[.AC$1])=&quot;&quot;;&quot;&quot;;INDEX([.$AK28:.$DL28];MATCH([.$M$3];[.$AK$3:.$DL$3];0)+[.AC$1]))" office:value-type="string" office:string-value="b" calcext:value-type="string">
            <text:p>b</text:p>
          </table:table-cell>
          <table:table-cell table:style-name="ce14" table:formula="of:=IF(INDEX([.$AK28:.$DL28];MATCH([.$M$3];[.$AK$3:.$DL$3];0)+[.AD$1])=&quot;&quot;;&quot;&quot;;INDEX([.$AK28:.$DL28];MATCH([.$M$3];[.$AK$3:.$DL$3];0)+[.AD$1]))">
            <text:p/>
          </table:table-cell>
          <table:table-cell table:style-name="ce51" table:formula="of:=IF(INDEX([.$AK28:.$DL28];MATCH([.$M$3];[.$AK$3:.$DL$3];0)+[.AE$1])=&quot;&quot;;&quot;&quot;;INDEX([.$AK28:.$DL28];MATCH([.$M$3];[.$AK$3:.$DL$3];0)+[.AE$1]))">
            <text:p/>
          </table:table-cell>
          <table:table-cell table:style-name="ce60" table:formula="of:=IF(INDEX([.$AK28:.$DL28];MATCH([.$M$3];[.$AK$3:.$DL$3];0)+[.AF$1])=&quot;&quot;;&quot;&quot;;INDEX([.$AK28:.$DL28];MATCH([.$M$3];[.$AK$3:.$DL$3];0)+[.AF$1]))" office:value-type="float" office:value="78.5" calcext:value-type="float">
            <text:p>78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9.31" calcext:value-type="float">
            <text:p>69.31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53" calcext:value-type="float">
            <text:p>27.53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3.37" calcext:value-type="float">
            <text:p>73.37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5.35" calcext:value-type="float">
            <text:p>75.35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77" calcext:value-type="float">
            <text:p>73.77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6" calcext:value-type="float">
            <text:p>14.6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73.76" calcext:value-type="float">
            <text:p>73.76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12" calcext:value-type="float">
            <text:p>79.12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33" calcext:value-type="float">
            <text:p>88.33</text:p>
          </table:table-cell>
          <table:table-cell table:style-name="ce27" office:value-type="float" office:value="31" calcext:value-type="float">
            <text:p>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68" calcext:value-type="float">
            <text:p>28.6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62" calcext:value-type="float">
            <text:p>74.62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4" calcext:value-type="float">
            <text:p>79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8" calcext:value-type="float">
            <text:p>28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5" calcext:value-type="float">
            <text:p>5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7]=&quot;&quot;;&quot;&quot;;&quot;\overrideProperty Score.NonMusicalPaperColumn.line-break-system-details #'((Y-offset . &quot;&amp;[.Q27]&amp;&quot;))&quot;)" office:value-type="string" office:string-value="\overrideProperty Score.NonMusicalPaperColumn.line-break-system-details #'((Y-offset . 60))" calcext:value-type="string">
            <text:p>\overrideProperty Score.NonMusicalPaperColumn.line-break-system-details #'((Y-offset . 60))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L29];MATCH([.$M$3];[.$AK$3:.$DL$3];0)+[.$M$1])=&quot;&quot;;&quot;&quot;;INDEX([.$DO$23:.$DO$422];MATCH(INDEX([.$AK29:.$DL29];MATCH([.$M$3];[.$AK$3:.$DL$3];0)+[.$M$1])&amp;IF([.P29]=&quot;&quot;;&quot;&quot;;&quot;_&quot;&amp;[.P29]);[.$DP$23:.$DP$422];0)))" office:value-type="float" office:value="32" calcext:value-type="float">
            <text:p>32</text:p>
          </table:table-cell>
          <table:table-cell table:style-name="ce14" table:formula="of:=IF(INDEX([.$AK29:.$DL29];MATCH([.$M$3];[.$AK$3:.$DL$3];0)+[.N$1])=&quot;&quot;;&quot;&quot;;INDEX([.$AK29:.$DL29];MATCH([.$M$3];[.$AK$3:.$DL$3];0)+[.N$1]))" office:value-type="string" office:string-value="b" calcext:value-type="string">
            <text:p>b</text:p>
          </table:table-cell>
          <table:table-cell table:style-name="ce51" table:formula="of:=IF(INDEX([.$AK29:.$DL29];MATCH([.$M$3];[.$AK$3:.$DL$3];0)+[.O$1])=&quot;&quot;;&quot;&quot;;INDEX([.$AK29:.$DL29];MATCH([.$M$3];[.$AK$3:.$DL$3];0)+[.O$1]))">
            <text:p/>
          </table:table-cell>
          <table:table-cell table:style-name="ce51" table:formula="of:=IF(INDEX([.$AK29:.$DL29];MATCH([.$M$3];[.$AK$3:.$DL$3];0)+[.P$1])=&quot;&quot;;&quot;&quot;;INDEX([.$AK29:.$DL29];MATCH([.$M$3];[.$AK$3:.$DL$3];0)+[.P$1]))">
            <text:p/>
          </table:table-cell>
          <table:table-cell table:style-name="ce60" table:formula="of:=IF(INDEX([.$AK29:.$DL29];MATCH([.$M$3];[.$AK$3:.$DL$3];0)+[.Q$1])=&quot;&quot;;&quot;&quot;;INDEX([.$AK29:.$DL29];MATCH([.$M$3];[.$AK$3:.$DL$3];0)+[.Q$1]))" office:value-type="float" office:value="85" calcext:value-type="float">
            <text:p>85</text:p>
          </table:table-cell>
          <table:table-cell table:style-name="ce24" table:formula="of:=IF(INDEX([.$AK29:.$DL29];MATCH([.$M$3];[.$AK$3:.$DL$3];0)+[.R$1])=&quot;&quot;;&quot;&quot;;INDEX([.$DO$23:.$DO$422];MATCH(INDEX([.$AK29:.$DL29];MATCH([.$M$3];[.$AK$3:.$DL$3];0)+[.R$1])&amp;IF([.U29]=&quot;&quot;;&quot;&quot;;&quot;_&quot;&amp;[.U29]);[.$DQ$23:.$DQ$422];0)))" office:value-type="float" office:value="39" calcext:value-type="float">
            <text:p>39</text:p>
          </table:table-cell>
          <table:table-cell table:style-name="ce14" table:formula="of:=IF(INDEX([.$AK29:.$DL29];MATCH([.$M$3];[.$AK$3:.$DL$3];0)+[.S$1])=&quot;&quot;;&quot;&quot;;INDEX([.$AK29:.$DL29];MATCH([.$M$3];[.$AK$3:.$DL$3];0)+[.S$1]))" office:value-type="string" office:string-value="b" calcext:value-type="string">
            <text:p>b</text:p>
          </table:table-cell>
          <table:table-cell table:style-name="ce14" table:formula="of:=IF(INDEX([.$AK29:.$DL29];MATCH([.$M$3];[.$AK$3:.$DL$3];0)+[.T$1])=&quot;&quot;;&quot;&quot;;INDEX([.$AK29:.$DL29];MATCH([.$M$3];[.$AK$3:.$DL$3];0)+[.T$1]))">
            <text:p/>
          </table:table-cell>
          <table:table-cell table:style-name="ce51" table:formula="of:=IF(INDEX([.$AK29:.$DL29];MATCH([.$M$3];[.$AK$3:.$DL$3];0)+[.U$1])=&quot;&quot;;&quot;&quot;;INDEX([.$AK29:.$DL29];MATCH([.$M$3];[.$AK$3:.$DL$3];0)+[.U$1]))">
            <text:p/>
          </table:table-cell>
          <table:table-cell table:style-name="ce60" table:formula="of:=IF(INDEX([.$AK29:.$DL29];MATCH([.$M$3];[.$AK$3:.$DL$3];0)+[.V$1])=&quot;&quot;;&quot;&quot;;INDEX([.$AK29:.$DL29];MATCH([.$M$3];[.$AK$3:.$DL$3];0)+[.V$1]))" office:value-type="float" office:value="57" calcext:value-type="float">
            <text:p>57</text:p>
          </table:table-cell>
          <table:table-cell table:style-name="ce24" table:formula="of:=IF(INDEX([.$AK29:.$DL29];MATCH([.$M$3];[.$AK$3:.$DL$3];0)+[.W$1])=&quot;&quot;;&quot;&quot;;INDEX([.$DO$23:.$DO$422];MATCH(INDEX([.$AK29:.$DL29];MATCH([.$M$3];[.$AK$3:.$DL$3];0)+[.W$1])&amp;IF([.Z29]=&quot;&quot;;&quot;&quot;;&quot;_&quot;&amp;[.Z29]);[.$DR$23:.$DR$422];0)))" office:value-type="float" office:value="53" calcext:value-type="float">
            <text:p>53</text:p>
          </table:table-cell>
          <table:table-cell table:style-name="ce14" table:formula="of:=IF(INDEX([.$AK29:.$DL29];MATCH([.$M$3];[.$AK$3:.$DL$3];0)+[.X$1])=&quot;&quot;;&quot;&quot;;INDEX([.$AK29:.$DL29];MATCH([.$M$3];[.$AK$3:.$DL$3];0)+[.X$1]))" office:value-type="string" office:string-value="b" calcext:value-type="string">
            <text:p>b</text:p>
          </table:table-cell>
          <table:table-cell table:style-name="ce14" table:formula="of:=IF(INDEX([.$AK29:.$DL29];MATCH([.$M$3];[.$AK$3:.$DL$3];0)+[.Y$1])=&quot;&quot;;&quot;&quot;;INDEX([.$AK29:.$DL29];MATCH([.$M$3];[.$AK$3:.$DL$3];0)+[.Y$1]))">
            <text:p/>
          </table:table-cell>
          <table:table-cell table:style-name="ce51" table:formula="of:=IF(INDEX([.$AK29:.$DL29];MATCH([.$M$3];[.$AK$3:.$DL$3];0)+[.Z$1])=&quot;&quot;;&quot;&quot;;INDEX([.$AK29:.$DL29];MATCH([.$M$3];[.$AK$3:.$DL$3];0)+[.Z$1]))">
            <text:p/>
          </table:table-cell>
          <table:table-cell table:style-name="ce60" table:formula="of:=IF(INDEX([.$AK29:.$DL29];MATCH([.$M$3];[.$AK$3:.$DL$3];0)+[.AA$1])=&quot;&quot;;&quot;&quot;;INDEX([.$AK29:.$DL29];MATCH([.$M$3];[.$AK$3:.$DL$3];0)+[.AA$1]))" office:value-type="float" office:value="85.2" calcext:value-type="float">
            <text:p>85.2</text:p>
          </table:table-cell>
          <table:table-cell table:style-name="ce43" table:formula="of:=IF(INDEX([.$AK29:.$DL29];MATCH([.$M$3];[.$AK$3:.$DL$3];0)+[.AB$1])=&quot;&quot;;&quot;&quot;;INDEX([.$DO$23:.$DO$422];MATCH(INDEX([.$AK29:.$DL29];MATCH([.$M$3];[.$AK$3:.$DL$3];0)+[.AB$1])&amp;IF([.AE29]=&quot;&quot;;&quot;&quot;;&quot;_&quot;&amp;[.AE29]);[.$DS$23:.$DS$422];0)))" office:value-type="float" office:value="54" calcext:value-type="float">
            <text:p>54</text:p>
          </table:table-cell>
          <table:table-cell table:style-name="ce14" table:formula="of:=IF(INDEX([.$AK29:.$DL29];MATCH([.$M$3];[.$AK$3:.$DL$3];0)+[.AC$1])=&quot;&quot;;&quot;&quot;;INDEX([.$AK29:.$DL29];MATCH([.$M$3];[.$AK$3:.$DL$3];0)+[.AC$1]))" office:value-type="string" office:string-value="b" calcext:value-type="string">
            <text:p>b</text:p>
          </table:table-cell>
          <table:table-cell table:style-name="ce14" table:formula="of:=IF(INDEX([.$AK29:.$DL29];MATCH([.$M$3];[.$AK$3:.$DL$3];0)+[.AD$1])=&quot;&quot;;&quot;&quot;;INDEX([.$AK29:.$DL29];MATCH([.$M$3];[.$AK$3:.$DL$3];0)+[.AD$1]))">
            <text:p/>
          </table:table-cell>
          <table:table-cell table:style-name="ce51" table:formula="of:=IF(INDEX([.$AK29:.$DL29];MATCH([.$M$3];[.$AK$3:.$DL$3];0)+[.AE$1])=&quot;&quot;;&quot;&quot;;INDEX([.$AK29:.$DL29];MATCH([.$M$3];[.$AK$3:.$DL$3];0)+[.AE$1]))">
            <text:p/>
          </table:table-cell>
          <table:table-cell table:style-name="ce60" table:formula="of:=IF(INDEX([.$AK29:.$DL29];MATCH([.$M$3];[.$AK$3:.$DL$3];0)+[.AF$1])=&quot;&quot;;&quot;&quot;;INDEX([.$AK29:.$DL29];MATCH([.$M$3];[.$AK$3:.$DL$3];0)+[.AF$1]))" office:value-type="float" office:value="92.2" calcext:value-type="float">
            <text:p>92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.77" calcext:value-type="float">
            <text:p>80.77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12" calcext:value-type="float">
            <text:p>41.12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86" calcext:value-type="float">
            <text:p>85.86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6.2" calcext:value-type="float">
            <text:p>86.2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3" calcext:value-type="float">
            <text:p>87.3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26" calcext:value-type="float">
            <text:p>27.26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85.85" calcext:value-type="float">
            <text:p>85.85</text:p>
          </table:table-cell>
          <table:table-cell table:style-name="ce27" office:value-type="float" office:value="48" calcext:value-type="float">
            <text:p>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04" calcext:value-type="float">
            <text:p>94.04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08" calcext:value-type="float">
            <text:p>102.08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15" calcext:value-type="float">
            <text:p>41.15</text:p>
          </table:table-cell>
          <table:table-cell table:style-name="ce27" office:value-type="float" office:value="59" calcext:value-type="float">
            <text:p>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44" calcext:value-type="float">
            <text:p>87.44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4" calcext:value-type="float">
            <text:p>94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32" calcext:value-type="float">
            <text:p>32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4" calcext:value-type="float">
            <text:p>4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8]=&quot;&quot;;&quot;&quot;;&quot;\overrideProperty Score.NonMusicalPaperColumn.line-break-system-details #'((Y-offset . &quot;&amp;[.Q28]&amp;&quot;))&quot;)" office:value-type="string" office:string-value="\overrideProperty Score.NonMusicalPaperColumn.line-break-system-details #'((Y-offset . 73.5))" calcext:value-type="string">
            <text:p>\overrideProperty Score.NonMusicalPaperColumn.line-break-system-details #'((Y-offset . 73.5)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L30];MATCH([.$M$3];[.$AK$3:.$DL$3];0)+[.$M$1])=&quot;&quot;;&quot;&quot;;INDEX([.$DO$23:.$DO$422];MATCH(INDEX([.$AK30:.$DL30];MATCH([.$M$3];[.$AK$3:.$DL$3];0)+[.$M$1])&amp;IF([.P30]=&quot;&quot;;&quot;&quot;;&quot;_&quot;&amp;[.P30]);[.$DP$23:.$DP$422];0)))" office:value-type="float" office:value="37" calcext:value-type="float">
            <text:p>37</text:p>
          </table:table-cell>
          <table:table-cell table:style-name="ce14" table:formula="of:=IF(INDEX([.$AK30:.$DL30];MATCH([.$M$3];[.$AK$3:.$DL$3];0)+[.N$1])=&quot;&quot;;&quot;&quot;;INDEX([.$AK30:.$DL30];MATCH([.$M$3];[.$AK$3:.$DL$3];0)+[.N$1]))" office:value-type="string" office:string-value="b" calcext:value-type="string">
            <text:p>b</text:p>
          </table:table-cell>
          <table:table-cell table:style-name="ce51" table:formula="of:=IF(INDEX([.$AK30:.$DL30];MATCH([.$M$3];[.$AK$3:.$DL$3];0)+[.O$1])=&quot;&quot;;&quot;&quot;;INDEX([.$AK30:.$DL30];MATCH([.$M$3];[.$AK$3:.$DL$3];0)+[.O$1]))">
            <text:p/>
          </table:table-cell>
          <table:table-cell table:style-name="ce51" table:formula="of:=IF(INDEX([.$AK30:.$DL30];MATCH([.$M$3];[.$AK$3:.$DL$3];0)+[.P$1])=&quot;&quot;;&quot;&quot;;INDEX([.$AK30:.$DL30];MATCH([.$M$3];[.$AK$3:.$DL$3];0)+[.P$1]))">
            <text:p/>
          </table:table-cell>
          <table:table-cell table:style-name="ce60" table:formula="of:=IF(INDEX([.$AK30:.$DL30];MATCH([.$M$3];[.$AK$3:.$DL$3];0)+[.Q$1])=&quot;&quot;;&quot;&quot;;INDEX([.$AK30:.$DL30];MATCH([.$M$3];[.$AK$3:.$DL$3];0)+[.Q$1]))" office:value-type="float" office:value="97.5" calcext:value-type="float">
            <text:p>97.5</text:p>
          </table:table-cell>
          <table:table-cell table:style-name="ce24" table:formula="of:=IF(INDEX([.$AK30:.$DL30];MATCH([.$M$3];[.$AK$3:.$DL$3];0)+[.R$1])=&quot;&quot;;&quot;&quot;;INDEX([.$DO$23:.$DO$422];MATCH(INDEX([.$AK30:.$DL30];MATCH([.$M$3];[.$AK$3:.$DL$3];0)+[.R$1])&amp;IF([.U30]=&quot;&quot;;&quot;&quot;;&quot;_&quot;&amp;[.U30]);[.$DQ$23:.$DQ$422];0)))" office:value-type="float" office:value="46" calcext:value-type="float">
            <text:p>46</text:p>
          </table:table-cell>
          <table:table-cell table:style-name="ce14" table:formula="of:=IF(INDEX([.$AK30:.$DL30];MATCH([.$M$3];[.$AK$3:.$DL$3];0)+[.S$1])=&quot;&quot;;&quot;&quot;;INDEX([.$AK30:.$DL30];MATCH([.$M$3];[.$AK$3:.$DL$3];0)+[.S$1]))" office:value-type="string" office:string-value="b" calcext:value-type="string">
            <text:p>b</text:p>
          </table:table-cell>
          <table:table-cell table:style-name="ce14" table:formula="of:=IF(INDEX([.$AK30:.$DL30];MATCH([.$M$3];[.$AK$3:.$DL$3];0)+[.T$1])=&quot;&quot;;&quot;&quot;;INDEX([.$AK30:.$DL30];MATCH([.$M$3];[.$AK$3:.$DL$3];0)+[.T$1]))">
            <text:p/>
          </table:table-cell>
          <table:table-cell table:style-name="ce51" table:formula="of:=IF(INDEX([.$AK30:.$DL30];MATCH([.$M$3];[.$AK$3:.$DL$3];0)+[.U$1])=&quot;&quot;;&quot;&quot;;INDEX([.$AK30:.$DL30];MATCH([.$M$3];[.$AK$3:.$DL$3];0)+[.U$1]))">
            <text:p/>
          </table:table-cell>
          <table:table-cell table:style-name="ce60" table:formula="of:=IF(INDEX([.$AK30:.$DL30];MATCH([.$M$3];[.$AK$3:.$DL$3];0)+[.V$1])=&quot;&quot;;&quot;&quot;;INDEX([.$AK30:.$DL30];MATCH([.$M$3];[.$AK$3:.$DL$3];0)+[.V$1]))" office:value-type="float" office:value="69.5" calcext:value-type="float">
            <text:p>69.5</text:p>
          </table:table-cell>
          <table:table-cell table:style-name="ce24" table:formula="of:=IF(INDEX([.$AK30:.$DL30];MATCH([.$M$3];[.$AK$3:.$DL$3];0)+[.W$1])=&quot;&quot;;&quot;&quot;;INDEX([.$DO$23:.$DO$422];MATCH(INDEX([.$AK30:.$DL30];MATCH([.$M$3];[.$AK$3:.$DL$3];0)+[.W$1])&amp;IF([.Z30]=&quot;&quot;;&quot;&quot;;&quot;_&quot;&amp;[.Z30]);[.$DR$23:.$DR$422];0)))" office:value-type="float" office:value="60" calcext:value-type="float">
            <text:p>60</text:p>
          </table:table-cell>
          <table:table-cell table:style-name="ce14" table:formula="of:=IF(INDEX([.$AK30:.$DL30];MATCH([.$M$3];[.$AK$3:.$DL$3];0)+[.X$1])=&quot;&quot;;&quot;&quot;;INDEX([.$AK30:.$DL30];MATCH([.$M$3];[.$AK$3:.$DL$3];0)+[.X$1]))" office:value-type="string" office:string-value="b" calcext:value-type="string">
            <text:p>b</text:p>
          </table:table-cell>
          <table:table-cell table:style-name="ce14" table:formula="of:=IF(INDEX([.$AK30:.$DL30];MATCH([.$M$3];[.$AK$3:.$DL$3];0)+[.Y$1])=&quot;&quot;;&quot;&quot;;INDEX([.$AK30:.$DL30];MATCH([.$M$3];[.$AK$3:.$DL$3];0)+[.Y$1]))">
            <text:p/>
          </table:table-cell>
          <table:table-cell table:style-name="ce51" table:formula="of:=IF(INDEX([.$AK30:.$DL30];MATCH([.$M$3];[.$AK$3:.$DL$3];0)+[.Z$1])=&quot;&quot;;&quot;&quot;;INDEX([.$AK30:.$DL30];MATCH([.$M$3];[.$AK$3:.$DL$3];0)+[.Z$1]))">
            <text:p/>
          </table:table-cell>
          <table:table-cell table:style-name="ce60" table:formula="of:=IF(INDEX([.$AK30:.$DL30];MATCH([.$M$3];[.$AK$3:.$DL$3];0)+[.AA$1])=&quot;&quot;;&quot;&quot;;INDEX([.$AK30:.$DL30];MATCH([.$M$3];[.$AK$3:.$DL$3];0)+[.AA$1]))" office:value-type="float" office:value="98.1" calcext:value-type="float">
            <text:p>98.1</text:p>
          </table:table-cell>
          <table:table-cell table:style-name="ce43" table:formula="of:=IF(INDEX([.$AK30:.$DL30];MATCH([.$M$3];[.$AK$3:.$DL$3];0)+[.AB$1])=&quot;&quot;;&quot;&quot;;INDEX([.$DO$23:.$DO$422];MATCH(INDEX([.$AK30:.$DL30];MATCH([.$M$3];[.$AK$3:.$DL$3];0)+[.AB$1])&amp;IF([.AE30]=&quot;&quot;;&quot;&quot;;&quot;_&quot;&amp;[.AE30]);[.$DS$23:.$DS$422];0)))" office:value-type="float" office:value="62" calcext:value-type="float">
            <text:p>62</text:p>
          </table:table-cell>
          <table:table-cell table:style-name="ce14" table:formula="of:=IF(INDEX([.$AK30:.$DL30];MATCH([.$M$3];[.$AK$3:.$DL$3];0)+[.AC$1])=&quot;&quot;;&quot;&quot;;INDEX([.$AK30:.$DL30];MATCH([.$M$3];[.$AK$3:.$DL$3];0)+[.AC$1]))" office:value-type="string" office:string-value="b" calcext:value-type="string">
            <text:p>b</text:p>
          </table:table-cell>
          <table:table-cell table:style-name="ce14" table:formula="of:=IF(INDEX([.$AK30:.$DL30];MATCH([.$M$3];[.$AK$3:.$DL$3];0)+[.AD$1])=&quot;&quot;;&quot;&quot;;INDEX([.$AK30:.$DL30];MATCH([.$M$3];[.$AK$3:.$DL$3];0)+[.AD$1]))">
            <text:p/>
          </table:table-cell>
          <table:table-cell table:style-name="ce51" table:formula="of:=IF(INDEX([.$AK30:.$DL30];MATCH([.$M$3];[.$AK$3:.$DL$3];0)+[.AE$1])=&quot;&quot;;&quot;&quot;;INDEX([.$AK30:.$DL30];MATCH([.$M$3];[.$AK$3:.$DL$3];0)+[.AE$1]))">
            <text:p/>
          </table:table-cell>
          <table:table-cell table:style-name="ce60" table:formula="of:=IF(INDEX([.$AK30:.$DL30];MATCH([.$M$3];[.$AK$3:.$DL$3];0)+[.AF$1])=&quot;&quot;;&quot;&quot;;INDEX([.$AK30:.$DL30];MATCH([.$M$3];[.$AK$3:.$DL$3];0)+[.AF$1]))" office:value-type="float" office:value="105.9" calcext:value-type="float">
            <text:p>105.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.66" calcext:value-type="float">
            <text:p>90.66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08" calcext:value-type="float">
            <text:p>53.0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81" calcext:value-type="float">
            <text:p>99.81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0.08" calcext:value-type="float">
            <text:p>100.08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0.04" calcext:value-type="float">
            <text:p>100.04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38" calcext:value-type="float">
            <text:p>38.3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00.07" calcext:value-type="float">
            <text:p>100.07</text:p>
          </table:table-cell>
          <table:table-cell table:style-name="ce27" office:value-type="float" office:value="56" calcext:value-type="float">
            <text:p>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7.51" calcext:value-type="float">
            <text:p>107.51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8.94" calcext:value-type="float">
            <text:p>118.94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46" calcext:value-type="float">
            <text:p>52.46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39" calcext:value-type="float">
            <text:p>99.39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33" calcext:value-type="float">
            <text:p>106.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7" calcext:value-type="float">
            <text:p>37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5" calcext:value-type="float">
            <text:p>5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9]=&quot;&quot;;&quot;&quot;;&quot;\overrideProperty Score.NonMusicalPaperColumn.line-break-system-details #'((Y-offset . &quot;&amp;[.Q29]&amp;&quot;))&quot;)" office:value-type="string" office:string-value="\overrideProperty Score.NonMusicalPaperColumn.line-break-system-details #'((Y-offset . 85))" calcext:value-type="string">
            <text:p>\overrideProperty Score.NonMusicalPaperColumn.line-break-system-details #'((Y-offset . 85))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L31];MATCH([.$M$3];[.$AK$3:.$DL$3];0)+[.$M$1])=&quot;&quot;;&quot;&quot;;INDEX([.$DO$23:.$DO$422];MATCH(INDEX([.$AK31:.$DL31];MATCH([.$M$3];[.$AK$3:.$DL$3];0)+[.$M$1])&amp;IF([.P31]=&quot;&quot;;&quot;&quot;;&quot;_&quot;&amp;[.P31]);[.$DP$23:.$DP$422];0)))" office:value-type="float" office:value="45" calcext:value-type="float">
            <text:p>45</text:p>
          </table:table-cell>
          <table:table-cell table:style-name="ce14" table:formula="of:=IF(INDEX([.$AK31:.$DL31];MATCH([.$M$3];[.$AK$3:.$DL$3];0)+[.N$1])=&quot;&quot;;&quot;&quot;;INDEX([.$AK31:.$DL31];MATCH([.$M$3];[.$AK$3:.$DL$3];0)+[.N$1]))" office:value-type="string" office:string-value="b" calcext:value-type="string">
            <text:p>b</text:p>
          </table:table-cell>
          <table:table-cell table:style-name="ce51" table:formula="of:=IF(INDEX([.$AK31:.$DL31];MATCH([.$M$3];[.$AK$3:.$DL$3];0)+[.O$1])=&quot;&quot;;&quot;&quot;;INDEX([.$AK31:.$DL31];MATCH([.$M$3];[.$AK$3:.$DL$3];0)+[.O$1]))">
            <text:p/>
          </table:table-cell>
          <table:table-cell table:style-name="ce51" table:formula="of:=IF(INDEX([.$AK31:.$DL31];MATCH([.$M$3];[.$AK$3:.$DL$3];0)+[.P$1])=&quot;&quot;;&quot;&quot;;INDEX([.$AK31:.$DL31];MATCH([.$M$3];[.$AK$3:.$DL$3];0)+[.P$1]))">
            <text:p/>
          </table:table-cell>
          <table:table-cell table:style-name="ce60" table:formula="of:=IF(INDEX([.$AK31:.$DL31];MATCH([.$M$3];[.$AK$3:.$DL$3];0)+[.Q$1])=&quot;&quot;;&quot;&quot;;INDEX([.$AK31:.$DL31];MATCH([.$M$3];[.$AK$3:.$DL$3];0)+[.Q$1]))" office:value-type="float" office:value="111" calcext:value-type="float">
            <text:p>111</text:p>
          </table:table-cell>
          <table:table-cell table:style-name="ce24" table:formula="of:=IF(INDEX([.$AK31:.$DL31];MATCH([.$M$3];[.$AK$3:.$DL$3];0)+[.R$1])=&quot;&quot;;&quot;&quot;;INDEX([.$DO$23:.$DO$422];MATCH(INDEX([.$AK31:.$DL31];MATCH([.$M$3];[.$AK$3:.$DL$3];0)+[.R$1])&amp;IF([.U31]=&quot;&quot;;&quot;&quot;;&quot;_&quot;&amp;[.U31]);[.$DQ$23:.$DQ$422];0)))" office:value-type="float" office:value="53" calcext:value-type="float">
            <text:p>53</text:p>
          </table:table-cell>
          <table:table-cell table:style-name="ce14" table:formula="of:=IF(INDEX([.$AK31:.$DL31];MATCH([.$M$3];[.$AK$3:.$DL$3];0)+[.S$1])=&quot;&quot;;&quot;&quot;;INDEX([.$AK31:.$DL31];MATCH([.$M$3];[.$AK$3:.$DL$3];0)+[.S$1]))" office:value-type="string" office:string-value="b" calcext:value-type="string">
            <text:p>b</text:p>
          </table:table-cell>
          <table:table-cell table:style-name="ce14" table:formula="of:=IF(INDEX([.$AK31:.$DL31];MATCH([.$M$3];[.$AK$3:.$DL$3];0)+[.T$1])=&quot;&quot;;&quot;&quot;;INDEX([.$AK31:.$DL31];MATCH([.$M$3];[.$AK$3:.$DL$3];0)+[.T$1]))">
            <text:p/>
          </table:table-cell>
          <table:table-cell table:style-name="ce51" table:formula="of:=IF(INDEX([.$AK31:.$DL31];MATCH([.$M$3];[.$AK$3:.$DL$3];0)+[.U$1])=&quot;&quot;;&quot;&quot;;INDEX([.$AK31:.$DL31];MATCH([.$M$3];[.$AK$3:.$DL$3];0)+[.U$1]))">
            <text:p/>
          </table:table-cell>
          <table:table-cell table:style-name="ce60" table:formula="of:=IF(INDEX([.$AK31:.$DL31];MATCH([.$M$3];[.$AK$3:.$DL$3];0)+[.V$1])=&quot;&quot;;&quot;&quot;;INDEX([.$AK31:.$DL31];MATCH([.$M$3];[.$AK$3:.$DL$3];0)+[.V$1]))" office:value-type="float" office:value="81" calcext:value-type="float">
            <text:p>81</text:p>
          </table:table-cell>
          <table:table-cell table:style-name="ce24" table:formula="of:=IF(INDEX([.$AK31:.$DL31];MATCH([.$M$3];[.$AK$3:.$DL$3];0)+[.W$1])=&quot;&quot;;&quot;&quot;;INDEX([.$DO$23:.$DO$422];MATCH(INDEX([.$AK31:.$DL31];MATCH([.$M$3];[.$AK$3:.$DL$3];0)+[.W$1])&amp;IF([.Z31]=&quot;&quot;;&quot;&quot;;&quot;_&quot;&amp;[.Z31]);[.$DR$23:.$DR$422];0)))" office:value-type="float" office:value="66" calcext:value-type="float">
            <text:p>66</text:p>
          </table:table-cell>
          <table:table-cell table:style-name="ce14" table:formula="of:=IF(INDEX([.$AK31:.$DL31];MATCH([.$M$3];[.$AK$3:.$DL$3];0)+[.X$1])=&quot;&quot;;&quot;&quot;;INDEX([.$AK31:.$DL31];MATCH([.$M$3];[.$AK$3:.$DL$3];0)+[.X$1]))" office:value-type="string" office:string-value="b" calcext:value-type="string">
            <text:p>b</text:p>
          </table:table-cell>
          <table:table-cell table:style-name="ce14" table:formula="of:=IF(INDEX([.$AK31:.$DL31];MATCH([.$M$3];[.$AK$3:.$DL$3];0)+[.Y$1])=&quot;&quot;;&quot;&quot;;INDEX([.$AK31:.$DL31];MATCH([.$M$3];[.$AK$3:.$DL$3];0)+[.Y$1]))">
            <text:p/>
          </table:table-cell>
          <table:table-cell table:style-name="ce51" table:formula="of:=IF(INDEX([.$AK31:.$DL31];MATCH([.$M$3];[.$AK$3:.$DL$3];0)+[.Z$1])=&quot;&quot;;&quot;&quot;;INDEX([.$AK31:.$DL31];MATCH([.$M$3];[.$AK$3:.$DL$3];0)+[.Z$1]))">
            <text:p/>
          </table:table-cell>
          <table:table-cell table:style-name="ce60" table:formula="of:=IF(INDEX([.$AK31:.$DL31];MATCH([.$M$3];[.$AK$3:.$DL$3];0)+[.AA$1])=&quot;&quot;;&quot;&quot;;INDEX([.$AK31:.$DL31];MATCH([.$M$3];[.$AK$3:.$DL$3];0)+[.AA$1]))" office:value-type="float" office:value="111.5" calcext:value-type="float">
            <text:p>111.5</text:p>
          </table:table-cell>
          <table:table-cell table:style-name="ce43" table:formula="of:=IF(INDEX([.$AK31:.$DL31];MATCH([.$M$3];[.$AK$3:.$DL$3];0)+[.AB$1])=&quot;&quot;;&quot;&quot;;INDEX([.$DO$23:.$DO$422];MATCH(INDEX([.$AK31:.$DL31];MATCH([.$M$3];[.$AK$3:.$DL$3];0)+[.AB$1])&amp;IF([.AE31]=&quot;&quot;;&quot;&quot;;&quot;_&quot;&amp;[.AE31]);[.$DS$23:.$DS$422];0)))" office:value-type="float" office:value="70" calcext:value-type="float">
            <text:p>70</text:p>
          </table:table-cell>
          <table:table-cell table:style-name="ce14" table:formula="of:=IF(INDEX([.$AK31:.$DL31];MATCH([.$M$3];[.$AK$3:.$DL$3];0)+[.AC$1])=&quot;&quot;;&quot;&quot;;INDEX([.$AK31:.$DL31];MATCH([.$M$3];[.$AK$3:.$DL$3];0)+[.AC$1]))" office:value-type="string" office:string-value="b" calcext:value-type="string">
            <text:p>b</text:p>
          </table:table-cell>
          <table:table-cell table:style-name="ce14" table:formula="of:=IF(INDEX([.$AK31:.$DL31];MATCH([.$M$3];[.$AK$3:.$DL$3];0)+[.AD$1])=&quot;&quot;;&quot;&quot;;INDEX([.$AK31:.$DL31];MATCH([.$M$3];[.$AK$3:.$DL$3];0)+[.AD$1]))">
            <text:p/>
          </table:table-cell>
          <table:table-cell table:style-name="ce51" table:formula="of:=IF(INDEX([.$AK31:.$DL31];MATCH([.$M$3];[.$AK$3:.$DL$3];0)+[.AE$1])=&quot;&quot;;&quot;&quot;;INDEX([.$AK31:.$DL31];MATCH([.$M$3];[.$AK$3:.$DL$3];0)+[.AE$1]))">
            <text:p/>
          </table:table-cell>
          <table:table-cell table:style-name="ce60" table:formula="of:=IF(INDEX([.$AK31:.$DL31];MATCH([.$M$3];[.$AK$3:.$DL$3];0)+[.AF$1])=&quot;&quot;;&quot;&quot;;INDEX([.$AK31:.$DL31];MATCH([.$M$3];[.$AK$3:.$DL$3];0)+[.AF$1]))" office:value-type="float" office:value="119.6" calcext:value-type="float">
            <text:p>119.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2.17" calcext:value-type="float">
            <text:p>102.17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7" calcext:value-type="float">
            <text:p>63.7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69" calcext:value-type="float">
            <text:p>110.6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89" calcext:value-type="float">
            <text:p>110.8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.85" calcext:value-type="float">
            <text:p>110.85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98" calcext:value-type="float">
            <text:p>47.98</text:p>
          </table:table-cell>
          <table:table-cell table:style-name="ce27" office:value-type="float" office:value="72" calcext:value-type="float">
            <text:p>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10.88" calcext:value-type="float">
            <text:p>110.8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49" calcext:value-type="float">
            <text:p>119.49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2.74" calcext:value-type="float">
            <text:p>132.74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27" calcext:value-type="float">
            <text:p>64.27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19" calcext:value-type="float">
            <text:p>113.19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95" calcext:value-type="float">
            <text:p>120.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45" calcext:value-type="float">
            <text:p>45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8" calcext:value-type="float">
            <text:p>8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30]=&quot;&quot;;&quot;&quot;;&quot;\overrideProperty Score.NonMusicalPaperColumn.line-break-system-details #'((Y-offset . &quot;&amp;[.Q30]&amp;&quot;))&quot;)" office:value-type="string" office:string-value="\overrideProperty Score.NonMusicalPaperColumn.line-break-system-details #'((Y-offset . 97.5))" calcext:value-type="string">
            <text:p>\overrideProperty Score.NonMusicalPaperColumn.line-break-system-details #'((Y-offset . 97.5))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L32];MATCH([.$M$3];[.$AK$3:.$DL$3];0)+[.$M$1])=&quot;&quot;;&quot;&quot;;INDEX([.$DO$23:.$DO$422];MATCH(INDEX([.$AK32:.$DL32];MATCH([.$M$3];[.$AK$3:.$DL$3];0)+[.$M$1])&amp;IF([.P32]=&quot;&quot;;&quot;&quot;;&quot;_&quot;&amp;[.P32]);[.$DP$23:.$DP$422];0)))" office:value-type="float" office:value="50" calcext:value-type="float">
            <text:p>50</text:p>
          </table:table-cell>
          <table:table-cell table:style-name="ce14" table:formula="of:=IF(INDEX([.$AK32:.$DL32];MATCH([.$M$3];[.$AK$3:.$DL$3];0)+[.N$1])=&quot;&quot;;&quot;&quot;;INDEX([.$AK32:.$DL32];MATCH([.$M$3];[.$AK$3:.$DL$3];0)+[.N$1]))" office:value-type="string" office:string-value="b" calcext:value-type="string">
            <text:p>b</text:p>
          </table:table-cell>
          <table:table-cell table:style-name="ce51" table:formula="of:=IF(INDEX([.$AK32:.$DL32];MATCH([.$M$3];[.$AK$3:.$DL$3];0)+[.O$1])=&quot;&quot;;&quot;&quot;;INDEX([.$AK32:.$DL32];MATCH([.$M$3];[.$AK$3:.$DL$3];0)+[.O$1]))">
            <text:p/>
          </table:table-cell>
          <table:table-cell table:style-name="ce51" table:formula="of:=IF(INDEX([.$AK32:.$DL32];MATCH([.$M$3];[.$AK$3:.$DL$3];0)+[.P$1])=&quot;&quot;;&quot;&quot;;INDEX([.$AK32:.$DL32];MATCH([.$M$3];[.$AK$3:.$DL$3];0)+[.P$1]))">
            <text:p/>
          </table:table-cell>
          <table:table-cell table:style-name="ce60" table:formula="of:=IF(INDEX([.$AK32:.$DL32];MATCH([.$M$3];[.$AK$3:.$DL$3];0)+[.Q$1])=&quot;&quot;;&quot;&quot;;INDEX([.$AK32:.$DL32];MATCH([.$M$3];[.$AK$3:.$DL$3];0)+[.Q$1]))" office:value-type="float" office:value="122.5" calcext:value-type="float">
            <text:p>122.5</text:p>
          </table:table-cell>
          <table:table-cell table:style-name="ce24" table:formula="of:=IF(INDEX([.$AK32:.$DL32];MATCH([.$M$3];[.$AK$3:.$DL$3];0)+[.R$1])=&quot;&quot;;&quot;&quot;;INDEX([.$DO$23:.$DO$422];MATCH(INDEX([.$AK32:.$DL32];MATCH([.$M$3];[.$AK$3:.$DL$3];0)+[.R$1])&amp;IF([.U32]=&quot;&quot;;&quot;&quot;;&quot;_&quot;&amp;[.U32]);[.$DQ$23:.$DQ$422];0)))" office:value-type="float" office:value="60" calcext:value-type="float">
            <text:p>60</text:p>
          </table:table-cell>
          <table:table-cell table:style-name="ce14" table:formula="of:=IF(INDEX([.$AK32:.$DL32];MATCH([.$M$3];[.$AK$3:.$DL$3];0)+[.S$1])=&quot;&quot;;&quot;&quot;;INDEX([.$AK32:.$DL32];MATCH([.$M$3];[.$AK$3:.$DL$3];0)+[.S$1]))" office:value-type="string" office:string-value="b" calcext:value-type="string">
            <text:p>b</text:p>
          </table:table-cell>
          <table:table-cell table:style-name="ce14" table:formula="of:=IF(INDEX([.$AK32:.$DL32];MATCH([.$M$3];[.$AK$3:.$DL$3];0)+[.T$1])=&quot;&quot;;&quot;&quot;;INDEX([.$AK32:.$DL32];MATCH([.$M$3];[.$AK$3:.$DL$3];0)+[.T$1]))">
            <text:p/>
          </table:table-cell>
          <table:table-cell table:style-name="ce51" table:formula="of:=IF(INDEX([.$AK32:.$DL32];MATCH([.$M$3];[.$AK$3:.$DL$3];0)+[.U$1])=&quot;&quot;;&quot;&quot;;INDEX([.$AK32:.$DL32];MATCH([.$M$3];[.$AK$3:.$DL$3];0)+[.U$1]))">
            <text:p/>
          </table:table-cell>
          <table:table-cell table:style-name="ce60" table:formula="of:=IF(INDEX([.$AK32:.$DL32];MATCH([.$M$3];[.$AK$3:.$DL$3];0)+[.V$1])=&quot;&quot;;&quot;&quot;;INDEX([.$AK32:.$DL32];MATCH([.$M$3];[.$AK$3:.$DL$3];0)+[.V$1]))" office:value-type="float" office:value="96" calcext:value-type="float">
            <text:p>96</text:p>
          </table:table-cell>
          <table:table-cell table:style-name="ce24" table:formula="of:=IF(INDEX([.$AK32:.$DL32];MATCH([.$M$3];[.$AK$3:.$DL$3];0)+[.W$1])=&quot;&quot;;&quot;&quot;;INDEX([.$DO$23:.$DO$422];MATCH(INDEX([.$AK32:.$DL32];MATCH([.$M$3];[.$AK$3:.$DL$3];0)+[.W$1])&amp;IF([.Z32]=&quot;&quot;;&quot;&quot;;&quot;_&quot;&amp;[.Z32]);[.$DR$23:.$DR$422];0)))" office:value-type="float" office:value="71" calcext:value-type="float">
            <text:p>71</text:p>
          </table:table-cell>
          <table:table-cell table:style-name="ce14" table:formula="of:=IF(INDEX([.$AK32:.$DL32];MATCH([.$M$3];[.$AK$3:.$DL$3];0)+[.X$1])=&quot;&quot;;&quot;&quot;;INDEX([.$AK32:.$DL32];MATCH([.$M$3];[.$AK$3:.$DL$3];0)+[.X$1]))" office:value-type="string" office:string-value="b" calcext:value-type="string">
            <text:p>b</text:p>
          </table:table-cell>
          <table:table-cell table:style-name="ce14" table:formula="of:=IF(INDEX([.$AK32:.$DL32];MATCH([.$M$3];[.$AK$3:.$DL$3];0)+[.Y$1])=&quot;&quot;;&quot;&quot;;INDEX([.$AK32:.$DL32];MATCH([.$M$3];[.$AK$3:.$DL$3];0)+[.Y$1]))">
            <text:p/>
          </table:table-cell>
          <table:table-cell table:style-name="ce51" table:formula="of:=IF(INDEX([.$AK32:.$DL32];MATCH([.$M$3];[.$AK$3:.$DL$3];0)+[.Z$1])=&quot;&quot;;&quot;&quot;;INDEX([.$AK32:.$DL32];MATCH([.$M$3];[.$AK$3:.$DL$3];0)+[.Z$1]))">
            <text:p/>
          </table:table-cell>
          <table:table-cell table:style-name="ce60" table:formula="of:=IF(INDEX([.$AK32:.$DL32];MATCH([.$M$3];[.$AK$3:.$DL$3];0)+[.AA$1])=&quot;&quot;;&quot;&quot;;INDEX([.$AK32:.$DL32];MATCH([.$M$3];[.$AK$3:.$DL$3];0)+[.AA$1]))" office:value-type="float" office:value="122.05" calcext:value-type="float">
            <text:p>122.05</text:p>
          </table:table-cell>
          <table:table-cell table:style-name="ce43" table:formula="of:=IF(INDEX([.$AK32:.$DL32];MATCH([.$M$3];[.$AK$3:.$DL$3];0)+[.AB$1])=&quot;&quot;;&quot;&quot;;INDEX([.$DO$23:.$DO$422];MATCH(INDEX([.$AK32:.$DL32];MATCH([.$M$3];[.$AK$3:.$DL$3];0)+[.AB$1])&amp;IF([.AE32]=&quot;&quot;;&quot;&quot;;&quot;_&quot;&amp;[.AE32]);[.$DS$23:.$DS$422];0)))" office:value-type="float" office:value="79" calcext:value-type="float">
            <text:p>79</text:p>
          </table:table-cell>
          <table:table-cell table:style-name="ce14" table:formula="of:=IF(INDEX([.$AK32:.$DL32];MATCH([.$M$3];[.$AK$3:.$DL$3];0)+[.AC$1])=&quot;&quot;;&quot;&quot;;INDEX([.$AK32:.$DL32];MATCH([.$M$3];[.$AK$3:.$DL$3];0)+[.AC$1]))" office:value-type="string" office:string-value="b" calcext:value-type="string">
            <text:p>b</text:p>
          </table:table-cell>
          <table:table-cell table:style-name="ce14" table:formula="of:=IF(INDEX([.$AK32:.$DL32];MATCH([.$M$3];[.$AK$3:.$DL$3];0)+[.AD$1])=&quot;&quot;;&quot;&quot;;INDEX([.$AK32:.$DL32];MATCH([.$M$3];[.$AK$3:.$DL$3];0)+[.AD$1]))">
            <text:p/>
          </table:table-cell>
          <table:table-cell table:style-name="ce51" table:formula="of:=IF(INDEX([.$AK32:.$DL32];MATCH([.$M$3];[.$AK$3:.$DL$3];0)+[.AE$1])=&quot;&quot;;&quot;&quot;;INDEX([.$AK32:.$DL32];MATCH([.$M$3];[.$AK$3:.$DL$3];0)+[.AE$1]))">
            <text:p/>
          </table:table-cell>
          <table:table-cell table:style-name="ce60" table:formula="of:=IF(INDEX([.$AK32:.$DL32];MATCH([.$M$3];[.$AK$3:.$DL$3];0)+[.AF$1])=&quot;&quot;;&quot;&quot;;INDEX([.$AK32:.$DL32];MATCH([.$M$3];[.$AK$3:.$DL$3];0)+[.AF$1]))" office:value-type="float" office:value="133.3" calcext:value-type="float">
            <text:p>133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.58" calcext:value-type="float">
            <text:p>113.58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5.7" calcext:value-type="float">
            <text:p>75.7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.68" calcext:value-type="float">
            <text:p>124.68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.82" calcext:value-type="float">
            <text:p>124.82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27" calcext:value-type="float">
            <text:p>123.27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05" calcext:value-type="float">
            <text:p>59.05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24.81" calcext:value-type="float">
            <text:p>124.81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3" calcext:value-type="float">
            <text:p>134.53</text:p>
          </table:table-cell>
          <table:table-cell table:style-name="ce27" office:value-type="float" office:value="50" calcext:value-type="float">
            <text:p>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68" calcext:value-type="float">
            <text:p>77.6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43" calcext:value-type="float">
            <text:p>125.43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85" calcext:value-type="float">
            <text:p>134.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50" calcext:value-type="float">
            <text:p>50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5" calcext:value-type="float">
            <text:p>5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1]=&quot;&quot;;&quot;&quot;;&quot;\overrideProperty Score.NonMusicalPaperColumn.line-break-system-details #'((Y-offset . &quot;&amp;[.Q31]&amp;&quot;))&quot;)" office:value-type="string" office:string-value="\overrideProperty Score.NonMusicalPaperColumn.line-break-system-details #'((Y-offset . 111))" calcext:value-type="string">
            <text:p>\overrideProperty Score.NonMusicalPaperColumn.line-break-system-details #'((Y-offset . 111))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L33];MATCH([.$M$3];[.$AK$3:.$DL$3];0)+[.$M$1])=&quot;&quot;;&quot;&quot;;INDEX([.$DO$23:.$DO$422];MATCH(INDEX([.$AK33:.$DL33];MATCH([.$M$3];[.$AK$3:.$DL$3];0)+[.$M$1])&amp;IF([.P33]=&quot;&quot;;&quot;&quot;;&quot;_&quot;&amp;[.P33]);[.$DP$23:.$DP$422];0)))" office:value-type="float" office:value="56" calcext:value-type="float">
            <text:p>56</text:p>
          </table:table-cell>
          <table:table-cell table:style-name="ce14" table:formula="of:=IF(INDEX([.$AK33:.$DL33];MATCH([.$M$3];[.$AK$3:.$DL$3];0)+[.N$1])=&quot;&quot;;&quot;&quot;;INDEX([.$AK33:.$DL33];MATCH([.$M$3];[.$AK$3:.$DL$3];0)+[.N$1]))" office:value-type="string" office:string-value="b" calcext:value-type="string">
            <text:p>b</text:p>
          </table:table-cell>
          <table:table-cell table:style-name="ce51" table:formula="of:=IF(INDEX([.$AK33:.$DL33];MATCH([.$M$3];[.$AK$3:.$DL$3];0)+[.O$1])=&quot;&quot;;&quot;&quot;;INDEX([.$AK33:.$DL33];MATCH([.$M$3];[.$AK$3:.$DL$3];0)+[.O$1]))">
            <text:p/>
          </table:table-cell>
          <table:table-cell table:style-name="ce51" table:formula="of:=IF(INDEX([.$AK33:.$DL33];MATCH([.$M$3];[.$AK$3:.$DL$3];0)+[.P$1])=&quot;&quot;;&quot;&quot;;INDEX([.$AK33:.$DL33];MATCH([.$M$3];[.$AK$3:.$DL$3];0)+[.P$1]))">
            <text:p/>
          </table:table-cell>
          <table:table-cell table:style-name="ce60" table:formula="of:=IF(INDEX([.$AK33:.$DL33];MATCH([.$M$3];[.$AK$3:.$DL$3];0)+[.Q$1])=&quot;&quot;;&quot;&quot;;INDEX([.$AK33:.$DL33];MATCH([.$M$3];[.$AK$3:.$DL$3];0)+[.Q$1]))" office:value-type="float" office:value="135" calcext:value-type="float">
            <text:p>135</text:p>
          </table:table-cell>
          <table:table-cell table:style-name="ce24" table:formula="of:=IF(INDEX([.$AK33:.$DL33];MATCH([.$M$3];[.$AK$3:.$DL$3];0)+[.R$1])=&quot;&quot;;&quot;&quot;;INDEX([.$DO$23:.$DO$422];MATCH(INDEX([.$AK33:.$DL33];MATCH([.$M$3];[.$AK$3:.$DL$3];0)+[.R$1])&amp;IF([.U33]=&quot;&quot;;&quot;&quot;;&quot;_&quot;&amp;[.U33]);[.$DQ$23:.$DQ$422];0)))" office:value-type="float" office:value="67" calcext:value-type="float">
            <text:p>67</text:p>
          </table:table-cell>
          <table:table-cell table:style-name="ce14" table:formula="of:=IF(INDEX([.$AK33:.$DL33];MATCH([.$M$3];[.$AK$3:.$DL$3];0)+[.S$1])=&quot;&quot;;&quot;&quot;;INDEX([.$AK33:.$DL33];MATCH([.$M$3];[.$AK$3:.$DL$3];0)+[.S$1]))" office:value-type="string" office:string-value="b" calcext:value-type="string">
            <text:p>b</text:p>
          </table:table-cell>
          <table:table-cell table:style-name="ce14" table:formula="of:=IF(INDEX([.$AK33:.$DL33];MATCH([.$M$3];[.$AK$3:.$DL$3];0)+[.T$1])=&quot;&quot;;&quot;&quot;;INDEX([.$AK33:.$DL33];MATCH([.$M$3];[.$AK$3:.$DL$3];0)+[.T$1]))">
            <text:p/>
          </table:table-cell>
          <table:table-cell table:style-name="ce51" table:formula="of:=IF(INDEX([.$AK33:.$DL33];MATCH([.$M$3];[.$AK$3:.$DL$3];0)+[.U$1])=&quot;&quot;;&quot;&quot;;INDEX([.$AK33:.$DL33];MATCH([.$M$3];[.$AK$3:.$DL$3];0)+[.U$1]))">
            <text:p/>
          </table:table-cell>
          <table:table-cell table:style-name="ce60" table:formula="of:=IF(INDEX([.$AK33:.$DL33];MATCH([.$M$3];[.$AK$3:.$DL$3];0)+[.V$1])=&quot;&quot;;&quot;&quot;;INDEX([.$AK33:.$DL33];MATCH([.$M$3];[.$AK$3:.$DL$3];0)+[.V$1]))" office:value-type="float" office:value="108.2" calcext:value-type="float">
            <text:p>108.2</text:p>
          </table:table-cell>
          <table:table-cell table:style-name="ce24" table:formula="of:=IF(INDEX([.$AK33:.$DL33];MATCH([.$M$3];[.$AK$3:.$DL$3];0)+[.W$1])=&quot;&quot;;&quot;&quot;;INDEX([.$DO$23:.$DO$422];MATCH(INDEX([.$AK33:.$DL33];MATCH([.$M$3];[.$AK$3:.$DL$3];0)+[.W$1])&amp;IF([.Z33]=&quot;&quot;;&quot;&quot;;&quot;_&quot;&amp;[.Z33]);[.$DR$23:.$DR$422];0)))" office:value-type="float" office:value="86" calcext:value-type="float">
            <text:p>86</text:p>
          </table:table-cell>
          <table:table-cell table:style-name="ce14" table:formula="of:=IF(INDEX([.$AK33:.$DL33];MATCH([.$M$3];[.$AK$3:.$DL$3];0)+[.X$1])=&quot;&quot;;&quot;&quot;;INDEX([.$AK33:.$DL33];MATCH([.$M$3];[.$AK$3:.$DL$3];0)+[.X$1]))" office:value-type="string" office:string-value="b" calcext:value-type="string">
            <text:p>b</text:p>
          </table:table-cell>
          <table:table-cell table:style-name="ce14" table:formula="of:=IF(INDEX([.$AK33:.$DL33];MATCH([.$M$3];[.$AK$3:.$DL$3];0)+[.Y$1])=&quot;&quot;;&quot;&quot;;INDEX([.$AK33:.$DL33];MATCH([.$M$3];[.$AK$3:.$DL$3];0)+[.Y$1]))">
            <text:p/>
          </table:table-cell>
          <table:table-cell table:style-name="ce51" table:formula="of:=IF(INDEX([.$AK33:.$DL33];MATCH([.$M$3];[.$AK$3:.$DL$3];0)+[.Z$1])=&quot;&quot;;&quot;&quot;;INDEX([.$AK33:.$DL33];MATCH([.$M$3];[.$AK$3:.$DL$3];0)+[.Z$1]))">
            <text:p/>
          </table:table-cell>
          <table:table-cell table:style-name="ce60" table:formula="of:=IF(INDEX([.$AK33:.$DL33];MATCH([.$M$3];[.$AK$3:.$DL$3];0)+[.AA$1])=&quot;&quot;;&quot;&quot;;INDEX([.$AK33:.$DL33];MATCH([.$M$3];[.$AK$3:.$DL$3];0)+[.AA$1]))" office:value-type="float" office:value="134.5" calcext:value-type="float">
            <text:p>134.5</text:p>
          </table:table-cell>
          <table:table-cell table:style-name="ce43" table:formula="of:=IF(INDEX([.$AK33:.$DL33];MATCH([.$M$3];[.$AK$3:.$DL$3];0)+[.AB$1])=&quot;&quot;;&quot;&quot;;INDEX([.$DO$23:.$DO$422];MATCH(INDEX([.$AK33:.$DL33];MATCH([.$M$3];[.$AK$3:.$DL$3];0)+[.AB$1])&amp;IF([.AE33]=&quot;&quot;;&quot;&quot;;&quot;_&quot;&amp;[.AE33]);[.$DS$23:.$DS$422];0)))" office:value-type="float" office:value="88" calcext:value-type="float">
            <text:p>88</text:p>
          </table:table-cell>
          <table:table-cell table:style-name="ce14" table:formula="of:=IF(INDEX([.$AK33:.$DL33];MATCH([.$M$3];[.$AK$3:.$DL$3];0)+[.AC$1])=&quot;&quot;;&quot;&quot;;INDEX([.$AK33:.$DL33];MATCH([.$M$3];[.$AK$3:.$DL$3];0)+[.AC$1]))" office:value-type="string" office:string-value="b" calcext:value-type="string">
            <text:p>b</text:p>
          </table:table-cell>
          <table:table-cell table:style-name="ce14" table:formula="of:=IF(INDEX([.$AK33:.$DL33];MATCH([.$M$3];[.$AK$3:.$DL$3];0)+[.AD$1])=&quot;&quot;;&quot;&quot;;INDEX([.$AK33:.$DL33];MATCH([.$M$3];[.$AK$3:.$DL$3];0)+[.AD$1]))">
            <text:p/>
          </table:table-cell>
          <table:table-cell table:style-name="ce51" table:formula="of:=IF(INDEX([.$AK33:.$DL33];MATCH([.$M$3];[.$AK$3:.$DL$3];0)+[.AE$1])=&quot;&quot;;&quot;&quot;;INDEX([.$AK33:.$DL33];MATCH([.$M$3];[.$AK$3:.$DL$3];0)+[.AE$1]))">
            <text:p/>
          </table:table-cell>
          <table:table-cell table:style-name="ce60" table:formula="of:=IF(INDEX([.$AK33:.$DL33];MATCH([.$M$3];[.$AK$3:.$DL$3];0)+[.AF$1])=&quot;&quot;;&quot;&quot;;INDEX([.$AK33:.$DL33];MATCH([.$M$3];[.$AK$3:.$DL$3];0)+[.AF$1]))" office:value-type="float" office:value="147" calcext:value-type="float">
            <text:p>1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6.38" calcext:value-type="float">
            <text:p>126.38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9" calcext:value-type="float">
            <text:p>88.9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2" calcext:value-type="float">
            <text:p>137.12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8" calcext:value-type="float">
            <text:p>137.18</text:p>
          </table:table-cell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.6" calcext:value-type="float">
            <text:p>135.6</text:p>
          </table:table-cell>
          <table:table-cell table:style-name="ce27" office:value-type="float" office:value="52" calcext:value-type="float">
            <text:p>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72" calcext:value-type="float">
            <text:p>71.7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37.18" calcext:value-type="float">
            <text:p>137.18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98" calcext:value-type="float">
            <text:p>87.98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2" calcext:value-type="float">
            <text:p>136.12</text:p>
          </table:table-cell>
          <table:table-cell table:style-name="ce27" office:value-type="float" office:value="84" calcext:value-type="float">
            <text:p>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33" calcext:value-type="float">
            <text:p>148.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56" calcext:value-type="float">
            <text:p>56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6" calcext:value-type="float">
            <text:p>6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b" calcext:value-type="string">
            <text:p>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break" calcext:value-type="string">
            <text:p>\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2]=&quot;&quot;;&quot;&quot;;&quot;\overrideProperty Score.NonMusicalPaperColumn.line-break-system-details #'((Y-offset . &quot;&amp;[.Q32]&amp;&quot;))&quot;)" office:value-type="string" office:string-value="\overrideProperty Score.NonMusicalPaperColumn.line-break-system-details #'((Y-offset . 122.5))" calcext:value-type="string">
            <text:p>\overrideProperty Score.NonMusicalPaperColumn.line-break-system-details #'((Y-offset . 122.5))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L34];MATCH([.$M$3];[.$AK$3:.$DL$3];0)+[.$M$1])=&quot;&quot;;&quot;&quot;;INDEX([.$DO$23:.$DO$422];MATCH(INDEX([.$AK34:.$DL34];MATCH([.$M$3];[.$AK$3:.$DL$3];0)+[.$M$1])&amp;IF([.P34]=&quot;&quot;;&quot;&quot;;&quot;_&quot;&amp;[.P34]);[.$DP$23:.$DP$422];0)))" office:value-type="float" office:value="63" calcext:value-type="float">
            <text:p>63</text:p>
          </table:table-cell>
          <table:table-cell table:style-name="ce14" table:formula="of:=IF(INDEX([.$AK34:.$DL34];MATCH([.$M$3];[.$AK$3:.$DL$3];0)+[.N$1])=&quot;&quot;;&quot;&quot;;INDEX([.$AK34:.$DL34];MATCH([.$M$3];[.$AK$3:.$DL$3];0)+[.N$1]))" office:value-type="string" office:string-value="b" calcext:value-type="string">
            <text:p>b</text:p>
          </table:table-cell>
          <table:table-cell table:style-name="ce51" table:formula="of:=IF(INDEX([.$AK34:.$DL34];MATCH([.$M$3];[.$AK$3:.$DL$3];0)+[.O$1])=&quot;&quot;;&quot;&quot;;INDEX([.$AK34:.$DL34];MATCH([.$M$3];[.$AK$3:.$DL$3];0)+[.O$1]))">
            <text:p/>
          </table:table-cell>
          <table:table-cell table:style-name="ce51" table:formula="of:=IF(INDEX([.$AK34:.$DL34];MATCH([.$M$3];[.$AK$3:.$DL$3];0)+[.P$1])=&quot;&quot;;&quot;&quot;;INDEX([.$AK34:.$DL34];MATCH([.$M$3];[.$AK$3:.$DL$3];0)+[.P$1]))">
            <text:p/>
          </table:table-cell>
          <table:table-cell table:style-name="ce60" table:formula="of:=IF(INDEX([.$AK34:.$DL34];MATCH([.$M$3];[.$AK$3:.$DL$3];0)+[.Q$1])=&quot;&quot;;&quot;&quot;;INDEX([.$AK34:.$DL34];MATCH([.$M$3];[.$AK$3:.$DL$3];0)+[.Q$1]))" office:value-type="float" office:value="147.5" calcext:value-type="float">
            <text:p>147.5</text:p>
          </table:table-cell>
          <table:table-cell table:style-name="ce24" table:formula="of:=IF(INDEX([.$AK34:.$DL34];MATCH([.$M$3];[.$AK$3:.$DL$3];0)+[.R$1])=&quot;&quot;;&quot;&quot;;INDEX([.$DO$23:.$DO$422];MATCH(INDEX([.$AK34:.$DL34];MATCH([.$M$3];[.$AK$3:.$DL$3];0)+[.R$1])&amp;IF([.U34]=&quot;&quot;;&quot;&quot;;&quot;_&quot;&amp;[.U34]);[.$DQ$23:.$DQ$422];0)))" office:value-type="float" office:value="74" calcext:value-type="float">
            <text:p>74</text:p>
          </table:table-cell>
          <table:table-cell table:style-name="ce14" table:formula="of:=IF(INDEX([.$AK34:.$DL34];MATCH([.$M$3];[.$AK$3:.$DL$3];0)+[.S$1])=&quot;&quot;;&quot;&quot;;INDEX([.$AK34:.$DL34];MATCH([.$M$3];[.$AK$3:.$DL$3];0)+[.S$1]))" office:value-type="string" office:string-value="b" calcext:value-type="string">
            <text:p>b</text:p>
          </table:table-cell>
          <table:table-cell table:style-name="ce14" table:formula="of:=IF(INDEX([.$AK34:.$DL34];MATCH([.$M$3];[.$AK$3:.$DL$3];0)+[.T$1])=&quot;&quot;;&quot;&quot;;INDEX([.$AK34:.$DL34];MATCH([.$M$3];[.$AK$3:.$DL$3];0)+[.T$1]))">
            <text:p/>
          </table:table-cell>
          <table:table-cell table:style-name="ce51" table:formula="of:=IF(INDEX([.$AK34:.$DL34];MATCH([.$M$3];[.$AK$3:.$DL$3];0)+[.U$1])=&quot;&quot;;&quot;&quot;;INDEX([.$AK34:.$DL34];MATCH([.$M$3];[.$AK$3:.$DL$3];0)+[.U$1]))">
            <text:p/>
          </table:table-cell>
          <table:table-cell table:style-name="ce60" table:formula="of:=IF(INDEX([.$AK34:.$DL34];MATCH([.$M$3];[.$AK$3:.$DL$3];0)+[.V$1])=&quot;&quot;;&quot;&quot;;INDEX([.$AK34:.$DL34];MATCH([.$M$3];[.$AK$3:.$DL$3];0)+[.V$1]))" office:value-type="float" office:value="121.1" calcext:value-type="float">
            <text:p>121.1</text:p>
          </table:table-cell>
          <table:table-cell table:style-name="ce24" table:formula="of:=IF(INDEX([.$AK34:.$DL34];MATCH([.$M$3];[.$AK$3:.$DL$3];0)+[.W$1])=&quot;&quot;;&quot;&quot;;INDEX([.$DO$23:.$DO$422];MATCH(INDEX([.$AK34:.$DL34];MATCH([.$M$3];[.$AK$3:.$DL$3];0)+[.W$1])&amp;IF([.Z34]=&quot;&quot;;&quot;&quot;;&quot;_&quot;&amp;[.Z34]);[.$DR$23:.$DR$422];0)))" office:value-type="float" office:value="96" calcext:value-type="float">
            <text:p>96</text:p>
          </table:table-cell>
          <table:table-cell table:style-name="ce14" table:formula="of:=IF(INDEX([.$AK34:.$DL34];MATCH([.$M$3];[.$AK$3:.$DL$3];0)+[.X$1])=&quot;&quot;;&quot;&quot;;INDEX([.$AK34:.$DL34];MATCH([.$M$3];[.$AK$3:.$DL$3];0)+[.X$1]))" office:value-type="string" office:string-value="b" calcext:value-type="string">
            <text:p>b</text:p>
          </table:table-cell>
          <table:table-cell table:style-name="ce14" table:formula="of:=IF(INDEX([.$AK34:.$DL34];MATCH([.$M$3];[.$AK$3:.$DL$3];0)+[.Y$1])=&quot;&quot;;&quot;&quot;;INDEX([.$AK34:.$DL34];MATCH([.$M$3];[.$AK$3:.$DL$3];0)+[.Y$1]))">
            <text:p/>
          </table:table-cell>
          <table:table-cell table:style-name="ce51" table:formula="of:=IF(INDEX([.$AK34:.$DL34];MATCH([.$M$3];[.$AK$3:.$DL$3];0)+[.Z$1])=&quot;&quot;;&quot;&quot;;INDEX([.$AK34:.$DL34];MATCH([.$M$3];[.$AK$3:.$DL$3];0)+[.Z$1]))">
            <text:p/>
          </table:table-cell>
          <table:table-cell table:style-name="ce60" table:formula="of:=IF(INDEX([.$AK34:.$DL34];MATCH([.$M$3];[.$AK$3:.$DL$3];0)+[.AA$1])=&quot;&quot;;&quot;&quot;;INDEX([.$AK34:.$DL34];MATCH([.$M$3];[.$AK$3:.$DL$3];0)+[.AA$1]))" office:value-type="float" office:value="146.95" calcext:value-type="float">
            <text:p>146.95</text:p>
          </table:table-cell>
          <table:table-cell table:style-name="ce43" table:formula="of:=IF(INDEX([.$AK34:.$DL34];MATCH([.$M$3];[.$AK$3:.$DL$3];0)+[.AB$1])=&quot;&quot;;&quot;&quot;;INDEX([.$DO$23:.$DO$422];MATCH(INDEX([.$AK34:.$DL34];MATCH([.$M$3];[.$AK$3:.$DL$3];0)+[.AB$1])&amp;IF([.AE34]=&quot;&quot;;&quot;&quot;;&quot;_&quot;&amp;[.AE34]);[.$DS$23:.$DS$422];0)))" office:value-type="float" office:value="97" calcext:value-type="float">
            <text:p>97</text:p>
          </table:table-cell>
          <table:table-cell table:style-name="ce14" table:formula="of:=IF(INDEX([.$AK34:.$DL34];MATCH([.$M$3];[.$AK$3:.$DL$3];0)+[.AC$1])=&quot;&quot;;&quot;&quot;;INDEX([.$AK34:.$DL34];MATCH([.$M$3];[.$AK$3:.$DL$3];0)+[.AC$1]))" office:value-type="string" office:string-value="pb" calcext:value-type="string">
            <text:p>pb</text:p>
          </table:table-cell>
          <table:table-cell table:style-name="ce14" table:formula="of:=IF(INDEX([.$AK34:.$DL34];MATCH([.$M$3];[.$AK$3:.$DL$3];0)+[.AD$1])=&quot;&quot;;&quot;&quot;;INDEX([.$AK34:.$DL34];MATCH([.$M$3];[.$AK$3:.$DL$3];0)+[.AD$1]))">
            <text:p/>
          </table:table-cell>
          <table:table-cell table:style-name="ce51" table:formula="of:=IF(INDEX([.$AK34:.$DL34];MATCH([.$M$3];[.$AK$3:.$DL$3];0)+[.AE$1])=&quot;&quot;;&quot;&quot;;INDEX([.$AK34:.$DL34];MATCH([.$M$3];[.$AK$3:.$DL$3];0)+[.AE$1]))">
            <text:p/>
          </table:table-cell>
          <table:table-cell table:style-name="ce60" table:formula="of:=IF(INDEX([.$AK34:.$DL34];MATCH([.$M$3];[.$AK$3:.$DL$3];0)+[.AF$1])=&quot;&quot;;&quot;&quot;;INDEX([.$AK34:.$DL34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78" calcext:value-type="float">
            <text:p>99.78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5" calcext:value-type="float">
            <text:p>149.55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2" calcext:value-type="float">
            <text:p>149.52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83" calcext:value-type="float">
            <text:p>82.83</text:p>
          </table:table-cell>
          <table:table-cell table:style-name="ce27" office:value-type="float" office:value="92" calcext:value-type="float">
            <text:p>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" calcext:value-type="float">
            <text:p>18.1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84" calcext:value-type="float">
            <text:p>99.84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63" calcext:value-type="float">
            <text:p>63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7" calcext:value-type="float">
            <text:p>7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3]=&quot;&quot;;&quot;&quot;;&quot;\overrideProperty Score.NonMusicalPaperColumn.line-break-system-details #'((Y-offset . &quot;&amp;[.Q33]&amp;&quot;))&quot;)" office:value-type="string" office:string-value="\overrideProperty Score.NonMusicalPaperColumn.line-break-system-details #'((Y-offset . 135))" calcext:value-type="string">
            <text:p>\overrideProperty Score.NonMusicalPaperColumn.line-break-system-details #'((Y-offset . 135))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L35];MATCH([.$M$3];[.$AK$3:.$DL$3];0)+[.$M$1])=&quot;&quot;;&quot;&quot;;INDEX([.$DO$23:.$DO$422];MATCH(INDEX([.$AK35:.$DL35];MATCH([.$M$3];[.$AK$3:.$DL$3];0)+[.$M$1])&amp;IF([.P35]=&quot;&quot;;&quot;&quot;;&quot;_&quot;&amp;[.P35]);[.$DP$23:.$DP$422];0)))" office:value-type="float" office:value="70" calcext:value-type="float">
            <text:p>70</text:p>
          </table:table-cell>
          <table:table-cell table:style-name="ce14" table:formula="of:=IF(INDEX([.$AK35:.$DL35];MATCH([.$M$3];[.$AK$3:.$DL$3];0)+[.N$1])=&quot;&quot;;&quot;&quot;;INDEX([.$AK35:.$DL35];MATCH([.$M$3];[.$AK$3:.$DL$3];0)+[.N$1]))" office:value-type="string" office:string-value="pb" calcext:value-type="string">
            <text:p>pb</text:p>
          </table:table-cell>
          <table:table-cell table:style-name="ce51" table:formula="of:=IF(INDEX([.$AK35:.$DL35];MATCH([.$M$3];[.$AK$3:.$DL$3];0)+[.O$1])=&quot;&quot;;&quot;&quot;;INDEX([.$AK35:.$DL35];MATCH([.$M$3];[.$AK$3:.$DL$3];0)+[.O$1]))">
            <text:p/>
          </table:table-cell>
          <table:table-cell table:style-name="ce51" table:formula="of:=IF(INDEX([.$AK35:.$DL35];MATCH([.$M$3];[.$AK$3:.$DL$3];0)+[.P$1])=&quot;&quot;;&quot;&quot;;INDEX([.$AK35:.$DL35];MATCH([.$M$3];[.$AK$3:.$DL$3];0)+[.P$1]))">
            <text:p/>
          </table:table-cell>
          <table:table-cell table:style-name="ce60" table:formula="of:=IF(INDEX([.$AK35:.$DL35];MATCH([.$M$3];[.$AK$3:.$DL$3];0)+[.Q$1])=&quot;&quot;;&quot;&quot;;INDEX([.$AK35:.$DL35];MATCH([.$M$3];[.$AK$3:.$DL$3];0)+[.Q$1]))" office:value-type="float" office:value="7" calcext:value-type="float">
            <text:p>7</text:p>
          </table:table-cell>
          <table:table-cell table:style-name="ce24" table:formula="of:=IF(INDEX([.$AK35:.$DL35];MATCH([.$M$3];[.$AK$3:.$DL$3];0)+[.R$1])=&quot;&quot;;&quot;&quot;;INDEX([.$DO$23:.$DO$422];MATCH(INDEX([.$AK35:.$DL35];MATCH([.$M$3];[.$AK$3:.$DL$3];0)+[.R$1])&amp;IF([.U35]=&quot;&quot;;&quot;&quot;;&quot;_&quot;&amp;[.U35]);[.$DQ$23:.$DQ$422];0)))" office:value-type="float" office:value="82" calcext:value-type="float">
            <text:p>82</text:p>
          </table:table-cell>
          <table:table-cell table:style-name="ce14" table:formula="of:=IF(INDEX([.$AK35:.$DL35];MATCH([.$M$3];[.$AK$3:.$DL$3];0)+[.S$1])=&quot;&quot;;&quot;&quot;;INDEX([.$AK35:.$DL35];MATCH([.$M$3];[.$AK$3:.$DL$3];0)+[.S$1]))" office:value-type="string" office:string-value="b" calcext:value-type="string">
            <text:p>b</text:p>
          </table:table-cell>
          <table:table-cell table:style-name="ce14" table:formula="of:=IF(INDEX([.$AK35:.$DL35];MATCH([.$M$3];[.$AK$3:.$DL$3];0)+[.T$1])=&quot;&quot;;&quot;&quot;;INDEX([.$AK35:.$DL35];MATCH([.$M$3];[.$AK$3:.$DL$3];0)+[.T$1]))">
            <text:p/>
          </table:table-cell>
          <table:table-cell table:style-name="ce51" table:formula="of:=IF(INDEX([.$AK35:.$DL35];MATCH([.$M$3];[.$AK$3:.$DL$3];0)+[.U$1])=&quot;&quot;;&quot;&quot;;INDEX([.$AK35:.$DL35];MATCH([.$M$3];[.$AK$3:.$DL$3];0)+[.U$1]))">
            <text:p/>
          </table:table-cell>
          <table:table-cell table:style-name="ce60" table:formula="of:=IF(INDEX([.$AK35:.$DL35];MATCH([.$M$3];[.$AK$3:.$DL$3];0)+[.V$1])=&quot;&quot;;&quot;&quot;;INDEX([.$AK35:.$DL35];MATCH([.$M$3];[.$AK$3:.$DL$3];0)+[.V$1]))" office:value-type="float" office:value="134" calcext:value-type="float">
            <text:p>134</text:p>
          </table:table-cell>
          <table:table-cell table:style-name="ce24" table:formula="of:=IF(INDEX([.$AK35:.$DL35];MATCH([.$M$3];[.$AK$3:.$DL$3];0)+[.W$1])=&quot;&quot;;&quot;&quot;;INDEX([.$DO$23:.$DO$422];MATCH(INDEX([.$AK35:.$DL35];MATCH([.$M$3];[.$AK$3:.$DL$3];0)+[.W$1])&amp;IF([.Z35]=&quot;&quot;;&quot;&quot;;&quot;_&quot;&amp;[.Z35]);[.$DR$23:.$DR$422];0)))" office:value-type="float" office:value="107" calcext:value-type="float">
            <text:p>107</text:p>
          </table:table-cell>
          <table:table-cell table:style-name="ce14" table:formula="of:=IF(INDEX([.$AK35:.$DL35];MATCH([.$M$3];[.$AK$3:.$DL$3];0)+[.X$1])=&quot;&quot;;&quot;&quot;;INDEX([.$AK35:.$DL35];MATCH([.$M$3];[.$AK$3:.$DL$3];0)+[.X$1]))" office:value-type="string" office:string-value="pb" calcext:value-type="string">
            <text:p>pb</text:p>
          </table:table-cell>
          <table:table-cell table:style-name="ce14" table:formula="of:=IF(INDEX([.$AK35:.$DL35];MATCH([.$M$3];[.$AK$3:.$DL$3];0)+[.Y$1])=&quot;&quot;;&quot;&quot;;INDEX([.$AK35:.$DL35];MATCH([.$M$3];[.$AK$3:.$DL$3];0)+[.Y$1]))">
            <text:p/>
          </table:table-cell>
          <table:table-cell table:style-name="ce51" table:formula="of:=IF(INDEX([.$AK35:.$DL35];MATCH([.$M$3];[.$AK$3:.$DL$3];0)+[.Z$1])=&quot;&quot;;&quot;&quot;;INDEX([.$AK35:.$DL35];MATCH([.$M$3];[.$AK$3:.$DL$3];0)+[.Z$1]))">
            <text:p/>
          </table:table-cell>
          <table:table-cell table:style-name="ce60" table:formula="of:=IF(INDEX([.$AK35:.$DL35];MATCH([.$M$3];[.$AK$3:.$DL$3];0)+[.AA$1])=&quot;&quot;;&quot;&quot;;INDEX([.$AK35:.$DL35];MATCH([.$M$3];[.$AK$3:.$DL$3];0)+[.AA$1]))" office:value-type="float" office:value="6" calcext:value-type="float">
            <text:p>6</text:p>
          </table:table-cell>
          <table:table-cell table:style-name="ce43" table:formula="of:=IF(INDEX([.$AK35:.$DL35];MATCH([.$M$3];[.$AK$3:.$DL$3];0)+[.AB$1])=&quot;&quot;;&quot;&quot;;INDEX([.$DO$23:.$DO$422];MATCH(INDEX([.$AK35:.$DL35];MATCH([.$M$3];[.$AK$3:.$DL$3];0)+[.AB$1])&amp;IF([.AE35]=&quot;&quot;;&quot;&quot;;&quot;_&quot;&amp;[.AE35]);[.$DS$23:.$DS$422];0)))" office:value-type="float" office:value="104" calcext:value-type="float">
            <text:p>104</text:p>
          </table:table-cell>
          <table:table-cell table:style-name="ce14" table:formula="of:=IF(INDEX([.$AK35:.$DL35];MATCH([.$M$3];[.$AK$3:.$DL$3];0)+[.AC$1])=&quot;&quot;;&quot;&quot;;INDEX([.$AK35:.$DL35];MATCH([.$M$3];[.$AK$3:.$DL$3];0)+[.AC$1]))" office:value-type="string" office:string-value="b" calcext:value-type="string">
            <text:p>b</text:p>
          </table:table-cell>
          <table:table-cell table:style-name="ce14" table:formula="of:=IF(INDEX([.$AK35:.$DL35];MATCH([.$M$3];[.$AK$3:.$DL$3];0)+[.AD$1])=&quot;&quot;;&quot;&quot;;INDEX([.$AK35:.$DL35];MATCH([.$M$3];[.$AK$3:.$DL$3];0)+[.AD$1]))">
            <text:p/>
          </table:table-cell>
          <table:table-cell table:style-name="ce51" table:formula="of:=IF(INDEX([.$AK35:.$DL35];MATCH([.$M$3];[.$AK$3:.$DL$3];0)+[.AE$1])=&quot;&quot;;&quot;&quot;;INDEX([.$AK35:.$DL35];MATCH([.$M$3];[.$AK$3:.$DL$3];0)+[.AE$1]))">
            <text:p/>
          </table:table-cell>
          <table:table-cell table:style-name="ce60" table:formula="of:=IF(INDEX([.$AK35:.$DL35];MATCH([.$M$3];[.$AK$3:.$DL$3];0)+[.AF$1])=&quot;&quot;;&quot;&quot;;INDEX([.$AK35:.$DL35];MATCH([.$M$3];[.$AK$3:.$DL$3];0)+[.AF$1]))" office:value-type="float" office:value="17.9" calcext:value-type="float">
            <text:p>17.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1" calcext:value-type="float">
            <text:p>149.51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83" calcext:value-type="float">
            <text:p>111.83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49" calcext:value-type="float">
            <text:p>16.49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53" calcext:value-type="float">
            <text:p>32.53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26" calcext:value-type="float">
            <text:p>113.26</text:p>
          </table:table-cell>
          <table:table-cell table:style-name="ce27" office:value-type="float" office:value="108" calcext:value-type="float">
            <text:p>108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8" calcext:value-type="float">
            <text:p>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2" calcext:value-type="float">
            <text:p>16.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70" calcext:value-type="float">
            <text:p>70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7" calcext:value-type="float">
            <text:p>7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pb" calcext:value-type="string">
            <text:p>p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7 \pageBreak " calcext:value-type="string">
            <text:p>s1*7 \pageBreak </text:p>
          </table:table-cell>
          <table:table-cell table:formula="of:=IF([.Q34]=&quot;&quot;;&quot;&quot;;&quot;\overrideProperty Score.NonMusicalPaperColumn.line-break-system-details #'((Y-offset . &quot;&amp;[.Q34]&amp;&quot;))&quot;)" office:value-type="string" office:string-value="\overrideProperty Score.NonMusicalPaperColumn.line-break-system-details #'((Y-offset . 147.5))" calcext:value-type="string">
            <text:p>\overrideProperty Score.NonMusicalPaperColumn.line-break-system-details #'((Y-offset . 147.5))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L36];MATCH([.$M$3];[.$AK$3:.$DL$3];0)+[.$M$1])=&quot;&quot;;&quot;&quot;;INDEX([.$DO$23:.$DO$422];MATCH(INDEX([.$AK36:.$DL36];MATCH([.$M$3];[.$AK$3:.$DL$3];0)+[.$M$1])&amp;IF([.P36]=&quot;&quot;;&quot;&quot;;&quot;_&quot;&amp;[.P36]);[.$DP$23:.$DP$422];0)))" office:value-type="float" office:value="74" calcext:value-type="float">
            <text:p>74</text:p>
          </table:table-cell>
          <table:table-cell table:style-name="ce14" table:formula="of:=IF(INDEX([.$AK36:.$DL36];MATCH([.$M$3];[.$AK$3:.$DL$3];0)+[.N$1])=&quot;&quot;;&quot;&quot;;INDEX([.$AK36:.$DL36];MATCH([.$M$3];[.$AK$3:.$DL$3];0)+[.N$1]))" office:value-type="string" office:string-value="b" calcext:value-type="string">
            <text:p>b</text:p>
          </table:table-cell>
          <table:table-cell table:style-name="ce51" table:formula="of:=IF(INDEX([.$AK36:.$DL36];MATCH([.$M$3];[.$AK$3:.$DL$3];0)+[.O$1])=&quot;&quot;;&quot;&quot;;INDEX([.$AK36:.$DL36];MATCH([.$M$3];[.$AK$3:.$DL$3];0)+[.O$1]))">
            <text:p/>
          </table:table-cell>
          <table:table-cell table:style-name="ce51" table:formula="of:=IF(INDEX([.$AK36:.$DL36];MATCH([.$M$3];[.$AK$3:.$DL$3];0)+[.P$1])=&quot;&quot;;&quot;&quot;;INDEX([.$AK36:.$DL36];MATCH([.$M$3];[.$AK$3:.$DL$3];0)+[.P$1]))">
            <text:p/>
          </table:table-cell>
          <table:table-cell table:style-name="ce60" table:formula="of:=IF(INDEX([.$AK36:.$DL36];MATCH([.$M$3];[.$AK$3:.$DL$3];0)+[.Q$1])=&quot;&quot;;&quot;&quot;;INDEX([.$AK36:.$DL36];MATCH([.$M$3];[.$AK$3:.$DL$3];0)+[.Q$1]))" office:value-type="float" office:value="19.5" calcext:value-type="float">
            <text:p>19.5</text:p>
          </table:table-cell>
          <table:table-cell table:style-name="ce24" table:formula="of:=IF(INDEX([.$AK36:.$DL36];MATCH([.$M$3];[.$AK$3:.$DL$3];0)+[.R$1])=&quot;&quot;;&quot;&quot;;INDEX([.$DO$23:.$DO$422];MATCH(INDEX([.$AK36:.$DL36];MATCH([.$M$3];[.$AK$3:.$DL$3];0)+[.R$1])&amp;IF([.U36]=&quot;&quot;;&quot;&quot;;&quot;_&quot;&amp;[.U36]);[.$DQ$23:.$DQ$422];0)))" office:value-type="float" office:value="90" calcext:value-type="float">
            <text:p>90</text:p>
          </table:table-cell>
          <table:table-cell table:style-name="ce14" table:formula="of:=IF(INDEX([.$AK36:.$DL36];MATCH([.$M$3];[.$AK$3:.$DL$3];0)+[.S$1])=&quot;&quot;;&quot;&quot;;INDEX([.$AK36:.$DL36];MATCH([.$M$3];[.$AK$3:.$DL$3];0)+[.S$1]))" office:value-type="string" office:string-value="b" calcext:value-type="string">
            <text:p>b</text:p>
          </table:table-cell>
          <table:table-cell table:style-name="ce14" table:formula="of:=IF(INDEX([.$AK36:.$DL36];MATCH([.$M$3];[.$AK$3:.$DL$3];0)+[.T$1])=&quot;&quot;;&quot;&quot;;INDEX([.$AK36:.$DL36];MATCH([.$M$3];[.$AK$3:.$DL$3];0)+[.T$1]))">
            <text:p/>
          </table:table-cell>
          <table:table-cell table:style-name="ce51" table:formula="of:=IF(INDEX([.$AK36:.$DL36];MATCH([.$M$3];[.$AK$3:.$DL$3];0)+[.U$1])=&quot;&quot;;&quot;&quot;;INDEX([.$AK36:.$DL36];MATCH([.$M$3];[.$AK$3:.$DL$3];0)+[.U$1]))">
            <text:p/>
          </table:table-cell>
          <table:table-cell table:style-name="ce60" table:formula="of:=IF(INDEX([.$AK36:.$DL36];MATCH([.$M$3];[.$AK$3:.$DL$3];0)+[.V$1])=&quot;&quot;;&quot;&quot;;INDEX([.$AK36:.$DL36];MATCH([.$M$3];[.$AK$3:.$DL$3];0)+[.V$1]))" office:value-type="float" office:value="146.9" calcext:value-type="float">
            <text:p>146.9</text:p>
          </table:table-cell>
          <table:table-cell table:style-name="ce24" table:formula="of:=IF(INDEX([.$AK36:.$DL36];MATCH([.$M$3];[.$AK$3:.$DL$3];0)+[.W$1])=&quot;&quot;;&quot;&quot;;INDEX([.$DO$23:.$DO$422];MATCH(INDEX([.$AK36:.$DL36];MATCH([.$M$3];[.$AK$3:.$DL$3];0)+[.W$1])&amp;IF([.Z36]=&quot;&quot;;&quot;&quot;;&quot;_&quot;&amp;[.Z36]);[.$DR$23:.$DR$422];0)))" office:value-type="float" office:value="115" calcext:value-type="float">
            <text:p>115</text:p>
          </table:table-cell>
          <table:table-cell table:style-name="ce14" table:formula="of:=IF(INDEX([.$AK36:.$DL36];MATCH([.$M$3];[.$AK$3:.$DL$3];0)+[.X$1])=&quot;&quot;;&quot;&quot;;INDEX([.$AK36:.$DL36];MATCH([.$M$3];[.$AK$3:.$DL$3];0)+[.X$1]))" office:value-type="string" office:string-value="b" calcext:value-type="string">
            <text:p>b</text:p>
          </table:table-cell>
          <table:table-cell table:style-name="ce14" table:formula="of:=IF(INDEX([.$AK36:.$DL36];MATCH([.$M$3];[.$AK$3:.$DL$3];0)+[.Y$1])=&quot;&quot;;&quot;&quot;;INDEX([.$AK36:.$DL36];MATCH([.$M$3];[.$AK$3:.$DL$3];0)+[.Y$1]))">
            <text:p/>
          </table:table-cell>
          <table:table-cell table:style-name="ce51" table:formula="of:=IF(INDEX([.$AK36:.$DL36];MATCH([.$M$3];[.$AK$3:.$DL$3];0)+[.Z$1])=&quot;&quot;;&quot;&quot;;INDEX([.$AK36:.$DL36];MATCH([.$M$3];[.$AK$3:.$DL$3];0)+[.Z$1]))">
            <text:p/>
          </table:table-cell>
          <table:table-cell table:style-name="ce60" table:formula="of:=IF(INDEX([.$AK36:.$DL36];MATCH([.$M$3];[.$AK$3:.$DL$3];0)+[.AA$1])=&quot;&quot;;&quot;&quot;;INDEX([.$AK36:.$DL36];MATCH([.$M$3];[.$AK$3:.$DL$3];0)+[.AA$1]))" office:value-type="float" office:value="18.8" calcext:value-type="float">
            <text:p>18.8</text:p>
          </table:table-cell>
          <table:table-cell table:style-name="ce43" table:formula="of:=IF(INDEX([.$AK36:.$DL36];MATCH([.$M$3];[.$AK$3:.$DL$3];0)+[.AB$1])=&quot;&quot;;&quot;&quot;;INDEX([.$DO$23:.$DO$422];MATCH(INDEX([.$AK36:.$DL36];MATCH([.$M$3];[.$AK$3:.$DL$3];0)+[.AB$1])&amp;IF([.AE36]=&quot;&quot;;&quot;&quot;;&quot;_&quot;&amp;[.AE36]);[.$DS$23:.$DS$422];0)))" office:value-type="float" office:value="112" calcext:value-type="float">
            <text:p>112</text:p>
          </table:table-cell>
          <table:table-cell table:style-name="ce14" table:formula="of:=IF(INDEX([.$AK36:.$DL36];MATCH([.$M$3];[.$AK$3:.$DL$3];0)+[.AC$1])=&quot;&quot;;&quot;&quot;;INDEX([.$AK36:.$DL36];MATCH([.$M$3];[.$AK$3:.$DL$3];0)+[.AC$1]))" office:value-type="string" office:string-value="b" calcext:value-type="string">
            <text:p>b</text:p>
          </table:table-cell>
          <table:table-cell table:style-name="ce14" table:formula="of:=IF(INDEX([.$AK36:.$DL36];MATCH([.$M$3];[.$AK$3:.$DL$3];0)+[.AD$1])=&quot;&quot;;&quot;&quot;;INDEX([.$AK36:.$DL36];MATCH([.$M$3];[.$AK$3:.$DL$3];0)+[.AD$1]))">
            <text:p/>
          </table:table-cell>
          <table:table-cell table:style-name="ce51" table:formula="of:=IF(INDEX([.$AK36:.$DL36];MATCH([.$M$3];[.$AK$3:.$DL$3];0)+[.AE$1])=&quot;&quot;;&quot;&quot;;INDEX([.$AK36:.$DL36];MATCH([.$M$3];[.$AK$3:.$DL$3];0)+[.AE$1]))">
            <text:p/>
          </table:table-cell>
          <table:table-cell table:style-name="ce60" table:formula="of:=IF(INDEX([.$AK36:.$DL36];MATCH([.$M$3];[.$AK$3:.$DL$3];0)+[.AF$1])=&quot;&quot;;&quot;&quot;;INDEX([.$AK36:.$DL36];MATCH([.$M$3];[.$AK$3:.$DL$3];0)+[.AF$1]))" office:value-type="float" office:value="32" calcext:value-type="float">
            <text:p>3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43" calcext:value-type="float">
            <text:p>125.43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93" calcext:value-type="float">
            <text:p>16.93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52" calcext:value-type="float">
            <text:p>19.52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5" calcext:value-type="float">
            <text:p>19.55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3.51" calcext:value-type="float">
            <text:p>103.51</text:p>
          </table:table-cell>
          <table:table-cell table:style-name="ce27" office:value-type="float" office:value="109" calcext:value-type="float">
            <text:p>1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6.59" calcext:value-type="float">
            <text:p>16.59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01" calcext:value-type="float">
            <text:p>31.01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73" calcext:value-type="float">
            <text:p>47.73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62" calcext:value-type="float">
            <text:p>121.62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1" calcext:value-type="float">
            <text:p>18.11</text:p>
          </table:table-cell>
          <table:table-cell table:style-name="ce27" office:value-type="float" office:value="106" calcext:value-type="float">
            <text:p>10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1" calcext:value-type="float">
            <text:p>29.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74" calcext:value-type="float">
            <text:p>74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4" calcext:value-type="float">
            <text:p>4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5]=&quot;&quot;;&quot;&quot;;&quot;\overrideProperty Score.NonMusicalPaperColumn.line-break-system-details #'((Y-offset . &quot;&amp;[.Q35]&amp;&quot;))&quot;)" office:value-type="string" office:string-value="\overrideProperty Score.NonMusicalPaperColumn.line-break-system-details #'((Y-offset . 7))" calcext:value-type="string">
            <text:p>\overrideProperty Score.NonMusicalPaperColumn.line-break-system-details #'((Y-offset . 7))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L37];MATCH([.$M$3];[.$AK$3:.$DL$3];0)+[.$M$1])=&quot;&quot;;&quot;&quot;;INDEX([.$DO$23:.$DO$422];MATCH(INDEX([.$AK37:.$DL37];MATCH([.$M$3];[.$AK$3:.$DL$3];0)+[.$M$1])&amp;IF([.P37]=&quot;&quot;;&quot;&quot;;&quot;_&quot;&amp;[.P37]);[.$DP$23:.$DP$422];0)))" office:value-type="float" office:value="81" calcext:value-type="float">
            <text:p>81</text:p>
          </table:table-cell>
          <table:table-cell table:style-name="ce14" table:formula="of:=IF(INDEX([.$AK37:.$DL37];MATCH([.$M$3];[.$AK$3:.$DL$3];0)+[.N$1])=&quot;&quot;;&quot;&quot;;INDEX([.$AK37:.$DL37];MATCH([.$M$3];[.$AK$3:.$DL$3];0)+[.N$1]))" office:value-type="string" office:string-value="b" calcext:value-type="string">
            <text:p>b</text:p>
          </table:table-cell>
          <table:table-cell table:style-name="ce51" table:formula="of:=IF(INDEX([.$AK37:.$DL37];MATCH([.$M$3];[.$AK$3:.$DL$3];0)+[.O$1])=&quot;&quot;;&quot;&quot;;INDEX([.$AK37:.$DL37];MATCH([.$M$3];[.$AK$3:.$DL$3];0)+[.O$1]))">
            <text:p/>
          </table:table-cell>
          <table:table-cell table:style-name="ce51" table:formula="of:=IF(INDEX([.$AK37:.$DL37];MATCH([.$M$3];[.$AK$3:.$DL$3];0)+[.P$1])=&quot;&quot;;&quot;&quot;;INDEX([.$AK37:.$DL37];MATCH([.$M$3];[.$AK$3:.$DL$3];0)+[.P$1]))">
            <text:p/>
          </table:table-cell>
          <table:table-cell table:style-name="ce60" table:formula="of:=IF(INDEX([.$AK37:.$DL37];MATCH([.$M$3];[.$AK$3:.$DL$3];0)+[.Q$1])=&quot;&quot;;&quot;&quot;;INDEX([.$AK37:.$DL37];MATCH([.$M$3];[.$AK$3:.$DL$3];0)+[.Q$1]))" office:value-type="float" office:value="33" calcext:value-type="float">
            <text:p>33</text:p>
          </table:table-cell>
          <table:table-cell table:style-name="ce24" table:formula="of:=IF(INDEX([.$AK37:.$DL37];MATCH([.$M$3];[.$AK$3:.$DL$3];0)+[.R$1])=&quot;&quot;;&quot;&quot;;INDEX([.$DO$23:.$DO$422];MATCH(INDEX([.$AK37:.$DL37];MATCH([.$M$3];[.$AK$3:.$DL$3];0)+[.R$1])&amp;IF([.U37]=&quot;&quot;;&quot;&quot;;&quot;_&quot;&amp;[.U37]);[.$DQ$23:.$DQ$422];0)))">
            <text:p/>
          </table:table-cell>
          <table:table-cell table:style-name="ce14" table:formula="of:=IF(INDEX([.$AK37:.$DL37];MATCH([.$M$3];[.$AK$3:.$DL$3];0)+[.S$1])=&quot;&quot;;&quot;&quot;;INDEX([.$AK37:.$DL37];MATCH([.$M$3];[.$AK$3:.$DL$3];0)+[.S$1]))">
            <text:p/>
          </table:table-cell>
          <table:table-cell table:style-name="ce14" table:formula="of:=IF(INDEX([.$AK37:.$DL37];MATCH([.$M$3];[.$AK$3:.$DL$3];0)+[.T$1])=&quot;&quot;;&quot;&quot;;INDEX([.$AK37:.$DL37];MATCH([.$M$3];[.$AK$3:.$DL$3];0)+[.T$1]))">
            <text:p/>
          </table:table-cell>
          <table:table-cell table:style-name="ce51" table:formula="of:=IF(INDEX([.$AK37:.$DL37];MATCH([.$M$3];[.$AK$3:.$DL$3];0)+[.U$1])=&quot;&quot;;&quot;&quot;;INDEX([.$AK37:.$DL37];MATCH([.$M$3];[.$AK$3:.$DL$3];0)+[.U$1]))">
            <text:p/>
          </table:table-cell>
          <table:table-cell table:style-name="ce60" table:formula="of:=IF(INDEX([.$AK37:.$DL37];MATCH([.$M$3];[.$AK$3:.$DL$3];0)+[.V$1])=&quot;&quot;;&quot;&quot;;INDEX([.$AK37:.$DL37];MATCH([.$M$3];[.$AK$3:.$DL$3];0)+[.V$1]))">
            <text:p/>
          </table:table-cell>
          <table:table-cell table:style-name="ce24" table:formula="of:=IF(INDEX([.$AK37:.$DL37];MATCH([.$M$3];[.$AK$3:.$DL$3];0)+[.W$1])=&quot;&quot;;&quot;&quot;;INDEX([.$DO$23:.$DO$422];MATCH(INDEX([.$AK37:.$DL37];MATCH([.$M$3];[.$AK$3:.$DL$3];0)+[.W$1])&amp;IF([.Z37]=&quot;&quot;;&quot;&quot;;&quot;_&quot;&amp;[.Z37]);[.$DR$23:.$DR$422];0)))" office:value-type="float" office:value="122" calcext:value-type="float">
            <text:p>122</text:p>
          </table:table-cell>
          <table:table-cell table:style-name="ce14" table:formula="of:=IF(INDEX([.$AK37:.$DL37];MATCH([.$M$3];[.$AK$3:.$DL$3];0)+[.X$1])=&quot;&quot;;&quot;&quot;;INDEX([.$AK37:.$DL37];MATCH([.$M$3];[.$AK$3:.$DL$3];0)+[.X$1]))" office:value-type="string" office:string-value="b" calcext:value-type="string">
            <text:p>b</text:p>
          </table:table-cell>
          <table:table-cell table:style-name="ce14" table:formula="of:=IF(INDEX([.$AK37:.$DL37];MATCH([.$M$3];[.$AK$3:.$DL$3];0)+[.Y$1])=&quot;&quot;;&quot;&quot;;INDEX([.$AK37:.$DL37];MATCH([.$M$3];[.$AK$3:.$DL$3];0)+[.Y$1]))">
            <text:p/>
          </table:table-cell>
          <table:table-cell table:style-name="ce51" table:formula="of:=IF(INDEX([.$AK37:.$DL37];MATCH([.$M$3];[.$AK$3:.$DL$3];0)+[.Z$1])=&quot;&quot;;&quot;&quot;;INDEX([.$AK37:.$DL37];MATCH([.$M$3];[.$AK$3:.$DL$3];0)+[.Z$1]))">
            <text:p/>
          </table:table-cell>
          <table:table-cell table:style-name="ce60" table:formula="of:=IF(INDEX([.$AK37:.$DL37];MATCH([.$M$3];[.$AK$3:.$DL$3];0)+[.AA$1])=&quot;&quot;;&quot;&quot;;INDEX([.$AK37:.$DL37];MATCH([.$M$3];[.$AK$3:.$DL$3];0)+[.AA$1]))" office:value-type="float" office:value="31.6" calcext:value-type="float">
            <text:p>31.6</text:p>
          </table:table-cell>
          <table:table-cell table:style-name="ce43" table:formula="of:=IF(INDEX([.$AK37:.$DL37];MATCH([.$M$3];[.$AK$3:.$DL$3];0)+[.AB$1])=&quot;&quot;;&quot;&quot;;INDEX([.$DO$23:.$DO$422];MATCH(INDEX([.$AK37:.$DL37];MATCH([.$M$3];[.$AK$3:.$DL$3];0)+[.AB$1])&amp;IF([.AE37]=&quot;&quot;;&quot;&quot;;&quot;_&quot;&amp;[.AE37]);[.$DS$23:.$DS$422];0)))" office:value-type="float" office:value="118" calcext:value-type="float">
            <text:p>118</text:p>
          </table:table-cell>
          <table:table-cell table:style-name="ce14" table:formula="of:=IF(INDEX([.$AK37:.$DL37];MATCH([.$M$3];[.$AK$3:.$DL$3];0)+[.AC$1])=&quot;&quot;;&quot;&quot;;INDEX([.$AK37:.$DL37];MATCH([.$M$3];[.$AK$3:.$DL$3];0)+[.AC$1]))" office:value-type="string" office:string-value="b" calcext:value-type="string">
            <text:p>b</text:p>
          </table:table-cell>
          <table:table-cell table:style-name="ce14" table:formula="of:=IF(INDEX([.$AK37:.$DL37];MATCH([.$M$3];[.$AK$3:.$DL$3];0)+[.AD$1])=&quot;&quot;;&quot;&quot;;INDEX([.$AK37:.$DL37];MATCH([.$M$3];[.$AK$3:.$DL$3];0)+[.AD$1]))">
            <text:p/>
          </table:table-cell>
          <table:table-cell table:style-name="ce51" table:formula="of:=IF(INDEX([.$AK37:.$DL37];MATCH([.$M$3];[.$AK$3:.$DL$3];0)+[.AE$1])=&quot;&quot;;&quot;&quot;;INDEX([.$AK37:.$DL37];MATCH([.$M$3];[.$AK$3:.$DL$3];0)+[.AE$1]))">
            <text:p/>
          </table:table-cell>
          <table:table-cell table:style-name="ce60" table:formula="of:=IF(INDEX([.$AK37:.$DL37];MATCH([.$M$3];[.$AK$3:.$DL$3];0)+[.AF$1])=&quot;&quot;;&quot;&quot;;INDEX([.$AK37:.$DL37];MATCH([.$M$3];[.$AK$3:.$DL$3];0)+[.AF$1]))" office:value-type="float" office:value="43.7" calcext:value-type="float">
            <text:p>43.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6.92" calcext:value-type="float">
            <text:p>16.92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8" calcext:value-type="float">
            <text:p>135.58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.04" calcext:value-type="float">
            <text:p>30.04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.96" calcext:value-type="float">
            <text:p>30.96</text:p>
          </table:table-cell>
          <table:table-cell table:style-name="ce27" office:value-type="float" office:value="69" calcext:value-type="float">
            <text:p>6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2.55" calcext:value-type="float">
            <text:p>32.55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6.18" calcext:value-type="float">
            <text:p>116.18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31.27" calcext:value-type="float">
            <text:p>31.27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45" calcext:value-type="float">
            <text:p>42.45</text:p>
          </table:table-cell>
          <table:table-cell table:style-name="ce27" office:value-type="float" office:value="78" calcext:value-type="float">
            <text:p>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.4" calcext:value-type="float">
            <text:p>61.4</text:p>
          </table:table-cell>
          <table:table-cell table:style-name="ce27" office:value-type="float" office:value="85" calcext:value-type="float">
            <text:p>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76" calcext:value-type="float">
            <text:p>136.76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table:formula="of:=28.9-0.125" office:value-type="float" office:value="28.775" calcext:value-type="float">
            <text:p>28.775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09" calcext:value-type="float">
            <text:p>44.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81" calcext:value-type="float">
            <text:p>81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7" calcext:value-type="float">
            <text:p>7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6]=&quot;&quot;;&quot;&quot;;&quot;\overrideProperty Score.NonMusicalPaperColumn.line-break-system-details #'((Y-offset . &quot;&amp;[.Q36]&amp;&quot;))&quot;)" office:value-type="string" office:string-value="\overrideProperty Score.NonMusicalPaperColumn.line-break-system-details #'((Y-offset . 19.5))" calcext:value-type="string">
            <text:p>\overrideProperty Score.NonMusicalPaperColumn.line-break-system-details #'((Y-offset . 19.5))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L38];MATCH([.$M$3];[.$AK$3:.$DL$3];0)+[.$M$1])=&quot;&quot;;&quot;&quot;;INDEX([.$DO$23:.$DO$422];MATCH(INDEX([.$AK38:.$DL38];MATCH([.$M$3];[.$AK$3:.$DL$3];0)+[.$M$1])&amp;IF([.P38]=&quot;&quot;;&quot;&quot;;&quot;_&quot;&amp;[.P38]);[.$DP$23:.$DP$422];0)))" office:value-type="float" office:value="86" calcext:value-type="float">
            <text:p>86</text:p>
          </table:table-cell>
          <table:table-cell table:style-name="ce14" table:formula="of:=IF(INDEX([.$AK38:.$DL38];MATCH([.$M$3];[.$AK$3:.$DL$3];0)+[.N$1])=&quot;&quot;;&quot;&quot;;INDEX([.$AK38:.$DL38];MATCH([.$M$3];[.$AK$3:.$DL$3];0)+[.N$1]))" office:value-type="string" office:string-value="b" calcext:value-type="string">
            <text:p>b</text:p>
          </table:table-cell>
          <table:table-cell table:style-name="ce51" table:formula="of:=IF(INDEX([.$AK38:.$DL38];MATCH([.$M$3];[.$AK$3:.$DL$3];0)+[.O$1])=&quot;&quot;;&quot;&quot;;INDEX([.$AK38:.$DL38];MATCH([.$M$3];[.$AK$3:.$DL$3];0)+[.O$1]))">
            <text:p/>
          </table:table-cell>
          <table:table-cell table:style-name="ce51" table:formula="of:=IF(INDEX([.$AK38:.$DL38];MATCH([.$M$3];[.$AK$3:.$DL$3];0)+[.P$1])=&quot;&quot;;&quot;&quot;;INDEX([.$AK38:.$DL38];MATCH([.$M$3];[.$AK$3:.$DL$3];0)+[.P$1]))">
            <text:p/>
          </table:table-cell>
          <table:table-cell table:style-name="ce60" table:formula="of:=IF(INDEX([.$AK38:.$DL38];MATCH([.$M$3];[.$AK$3:.$DL$3];0)+[.Q$1])=&quot;&quot;;&quot;&quot;;INDEX([.$AK38:.$DL38];MATCH([.$M$3];[.$AK$3:.$DL$3];0)+[.Q$1]))" office:value-type="float" office:value="44" calcext:value-type="float">
            <text:p>44</text:p>
          </table:table-cell>
          <table:table-cell table:style-name="ce24" table:formula="of:=IF(INDEX([.$AK38:.$DL38];MATCH([.$M$3];[.$AK$3:.$DL$3];0)+[.R$1])=&quot;&quot;;&quot;&quot;;INDEX([.$DO$23:.$DO$422];MATCH(INDEX([.$AK38:.$DL38];MATCH([.$M$3];[.$AK$3:.$DL$3];0)+[.R$1])&amp;IF([.U38]=&quot;&quot;;&quot;&quot;;&quot;_&quot;&amp;[.U38]);[.$DQ$23:.$DQ$422];0)))">
            <text:p/>
          </table:table-cell>
          <table:table-cell table:style-name="ce14" table:formula="of:=IF(INDEX([.$AK38:.$DL38];MATCH([.$M$3];[.$AK$3:.$DL$3];0)+[.S$1])=&quot;&quot;;&quot;&quot;;INDEX([.$AK38:.$DL38];MATCH([.$M$3];[.$AK$3:.$DL$3];0)+[.S$1]))">
            <text:p/>
          </table:table-cell>
          <table:table-cell table:style-name="ce14" table:formula="of:=IF(INDEX([.$AK38:.$DL38];MATCH([.$M$3];[.$AK$3:.$DL$3];0)+[.T$1])=&quot;&quot;;&quot;&quot;;INDEX([.$AK38:.$DL38];MATCH([.$M$3];[.$AK$3:.$DL$3];0)+[.T$1]))">
            <text:p/>
          </table:table-cell>
          <table:table-cell table:style-name="ce51" table:formula="of:=IF(INDEX([.$AK38:.$DL38];MATCH([.$M$3];[.$AK$3:.$DL$3];0)+[.U$1])=&quot;&quot;;&quot;&quot;;INDEX([.$AK38:.$DL38];MATCH([.$M$3];[.$AK$3:.$DL$3];0)+[.U$1]))">
            <text:p/>
          </table:table-cell>
          <table:table-cell table:style-name="ce60" table:formula="of:=IF(INDEX([.$AK38:.$DL38];MATCH([.$M$3];[.$AK$3:.$DL$3];0)+[.V$1])=&quot;&quot;;&quot;&quot;;INDEX([.$AK38:.$DL38];MATCH([.$M$3];[.$AK$3:.$DL$3];0)+[.V$1]))">
            <text:p/>
          </table:table-cell>
          <table:table-cell table:style-name="ce24" table:formula="of:=IF(INDEX([.$AK38:.$DL38];MATCH([.$M$3];[.$AK$3:.$DL$3];0)+[.W$1])=&quot;&quot;;&quot;&quot;;INDEX([.$DO$23:.$DO$422];MATCH(INDEX([.$AK38:.$DL38];MATCH([.$M$3];[.$AK$3:.$DL$3];0)+[.W$1])&amp;IF([.Z38]=&quot;&quot;;&quot;&quot;;&quot;_&quot;&amp;[.Z38]);[.$DR$23:.$DR$422];0)))" office:value-type="float" office:value="129" calcext:value-type="float">
            <text:p>129</text:p>
          </table:table-cell>
          <table:table-cell table:style-name="ce14" table:formula="of:=IF(INDEX([.$AK38:.$DL38];MATCH([.$M$3];[.$AK$3:.$DL$3];0)+[.X$1])=&quot;&quot;;&quot;&quot;;INDEX([.$AK38:.$DL38];MATCH([.$M$3];[.$AK$3:.$DL$3];0)+[.X$1]))" office:value-type="string" office:string-value="b" calcext:value-type="string">
            <text:p>b</text:p>
          </table:table-cell>
          <table:table-cell table:style-name="ce14" table:formula="of:=IF(INDEX([.$AK38:.$DL38];MATCH([.$M$3];[.$AK$3:.$DL$3];0)+[.Y$1])=&quot;&quot;;&quot;&quot;;INDEX([.$AK38:.$DL38];MATCH([.$M$3];[.$AK$3:.$DL$3];0)+[.Y$1]))">
            <text:p/>
          </table:table-cell>
          <table:table-cell table:style-name="ce51" table:formula="of:=IF(INDEX([.$AK38:.$DL38];MATCH([.$M$3];[.$AK$3:.$DL$3];0)+[.Z$1])=&quot;&quot;;&quot;&quot;;INDEX([.$AK38:.$DL38];MATCH([.$M$3];[.$AK$3:.$DL$3];0)+[.Z$1]))">
            <text:p/>
          </table:table-cell>
          <table:table-cell table:style-name="ce60" table:formula="of:=IF(INDEX([.$AK38:.$DL38];MATCH([.$M$3];[.$AK$3:.$DL$3];0)+[.AA$1])=&quot;&quot;;&quot;&quot;;INDEX([.$AK38:.$DL38];MATCH([.$M$3];[.$AK$3:.$DL$3];0)+[.AA$1]))" office:value-type="float" office:value="44.4" calcext:value-type="float">
            <text:p>44.4</text:p>
          </table:table-cell>
          <table:table-cell table:style-name="ce43" table:formula="of:=IF(INDEX([.$AK38:.$DL38];MATCH([.$M$3];[.$AK$3:.$DL$3];0)+[.AB$1])=&quot;&quot;;&quot;&quot;;INDEX([.$DO$23:.$DO$422];MATCH(INDEX([.$AK38:.$DL38];MATCH([.$M$3];[.$AK$3:.$DL$3];0)+[.AB$1])&amp;IF([.AE38]=&quot;&quot;;&quot;&quot;;&quot;_&quot;&amp;[.AE38]);[.$DS$23:.$DS$422];0)))" office:value-type="float" office:value="128" calcext:value-type="float">
            <text:p>128</text:p>
          </table:table-cell>
          <table:table-cell table:style-name="ce14" table:formula="of:=IF(INDEX([.$AK38:.$DL38];MATCH([.$M$3];[.$AK$3:.$DL$3];0)+[.AC$1])=&quot;&quot;;&quot;&quot;;INDEX([.$AK38:.$DL38];MATCH([.$M$3];[.$AK$3:.$DL$3];0)+[.AC$1]))" office:value-type="string" office:string-value="b" calcext:value-type="string">
            <text:p>b</text:p>
          </table:table-cell>
          <table:table-cell table:style-name="ce14" table:formula="of:=IF(INDEX([.$AK38:.$DL38];MATCH([.$M$3];[.$AK$3:.$DL$3];0)+[.AD$1])=&quot;&quot;;&quot;&quot;;INDEX([.$AK38:.$DL38];MATCH([.$M$3];[.$AK$3:.$DL$3];0)+[.AD$1]))">
            <text:p/>
          </table:table-cell>
          <table:table-cell table:style-name="ce51" table:formula="of:=IF(INDEX([.$AK38:.$DL38];MATCH([.$M$3];[.$AK$3:.$DL$3];0)+[.AE$1])=&quot;&quot;;&quot;&quot;;INDEX([.$AK38:.$DL38];MATCH([.$M$3];[.$AK$3:.$DL$3];0)+[.AE$1]))">
            <text:p/>
          </table:table-cell>
          <table:table-cell table:style-name="ce60" table:formula="of:=IF(INDEX([.$AK38:.$DL38];MATCH([.$M$3];[.$AK$3:.$DL$3];0)+[.AF$1])=&quot;&quot;;&quot;&quot;;INDEX([.$AK38:.$DL38];MATCH([.$M$3];[.$AK$3:.$DL$3];0)+[.AF$1]))" office:value-type="float" office:value="56.6" calcext:value-type="float">
            <text:p>56.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38" calcext:value-type="float">
            <text:p>30.38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67" calcext:value-type="float">
            <text:p>148.67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24" calcext:value-type="float">
            <text:p>44.2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97" calcext:value-type="float">
            <text:p>43.97</text:p>
          </table:table-cell>
          <table:table-cell table:style-name="ce27" office:value-type="float" office:value="71" calcext:value-type="float">
            <text:p>7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99" calcext:value-type="float">
            <text:p>43.99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6.22" calcext:value-type="float">
            <text:p>126.22</text:p>
          </table:table-cell>
          <table:table-cell table:style-name="ce27" office:value-type="float" office:value="125" calcext:value-type="float">
            <text:p>1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42.86" calcext:value-type="float">
            <text:p>42.86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39" calcext:value-type="float">
            <text:p>77.39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83" calcext:value-type="float">
            <text:p>148.83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9" calcext:value-type="float">
            <text:p>41.9</text:p>
          </table:table-cell>
          <table:table-cell table:style-name="ce27" office:value-type="float" office:value="123" calcext:value-type="float">
            <text:p>1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56" calcext:value-type="float">
            <text:p>55.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86" calcext:value-type="float">
            <text:p>86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5" calcext:value-type="float">
            <text:p>5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7]=&quot;&quot;;&quot;&quot;;&quot;\overrideProperty Score.NonMusicalPaperColumn.line-break-system-details #'((Y-offset . &quot;&amp;[.Q37]&amp;&quot;))&quot;)" office:value-type="string" office:string-value="\overrideProperty Score.NonMusicalPaperColumn.line-break-system-details #'((Y-offset . 33))" calcext:value-type="string">
            <text:p>\overrideProperty Score.NonMusicalPaperColumn.line-break-system-details #'((Y-offset . 33))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L39];MATCH([.$M$3];[.$AK$3:.$DL$3];0)+[.$M$1])=&quot;&quot;;&quot;&quot;;INDEX([.$DO$23:.$DO$422];MATCH(INDEX([.$AK39:.$DL39];MATCH([.$M$3];[.$AK$3:.$DL$3];0)+[.$M$1])&amp;IF([.P39]=&quot;&quot;;&quot;&quot;;&quot;_&quot;&amp;[.P39]);[.$DP$23:.$DP$422];0)))" office:value-type="float" office:value="93" calcext:value-type="float">
            <text:p>93</text:p>
          </table:table-cell>
          <table:table-cell table:style-name="ce14" table:formula="of:=IF(INDEX([.$AK39:.$DL39];MATCH([.$M$3];[.$AK$3:.$DL$3];0)+[.N$1])=&quot;&quot;;&quot;&quot;;INDEX([.$AK39:.$DL39];MATCH([.$M$3];[.$AK$3:.$DL$3];0)+[.N$1]))" office:value-type="string" office:string-value="b" calcext:value-type="string">
            <text:p>b</text:p>
          </table:table-cell>
          <table:table-cell table:style-name="ce51" table:formula="of:=IF(INDEX([.$AK39:.$DL39];MATCH([.$M$3];[.$AK$3:.$DL$3];0)+[.O$1])=&quot;&quot;;&quot;&quot;;INDEX([.$AK39:.$DL39];MATCH([.$M$3];[.$AK$3:.$DL$3];0)+[.O$1]))">
            <text:p/>
          </table:table-cell>
          <table:table-cell table:style-name="ce51" table:formula="of:=IF(INDEX([.$AK39:.$DL39];MATCH([.$M$3];[.$AK$3:.$DL$3];0)+[.P$1])=&quot;&quot;;&quot;&quot;;INDEX([.$AK39:.$DL39];MATCH([.$M$3];[.$AK$3:.$DL$3];0)+[.P$1]))">
            <text:p/>
          </table:table-cell>
          <table:table-cell table:style-name="ce60" table:formula="of:=IF(INDEX([.$AK39:.$DL39];MATCH([.$M$3];[.$AK$3:.$DL$3];0)+[.Q$1])=&quot;&quot;;&quot;&quot;;INDEX([.$AK39:.$DL39];MATCH([.$M$3];[.$AK$3:.$DL$3];0)+[.Q$1]))" office:value-type="float" office:value="56" calcext:value-type="float">
            <text:p>56</text:p>
          </table:table-cell>
          <table:table-cell table:style-name="ce43" table:formula="of:=IF(INDEX([.$AK39:.$DL39];MATCH([.$M$3];[.$AK$3:.$DL$3];0)+[.R$1])=&quot;&quot;;&quot;&quot;;INDEX([.$DO$23:.$DO$422];MATCH(INDEX([.$AK39:.$DL39];MATCH([.$M$3];[.$AK$3:.$DL$3];0)+[.R$1])&amp;IF([.U39]=&quot;&quot;;&quot;&quot;;&quot;_&quot;&amp;[.U39]);[.$DQ$23:.$DQ$422];0)))">
            <text:p/>
          </table:table-cell>
          <table:table-cell table:style-name="ce14" table:formula="of:=IF(INDEX([.$AK39:.$DL39];MATCH([.$M$3];[.$AK$3:.$DL$3];0)+[.S$1])=&quot;&quot;;&quot;&quot;;INDEX([.$AK39:.$DL39];MATCH([.$M$3];[.$AK$3:.$DL$3];0)+[.S$1]))">
            <text:p/>
          </table:table-cell>
          <table:table-cell table:style-name="ce14" table:formula="of:=IF(INDEX([.$AK39:.$DL39];MATCH([.$M$3];[.$AK$3:.$DL$3];0)+[.T$1])=&quot;&quot;;&quot;&quot;;INDEX([.$AK39:.$DL39];MATCH([.$M$3];[.$AK$3:.$DL$3];0)+[.T$1]))">
            <text:p/>
          </table:table-cell>
          <table:table-cell table:style-name="ce51" table:formula="of:=IF(INDEX([.$AK39:.$DL39];MATCH([.$M$3];[.$AK$3:.$DL$3];0)+[.U$1])=&quot;&quot;;&quot;&quot;;INDEX([.$AK39:.$DL39];MATCH([.$M$3];[.$AK$3:.$DL$3];0)+[.U$1]))">
            <text:p/>
          </table:table-cell>
          <table:table-cell table:style-name="ce60" table:formula="of:=IF(INDEX([.$AK39:.$DL39];MATCH([.$M$3];[.$AK$3:.$DL$3];0)+[.V$1])=&quot;&quot;;&quot;&quot;;INDEX([.$AK39:.$DL39];MATCH([.$M$3];[.$AK$3:.$DL$3];0)+[.V$1]))">
            <text:p/>
          </table:table-cell>
          <table:table-cell table:style-name="ce24" table:formula="of:=IF(INDEX([.$AK39:.$DL39];MATCH([.$M$3];[.$AK$3:.$DL$3];0)+[.W$1])=&quot;&quot;;&quot;&quot;;INDEX([.$DO$23:.$DO$422];MATCH(INDEX([.$AK39:.$DL39];MATCH([.$M$3];[.$AK$3:.$DL$3];0)+[.W$1])&amp;IF([.Z39]=&quot;&quot;;&quot;&quot;;&quot;_&quot;&amp;[.Z39]);[.$DR$23:.$DR$422];0)))" office:value-type="float" office:value="136" calcext:value-type="float">
            <text:p>136</text:p>
          </table:table-cell>
          <table:table-cell table:style-name="ce14" table:formula="of:=IF(INDEX([.$AK39:.$DL39];MATCH([.$M$3];[.$AK$3:.$DL$3];0)+[.X$1])=&quot;&quot;;&quot;&quot;;INDEX([.$AK39:.$DL39];MATCH([.$M$3];[.$AK$3:.$DL$3];0)+[.X$1]))" office:value-type="string" office:string-value="b" calcext:value-type="string">
            <text:p>b</text:p>
          </table:table-cell>
          <table:table-cell table:style-name="ce14" table:formula="of:=IF(INDEX([.$AK39:.$DL39];MATCH([.$M$3];[.$AK$3:.$DL$3];0)+[.Y$1])=&quot;&quot;;&quot;&quot;;INDEX([.$AK39:.$DL39];MATCH([.$M$3];[.$AK$3:.$DL$3];0)+[.Y$1]))">
            <text:p/>
          </table:table-cell>
          <table:table-cell table:style-name="ce51" table:formula="of:=IF(INDEX([.$AK39:.$DL39];MATCH([.$M$3];[.$AK$3:.$DL$3];0)+[.Z$1])=&quot;&quot;;&quot;&quot;;INDEX([.$AK39:.$DL39];MATCH([.$M$3];[.$AK$3:.$DL$3];0)+[.Z$1]))">
            <text:p/>
          </table:table-cell>
          <table:table-cell table:style-name="ce60" table:formula="of:=IF(INDEX([.$AK39:.$DL39];MATCH([.$M$3];[.$AK$3:.$DL$3];0)+[.AA$1])=&quot;&quot;;&quot;&quot;;INDEX([.$AK39:.$DL39];MATCH([.$M$3];[.$AK$3:.$DL$3];0)+[.AA$1]))" office:value-type="float" office:value="56" calcext:value-type="float">
            <text:p>56</text:p>
          </table:table-cell>
          <table:table-cell table:style-name="ce43" table:formula="of:=IF(INDEX([.$AK39:.$DL39];MATCH([.$M$3];[.$AK$3:.$DL$3];0)+[.AB$1])=&quot;&quot;;&quot;&quot;;INDEX([.$DO$23:.$DO$422];MATCH(INDEX([.$AK39:.$DL39];MATCH([.$M$3];[.$AK$3:.$DL$3];0)+[.AB$1])&amp;IF([.AE39]=&quot;&quot;;&quot;&quot;;&quot;_&quot;&amp;[.AE39]);[.$DS$23:.$DS$422];0)))" office:value-type="float" office:value="137" calcext:value-type="float">
            <text:p>137</text:p>
          </table:table-cell>
          <table:table-cell table:style-name="ce14" table:formula="of:=IF(INDEX([.$AK39:.$DL39];MATCH([.$M$3];[.$AK$3:.$DL$3];0)+[.AC$1])=&quot;&quot;;&quot;&quot;;INDEX([.$AK39:.$DL39];MATCH([.$M$3];[.$AK$3:.$DL$3];0)+[.AC$1]))" office:value-type="string" office:string-value="b" calcext:value-type="string">
            <text:p>b</text:p>
          </table:table-cell>
          <table:table-cell table:style-name="ce14" table:formula="of:=IF(INDEX([.$AK39:.$DL39];MATCH([.$M$3];[.$AK$3:.$DL$3];0)+[.AD$1])=&quot;&quot;;&quot;&quot;;INDEX([.$AK39:.$DL39];MATCH([.$M$3];[.$AK$3:.$DL$3];0)+[.AD$1]))">
            <text:p/>
          </table:table-cell>
          <table:table-cell table:style-name="ce51" table:formula="of:=IF(INDEX([.$AK39:.$DL39];MATCH([.$M$3];[.$AK$3:.$DL$3];0)+[.AE$1])=&quot;&quot;;&quot;&quot;;INDEX([.$AK39:.$DL39];MATCH([.$M$3];[.$AK$3:.$DL$3];0)+[.AE$1]))">
            <text:p/>
          </table:table-cell>
          <table:table-cell table:style-name="ce60" table:formula="of:=IF(INDEX([.$AK39:.$DL39];MATCH([.$M$3];[.$AK$3:.$DL$3];0)+[.AF$1])=&quot;&quot;;&quot;&quot;;INDEX([.$AK39:.$DL39];MATCH([.$M$3];[.$AK$3:.$DL$3];0)+[.AF$1]))" office:value-type="float" office:value="69.5" calcext:value-type="float">
            <text:p>69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74" calcext:value-type="float">
            <text:p>40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25" calcext:value-type="float">
            <text:p>56.25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8.54" calcext:value-type="float">
            <text:p>58.54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99" calcext:value-type="float">
            <text:p>56.99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78" calcext:value-type="float">
            <text:p>134.78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56.01" calcext:value-type="float">
            <text:p>56.01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44" calcext:value-type="float">
            <text:p>68.44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27" calcext:value-type="float">
            <text:p>90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45" calcext:value-type="float">
            <text:p>51.45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14" calcext:value-type="float">
            <text:p>70.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93" calcext:value-type="float">
            <text:p>93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7" calcext:value-type="float">
            <text:p>7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8]=&quot;&quot;;&quot;&quot;;&quot;\overrideProperty Score.NonMusicalPaperColumn.line-break-system-details #'((Y-offset . &quot;&amp;[.Q38]&amp;&quot;))&quot;)" office:value-type="string" office:string-value="\overrideProperty Score.NonMusicalPaperColumn.line-break-system-details #'((Y-offset . 44))" calcext:value-type="string">
            <text:p>\overrideProperty Score.NonMusicalPaperColumn.line-break-system-details #'((Y-offset . 44))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L40];MATCH([.$M$3];[.$AK$3:.$DL$3];0)+[.$M$1])=&quot;&quot;;&quot;&quot;;INDEX([.$DO$23:.$DO$422];MATCH(INDEX([.$AK40:.$DL40];MATCH([.$M$3];[.$AK$3:.$DL$3];0)+[.$M$1])&amp;IF([.P40]=&quot;&quot;;&quot;&quot;;&quot;_&quot;&amp;[.P40]);[.$DP$23:.$DP$422];0)))" office:value-type="float" office:value="100" calcext:value-type="float">
            <text:p>100</text:p>
          </table:table-cell>
          <table:table-cell table:style-name="ce14" table:formula="of:=IF(INDEX([.$AK40:.$DL40];MATCH([.$M$3];[.$AK$3:.$DL$3];0)+[.N$1])=&quot;&quot;;&quot;&quot;;INDEX([.$AK40:.$DL40];MATCH([.$M$3];[.$AK$3:.$DL$3];0)+[.N$1]))" office:value-type="string" office:string-value="b" calcext:value-type="string">
            <text:p>b</text:p>
          </table:table-cell>
          <table:table-cell table:style-name="ce51" table:formula="of:=IF(INDEX([.$AK40:.$DL40];MATCH([.$M$3];[.$AK$3:.$DL$3];0)+[.O$1])=&quot;&quot;;&quot;&quot;;INDEX([.$AK40:.$DL40];MATCH([.$M$3];[.$AK$3:.$DL$3];0)+[.O$1]))">
            <text:p/>
          </table:table-cell>
          <table:table-cell table:style-name="ce51" table:formula="of:=IF(INDEX([.$AK40:.$DL40];MATCH([.$M$3];[.$AK$3:.$DL$3];0)+[.P$1])=&quot;&quot;;&quot;&quot;;INDEX([.$AK40:.$DL40];MATCH([.$M$3];[.$AK$3:.$DL$3];0)+[.P$1]))">
            <text:p/>
          </table:table-cell>
          <table:table-cell table:style-name="ce60" table:formula="of:=IF(INDEX([.$AK40:.$DL40];MATCH([.$M$3];[.$AK$3:.$DL$3];0)+[.Q$1])=&quot;&quot;;&quot;&quot;;INDEX([.$AK40:.$DL40];MATCH([.$M$3];[.$AK$3:.$DL$3];0)+[.Q$1]))" office:value-type="float" office:value="68.5" calcext:value-type="float">
            <text:p>68.5</text:p>
          </table:table-cell>
          <table:table-cell table:style-name="ce43" table:formula="of:=IF(INDEX([.$AK40:.$DL40];MATCH([.$M$3];[.$AK$3:.$DL$3];0)+[.R$1])=&quot;&quot;;&quot;&quot;;INDEX([.$DO$23:.$DO$422];MATCH(INDEX([.$AK40:.$DL40];MATCH([.$M$3];[.$AK$3:.$DL$3];0)+[.R$1])&amp;IF([.U40]=&quot;&quot;;&quot;&quot;;&quot;_&quot;&amp;[.U40]);[.$DQ$23:.$DQ$422];0)))">
            <text:p/>
          </table:table-cell>
          <table:table-cell table:style-name="ce14" table:formula="of:=IF(INDEX([.$AK40:.$DL40];MATCH([.$M$3];[.$AK$3:.$DL$3];0)+[.S$1])=&quot;&quot;;&quot;&quot;;INDEX([.$AK40:.$DL40];MATCH([.$M$3];[.$AK$3:.$DL$3];0)+[.S$1]))">
            <text:p/>
          </table:table-cell>
          <table:table-cell table:style-name="ce14" table:formula="of:=IF(INDEX([.$AK40:.$DL40];MATCH([.$M$3];[.$AK$3:.$DL$3];0)+[.T$1])=&quot;&quot;;&quot;&quot;;INDEX([.$AK40:.$DL40];MATCH([.$M$3];[.$AK$3:.$DL$3];0)+[.T$1]))">
            <text:p/>
          </table:table-cell>
          <table:table-cell table:style-name="ce51" table:formula="of:=IF(INDEX([.$AK40:.$DL40];MATCH([.$M$3];[.$AK$3:.$DL$3];0)+[.U$1])=&quot;&quot;;&quot;&quot;;INDEX([.$AK40:.$DL40];MATCH([.$M$3];[.$AK$3:.$DL$3];0)+[.U$1]))">
            <text:p/>
          </table:table-cell>
          <table:table-cell table:style-name="ce60" table:formula="of:=IF(INDEX([.$AK40:.$DL40];MATCH([.$M$3];[.$AK$3:.$DL$3];0)+[.V$1])=&quot;&quot;;&quot;&quot;;INDEX([.$AK40:.$DL40];MATCH([.$M$3];[.$AK$3:.$DL$3];0)+[.V$1]))">
            <text:p/>
          </table:table-cell>
          <table:table-cell table:style-name="ce24" table:formula="of:=IF(INDEX([.$AK40:.$DL40];MATCH([.$M$3];[.$AK$3:.$DL$3];0)+[.W$1])=&quot;&quot;;&quot;&quot;;INDEX([.$DO$23:.$DO$422];MATCH(INDEX([.$AK40:.$DL40];MATCH([.$M$3];[.$AK$3:.$DL$3];0)+[.W$1])&amp;IF([.Z40]=&quot;&quot;;&quot;&quot;;&quot;_&quot;&amp;[.Z40]);[.$DR$23:.$DR$422];0)))" office:value-type="float" office:value="144" calcext:value-type="float">
            <text:p>144</text:p>
          </table:table-cell>
          <table:table-cell table:style-name="ce14" table:formula="of:=IF(INDEX([.$AK40:.$DL40];MATCH([.$M$3];[.$AK$3:.$DL$3];0)+[.X$1])=&quot;&quot;;&quot;&quot;;INDEX([.$AK40:.$DL40];MATCH([.$M$3];[.$AK$3:.$DL$3];0)+[.X$1]))" office:value-type="string" office:string-value="b" calcext:value-type="string">
            <text:p>b</text:p>
          </table:table-cell>
          <table:table-cell table:style-name="ce14" table:formula="of:=IF(INDEX([.$AK40:.$DL40];MATCH([.$M$3];[.$AK$3:.$DL$3];0)+[.Y$1])=&quot;&quot;;&quot;&quot;;INDEX([.$AK40:.$DL40];MATCH([.$M$3];[.$AK$3:.$DL$3];0)+[.Y$1]))">
            <text:p/>
          </table:table-cell>
          <table:table-cell table:style-name="ce51" table:formula="of:=IF(INDEX([.$AK40:.$DL40];MATCH([.$M$3];[.$AK$3:.$DL$3];0)+[.Z$1])=&quot;&quot;;&quot;&quot;;INDEX([.$AK40:.$DL40];MATCH([.$M$3];[.$AK$3:.$DL$3];0)+[.Z$1]))">
            <text:p/>
          </table:table-cell>
          <table:table-cell table:style-name="ce60" table:formula="of:=IF(INDEX([.$AK40:.$DL40];MATCH([.$M$3];[.$AK$3:.$DL$3];0)+[.AA$1])=&quot;&quot;;&quot;&quot;;INDEX([.$AK40:.$DL40];MATCH([.$M$3];[.$AK$3:.$DL$3];0)+[.AA$1]))" office:value-type="float" office:value="69" calcext:value-type="float">
            <text:p>69</text:p>
          </table:table-cell>
          <table:table-cell table:style-name="ce43" table:formula="of:=IF(INDEX([.$AK40:.$DL40];MATCH([.$M$3];[.$AK$3:.$DL$3];0)+[.AB$1])=&quot;&quot;;&quot;&quot;;INDEX([.$DO$23:.$DO$422];MATCH(INDEX([.$AK40:.$DL40];MATCH([.$M$3];[.$AK$3:.$DL$3];0)+[.AB$1])&amp;IF([.AE40]=&quot;&quot;;&quot;&quot;;&quot;_&quot;&amp;[.AE40]);[.$DS$23:.$DS$422];0)))" office:value-type="float" office:value="145" calcext:value-type="float">
            <text:p>145</text:p>
          </table:table-cell>
          <table:table-cell table:style-name="ce14" table:formula="of:=IF(INDEX([.$AK40:.$DL40];MATCH([.$M$3];[.$AK$3:.$DL$3];0)+[.AC$1])=&quot;&quot;;&quot;&quot;;INDEX([.$AK40:.$DL40];MATCH([.$M$3];[.$AK$3:.$DL$3];0)+[.AC$1]))" office:value-type="string" office:string-value="b" calcext:value-type="string">
            <text:p>b</text:p>
          </table:table-cell>
          <table:table-cell table:style-name="ce14" table:formula="of:=IF(INDEX([.$AK40:.$DL40];MATCH([.$M$3];[.$AK$3:.$DL$3];0)+[.AD$1])=&quot;&quot;;&quot;&quot;;INDEX([.$AK40:.$DL40];MATCH([.$M$3];[.$AK$3:.$DL$3];0)+[.AD$1]))">
            <text:p/>
          </table:table-cell>
          <table:table-cell table:style-name="ce51" table:formula="of:=IF(INDEX([.$AK40:.$DL40];MATCH([.$M$3];[.$AK$3:.$DL$3];0)+[.AE$1])=&quot;&quot;;&quot;&quot;;INDEX([.$AK40:.$DL40];MATCH([.$M$3];[.$AK$3:.$DL$3];0)+[.AE$1]))">
            <text:p/>
          </table:table-cell>
          <table:table-cell table:style-name="ce60" table:formula="of:=IF(INDEX([.$AK40:.$DL40];MATCH([.$M$3];[.$AK$3:.$DL$3];0)+[.AF$1])=&quot;&quot;;&quot;&quot;;INDEX([.$AK40:.$DL40];MATCH([.$M$3];[.$AK$3:.$DL$3];0)+[.AF$1]))" office:value-type="float" office:value="82.4" calcext:value-type="float">
            <text:p>82.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58" calcext:value-type="float">
            <text:p>52.5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6.87" calcext:value-type="float">
            <text:p>66.87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4" calcext:value-type="float">
            <text:p>71.54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1.54" calcext:value-type="float">
            <text:p>71.54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2" calcext:value-type="float">
            <text:p>149.52</text:p>
          </table:table-cell>
          <table:table-cell table:style-name="ce27" office:value-type="float" office:value="139" calcext:value-type="float">
            <text:p>1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66.27" calcext:value-type="float">
            <text:p>66.27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25" calcext:value-type="float">
            <text:p>106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6" calcext:value-type="float">
            <text:p>1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table:formula="of:=64.74+0.125" office:value-type="float" office:value="64.865" calcext:value-type="float">
            <text:p>64.865</text:p>
          </table:table-cell>
          <table:table-cell table:style-name="ce27" office:value-type="float" office:value="140" calcext:value-type="float">
            <text:p>1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.61" calcext:value-type="float">
            <text:p>81.6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100" calcext:value-type="float">
            <text:p>100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7" calcext:value-type="float">
            <text:p>7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9]=&quot;&quot;;&quot;&quot;;&quot;\overrideProperty Score.NonMusicalPaperColumn.line-break-system-details #'((Y-offset . &quot;&amp;[.Q39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L41];MATCH([.$M$3];[.$AK$3:.$DL$3];0)+[.$M$1])=&quot;&quot;;&quot;&quot;;INDEX([.$DO$23:.$DO$422];MATCH(INDEX([.$AK41:.$DL41];MATCH([.$M$3];[.$AK$3:.$DL$3];0)+[.$M$1])&amp;IF([.P41]=&quot;&quot;;&quot;&quot;;&quot;_&quot;&amp;[.P41]);[.$DP$23:.$DP$422];0)))" office:value-type="float" office:value="104" calcext:value-type="float">
            <text:p>104</text:p>
          </table:table-cell>
          <table:table-cell table:style-name="ce14" table:formula="of:=IF(INDEX([.$AK41:.$DL41];MATCH([.$M$3];[.$AK$3:.$DL$3];0)+[.N$1])=&quot;&quot;;&quot;&quot;;INDEX([.$AK41:.$DL41];MATCH([.$M$3];[.$AK$3:.$DL$3];0)+[.N$1]))" office:value-type="string" office:string-value="b" calcext:value-type="string">
            <text:p>b</text:p>
          </table:table-cell>
          <table:table-cell table:style-name="ce51" table:formula="of:=IF(INDEX([.$AK41:.$DL41];MATCH([.$M$3];[.$AK$3:.$DL$3];0)+[.O$1])=&quot;&quot;;&quot;&quot;;INDEX([.$AK41:.$DL41];MATCH([.$M$3];[.$AK$3:.$DL$3];0)+[.O$1]))">
            <text:p/>
          </table:table-cell>
          <table:table-cell table:style-name="ce51" table:formula="of:=IF(INDEX([.$AK41:.$DL41];MATCH([.$M$3];[.$AK$3:.$DL$3];0)+[.P$1])=&quot;&quot;;&quot;&quot;;INDEX([.$AK41:.$DL41];MATCH([.$M$3];[.$AK$3:.$DL$3];0)+[.P$1]))">
            <text:p/>
          </table:table-cell>
          <table:table-cell table:style-name="ce60" table:formula="of:=IF(INDEX([.$AK41:.$DL41];MATCH([.$M$3];[.$AK$3:.$DL$3];0)+[.Q$1])=&quot;&quot;;&quot;&quot;;INDEX([.$AK41:.$DL41];MATCH([.$M$3];[.$AK$3:.$DL$3];0)+[.Q$1]))" office:value-type="float" office:value="85" calcext:value-type="float">
            <text:p>85</text:p>
          </table:table-cell>
          <table:table-cell table:style-name="ce24" table:formula="of:=IF(INDEX([.$AK41:.$DL41];MATCH([.$M$3];[.$AK$3:.$DL$3];0)+[.R$1])=&quot;&quot;;&quot;&quot;;INDEX([.$DO$23:.$DO$422];MATCH(INDEX([.$AK41:.$DL41];MATCH([.$M$3];[.$AK$3:.$DL$3];0)+[.R$1])&amp;IF([.U41]=&quot;&quot;;&quot;&quot;;&quot;_&quot;&amp;[.U41]);[.$DQ$23:.$DQ$422];0)))">
            <text:p/>
          </table:table-cell>
          <table:table-cell table:style-name="ce14" table:formula="of:=IF(INDEX([.$AK41:.$DL41];MATCH([.$M$3];[.$AK$3:.$DL$3];0)+[.S$1])=&quot;&quot;;&quot;&quot;;INDEX([.$AK41:.$DL41];MATCH([.$M$3];[.$AK$3:.$DL$3];0)+[.S$1]))">
            <text:p/>
          </table:table-cell>
          <table:table-cell table:style-name="ce14" table:formula="of:=IF(INDEX([.$AK41:.$DL41];MATCH([.$M$3];[.$AK$3:.$DL$3];0)+[.T$1])=&quot;&quot;;&quot;&quot;;INDEX([.$AK41:.$DL41];MATCH([.$M$3];[.$AK$3:.$DL$3];0)+[.T$1]))">
            <text:p/>
          </table:table-cell>
          <table:table-cell table:style-name="ce51" table:formula="of:=IF(INDEX([.$AK41:.$DL41];MATCH([.$M$3];[.$AK$3:.$DL$3];0)+[.U$1])=&quot;&quot;;&quot;&quot;;INDEX([.$AK41:.$DL41];MATCH([.$M$3];[.$AK$3:.$DL$3];0)+[.U$1]))">
            <text:p/>
          </table:table-cell>
          <table:table-cell table:style-name="ce37" table:formula="of:=IF(INDEX([.$AK41:.$DL41];MATCH([.$M$3];[.$AK$3:.$DL$3];0)+[.V$1])=&quot;&quot;;&quot;&quot;;INDEX([.$AK41:.$DL41];MATCH([.$M$3];[.$AK$3:.$DL$3];0)+[.V$1]))">
            <text:p/>
          </table:table-cell>
          <table:table-cell table:style-name="ce24" table:formula="of:=IF(INDEX([.$AK41:.$DL41];MATCH([.$M$3];[.$AK$3:.$DL$3];0)+[.W$1])=&quot;&quot;;&quot;&quot;;INDEX([.$DO$23:.$DO$422];MATCH(INDEX([.$AK41:.$DL41];MATCH([.$M$3];[.$AK$3:.$DL$3];0)+[.W$1])&amp;IF([.Z41]=&quot;&quot;;&quot;&quot;;&quot;_&quot;&amp;[.Z41]);[.$DR$23:.$DR$422];0)))" office:value-type="float" office:value="153" calcext:value-type="float">
            <text:p>153</text:p>
          </table:table-cell>
          <table:table-cell table:style-name="ce14" table:formula="of:=IF(INDEX([.$AK41:.$DL41];MATCH([.$M$3];[.$AK$3:.$DL$3];0)+[.X$1])=&quot;&quot;;&quot;&quot;;INDEX([.$AK41:.$DL41];MATCH([.$M$3];[.$AK$3:.$DL$3];0)+[.X$1]))" office:value-type="string" office:string-value="b" calcext:value-type="string">
            <text:p>b</text:p>
          </table:table-cell>
          <table:table-cell table:style-name="ce14" table:formula="of:=IF(INDEX([.$AK41:.$DL41];MATCH([.$M$3];[.$AK$3:.$DL$3];0)+[.Y$1])=&quot;&quot;;&quot;&quot;;INDEX([.$AK41:.$DL41];MATCH([.$M$3];[.$AK$3:.$DL$3];0)+[.Y$1]))">
            <text:p/>
          </table:table-cell>
          <table:table-cell table:style-name="ce51" table:formula="of:=IF(INDEX([.$AK41:.$DL41];MATCH([.$M$3];[.$AK$3:.$DL$3];0)+[.Z$1])=&quot;&quot;;&quot;&quot;;INDEX([.$AK41:.$DL41];MATCH([.$M$3];[.$AK$3:.$DL$3];0)+[.Z$1]))">
            <text:p/>
          </table:table-cell>
          <table:table-cell table:style-name="ce60" table:formula="of:=IF(INDEX([.$AK41:.$DL41];MATCH([.$M$3];[.$AK$3:.$DL$3];0)+[.AA$1])=&quot;&quot;;&quot;&quot;;INDEX([.$AK41:.$DL41];MATCH([.$M$3];[.$AK$3:.$DL$3];0)+[.AA$1]))" office:value-type="float" office:value="83.5" calcext:value-type="float">
            <text:p>83.5</text:p>
          </table:table-cell>
          <table:table-cell table:style-name="ce43" table:formula="of:=IF(INDEX([.$AK41:.$DL41];MATCH([.$M$3];[.$AK$3:.$DL$3];0)+[.AB$1])=&quot;&quot;;&quot;&quot;;INDEX([.$DO$23:.$DO$422];MATCH(INDEX([.$AK41:.$DL41];MATCH([.$M$3];[.$AK$3:.$DL$3];0)+[.AB$1])&amp;IF([.AE41]=&quot;&quot;;&quot;&quot;;&quot;_&quot;&amp;[.AE41]);[.$DS$23:.$DS$422];0)))" office:value-type="float" office:value="152" calcext:value-type="float">
            <text:p>152</text:p>
          </table:table-cell>
          <table:table-cell table:style-name="ce14" table:formula="of:=IF(INDEX([.$AK41:.$DL41];MATCH([.$M$3];[.$AK$3:.$DL$3];0)+[.AC$1])=&quot;&quot;;&quot;&quot;;INDEX([.$AK41:.$DL41];MATCH([.$M$3];[.$AK$3:.$DL$3];0)+[.AC$1]))" office:value-type="string" office:string-value="b" calcext:value-type="string">
            <text:p>b</text:p>
          </table:table-cell>
          <table:table-cell table:style-name="ce14" table:formula="of:=IF(INDEX([.$AK41:.$DL41];MATCH([.$M$3];[.$AK$3:.$DL$3];0)+[.AD$1])=&quot;&quot;;&quot;&quot;;INDEX([.$AK41:.$DL41];MATCH([.$M$3];[.$AK$3:.$DL$3];0)+[.AD$1]))">
            <text:p/>
          </table:table-cell>
          <table:table-cell table:style-name="ce51" table:formula="of:=IF(INDEX([.$AK41:.$DL41];MATCH([.$M$3];[.$AK$3:.$DL$3];0)+[.AE$1])=&quot;&quot;;&quot;&quot;;INDEX([.$AK41:.$DL41];MATCH([.$M$3];[.$AK$3:.$DL$3];0)+[.AE$1]))">
            <text:p/>
          </table:table-cell>
          <table:table-cell table:style-name="ce60" table:formula="of:=IF(INDEX([.$AK41:.$DL41];MATCH([.$M$3];[.$AK$3:.$DL$3];0)+[.AF$1])=&quot;&quot;;&quot;&quot;;INDEX([.$AK41:.$DL41];MATCH([.$M$3];[.$AK$3:.$DL$3];0)+[.AF$1]))" office:value-type="float" office:value="97.5" calcext:value-type="float">
            <text:p>97.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6.12" calcext:value-type="float">
            <text:p>66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0.87" calcext:value-type="float">
            <text:p>80.87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99" calcext:value-type="float">
            <text:p>82.99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2.98" calcext:value-type="float">
            <text:p>82.9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7" calcext:value-type="float">
            <text:p>1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81.78" calcext:value-type="float">
            <text:p>81.78</text:p>
          </table:table-cell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79" calcext:value-type="float">
            <text:p>95.79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13" calcext:value-type="float">
            <text:p>119.1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8" calcext:value-type="float">
            <text:p>78.18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64" calcext:value-type="float">
            <text:p>94.6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104" calcext:value-type="float">
            <text:p>104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4" calcext:value-type="float">
            <text:p>4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0]=&quot;&quot;;&quot;&quot;;&quot;\overrideProperty Score.NonMusicalPaperColumn.line-break-system-details #'((Y-offset . &quot;&amp;[.Q40]&amp;&quot;))&quot;)" office:value-type="string" office:string-value="\overrideProperty Score.NonMusicalPaperColumn.line-break-system-details #'((Y-offset . 68.5))" calcext:value-type="string">
            <text:p>\overrideProperty Score.NonMusicalPaperColumn.line-break-system-details #'((Y-offset . 68.5)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L42];MATCH([.$M$3];[.$AK$3:.$DL$3];0)+[.$M$1])=&quot;&quot;;&quot;&quot;;INDEX([.$DO$23:.$DO$422];MATCH(INDEX([.$AK42:.$DL42];MATCH([.$M$3];[.$AK$3:.$DL$3];0)+[.$M$1])&amp;IF([.P42]=&quot;&quot;;&quot;&quot;;&quot;_&quot;&amp;[.P42]);[.$DP$23:.$DP$422];0)))" office:value-type="float" office:value="109" calcext:value-type="float">
            <text:p>109</text:p>
          </table:table-cell>
          <table:table-cell table:style-name="ce14" table:formula="of:=IF(INDEX([.$AK42:.$DL42];MATCH([.$M$3];[.$AK$3:.$DL$3];0)+[.N$1])=&quot;&quot;;&quot;&quot;;INDEX([.$AK42:.$DL42];MATCH([.$M$3];[.$AK$3:.$DL$3];0)+[.N$1]))" office:value-type="string" office:string-value="b" calcext:value-type="string">
            <text:p>b</text:p>
          </table:table-cell>
          <table:table-cell table:style-name="ce51" table:formula="of:=IF(INDEX([.$AK42:.$DL42];MATCH([.$M$3];[.$AK$3:.$DL$3];0)+[.O$1])=&quot;&quot;;&quot;&quot;;INDEX([.$AK42:.$DL42];MATCH([.$M$3];[.$AK$3:.$DL$3];0)+[.O$1]))">
            <text:p/>
          </table:table-cell>
          <table:table-cell table:style-name="ce51" table:formula="of:=IF(INDEX([.$AK42:.$DL42];MATCH([.$M$3];[.$AK$3:.$DL$3];0)+[.P$1])=&quot;&quot;;&quot;&quot;;INDEX([.$AK42:.$DL42];MATCH([.$M$3];[.$AK$3:.$DL$3];0)+[.P$1]))">
            <text:p/>
          </table:table-cell>
          <table:table-cell table:style-name="ce60" table:formula="of:=IF(INDEX([.$AK42:.$DL42];MATCH([.$M$3];[.$AK$3:.$DL$3];0)+[.Q$1])=&quot;&quot;;&quot;&quot;;INDEX([.$AK42:.$DL42];MATCH([.$M$3];[.$AK$3:.$DL$3];0)+[.Q$1]))" office:value-type="float" office:value="97.5" calcext:value-type="float">
            <text:p>97.5</text:p>
          </table:table-cell>
          <table:table-cell table:style-name="ce24" table:formula="of:=IF(INDEX([.$AK42:.$DL42];MATCH([.$M$3];[.$AK$3:.$DL$3];0)+[.R$1])=&quot;&quot;;&quot;&quot;;INDEX([.$DO$23:.$DO$422];MATCH(INDEX([.$AK42:.$DL42];MATCH([.$M$3];[.$AK$3:.$DL$3];0)+[.R$1])&amp;IF([.U42]=&quot;&quot;;&quot;&quot;;&quot;_&quot;&amp;[.U42]);[.$DQ$23:.$DQ$422];0)))">
            <text:p/>
          </table:table-cell>
          <table:table-cell table:style-name="ce14" table:formula="of:=IF(INDEX([.$AK42:.$DL42];MATCH([.$M$3];[.$AK$3:.$DL$3];0)+[.S$1])=&quot;&quot;;&quot;&quot;;INDEX([.$AK42:.$DL42];MATCH([.$M$3];[.$AK$3:.$DL$3];0)+[.S$1]))">
            <text:p/>
          </table:table-cell>
          <table:table-cell table:style-name="ce14" table:formula="of:=IF(INDEX([.$AK42:.$DL42];MATCH([.$M$3];[.$AK$3:.$DL$3];0)+[.T$1])=&quot;&quot;;&quot;&quot;;INDEX([.$AK42:.$DL42];MATCH([.$M$3];[.$AK$3:.$DL$3];0)+[.T$1]))">
            <text:p/>
          </table:table-cell>
          <table:table-cell table:style-name="ce51" table:formula="of:=IF(INDEX([.$AK42:.$DL42];MATCH([.$M$3];[.$AK$3:.$DL$3];0)+[.U$1])=&quot;&quot;;&quot;&quot;;INDEX([.$AK42:.$DL42];MATCH([.$M$3];[.$AK$3:.$DL$3];0)+[.U$1]))">
            <text:p/>
          </table:table-cell>
          <table:table-cell table:style-name="ce37" table:formula="of:=IF(INDEX([.$AK42:.$DL42];MATCH([.$M$3];[.$AK$3:.$DL$3];0)+[.V$1])=&quot;&quot;;&quot;&quot;;INDEX([.$AK42:.$DL42];MATCH([.$M$3];[.$AK$3:.$DL$3];0)+[.V$1]))">
            <text:p/>
          </table:table-cell>
          <table:table-cell table:style-name="ce24" table:formula="of:=IF(INDEX([.$AK42:.$DL42];MATCH([.$M$3];[.$AK$3:.$DL$3];0)+[.W$1])=&quot;&quot;;&quot;&quot;;INDEX([.$DO$23:.$DO$422];MATCH(INDEX([.$AK42:.$DL42];MATCH([.$M$3];[.$AK$3:.$DL$3];0)+[.W$1])&amp;IF([.Z42]=&quot;&quot;;&quot;&quot;;&quot;_&quot;&amp;[.Z42]);[.$DR$23:.$DR$422];0)))" office:value-type="float" office:value="162" calcext:value-type="float">
            <text:p>162</text:p>
          </table:table-cell>
          <table:table-cell table:style-name="ce14" table:formula="of:=IF(INDEX([.$AK42:.$DL42];MATCH([.$M$3];[.$AK$3:.$DL$3];0)+[.X$1])=&quot;&quot;;&quot;&quot;;INDEX([.$AK42:.$DL42];MATCH([.$M$3];[.$AK$3:.$DL$3];0)+[.X$1]))" office:value-type="string" office:string-value="b" calcext:value-type="string">
            <text:p>b</text:p>
          </table:table-cell>
          <table:table-cell table:style-name="ce14" table:formula="of:=IF(INDEX([.$AK42:.$DL42];MATCH([.$M$3];[.$AK$3:.$DL$3];0)+[.Y$1])=&quot;&quot;;&quot;&quot;;INDEX([.$AK42:.$DL42];MATCH([.$M$3];[.$AK$3:.$DL$3];0)+[.Y$1]))">
            <text:p/>
          </table:table-cell>
          <table:table-cell table:style-name="ce51" table:formula="of:=IF(INDEX([.$AK42:.$DL42];MATCH([.$M$3];[.$AK$3:.$DL$3];0)+[.Z$1])=&quot;&quot;;&quot;&quot;;INDEX([.$AK42:.$DL42];MATCH([.$M$3];[.$AK$3:.$DL$3];0)+[.Z$1]))">
            <text:p/>
          </table:table-cell>
          <table:table-cell table:style-name="ce60" table:formula="of:=IF(INDEX([.$AK42:.$DL42];MATCH([.$M$3];[.$AK$3:.$DL$3];0)+[.AA$1])=&quot;&quot;;&quot;&quot;;INDEX([.$AK42:.$DL42];MATCH([.$M$3];[.$AK$3:.$DL$3];0)+[.AA$1]))" office:value-type="float" office:value="97.5" calcext:value-type="float">
            <text:p>97.5</text:p>
          </table:table-cell>
          <table:table-cell table:style-name="ce43" table:formula="of:=IF(INDEX([.$AK42:.$DL42];MATCH([.$M$3];[.$AK$3:.$DL$3];0)+[.AB$1])=&quot;&quot;;&quot;&quot;;INDEX([.$DO$23:.$DO$422];MATCH(INDEX([.$AK42:.$DL42];MATCH([.$M$3];[.$AK$3:.$DL$3];0)+[.AB$1])&amp;IF([.AE42]=&quot;&quot;;&quot;&quot;;&quot;_&quot;&amp;[.AE42]);[.$DS$23:.$DS$422];0)))" office:value-type="float" office:value="162" calcext:value-type="float">
            <text:p>162</text:p>
          </table:table-cell>
          <table:table-cell table:style-name="ce14" table:formula="of:=IF(INDEX([.$AK42:.$DL42];MATCH([.$M$3];[.$AK$3:.$DL$3];0)+[.AC$1])=&quot;&quot;;&quot;&quot;;INDEX([.$AK42:.$DL42];MATCH([.$M$3];[.$AK$3:.$DL$3];0)+[.AC$1]))" office:value-type="string" office:string-value="b" calcext:value-type="string">
            <text:p>b</text:p>
          </table:table-cell>
          <table:table-cell table:style-name="ce14" table:formula="of:=IF(INDEX([.$AK42:.$DL42];MATCH([.$M$3];[.$AK$3:.$DL$3];0)+[.AD$1])=&quot;&quot;;&quot;&quot;;INDEX([.$AK42:.$DL42];MATCH([.$M$3];[.$AK$3:.$DL$3];0)+[.AD$1]))">
            <text:p/>
          </table:table-cell>
          <table:table-cell table:style-name="ce51" table:formula="of:=IF(INDEX([.$AK42:.$DL42];MATCH([.$M$3];[.$AK$3:.$DL$3];0)+[.AE$1])=&quot;&quot;;&quot;&quot;;INDEX([.$AK42:.$DL42];MATCH([.$M$3];[.$AK$3:.$DL$3];0)+[.AE$1]))">
            <text:p/>
          </table:table-cell>
          <table:table-cell table:style-name="ce60" table:formula="of:=IF(INDEX([.$AK42:.$DL42];MATCH([.$M$3];[.$AK$3:.$DL$3];0)+[.AF$1])=&quot;&quot;;&quot;&quot;;INDEX([.$AK42:.$DL42];MATCH([.$M$3];[.$AK$3:.$DL$3];0)+[.AF$1]))" office:value-type="float" office:value="110" calcext:value-type="float">
            <text:p>1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6.52" calcext:value-type="float">
            <text:p>76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3.98" calcext:value-type="float">
            <text:p>93.98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4" calcext:value-type="float">
            <text:p>97.54</text:p>
          </table:table-cell>
          <table:table-cell table:style-name="ce27" office:value-type="float" office:value="92" calcext:value-type="float">
            <text:p>9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6.96" calcext:value-type="float">
            <text:p>96.9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6" calcext:value-type="float">
            <text:p>1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96.31" calcext:value-type="float">
            <text:p>96.31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7.44" calcext:value-type="float">
            <text:p>107.44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1" calcext:value-type="float">
            <text:p>133.5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1" calcext:value-type="float">
            <text:p>1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18" calcext:value-type="float">
            <text:p>90.18</text:p>
          </table:table-cell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24" calcext:value-type="float">
            <text:p>109.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109" calcext:value-type="float">
            <text:p>109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5" calcext:value-type="float">
            <text:p>5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1]=&quot;&quot;;&quot;&quot;;&quot;\overrideProperty Score.NonMusicalPaperColumn.line-break-system-details #'((Y-offset . &quot;&amp;[.Q41]&amp;&quot;))&quot;)" office:value-type="string" office:string-value="\overrideProperty Score.NonMusicalPaperColumn.line-break-system-details #'((Y-offset . 85))" calcext:value-type="string">
            <text:p>\overrideProperty Score.NonMusicalPaperColumn.line-break-system-details #'((Y-offset . 85))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L43];MATCH([.$M$3];[.$AK$3:.$DL$3];0)+[.$M$1])=&quot;&quot;;&quot;&quot;;INDEX([.$DO$23:.$DO$422];MATCH(INDEX([.$AK43:.$DL43];MATCH([.$M$3];[.$AK$3:.$DL$3];0)+[.$M$1])&amp;IF([.P43]=&quot;&quot;;&quot;&quot;;&quot;_&quot;&amp;[.P43]);[.$DP$23:.$DP$422];0)))" office:value-type="float" office:value="114" calcext:value-type="float">
            <text:p>114</text:p>
          </table:table-cell>
          <table:table-cell table:style-name="ce14" table:formula="of:=IF(INDEX([.$AK43:.$DL43];MATCH([.$M$3];[.$AK$3:.$DL$3];0)+[.N$1])=&quot;&quot;;&quot;&quot;;INDEX([.$AK43:.$DL43];MATCH([.$M$3];[.$AK$3:.$DL$3];0)+[.N$1]))" office:value-type="string" office:string-value="b" calcext:value-type="string">
            <text:p>b</text:p>
          </table:table-cell>
          <table:table-cell table:style-name="ce51" table:formula="of:=IF(INDEX([.$AK43:.$DL43];MATCH([.$M$3];[.$AK$3:.$DL$3];0)+[.O$1])=&quot;&quot;;&quot;&quot;;INDEX([.$AK43:.$DL43];MATCH([.$M$3];[.$AK$3:.$DL$3];0)+[.O$1]))">
            <text:p/>
          </table:table-cell>
          <table:table-cell table:style-name="ce51" table:formula="of:=IF(INDEX([.$AK43:.$DL43];MATCH([.$M$3];[.$AK$3:.$DL$3];0)+[.P$1])=&quot;&quot;;&quot;&quot;;INDEX([.$AK43:.$DL43];MATCH([.$M$3];[.$AK$3:.$DL$3];0)+[.P$1]))">
            <text:p/>
          </table:table-cell>
          <table:table-cell table:style-name="ce60" table:formula="of:=IF(INDEX([.$AK43:.$DL43];MATCH([.$M$3];[.$AK$3:.$DL$3];0)+[.Q$1])=&quot;&quot;;&quot;&quot;;INDEX([.$AK43:.$DL43];MATCH([.$M$3];[.$AK$3:.$DL$3];0)+[.Q$1]))" office:value-type="float" office:value="110" calcext:value-type="float">
            <text:p>110</text:p>
          </table:table-cell>
          <table:table-cell table:style-name="ce24" table:formula="of:=IF(INDEX([.$AK43:.$DL43];MATCH([.$M$3];[.$AK$3:.$DL$3];0)+[.R$1])=&quot;&quot;;&quot;&quot;;INDEX([.$DO$23:.$DO$422];MATCH(INDEX([.$AK43:.$DL43];MATCH([.$M$3];[.$AK$3:.$DL$3];0)+[.R$1])&amp;IF([.U43]=&quot;&quot;;&quot;&quot;;&quot;_&quot;&amp;[.U43]);[.$DQ$23:.$DQ$422];0)))">
            <text:p/>
          </table:table-cell>
          <table:table-cell table:style-name="ce14" table:formula="of:=IF(INDEX([.$AK43:.$DL43];MATCH([.$M$3];[.$AK$3:.$DL$3];0)+[.S$1])=&quot;&quot;;&quot;&quot;;INDEX([.$AK43:.$DL43];MATCH([.$M$3];[.$AK$3:.$DL$3];0)+[.S$1]))">
            <text:p/>
          </table:table-cell>
          <table:table-cell table:style-name="ce14" table:formula="of:=IF(INDEX([.$AK43:.$DL43];MATCH([.$M$3];[.$AK$3:.$DL$3];0)+[.T$1])=&quot;&quot;;&quot;&quot;;INDEX([.$AK43:.$DL43];MATCH([.$M$3];[.$AK$3:.$DL$3];0)+[.T$1]))">
            <text:p/>
          </table:table-cell>
          <table:table-cell table:style-name="ce51" table:formula="of:=IF(INDEX([.$AK43:.$DL43];MATCH([.$M$3];[.$AK$3:.$DL$3];0)+[.U$1])=&quot;&quot;;&quot;&quot;;INDEX([.$AK43:.$DL43];MATCH([.$M$3];[.$AK$3:.$DL$3];0)+[.U$1]))">
            <text:p/>
          </table:table-cell>
          <table:table-cell table:style-name="ce37" table:formula="of:=IF(INDEX([.$AK43:.$DL43];MATCH([.$M$3];[.$AK$3:.$DL$3];0)+[.V$1])=&quot;&quot;;&quot;&quot;;INDEX([.$AK43:.$DL43];MATCH([.$M$3];[.$AK$3:.$DL$3];0)+[.V$1]))">
            <text:p/>
          </table:table-cell>
          <table:table-cell table:style-name="ce24" table:formula="of:=IF(INDEX([.$AK43:.$DL43];MATCH([.$M$3];[.$AK$3:.$DL$3];0)+[.W$1])=&quot;&quot;;&quot;&quot;;INDEX([.$DO$23:.$DO$422];MATCH(INDEX([.$AK43:.$DL43];MATCH([.$M$3];[.$AK$3:.$DL$3];0)+[.W$1])&amp;IF([.Z43]=&quot;&quot;;&quot;&quot;;&quot;_&quot;&amp;[.Z43]);[.$DR$23:.$DR$422];0)))" office:value-type="float" office:value="172" calcext:value-type="float">
            <text:p>172</text:p>
          </table:table-cell>
          <table:table-cell table:style-name="ce14" table:formula="of:=IF(INDEX([.$AK43:.$DL43];MATCH([.$M$3];[.$AK$3:.$DL$3];0)+[.X$1])=&quot;&quot;;&quot;&quot;;INDEX([.$AK43:.$DL43];MATCH([.$M$3];[.$AK$3:.$DL$3];0)+[.X$1]))" office:value-type="string" office:string-value="b" calcext:value-type="string">
            <text:p>b</text:p>
          </table:table-cell>
          <table:table-cell table:style-name="ce14" table:formula="of:=IF(INDEX([.$AK43:.$DL43];MATCH([.$M$3];[.$AK$3:.$DL$3];0)+[.Y$1])=&quot;&quot;;&quot;&quot;;INDEX([.$AK43:.$DL43];MATCH([.$M$3];[.$AK$3:.$DL$3];0)+[.Y$1]))">
            <text:p/>
          </table:table-cell>
          <table:table-cell table:style-name="ce51" table:formula="of:=IF(INDEX([.$AK43:.$DL43];MATCH([.$M$3];[.$AK$3:.$DL$3];0)+[.Z$1])=&quot;&quot;;&quot;&quot;;INDEX([.$AK43:.$DL43];MATCH([.$M$3];[.$AK$3:.$DL$3];0)+[.Z$1]))">
            <text:p/>
          </table:table-cell>
          <table:table-cell table:style-name="ce60" table:formula="of:=IF(INDEX([.$AK43:.$DL43];MATCH([.$M$3];[.$AK$3:.$DL$3];0)+[.AA$1])=&quot;&quot;;&quot;&quot;;INDEX([.$AK43:.$DL43];MATCH([.$M$3];[.$AK$3:.$DL$3];0)+[.AA$1]))" office:value-type="float" office:value="109.5" calcext:value-type="float">
            <text:p>109.5</text:p>
          </table:table-cell>
          <table:table-cell table:style-name="ce43" table:formula="of:=IF(INDEX([.$AK43:.$DL43];MATCH([.$M$3];[.$AK$3:.$DL$3];0)+[.AB$1])=&quot;&quot;;&quot;&quot;;INDEX([.$DO$23:.$DO$422];MATCH(INDEX([.$AK43:.$DL43];MATCH([.$M$3];[.$AK$3:.$DL$3];0)+[.AB$1])&amp;IF([.AE43]=&quot;&quot;;&quot;&quot;;&quot;_&quot;&amp;[.AE43]);[.$DS$23:.$DS$422];0)))" office:value-type="float" office:value="172" calcext:value-type="float">
            <text:p>172</text:p>
          </table:table-cell>
          <table:table-cell table:style-name="ce14" table:formula="of:=IF(INDEX([.$AK43:.$DL43];MATCH([.$M$3];[.$AK$3:.$DL$3];0)+[.AC$1])=&quot;&quot;;&quot;&quot;;INDEX([.$AK43:.$DL43];MATCH([.$M$3];[.$AK$3:.$DL$3];0)+[.AC$1]))" office:value-type="string" office:string-value="b" calcext:value-type="string">
            <text:p>b</text:p>
          </table:table-cell>
          <table:table-cell table:style-name="ce14" table:formula="of:=IF(INDEX([.$AK43:.$DL43];MATCH([.$M$3];[.$AK$3:.$DL$3];0)+[.AD$1])=&quot;&quot;;&quot;&quot;;INDEX([.$AK43:.$DL43];MATCH([.$M$3];[.$AK$3:.$DL$3];0)+[.AD$1]))">
            <text:p/>
          </table:table-cell>
          <table:table-cell table:style-name="ce51" table:formula="of:=IF(INDEX([.$AK43:.$DL43];MATCH([.$M$3];[.$AK$3:.$DL$3];0)+[.AE$1])=&quot;&quot;;&quot;&quot;;INDEX([.$AK43:.$DL43];MATCH([.$M$3];[.$AK$3:.$DL$3];0)+[.AE$1]))">
            <text:p/>
          </table:table-cell>
          <table:table-cell table:style-name="ce60" table:formula="of:=IF(INDEX([.$AK43:.$DL43];MATCH([.$M$3];[.$AK$3:.$DL$3];0)+[.AF$1])=&quot;&quot;;&quot;&quot;;INDEX([.$AK43:.$DL43];MATCH([.$M$3];[.$AK$3:.$DL$3];0)+[.AF$1]))" office:value-type="float" office:value="121.1" calcext:value-type="float">
            <text:p>121.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9.74" calcext:value-type="float">
            <text:p>89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3" calcext:value-type="float">
            <text:p>108.73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5" calcext:value-type="float">
            <text:p>110.55</text:p>
          </table:table-cell>
          <table:table-cell table:style-name="ce27" office:value-type="float" office:value="96" calcext:value-type="float">
            <text:p>9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8.97" calcext:value-type="float">
            <text:p>108.9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4" calcext:value-type="float">
            <text:p>1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10.03" calcext:value-type="float">
            <text:p>110.03</text:p>
          </table:table-cell>
          <table:table-cell table:style-name="ce27" office:value-type="float" office:value="151" calcext:value-type="float">
            <text:p>15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99" calcext:value-type="float">
            <text:p>121.99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3" calcext:value-type="float">
            <text:p>148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6" calcext:value-type="float">
            <text:p>1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13" calcext:value-type="float">
            <text:p>102.13</text:p>
          </table:table-cell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27" calcext:value-type="float">
            <text:p>122.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114" calcext:value-type="float">
            <text:p>114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5" calcext:value-type="float">
            <text:p>5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2]=&quot;&quot;;&quot;&quot;;&quot;\overrideProperty Score.NonMusicalPaperColumn.line-break-system-details #'((Y-offset . &quot;&amp;[.Q42]&amp;&quot;))&quot;)" office:value-type="string" office:string-value="\overrideProperty Score.NonMusicalPaperColumn.line-break-system-details #'((Y-offset . 97.5))" calcext:value-type="string">
            <text:p>\overrideProperty Score.NonMusicalPaperColumn.line-break-system-details #'((Y-offset . 97.5))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L44];MATCH([.$M$3];[.$AK$3:.$DL$3];0)+[.$M$1])=&quot;&quot;;&quot;&quot;;INDEX([.$DO$23:.$DO$422];MATCH(INDEX([.$AK44:.$DL44];MATCH([.$M$3];[.$AK$3:.$DL$3];0)+[.$M$1])&amp;IF([.P44]=&quot;&quot;;&quot;&quot;;&quot;_&quot;&amp;[.P44]);[.$DP$23:.$DP$422];0)))" office:value-type="float" office:value="118" calcext:value-type="float">
            <text:p>118</text:p>
          </table:table-cell>
          <table:table-cell table:style-name="ce14" table:formula="of:=IF(INDEX([.$AK44:.$DL44];MATCH([.$M$3];[.$AK$3:.$DL$3];0)+[.N$1])=&quot;&quot;;&quot;&quot;;INDEX([.$AK44:.$DL44];MATCH([.$M$3];[.$AK$3:.$DL$3];0)+[.N$1]))" office:value-type="string" office:string-value="b" calcext:value-type="string">
            <text:p>b</text:p>
          </table:table-cell>
          <table:table-cell table:style-name="ce51" table:formula="of:=IF(INDEX([.$AK44:.$DL44];MATCH([.$M$3];[.$AK$3:.$DL$3];0)+[.O$1])=&quot;&quot;;&quot;&quot;;INDEX([.$AK44:.$DL44];MATCH([.$M$3];[.$AK$3:.$DL$3];0)+[.O$1]))">
            <text:p/>
          </table:table-cell>
          <table:table-cell table:style-name="ce51" table:formula="of:=IF(INDEX([.$AK44:.$DL44];MATCH([.$M$3];[.$AK$3:.$DL$3];0)+[.P$1])=&quot;&quot;;&quot;&quot;;INDEX([.$AK44:.$DL44];MATCH([.$M$3];[.$AK$3:.$DL$3];0)+[.P$1]))">
            <text:p/>
          </table:table-cell>
          <table:table-cell table:style-name="ce60" table:formula="of:=IF(INDEX([.$AK44:.$DL44];MATCH([.$M$3];[.$AK$3:.$DL$3];0)+[.Q$1])=&quot;&quot;;&quot;&quot;;INDEX([.$AK44:.$DL44];MATCH([.$M$3];[.$AK$3:.$DL$3];0)+[.Q$1]))" office:value-type="float" office:value="122.5" calcext:value-type="float">
            <text:p>122.5</text:p>
          </table:table-cell>
          <table:table-cell table:style-name="ce24" table:formula="of:=IF(INDEX([.$AK44:.$DL44];MATCH([.$M$3];[.$AK$3:.$DL$3];0)+[.R$1])=&quot;&quot;;&quot;&quot;;INDEX([.$DO$23:.$DO$422];MATCH(INDEX([.$AK44:.$DL44];MATCH([.$M$3];[.$AK$3:.$DL$3];0)+[.R$1])&amp;IF([.U44]=&quot;&quot;;&quot;&quot;;&quot;_&quot;&amp;[.U44]);[.$DQ$23:.$DQ$422];0)))">
            <text:p/>
          </table:table-cell>
          <table:table-cell table:style-name="ce14" table:formula="of:=IF(INDEX([.$AK44:.$DL44];MATCH([.$M$3];[.$AK$3:.$DL$3];0)+[.S$1])=&quot;&quot;;&quot;&quot;;INDEX([.$AK44:.$DL44];MATCH([.$M$3];[.$AK$3:.$DL$3];0)+[.S$1]))">
            <text:p/>
          </table:table-cell>
          <table:table-cell table:style-name="ce14" table:formula="of:=IF(INDEX([.$AK44:.$DL44];MATCH([.$M$3];[.$AK$3:.$DL$3];0)+[.T$1])=&quot;&quot;;&quot;&quot;;INDEX([.$AK44:.$DL44];MATCH([.$M$3];[.$AK$3:.$DL$3];0)+[.T$1]))">
            <text:p/>
          </table:table-cell>
          <table:table-cell table:style-name="ce51" table:formula="of:=IF(INDEX([.$AK44:.$DL44];MATCH([.$M$3];[.$AK$3:.$DL$3];0)+[.U$1])=&quot;&quot;;&quot;&quot;;INDEX([.$AK44:.$DL44];MATCH([.$M$3];[.$AK$3:.$DL$3];0)+[.U$1]))">
            <text:p/>
          </table:table-cell>
          <table:table-cell table:style-name="ce37" table:formula="of:=IF(INDEX([.$AK44:.$DL44];MATCH([.$M$3];[.$AK$3:.$DL$3];0)+[.V$1])=&quot;&quot;;&quot;&quot;;INDEX([.$AK44:.$DL44];MATCH([.$M$3];[.$AK$3:.$DL$3];0)+[.V$1]))">
            <text:p/>
          </table:table-cell>
          <table:table-cell table:style-name="ce24" table:formula="of:=IF(INDEX([.$AK44:.$DL44];MATCH([.$M$3];[.$AK$3:.$DL$3];0)+[.W$1])=&quot;&quot;;&quot;&quot;;INDEX([.$DO$23:.$DO$422];MATCH(INDEX([.$AK44:.$DL44];MATCH([.$M$3];[.$AK$3:.$DL$3];0)+[.W$1])&amp;IF([.Z44]=&quot;&quot;;&quot;&quot;;&quot;_&quot;&amp;[.Z44]);[.$DR$23:.$DR$422];0)))" office:value-type="float" office:value="179" calcext:value-type="float">
            <text:p>179</text:p>
          </table:table-cell>
          <table:table-cell table:style-name="ce14" table:formula="of:=IF(INDEX([.$AK44:.$DL44];MATCH([.$M$3];[.$AK$3:.$DL$3];0)+[.X$1])=&quot;&quot;;&quot;&quot;;INDEX([.$AK44:.$DL44];MATCH([.$M$3];[.$AK$3:.$DL$3];0)+[.X$1]))" office:value-type="string" office:string-value="b" calcext:value-type="string">
            <text:p>b</text:p>
          </table:table-cell>
          <table:table-cell table:style-name="ce14" table:formula="of:=IF(INDEX([.$AK44:.$DL44];MATCH([.$M$3];[.$AK$3:.$DL$3];0)+[.Y$1])=&quot;&quot;;&quot;&quot;;INDEX([.$AK44:.$DL44];MATCH([.$M$3];[.$AK$3:.$DL$3];0)+[.Y$1]))">
            <text:p/>
          </table:table-cell>
          <table:table-cell table:style-name="ce51" table:formula="of:=IF(INDEX([.$AK44:.$DL44];MATCH([.$M$3];[.$AK$3:.$DL$3];0)+[.Z$1])=&quot;&quot;;&quot;&quot;;INDEX([.$AK44:.$DL44];MATCH([.$M$3];[.$AK$3:.$DL$3];0)+[.Z$1]))">
            <text:p/>
          </table:table-cell>
          <table:table-cell table:style-name="ce60" table:formula="of:=IF(INDEX([.$AK44:.$DL44];MATCH([.$M$3];[.$AK$3:.$DL$3];0)+[.AA$1])=&quot;&quot;;&quot;&quot;;INDEX([.$AK44:.$DL44];MATCH([.$M$3];[.$AK$3:.$DL$3];0)+[.AA$1]))" office:value-type="float" office:value="123" calcext:value-type="float">
            <text:p>123</text:p>
          </table:table-cell>
          <table:table-cell table:style-name="ce43" table:formula="of:=IF(INDEX([.$AK44:.$DL44];MATCH([.$M$3];[.$AK$3:.$DL$3];0)+[.AB$1])=&quot;&quot;;&quot;&quot;;INDEX([.$DO$23:.$DO$422];MATCH(INDEX([.$AK44:.$DL44];MATCH([.$M$3];[.$AK$3:.$DL$3];0)+[.AB$1])&amp;IF([.AE44]=&quot;&quot;;&quot;&quot;;&quot;_&quot;&amp;[.AE44]);[.$DS$23:.$DS$422];0)))" office:value-type="float" office:value="181" calcext:value-type="float">
            <text:p>181</text:p>
          </table:table-cell>
          <table:table-cell table:style-name="ce14" table:formula="of:=IF(INDEX([.$AK44:.$DL44];MATCH([.$M$3];[.$AK$3:.$DL$3];0)+[.AC$1])=&quot;&quot;;&quot;&quot;;INDEX([.$AK44:.$DL44];MATCH([.$M$3];[.$AK$3:.$DL$3];0)+[.AC$1]))" office:value-type="string" office:string-value="b" calcext:value-type="string">
            <text:p>b</text:p>
          </table:table-cell>
          <table:table-cell table:style-name="ce14" table:formula="of:=IF(INDEX([.$AK44:.$DL44];MATCH([.$M$3];[.$AK$3:.$DL$3];0)+[.AD$1])=&quot;&quot;;&quot;&quot;;INDEX([.$AK44:.$DL44];MATCH([.$M$3];[.$AK$3:.$DL$3];0)+[.AD$1]))">
            <text:p/>
          </table:table-cell>
          <table:table-cell table:style-name="ce51" table:formula="of:=IF(INDEX([.$AK44:.$DL44];MATCH([.$M$3];[.$AK$3:.$DL$3];0)+[.AE$1])=&quot;&quot;;&quot;&quot;;INDEX([.$AK44:.$DL44];MATCH([.$M$3];[.$AK$3:.$DL$3];0)+[.AE$1]))">
            <text:p/>
          </table:table-cell>
          <table:table-cell table:style-name="ce60" table:formula="of:=IF(INDEX([.$AK44:.$DL44];MATCH([.$M$3];[.$AK$3:.$DL$3];0)+[.AF$1])=&quot;&quot;;&quot;&quot;;INDEX([.$AK44:.$DL44];MATCH([.$M$3];[.$AK$3:.$DL$3];0)+[.AF$1]))" office:value-type="float" office:value="134" calcext:value-type="float">
            <text:p>13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.86" calcext:value-type="float">
            <text:p>101.8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26" calcext:value-type="float">
            <text:p>123.26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52" calcext:value-type="float">
            <text:p>123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21.78" calcext:value-type="float">
            <text:p>121.78</text:p>
          </table:table-cell>
          <table:table-cell table:style-name="ce27" office:value-type="float" office:value="160" calcext:value-type="float">
            <text:p>1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3" office:value-type="float" office:value="3.7" calcext:value-type="float">
            <text:p>3.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2.57" calcext:value-type="float">
            <text:p>112.57</text:p>
          </table:table-cell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75" calcext:value-type="float">
            <text:p>133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18" calcext:value-type="float">
            <text:p>118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4" calcext:value-type="float">
            <text:p>4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b" calcext:value-type="string">
            <text:p>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break" calcext:value-type="string">
            <text:p>\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3]=&quot;&quot;;&quot;&quot;;&quot;\overrideProperty Score.NonMusicalPaperColumn.line-break-system-details #'((Y-offset . &quot;&amp;[.Q43]&amp;&quot;))&quot;)" office:value-type="string" office:string-value="\overrideProperty Score.NonMusicalPaperColumn.line-break-system-details #'((Y-offset . 110))" calcext:value-type="string">
            <text:p>\overrideProperty Score.NonMusicalPaperColumn.line-break-system-details #'((Y-offset . 110))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L45];MATCH([.$M$3];[.$AK$3:.$DL$3];0)+[.$M$1])=&quot;&quot;;&quot;&quot;;INDEX([.$DO$23:.$DO$422];MATCH(INDEX([.$AK45:.$DL45];MATCH([.$M$3];[.$AK$3:.$DL$3];0)+[.$M$1])&amp;IF([.P45]=&quot;&quot;;&quot;&quot;;&quot;_&quot;&amp;[.P45]);[.$DP$23:.$DP$422];0)))" office:value-type="float" office:value="123" calcext:value-type="float">
            <text:p>123</text:p>
          </table:table-cell>
          <table:table-cell table:style-name="ce14" table:formula="of:=IF(INDEX([.$AK45:.$DL45];MATCH([.$M$3];[.$AK$3:.$DL$3];0)+[.N$1])=&quot;&quot;;&quot;&quot;;INDEX([.$AK45:.$DL45];MATCH([.$M$3];[.$AK$3:.$DL$3];0)+[.N$1]))" office:value-type="string" office:string-value="b" calcext:value-type="string">
            <text:p>b</text:p>
          </table:table-cell>
          <table:table-cell table:style-name="ce51" table:formula="of:=IF(INDEX([.$AK45:.$DL45];MATCH([.$M$3];[.$AK$3:.$DL$3];0)+[.O$1])=&quot;&quot;;&quot;&quot;;INDEX([.$AK45:.$DL45];MATCH([.$M$3];[.$AK$3:.$DL$3];0)+[.O$1]))">
            <text:p/>
          </table:table-cell>
          <table:table-cell table:style-name="ce51" table:formula="of:=IF(INDEX([.$AK45:.$DL45];MATCH([.$M$3];[.$AK$3:.$DL$3];0)+[.P$1])=&quot;&quot;;&quot;&quot;;INDEX([.$AK45:.$DL45];MATCH([.$M$3];[.$AK$3:.$DL$3];0)+[.P$1]))">
            <text:p/>
          </table:table-cell>
          <table:table-cell table:style-name="ce60" table:formula="of:=IF(INDEX([.$AK45:.$DL45];MATCH([.$M$3];[.$AK$3:.$DL$3];0)+[.Q$1])=&quot;&quot;;&quot;&quot;;INDEX([.$AK45:.$DL45];MATCH([.$M$3];[.$AK$3:.$DL$3];0)+[.Q$1]))" office:value-type="float" office:value="135" calcext:value-type="float">
            <text:p>135</text:p>
          </table:table-cell>
          <table:table-cell table:style-name="ce24" table:formula="of:=IF(INDEX([.$AK45:.$DL45];MATCH([.$M$3];[.$AK$3:.$DL$3];0)+[.R$1])=&quot;&quot;;&quot;&quot;;INDEX([.$DO$23:.$DO$422];MATCH(INDEX([.$AK45:.$DL45];MATCH([.$M$3];[.$AK$3:.$DL$3];0)+[.R$1])&amp;IF([.U45]=&quot;&quot;;&quot;&quot;;&quot;_&quot;&amp;[.U45]);[.$DQ$23:.$DQ$422];0)))">
            <text:p/>
          </table:table-cell>
          <table:table-cell table:style-name="ce14" table:formula="of:=IF(INDEX([.$AK45:.$DL45];MATCH([.$M$3];[.$AK$3:.$DL$3];0)+[.S$1])=&quot;&quot;;&quot;&quot;;INDEX([.$AK45:.$DL45];MATCH([.$M$3];[.$AK$3:.$DL$3];0)+[.S$1]))">
            <text:p/>
          </table:table-cell>
          <table:table-cell table:style-name="ce14" table:formula="of:=IF(INDEX([.$AK45:.$DL45];MATCH([.$M$3];[.$AK$3:.$DL$3];0)+[.T$1])=&quot;&quot;;&quot;&quot;;INDEX([.$AK45:.$DL45];MATCH([.$M$3];[.$AK$3:.$DL$3];0)+[.T$1]))">
            <text:p/>
          </table:table-cell>
          <table:table-cell table:style-name="ce51" table:formula="of:=IF(INDEX([.$AK45:.$DL45];MATCH([.$M$3];[.$AK$3:.$DL$3];0)+[.U$1])=&quot;&quot;;&quot;&quot;;INDEX([.$AK45:.$DL45];MATCH([.$M$3];[.$AK$3:.$DL$3];0)+[.U$1]))">
            <text:p/>
          </table:table-cell>
          <table:table-cell table:style-name="ce37" table:formula="of:=IF(INDEX([.$AK45:.$DL45];MATCH([.$M$3];[.$AK$3:.$DL$3];0)+[.V$1])=&quot;&quot;;&quot;&quot;;INDEX([.$AK45:.$DL45];MATCH([.$M$3];[.$AK$3:.$DL$3];0)+[.V$1]))">
            <text:p/>
          </table:table-cell>
          <table:table-cell table:style-name="ce24" table:formula="of:=IF(INDEX([.$AK45:.$DL45];MATCH([.$M$3];[.$AK$3:.$DL$3];0)+[.W$1])=&quot;&quot;;&quot;&quot;;INDEX([.$DO$23:.$DO$422];MATCH(INDEX([.$AK45:.$DL45];MATCH([.$M$3];[.$AK$3:.$DL$3];0)+[.W$1])&amp;IF([.Z45]=&quot;&quot;;&quot;&quot;;&quot;_&quot;&amp;[.Z45]);[.$DR$23:.$DR$422];0)))" office:value-type="float" office:value="185" calcext:value-type="float">
            <text:p>185</text:p>
          </table:table-cell>
          <table:table-cell table:style-name="ce14" table:formula="of:=IF(INDEX([.$AK45:.$DL45];MATCH([.$M$3];[.$AK$3:.$DL$3];0)+[.X$1])=&quot;&quot;;&quot;&quot;;INDEX([.$AK45:.$DL45];MATCH([.$M$3];[.$AK$3:.$DL$3];0)+[.X$1]))" office:value-type="string" office:string-value="b" calcext:value-type="string">
            <text:p>b</text:p>
          </table:table-cell>
          <table:table-cell table:style-name="ce14" table:formula="of:=IF(INDEX([.$AK45:.$DL45];MATCH([.$M$3];[.$AK$3:.$DL$3];0)+[.Y$1])=&quot;&quot;;&quot;&quot;;INDEX([.$AK45:.$DL45];MATCH([.$M$3];[.$AK$3:.$DL$3];0)+[.Y$1]))">
            <text:p/>
          </table:table-cell>
          <table:table-cell table:style-name="ce51" table:formula="of:=IF(INDEX([.$AK45:.$DL45];MATCH([.$M$3];[.$AK$3:.$DL$3];0)+[.Z$1])=&quot;&quot;;&quot;&quot;;INDEX([.$AK45:.$DL45];MATCH([.$M$3];[.$AK$3:.$DL$3];0)+[.Z$1]))">
            <text:p/>
          </table:table-cell>
          <table:table-cell table:style-name="ce60" table:formula="of:=IF(INDEX([.$AK45:.$DL45];MATCH([.$M$3];[.$AK$3:.$DL$3];0)+[.AA$1])=&quot;&quot;;&quot;&quot;;INDEX([.$AK45:.$DL45];MATCH([.$M$3];[.$AK$3:.$DL$3];0)+[.AA$1]))" office:value-type="float" office:value="135" calcext:value-type="float">
            <text:p>135</text:p>
          </table:table-cell>
          <table:table-cell table:style-name="ce43" table:formula="of:=IF(INDEX([.$AK45:.$DL45];MATCH([.$M$3];[.$AK$3:.$DL$3];0)+[.AB$1])=&quot;&quot;;&quot;&quot;;INDEX([.$DO$23:.$DO$422];MATCH(INDEX([.$AK45:.$DL45];MATCH([.$M$3];[.$AK$3:.$DL$3];0)+[.AB$1])&amp;IF([.AE45]=&quot;&quot;;&quot;&quot;;&quot;_&quot;&amp;[.AE45]);[.$DS$23:.$DS$422];0)))" office:value-type="float" office:value="190" calcext:value-type="float">
            <text:p>190</text:p>
          </table:table-cell>
          <table:table-cell table:style-name="ce14" table:formula="of:=IF(INDEX([.$AK45:.$DL45];MATCH([.$M$3];[.$AK$3:.$DL$3];0)+[.AC$1])=&quot;&quot;;&quot;&quot;;INDEX([.$AK45:.$DL45];MATCH([.$M$3];[.$AK$3:.$DL$3];0)+[.AC$1]))" office:value-type="string" office:string-value="b" calcext:value-type="string">
            <text:p>b</text:p>
          </table:table-cell>
          <table:table-cell table:style-name="ce14" table:formula="of:=IF(INDEX([.$AK45:.$DL45];MATCH([.$M$3];[.$AK$3:.$DL$3];0)+[.AD$1])=&quot;&quot;;&quot;&quot;;INDEX([.$AK45:.$DL45];MATCH([.$M$3];[.$AK$3:.$DL$3];0)+[.AD$1]))">
            <text:p/>
          </table:table-cell>
          <table:table-cell table:style-name="ce51" table:formula="of:=IF(INDEX([.$AK45:.$DL45];MATCH([.$M$3];[.$AK$3:.$DL$3];0)+[.AE$1])=&quot;&quot;;&quot;&quot;;INDEX([.$AK45:.$DL45];MATCH([.$M$3];[.$AK$3:.$DL$3];0)+[.AE$1]))">
            <text:p/>
          </table:table-cell>
          <table:table-cell table:style-name="ce60" table:formula="of:=IF(INDEX([.$AK45:.$DL45];MATCH([.$M$3];[.$AK$3:.$DL$3];0)+[.AF$1])=&quot;&quot;;&quot;&quot;;INDEX([.$AK45:.$DL45];MATCH([.$M$3];[.$AK$3:.$DL$3];0)+[.AF$1]))" office:value-type="float" office:value="147" calcext:value-type="float">
            <text:p>14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2.26" calcext:value-type="float">
            <text:p>112.2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45" calcext:value-type="float">
            <text:p>136.4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5" calcext:value-type="float">
            <text:p>136.55</text:p>
          </table:table-cell>
          <table:table-cell table:style-name="ce27" office:value-type="float" office:value="107" calcext:value-type="float">
            <text:p>10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2" calcext:value-type="float">
            <text:p>136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0" calcext:value-type="float">
            <text:p>1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36.09" calcext:value-type="float">
            <text:p>136.09</text:p>
          </table:table-cell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9" calcext:value-type="float">
            <text:p>16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7" calcext:value-type="float">
            <text:p>1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95" calcext:value-type="float">
            <text:p>125.95</text:p>
          </table:table-cell>
          <table:table-cell table:style-name="ce27" office:value-type="float" office:value="188" calcext:value-type="float">
            <text:p>1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23" calcext:value-type="float">
            <text:p>123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5" calcext:value-type="float">
            <text:p>5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4]=&quot;&quot;;&quot;&quot;;&quot;\overrideProperty Score.NonMusicalPaperColumn.line-break-system-details #'((Y-offset . &quot;&amp;[.Q44]&amp;&quot;))&quot;)" office:value-type="string" office:string-value="\overrideProperty Score.NonMusicalPaperColumn.line-break-system-details #'((Y-offset . 122.5))" calcext:value-type="string">
            <text:p>\overrideProperty Score.NonMusicalPaperColumn.line-break-system-details #'((Y-offset . 122.5))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L46];MATCH([.$M$3];[.$AK$3:.$DL$3];0)+[.$M$1])=&quot;&quot;;&quot;&quot;;INDEX([.$DO$23:.$DO$422];MATCH(INDEX([.$AK46:.$DL46];MATCH([.$M$3];[.$AK$3:.$DL$3];0)+[.$M$1])&amp;IF([.P46]=&quot;&quot;;&quot;&quot;;&quot;_&quot;&amp;[.P46]);[.$DP$23:.$DP$422];0)))" office:value-type="float" office:value="126" calcext:value-type="float">
            <text:p>126</text:p>
          </table:table-cell>
          <table:table-cell table:style-name="ce14" table:formula="of:=IF(INDEX([.$AK46:.$DL46];MATCH([.$M$3];[.$AK$3:.$DL$3];0)+[.N$1])=&quot;&quot;;&quot;&quot;;INDEX([.$AK46:.$DL46];MATCH([.$M$3];[.$AK$3:.$DL$3];0)+[.N$1]))" office:value-type="string" office:string-value="b" calcext:value-type="string">
            <text:p>b</text:p>
          </table:table-cell>
          <table:table-cell table:style-name="ce51" table:formula="of:=IF(INDEX([.$AK46:.$DL46];MATCH([.$M$3];[.$AK$3:.$DL$3];0)+[.O$1])=&quot;&quot;;&quot;&quot;;INDEX([.$AK46:.$DL46];MATCH([.$M$3];[.$AK$3:.$DL$3];0)+[.O$1]))">
            <text:p/>
          </table:table-cell>
          <table:table-cell table:style-name="ce51" table:formula="of:=IF(INDEX([.$AK46:.$DL46];MATCH([.$M$3];[.$AK$3:.$DL$3];0)+[.P$1])=&quot;&quot;;&quot;&quot;;INDEX([.$AK46:.$DL46];MATCH([.$M$3];[.$AK$3:.$DL$3];0)+[.P$1]))">
            <text:p/>
          </table:table-cell>
          <table:table-cell table:style-name="ce60" table:formula="of:=IF(INDEX([.$AK46:.$DL46];MATCH([.$M$3];[.$AK$3:.$DL$3];0)+[.Q$1])=&quot;&quot;;&quot;&quot;;INDEX([.$AK46:.$DL46];MATCH([.$M$3];[.$AK$3:.$DL$3];0)+[.Q$1]))" office:value-type="float" office:value="147.5" calcext:value-type="float">
            <text:p>147.5</text:p>
          </table:table-cell>
          <table:table-cell table:style-name="ce24" table:formula="of:=IF(INDEX([.$AK46:.$DL46];MATCH([.$M$3];[.$AK$3:.$DL$3];0)+[.R$1])=&quot;&quot;;&quot;&quot;;INDEX([.$DO$23:.$DO$422];MATCH(INDEX([.$AK46:.$DL46];MATCH([.$M$3];[.$AK$3:.$DL$3];0)+[.R$1])&amp;IF([.U46]=&quot;&quot;;&quot;&quot;;&quot;_&quot;&amp;[.U46]);[.$DQ$23:.$DQ$422];0)))">
            <text:p/>
          </table:table-cell>
          <table:table-cell table:style-name="ce14" table:formula="of:=IF(INDEX([.$AK46:.$DL46];MATCH([.$M$3];[.$AK$3:.$DL$3];0)+[.S$1])=&quot;&quot;;&quot;&quot;;INDEX([.$AK46:.$DL46];MATCH([.$M$3];[.$AK$3:.$DL$3];0)+[.S$1]))">
            <text:p/>
          </table:table-cell>
          <table:table-cell table:style-name="ce14" table:formula="of:=IF(INDEX([.$AK46:.$DL46];MATCH([.$M$3];[.$AK$3:.$DL$3];0)+[.T$1])=&quot;&quot;;&quot;&quot;;INDEX([.$AK46:.$DL46];MATCH([.$M$3];[.$AK$3:.$DL$3];0)+[.T$1]))">
            <text:p/>
          </table:table-cell>
          <table:table-cell table:style-name="ce51" table:formula="of:=IF(INDEX([.$AK46:.$DL46];MATCH([.$M$3];[.$AK$3:.$DL$3];0)+[.U$1])=&quot;&quot;;&quot;&quot;;INDEX([.$AK46:.$DL46];MATCH([.$M$3];[.$AK$3:.$DL$3];0)+[.U$1]))">
            <text:p/>
          </table:table-cell>
          <table:table-cell table:style-name="ce37" table:formula="of:=IF(INDEX([.$AK46:.$DL46];MATCH([.$M$3];[.$AK$3:.$DL$3];0)+[.V$1])=&quot;&quot;;&quot;&quot;;INDEX([.$AK46:.$DL46];MATCH([.$M$3];[.$AK$3:.$DL$3];0)+[.V$1]))">
            <text:p/>
          </table:table-cell>
          <table:table-cell table:style-name="ce24" table:formula="of:=IF(INDEX([.$AK46:.$DL46];MATCH([.$M$3];[.$AK$3:.$DL$3];0)+[.W$1])=&quot;&quot;;&quot;&quot;;INDEX([.$DO$23:.$DO$422];MATCH(INDEX([.$AK46:.$DL46];MATCH([.$M$3];[.$AK$3:.$DL$3];0)+[.W$1])&amp;IF([.Z46]=&quot;&quot;;&quot;&quot;;&quot;_&quot;&amp;[.Z46]);[.$DR$23:.$DR$422];0)))" office:value-type="float" office:value="191" calcext:value-type="float">
            <text:p>191</text:p>
          </table:table-cell>
          <table:table-cell table:style-name="ce14" table:formula="of:=IF(INDEX([.$AK46:.$DL46];MATCH([.$M$3];[.$AK$3:.$DL$3];0)+[.X$1])=&quot;&quot;;&quot;&quot;;INDEX([.$AK46:.$DL46];MATCH([.$M$3];[.$AK$3:.$DL$3];0)+[.X$1]))" office:value-type="string" office:string-value="b" calcext:value-type="string">
            <text:p>b</text:p>
          </table:table-cell>
          <table:table-cell table:style-name="ce14" table:formula="of:=IF(INDEX([.$AK46:.$DL46];MATCH([.$M$3];[.$AK$3:.$DL$3];0)+[.Y$1])=&quot;&quot;;&quot;&quot;;INDEX([.$AK46:.$DL46];MATCH([.$M$3];[.$AK$3:.$DL$3];0)+[.Y$1]))">
            <text:p/>
          </table:table-cell>
          <table:table-cell table:style-name="ce51" table:formula="of:=IF(INDEX([.$AK46:.$DL46];MATCH([.$M$3];[.$AK$3:.$DL$3];0)+[.Z$1])=&quot;&quot;;&quot;&quot;;INDEX([.$AK46:.$DL46];MATCH([.$M$3];[.$AK$3:.$DL$3];0)+[.Z$1]))">
            <text:p/>
          </table:table-cell>
          <table:table-cell table:style-name="ce60" table:formula="of:=IF(INDEX([.$AK46:.$DL46];MATCH([.$M$3];[.$AK$3:.$DL$3];0)+[.AA$1])=&quot;&quot;;&quot;&quot;;INDEX([.$AK46:.$DL46];MATCH([.$M$3];[.$AK$3:.$DL$3];0)+[.AA$1]))" office:value-type="float" office:value="147" calcext:value-type="float">
            <text:p>147</text:p>
          </table:table-cell>
          <table:table-cell table:style-name="ce43" table:formula="of:=IF(INDEX([.$AK46:.$DL46];MATCH([.$M$3];[.$AK$3:.$DL$3];0)+[.AB$1])=&quot;&quot;;&quot;&quot;;INDEX([.$DO$23:.$DO$422];MATCH(INDEX([.$AK46:.$DL46];MATCH([.$M$3];[.$AK$3:.$DL$3];0)+[.AB$1])&amp;IF([.AE46]=&quot;&quot;;&quot;&quot;;&quot;_&quot;&amp;[.AE46]);[.$DS$23:.$DS$422];0)))" office:value-type="float" office:value="199" calcext:value-type="float">
            <text:p>199</text:p>
          </table:table-cell>
          <table:table-cell table:style-name="ce14" table:formula="of:=IF(INDEX([.$AK46:.$DL46];MATCH([.$M$3];[.$AK$3:.$DL$3];0)+[.AC$1])=&quot;&quot;;&quot;&quot;;INDEX([.$AK46:.$DL46];MATCH([.$M$3];[.$AK$3:.$DL$3];0)+[.AC$1]))" office:value-type="string" office:string-value="pb" calcext:value-type="string">
            <text:p>pb</text:p>
          </table:table-cell>
          <table:table-cell table:style-name="ce14" table:formula="of:=IF(INDEX([.$AK46:.$DL46];MATCH([.$M$3];[.$AK$3:.$DL$3];0)+[.AD$1])=&quot;&quot;;&quot;&quot;;INDEX([.$AK46:.$DL46];MATCH([.$M$3];[.$AK$3:.$DL$3];0)+[.AD$1]))">
            <text:p/>
          </table:table-cell>
          <table:table-cell table:style-name="ce51" table:formula="of:=IF(INDEX([.$AK46:.$DL46];MATCH([.$M$3];[.$AK$3:.$DL$3];0)+[.AE$1])=&quot;&quot;;&quot;&quot;;INDEX([.$AK46:.$DL46];MATCH([.$M$3];[.$AK$3:.$DL$3];0)+[.AE$1]))">
            <text:p/>
          </table:table-cell>
          <table:table-cell table:style-name="ce60" table:formula="of:=IF(INDEX([.$AK46:.$DL46];MATCH([.$M$3];[.$AK$3:.$DL$3];0)+[.AF$1])=&quot;&quot;;&quot;&quot;;INDEX([.$AK46:.$DL46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4.13" calcext:value-type="float">
            <text:p>124.1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29" calcext:value-type="float">
            <text:p>149.2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9" calcext:value-type="float">
            <text:p>18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.59" calcext:value-type="float">
            <text:p>148.59</text:p>
          </table:table-cell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5" office:value-type="float" office:value="3.5" calcext:value-type="float">
            <text:p>3.5</text:p>
          </table:table-cell>
          <table:table-cell table:style-name="ce27" office:value-type="float" office:value="130" calcext:value-type="float">
            <text:p>1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91" calcext:value-type="float">
            <text:p>28.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4" calcext:value-type="float">
            <text:p>1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98" calcext:value-type="float">
            <text:p>137.98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26" calcext:value-type="float">
            <text:p>126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3" calcext:value-type="float">
            <text:p>3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5]=&quot;&quot;;&quot;&quot;;&quot;\overrideProperty Score.NonMusicalPaperColumn.line-break-system-details #'((Y-offset . &quot;&amp;[.Q45]&amp;&quot;))&quot;)" office:value-type="string" office:string-value="\overrideProperty Score.NonMusicalPaperColumn.line-break-system-details #'((Y-offset . 135))" calcext:value-type="string">
            <text:p>\overrideProperty Score.NonMusicalPaperColumn.line-break-system-details #'((Y-offset . 135))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L47];MATCH([.$M$3];[.$AK$3:.$DL$3];0)+[.$M$1])=&quot;&quot;;&quot;&quot;;INDEX([.$DO$23:.$DO$422];MATCH(INDEX([.$AK47:.$DL47];MATCH([.$M$3];[.$AK$3:.$DL$3];0)+[.$M$1])&amp;IF([.P47]=&quot;&quot;;&quot;&quot;;&quot;_&quot;&amp;[.P47]);[.$DP$23:.$DP$422];0)))" office:value-type="float" office:value="132" calcext:value-type="float">
            <text:p>132</text:p>
          </table:table-cell>
          <table:table-cell table:style-name="ce14" table:formula="of:=IF(INDEX([.$AK47:.$DL47];MATCH([.$M$3];[.$AK$3:.$DL$3];0)+[.N$1])=&quot;&quot;;&quot;&quot;;INDEX([.$AK47:.$DL47];MATCH([.$M$3];[.$AK$3:.$DL$3];0)+[.N$1]))" office:value-type="string" office:string-value="pb" calcext:value-type="string">
            <text:p>pb</text:p>
          </table:table-cell>
          <table:table-cell table:style-name="ce51" table:formula="of:=IF(INDEX([.$AK47:.$DL47];MATCH([.$M$3];[.$AK$3:.$DL$3];0)+[.O$1])=&quot;&quot;;&quot;&quot;;INDEX([.$AK47:.$DL47];MATCH([.$M$3];[.$AK$3:.$DL$3];0)+[.O$1]))">
            <text:p/>
          </table:table-cell>
          <table:table-cell table:style-name="ce51" table:formula="of:=IF(INDEX([.$AK47:.$DL47];MATCH([.$M$3];[.$AK$3:.$DL$3];0)+[.P$1])=&quot;&quot;;&quot;&quot;;INDEX([.$AK47:.$DL47];MATCH([.$M$3];[.$AK$3:.$DL$3];0)+[.P$1]))">
            <text:p/>
          </table:table-cell>
          <table:table-cell table:style-name="ce60" table:formula="of:=IF(INDEX([.$AK47:.$DL47];MATCH([.$M$3];[.$AK$3:.$DL$3];0)+[.Q$1])=&quot;&quot;;&quot;&quot;;INDEX([.$AK47:.$DL47];MATCH([.$M$3];[.$AK$3:.$DL$3];0)+[.Q$1]))" office:value-type="float" office:value="5" calcext:value-type="float">
            <text:p>5</text:p>
          </table:table-cell>
          <table:table-cell table:style-name="ce24" table:formula="of:=IF(INDEX([.$AK47:.$DL47];MATCH([.$M$3];[.$AK$3:.$DL$3];0)+[.R$1])=&quot;&quot;;&quot;&quot;;INDEX([.$DO$23:.$DO$422];MATCH(INDEX([.$AK47:.$DL47];MATCH([.$M$3];[.$AK$3:.$DL$3];0)+[.R$1])&amp;IF([.U47]=&quot;&quot;;&quot;&quot;;&quot;_&quot;&amp;[.U47]);[.$DQ$23:.$DQ$422];0)))">
            <text:p/>
          </table:table-cell>
          <table:table-cell table:style-name="ce14" table:formula="of:=IF(INDEX([.$AK47:.$DL47];MATCH([.$M$3];[.$AK$3:.$DL$3];0)+[.S$1])=&quot;&quot;;&quot;&quot;;INDEX([.$AK47:.$DL47];MATCH([.$M$3];[.$AK$3:.$DL$3];0)+[.S$1]))">
            <text:p/>
          </table:table-cell>
          <table:table-cell table:style-name="ce14" table:formula="of:=IF(INDEX([.$AK47:.$DL47];MATCH([.$M$3];[.$AK$3:.$DL$3];0)+[.T$1])=&quot;&quot;;&quot;&quot;;INDEX([.$AK47:.$DL47];MATCH([.$M$3];[.$AK$3:.$DL$3];0)+[.T$1]))">
            <text:p/>
          </table:table-cell>
          <table:table-cell table:style-name="ce51" table:formula="of:=IF(INDEX([.$AK47:.$DL47];MATCH([.$M$3];[.$AK$3:.$DL$3];0)+[.U$1])=&quot;&quot;;&quot;&quot;;INDEX([.$AK47:.$DL47];MATCH([.$M$3];[.$AK$3:.$DL$3];0)+[.U$1]))">
            <text:p/>
          </table:table-cell>
          <table:table-cell table:style-name="ce37" table:formula="of:=IF(INDEX([.$AK47:.$DL47];MATCH([.$M$3];[.$AK$3:.$DL$3];0)+[.V$1])=&quot;&quot;;&quot;&quot;;INDEX([.$AK47:.$DL47];MATCH([.$M$3];[.$AK$3:.$DL$3];0)+[.V$1]))">
            <text:p/>
          </table:table-cell>
          <table:table-cell table:style-name="ce24" table:formula="of:=IF(INDEX([.$AK47:.$DL47];MATCH([.$M$3];[.$AK$3:.$DL$3];0)+[.W$1])=&quot;&quot;;&quot;&quot;;INDEX([.$DO$23:.$DO$422];MATCH(INDEX([.$AK47:.$DL47];MATCH([.$M$3];[.$AK$3:.$DL$3];0)+[.W$1])&amp;IF([.Z47]=&quot;&quot;;&quot;&quot;;&quot;_&quot;&amp;[.Z47]);[.$DR$23:.$DR$422];0)))">
            <text:p/>
          </table:table-cell>
          <table:table-cell table:style-name="ce14" table:formula="of:=IF(INDEX([.$AK47:.$DL47];MATCH([.$M$3];[.$AK$3:.$DL$3];0)+[.X$1])=&quot;&quot;;&quot;&quot;;INDEX([.$AK47:.$DL47];MATCH([.$M$3];[.$AK$3:.$DL$3];0)+[.X$1]))">
            <text:p/>
          </table:table-cell>
          <table:table-cell table:style-name="ce14" table:formula="of:=IF(INDEX([.$AK47:.$DL47];MATCH([.$M$3];[.$AK$3:.$DL$3];0)+[.Y$1])=&quot;&quot;;&quot;&quot;;INDEX([.$AK47:.$DL47];MATCH([.$M$3];[.$AK$3:.$DL$3];0)+[.Y$1]))">
            <text:p/>
          </table:table-cell>
          <table:table-cell table:style-name="ce51" table:formula="of:=IF(INDEX([.$AK47:.$DL47];MATCH([.$M$3];[.$AK$3:.$DL$3];0)+[.Z$1])=&quot;&quot;;&quot;&quot;;INDEX([.$AK47:.$DL47];MATCH([.$M$3];[.$AK$3:.$DL$3];0)+[.Z$1]))">
            <text:p/>
          </table:table-cell>
          <table:table-cell table:style-name="ce60" table:formula="of:=IF(INDEX([.$AK47:.$DL47];MATCH([.$M$3];[.$AK$3:.$DL$3];0)+[.AA$1])=&quot;&quot;;&quot;&quot;;INDEX([.$AK47:.$DL47];MATCH([.$M$3];[.$AK$3:.$DL$3];0)+[.AA$1]))">
            <text:p/>
          </table:table-cell>
          <table:table-cell table:style-name="ce43" table:formula="of:=IF(INDEX([.$AK47:.$DL47];MATCH([.$M$3];[.$AK$3:.$DL$3];0)+[.AB$1])=&quot;&quot;;&quot;&quot;;INDEX([.$DO$23:.$DO$422];MATCH(INDEX([.$AK47:.$DL47];MATCH([.$M$3];[.$AK$3:.$DL$3];0)+[.AB$1])&amp;IF([.AE47]=&quot;&quot;;&quot;&quot;;&quot;_&quot;&amp;[.AE47]);[.$DS$23:.$DS$422];0)))" office:value-type="float" office:value="207" calcext:value-type="float">
            <text:p>207</text:p>
          </table:table-cell>
          <table:table-cell table:style-name="ce14" table:formula="of:=IF(INDEX([.$AK47:.$DL47];MATCH([.$M$3];[.$AK$3:.$DL$3];0)+[.AC$1])=&quot;&quot;;&quot;&quot;;INDEX([.$AK47:.$DL47];MATCH([.$M$3];[.$AK$3:.$DL$3];0)+[.AC$1]))" office:value-type="string" office:string-value="b" calcext:value-type="string">
            <text:p>b</text:p>
          </table:table-cell>
          <table:table-cell table:style-name="ce14" table:formula="of:=IF(INDEX([.$AK47:.$DL47];MATCH([.$M$3];[.$AK$3:.$DL$3];0)+[.AD$1])=&quot;&quot;;&quot;&quot;;INDEX([.$AK47:.$DL47];MATCH([.$M$3];[.$AK$3:.$DL$3];0)+[.AD$1]))">
            <text:p/>
          </table:table-cell>
          <table:table-cell table:style-name="ce51" table:formula="of:=IF(INDEX([.$AK47:.$DL47];MATCH([.$M$3];[.$AK$3:.$DL$3];0)+[.AE$1])=&quot;&quot;;&quot;&quot;;INDEX([.$AK47:.$DL47];MATCH([.$M$3];[.$AK$3:.$DL$3];0)+[.AE$1]))">
            <text:p/>
          </table:table-cell>
          <table:table-cell table:style-name="ce60" table:formula="of:=IF(INDEX([.$AK47:.$DL47];MATCH([.$M$3];[.$AK$3:.$DL$3];0)+[.AF$1])=&quot;&quot;;&quot;&quot;;INDEX([.$AK47:.$DL47];MATCH([.$M$3];[.$AK$3:.$DL$3];0)+[.AF$1]))" office:value-type="float" office:value="18.5" calcext:value-type="float">
            <text:p>18.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7.6" calcext:value-type="float">
            <text:p>137.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.3" calcext:value-type="float">
            <text:p>6.3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3.5" calcext:value-type="float">
            <text:p>3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64" calcext:value-type="float">
            <text:p>16.64</text:p>
          </table:table-cell>
          <table:table-cell table:style-name="ce27" office:value-type="float" office:value="135" calcext:value-type="float">
            <text:p>1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59" calcext:value-type="float">
            <text:p>39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66" calcext:value-type="float">
            <text:p>149.66</text:p>
          </table:table-cell>
          <table:table-cell table:style-name="ce27" office:value-type="float" office:value="209" calcext:value-type="float">
            <text:p>2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45" calcext:value-type="float">
            <text:p>19.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32" calcext:value-type="float">
            <text:p>132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6" calcext:value-type="float">
            <text:p>6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pb" calcext:value-type="string">
            <text:p>p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6 \pageBreak " calcext:value-type="string">
            <text:p>s1*6 \pageBreak </text:p>
          </table:table-cell>
          <table:table-cell table:formula="of:=IF([.Q46]=&quot;&quot;;&quot;&quot;;&quot;\overrideProperty Score.NonMusicalPaperColumn.line-break-system-details #'((Y-offset . &quot;&amp;[.Q46]&amp;&quot;))&quot;)" office:value-type="string" office:string-value="\overrideProperty Score.NonMusicalPaperColumn.line-break-system-details #'((Y-offset . 147.5))" calcext:value-type="string">
            <text:p>\overrideProperty Score.NonMusicalPaperColumn.line-break-system-details #'((Y-offset . 147.5))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L48];MATCH([.$M$3];[.$AK$3:.$DL$3];0)+[.$M$1])=&quot;&quot;;&quot;&quot;;INDEX([.$DO$23:.$DO$422];MATCH(INDEX([.$AK48:.$DL48];MATCH([.$M$3];[.$AK$3:.$DL$3];0)+[.$M$1])&amp;IF([.P48]=&quot;&quot;;&quot;&quot;;&quot;_&quot;&amp;[.P48]);[.$DP$23:.$DP$422];0)))" office:value-type="float" office:value="136" calcext:value-type="float">
            <text:p>136</text:p>
          </table:table-cell>
          <table:table-cell table:style-name="ce14" table:formula="of:=IF(INDEX([.$AK48:.$DL48];MATCH([.$M$3];[.$AK$3:.$DL$3];0)+[.N$1])=&quot;&quot;;&quot;&quot;;INDEX([.$AK48:.$DL48];MATCH([.$M$3];[.$AK$3:.$DL$3];0)+[.N$1]))" office:value-type="string" office:string-value="b" calcext:value-type="string">
            <text:p>b</text:p>
          </table:table-cell>
          <table:table-cell table:style-name="ce51" table:formula="of:=IF(INDEX([.$AK48:.$DL48];MATCH([.$M$3];[.$AK$3:.$DL$3];0)+[.O$1])=&quot;&quot;;&quot;&quot;;INDEX([.$AK48:.$DL48];MATCH([.$M$3];[.$AK$3:.$DL$3];0)+[.O$1]))">
            <text:p/>
          </table:table-cell>
          <table:table-cell table:style-name="ce51" table:formula="of:=IF(INDEX([.$AK48:.$DL48];MATCH([.$M$3];[.$AK$3:.$DL$3];0)+[.P$1])=&quot;&quot;;&quot;&quot;;INDEX([.$AK48:.$DL48];MATCH([.$M$3];[.$AK$3:.$DL$3];0)+[.P$1]))">
            <text:p/>
          </table:table-cell>
          <table:table-cell table:style-name="ce60" table:formula="of:=IF(INDEX([.$AK48:.$DL48];MATCH([.$M$3];[.$AK$3:.$DL$3];0)+[.Q$1])=&quot;&quot;;&quot;&quot;;INDEX([.$AK48:.$DL48];MATCH([.$M$3];[.$AK$3:.$DL$3];0)+[.Q$1]))" office:value-type="float" office:value="17.75" calcext:value-type="float">
            <text:p>17.75</text:p>
          </table:table-cell>
          <table:table-cell table:style-name="ce24" table:formula="of:=IF(INDEX([.$AK48:.$DL48];MATCH([.$M$3];[.$AK$3:.$DL$3];0)+[.R$1])=&quot;&quot;;&quot;&quot;;INDEX([.$DO$23:.$DO$422];MATCH(INDEX([.$AK48:.$DL48];MATCH([.$M$3];[.$AK$3:.$DL$3];0)+[.R$1])&amp;IF([.U48]=&quot;&quot;;&quot;&quot;;&quot;_&quot;&amp;[.U48]);[.$DQ$23:.$DQ$422];0)))">
            <text:p/>
          </table:table-cell>
          <table:table-cell table:style-name="ce14" table:formula="of:=IF(INDEX([.$AK48:.$DL48];MATCH([.$M$3];[.$AK$3:.$DL$3];0)+[.S$1])=&quot;&quot;;&quot;&quot;;INDEX([.$AK48:.$DL48];MATCH([.$M$3];[.$AK$3:.$DL$3];0)+[.S$1]))">
            <text:p/>
          </table:table-cell>
          <table:table-cell table:style-name="ce14" table:formula="of:=IF(INDEX([.$AK48:.$DL48];MATCH([.$M$3];[.$AK$3:.$DL$3];0)+[.T$1])=&quot;&quot;;&quot;&quot;;INDEX([.$AK48:.$DL48];MATCH([.$M$3];[.$AK$3:.$DL$3];0)+[.T$1]))">
            <text:p/>
          </table:table-cell>
          <table:table-cell table:style-name="ce51" table:formula="of:=IF(INDEX([.$AK48:.$DL48];MATCH([.$M$3];[.$AK$3:.$DL$3];0)+[.U$1])=&quot;&quot;;&quot;&quot;;INDEX([.$AK48:.$DL48];MATCH([.$M$3];[.$AK$3:.$DL$3];0)+[.U$1]))">
            <text:p/>
          </table:table-cell>
          <table:table-cell table:style-name="ce37" table:formula="of:=IF(INDEX([.$AK48:.$DL48];MATCH([.$M$3];[.$AK$3:.$DL$3];0)+[.V$1])=&quot;&quot;;&quot;&quot;;INDEX([.$AK48:.$DL48];MATCH([.$M$3];[.$AK$3:.$DL$3];0)+[.V$1]))">
            <text:p/>
          </table:table-cell>
          <table:table-cell table:style-name="ce24" table:formula="of:=IF(INDEX([.$AK48:.$DL48];MATCH([.$M$3];[.$AK$3:.$DL$3];0)+[.W$1])=&quot;&quot;;&quot;&quot;;INDEX([.$DO$23:.$DO$422];MATCH(INDEX([.$AK48:.$DL48];MATCH([.$M$3];[.$AK$3:.$DL$3];0)+[.W$1])&amp;IF([.Z48]=&quot;&quot;;&quot;&quot;;&quot;_&quot;&amp;[.Z48]);[.$DR$23:.$DR$422];0)))">
            <text:p/>
          </table:table-cell>
          <table:table-cell table:style-name="ce14" table:formula="of:=IF(INDEX([.$AK48:.$DL48];MATCH([.$M$3];[.$AK$3:.$DL$3];0)+[.X$1])=&quot;&quot;;&quot;&quot;;INDEX([.$AK48:.$DL48];MATCH([.$M$3];[.$AK$3:.$DL$3];0)+[.X$1]))">
            <text:p/>
          </table:table-cell>
          <table:table-cell table:style-name="ce14" table:formula="of:=IF(INDEX([.$AK48:.$DL48];MATCH([.$M$3];[.$AK$3:.$DL$3];0)+[.Y$1])=&quot;&quot;;&quot;&quot;;INDEX([.$AK48:.$DL48];MATCH([.$M$3];[.$AK$3:.$DL$3];0)+[.Y$1]))">
            <text:p/>
          </table:table-cell>
          <table:table-cell table:style-name="ce51" table:formula="of:=IF(INDEX([.$AK48:.$DL48];MATCH([.$M$3];[.$AK$3:.$DL$3];0)+[.Z$1])=&quot;&quot;;&quot;&quot;;INDEX([.$AK48:.$DL48];MATCH([.$M$3];[.$AK$3:.$DL$3];0)+[.Z$1]))">
            <text:p/>
          </table:table-cell>
          <table:table-cell table:style-name="ce37" table:formula="of:=IF(INDEX([.$AK48:.$DL48];MATCH([.$M$3];[.$AK$3:.$DL$3];0)+[.AA$1])=&quot;&quot;;&quot;&quot;;INDEX([.$AK48:.$DL48];MATCH([.$M$3];[.$AK$3:.$DL$3];0)+[.AA$1]))">
            <text:p/>
          </table:table-cell>
          <table:table-cell table:style-name="ce43" table:formula="of:=IF(INDEX([.$AK48:.$DL48];MATCH([.$M$3];[.$AK$3:.$DL$3];0)+[.AB$1])=&quot;&quot;;&quot;&quot;;INDEX([.$DO$23:.$DO$422];MATCH(INDEX([.$AK48:.$DL48];MATCH([.$M$3];[.$AK$3:.$DL$3];0)+[.AB$1])&amp;IF([.AE48]=&quot;&quot;;&quot;&quot;;&quot;_&quot;&amp;[.AE48]);[.$DS$23:.$DS$422];0)))" office:value-type="float" office:value="214" calcext:value-type="float">
            <text:p>214</text:p>
          </table:table-cell>
          <table:table-cell table:style-name="ce14" table:formula="of:=IF(INDEX([.$AK48:.$DL48];MATCH([.$M$3];[.$AK$3:.$DL$3];0)+[.AC$1])=&quot;&quot;;&quot;&quot;;INDEX([.$AK48:.$DL48];MATCH([.$M$3];[.$AK$3:.$DL$3];0)+[.AC$1]))" office:value-type="string" office:string-value="b" calcext:value-type="string">
            <text:p>b</text:p>
          </table:table-cell>
          <table:table-cell table:style-name="ce14" table:formula="of:=IF(INDEX([.$AK48:.$DL48];MATCH([.$M$3];[.$AK$3:.$DL$3];0)+[.AD$1])=&quot;&quot;;&quot;&quot;;INDEX([.$AK48:.$DL48];MATCH([.$M$3];[.$AK$3:.$DL$3];0)+[.AD$1]))">
            <text:p/>
          </table:table-cell>
          <table:table-cell table:style-name="ce51" table:formula="of:=IF(INDEX([.$AK48:.$DL48];MATCH([.$M$3];[.$AK$3:.$DL$3];0)+[.AE$1])=&quot;&quot;;&quot;&quot;;INDEX([.$AK48:.$DL48];MATCH([.$M$3];[.$AK$3:.$DL$3];0)+[.AE$1]))">
            <text:p/>
          </table:table-cell>
          <table:table-cell table:style-name="ce60" table:formula="of:=IF(INDEX([.$AK48:.$DL48];MATCH([.$M$3];[.$AK$3:.$DL$3];0)+[.AF$1])=&quot;&quot;;&quot;&quot;;INDEX([.$AK48:.$DL48];MATCH([.$M$3];[.$AK$3:.$DL$3];0)+[.AF$1]))" office:value-type="float" office:value="29" calcext:value-type="float">
            <text:p>2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7" calcext:value-type="float">
            <text:p>16.57</text:p>
          </table:table-cell>
          <table:table-cell table:style-name="ce27" office:value-type="float" office:value="127" calcext:value-type="float">
            <text:p>1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.04" calcext:value-type="float">
            <text:p>14.0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2" calcext:value-type="float">
            <text:p>2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32" calcext:value-type="float">
            <text:p>31.32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12" calcext:value-type="float">
            <text:p>51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8" calcext:value-type="float">
            <text:p>2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9" calcext:value-type="float">
            <text:p>32.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36" calcext:value-type="float">
            <text:p>136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4" calcext:value-type="float">
            <text:p>4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7]=&quot;&quot;;&quot;&quot;;&quot;\overrideProperty Score.NonMusicalPaperColumn.line-break-system-details #'((Y-offset . &quot;&amp;[.Q47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L49];MATCH([.$M$3];[.$AK$3:.$DL$3];0)+[.$M$1])=&quot;&quot;;&quot;&quot;;INDEX([.$DO$23:.$DO$422];MATCH(INDEX([.$AK49:.$DL49];MATCH([.$M$3];[.$AK$3:.$DL$3];0)+[.$M$1])&amp;IF([.P49]=&quot;&quot;;&quot;&quot;;&quot;_&quot;&amp;[.P49]);[.$DP$23:.$DP$422];0)))" office:value-type="float" office:value="141" calcext:value-type="float">
            <text:p>141</text:p>
          </table:table-cell>
          <table:table-cell table:style-name="ce14" table:formula="of:=IF(INDEX([.$AK49:.$DL49];MATCH([.$M$3];[.$AK$3:.$DL$3];0)+[.N$1])=&quot;&quot;;&quot;&quot;;INDEX([.$AK49:.$DL49];MATCH([.$M$3];[.$AK$3:.$DL$3];0)+[.N$1]))" office:value-type="string" office:string-value="b" calcext:value-type="string">
            <text:p>b</text:p>
          </table:table-cell>
          <table:table-cell table:style-name="ce51" table:formula="of:=IF(INDEX([.$AK49:.$DL49];MATCH([.$M$3];[.$AK$3:.$DL$3];0)+[.O$1])=&quot;&quot;;&quot;&quot;;INDEX([.$AK49:.$DL49];MATCH([.$M$3];[.$AK$3:.$DL$3];0)+[.O$1]))">
            <text:p/>
          </table:table-cell>
          <table:table-cell table:style-name="ce51" table:formula="of:=IF(INDEX([.$AK49:.$DL49];MATCH([.$M$3];[.$AK$3:.$DL$3];0)+[.P$1])=&quot;&quot;;&quot;&quot;;INDEX([.$AK49:.$DL49];MATCH([.$M$3];[.$AK$3:.$DL$3];0)+[.P$1]))">
            <text:p/>
          </table:table-cell>
          <table:table-cell table:style-name="ce60" table:formula="of:=IF(INDEX([.$AK49:.$DL49];MATCH([.$M$3];[.$AK$3:.$DL$3];0)+[.Q$1])=&quot;&quot;;&quot;&quot;;INDEX([.$AK49:.$DL49];MATCH([.$M$3];[.$AK$3:.$DL$3];0)+[.Q$1]))" office:value-type="float" office:value="30.5" calcext:value-type="float">
            <text:p>30.5</text:p>
          </table:table-cell>
          <table:table-cell table:style-name="ce24" table:formula="of:=IF(INDEX([.$AK49:.$DL49];MATCH([.$M$3];[.$AK$3:.$DL$3];0)+[.R$1])=&quot;&quot;;&quot;&quot;;INDEX([.$DO$23:.$DO$422];MATCH(INDEX([.$AK49:.$DL49];MATCH([.$M$3];[.$AK$3:.$DL$3];0)+[.R$1])&amp;IF([.U49]=&quot;&quot;;&quot;&quot;;&quot;_&quot;&amp;[.U49]);[.$DQ$23:.$DQ$422];0)))">
            <text:p/>
          </table:table-cell>
          <table:table-cell table:style-name="ce14" table:formula="of:=IF(INDEX([.$AK49:.$DL49];MATCH([.$M$3];[.$AK$3:.$DL$3];0)+[.S$1])=&quot;&quot;;&quot;&quot;;INDEX([.$AK49:.$DL49];MATCH([.$M$3];[.$AK$3:.$DL$3];0)+[.S$1]))">
            <text:p/>
          </table:table-cell>
          <table:table-cell table:style-name="ce14" table:formula="of:=IF(INDEX([.$AK49:.$DL49];MATCH([.$M$3];[.$AK$3:.$DL$3];0)+[.T$1])=&quot;&quot;;&quot;&quot;;INDEX([.$AK49:.$DL49];MATCH([.$M$3];[.$AK$3:.$DL$3];0)+[.T$1]))">
            <text:p/>
          </table:table-cell>
          <table:table-cell table:style-name="ce51" table:formula="of:=IF(INDEX([.$AK49:.$DL49];MATCH([.$M$3];[.$AK$3:.$DL$3];0)+[.U$1])=&quot;&quot;;&quot;&quot;;INDEX([.$AK49:.$DL49];MATCH([.$M$3];[.$AK$3:.$DL$3];0)+[.U$1]))">
            <text:p/>
          </table:table-cell>
          <table:table-cell table:style-name="ce37" table:formula="of:=IF(INDEX([.$AK49:.$DL49];MATCH([.$M$3];[.$AK$3:.$DL$3];0)+[.V$1])=&quot;&quot;;&quot;&quot;;INDEX([.$AK49:.$DL49];MATCH([.$M$3];[.$AK$3:.$DL$3];0)+[.V$1]))">
            <text:p/>
          </table:table-cell>
          <table:table-cell table:style-name="ce24" table:formula="of:=IF(INDEX([.$AK49:.$DL49];MATCH([.$M$3];[.$AK$3:.$DL$3];0)+[.W$1])=&quot;&quot;;&quot;&quot;;INDEX([.$DO$23:.$DO$422];MATCH(INDEX([.$AK49:.$DL49];MATCH([.$M$3];[.$AK$3:.$DL$3];0)+[.W$1])&amp;IF([.Z49]=&quot;&quot;;&quot;&quot;;&quot;_&quot;&amp;[.Z49]);[.$DR$23:.$DR$422];0)))">
            <text:p/>
          </table:table-cell>
          <table:table-cell table:style-name="ce14" table:formula="of:=IF(INDEX([.$AK49:.$DL49];MATCH([.$M$3];[.$AK$3:.$DL$3];0)+[.X$1])=&quot;&quot;;&quot;&quot;;INDEX([.$AK49:.$DL49];MATCH([.$M$3];[.$AK$3:.$DL$3];0)+[.X$1]))">
            <text:p/>
          </table:table-cell>
          <table:table-cell table:style-name="ce14" table:formula="of:=IF(INDEX([.$AK49:.$DL49];MATCH([.$M$3];[.$AK$3:.$DL$3];0)+[.Y$1])=&quot;&quot;;&quot;&quot;;INDEX([.$AK49:.$DL49];MATCH([.$M$3];[.$AK$3:.$DL$3];0)+[.Y$1]))">
            <text:p/>
          </table:table-cell>
          <table:table-cell table:style-name="ce51" table:formula="of:=IF(INDEX([.$AK49:.$DL49];MATCH([.$M$3];[.$AK$3:.$DL$3];0)+[.Z$1])=&quot;&quot;;&quot;&quot;;INDEX([.$AK49:.$DL49];MATCH([.$M$3];[.$AK$3:.$DL$3];0)+[.Z$1]))">
            <text:p/>
          </table:table-cell>
          <table:table-cell table:style-name="ce37" table:formula="of:=IF(INDEX([.$AK49:.$DL49];MATCH([.$M$3];[.$AK$3:.$DL$3];0)+[.AA$1])=&quot;&quot;;&quot;&quot;;INDEX([.$AK49:.$DL49];MATCH([.$M$3];[.$AK$3:.$DL$3];0)+[.AA$1]))">
            <text:p/>
          </table:table-cell>
          <table:table-cell table:style-name="ce43" table:formula="of:=IF(INDEX([.$AK49:.$DL49];MATCH([.$M$3];[.$AK$3:.$DL$3];0)+[.AB$1])=&quot;&quot;;&quot;&quot;;INDEX([.$DO$23:.$DO$422];MATCH(INDEX([.$AK49:.$DL49];MATCH([.$M$3];[.$AK$3:.$DL$3];0)+[.AB$1])&amp;IF([.AE49]=&quot;&quot;;&quot;&quot;;&quot;_&quot;&amp;[.AE49]);[.$DS$23:.$DS$422];0)))" office:value-type="float" office:value="222" calcext:value-type="float">
            <text:p>222</text:p>
          </table:table-cell>
          <table:table-cell table:style-name="ce14" table:formula="of:=IF(INDEX([.$AK49:.$DL49];MATCH([.$M$3];[.$AK$3:.$DL$3];0)+[.AC$1])=&quot;&quot;;&quot;&quot;;INDEX([.$AK49:.$DL49];MATCH([.$M$3];[.$AK$3:.$DL$3];0)+[.AC$1]))" office:value-type="string" office:string-value="b" calcext:value-type="string">
            <text:p>b</text:p>
          </table:table-cell>
          <table:table-cell table:style-name="ce14" table:formula="of:=IF(INDEX([.$AK49:.$DL49];MATCH([.$M$3];[.$AK$3:.$DL$3];0)+[.AD$1])=&quot;&quot;;&quot;&quot;;INDEX([.$AK49:.$DL49];MATCH([.$M$3];[.$AK$3:.$DL$3];0)+[.AD$1]))">
            <text:p/>
          </table:table-cell>
          <table:table-cell table:style-name="ce51" table:formula="of:=IF(INDEX([.$AK49:.$DL49];MATCH([.$M$3];[.$AK$3:.$DL$3];0)+[.AE$1])=&quot;&quot;;&quot;&quot;;INDEX([.$AK49:.$DL49];MATCH([.$M$3];[.$AK$3:.$DL$3];0)+[.AE$1]))">
            <text:p/>
          </table:table-cell>
          <table:table-cell table:style-name="ce60" table:formula="of:=IF(INDEX([.$AK49:.$DL49];MATCH([.$M$3];[.$AK$3:.$DL$3];0)+[.AF$1])=&quot;&quot;;&quot;&quot;;INDEX([.$AK49:.$DL49];MATCH([.$M$3];[.$AK$3:.$DL$3];0)+[.AF$1]))" office:value-type="float" office:value="44.5" calcext:value-type="float">
            <text:p>44.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8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5" calcext:value-type="float">
            <text:p>32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6.05" calcext:value-type="float">
            <text:p>26.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19" calcext:value-type="float">
            <text:p>42.19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29" calcext:value-type="float">
            <text:p>63.2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6" calcext:value-type="float">
            <text:p>2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41" calcext:value-type="float">
            <text:p>141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5" calcext:value-type="float">
            <text:p>5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b" calcext:value-type="string">
            <text:p>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break" calcext:value-type="string">
            <text:p>\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8]=&quot;&quot;;&quot;&quot;;&quot;\overrideProperty Score.NonMusicalPaperColumn.line-break-system-details #'((Y-offset . &quot;&amp;[.Q48]&amp;&quot;))&quot;)" office:value-type="string" office:string-value="\overrideProperty Score.NonMusicalPaperColumn.line-break-system-details #'((Y-offset . 17.75))" calcext:value-type="string">
            <text:p>\overrideProperty Score.NonMusicalPaperColumn.line-break-system-details #'((Y-offset . 17.75))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L50];MATCH([.$M$3];[.$AK$3:.$DL$3];0)+[.$M$1])=&quot;&quot;;&quot;&quot;;INDEX([.$DO$23:.$DO$422];MATCH(INDEX([.$AK50:.$DL50];MATCH([.$M$3];[.$AK$3:.$DL$3];0)+[.$M$1])&amp;IF([.P50]=&quot;&quot;;&quot;&quot;;&quot;_&quot;&amp;[.P50]);[.$DP$23:.$DP$422];0)))" office:value-type="float" office:value="144" calcext:value-type="float">
            <text:p>144</text:p>
          </table:table-cell>
          <table:table-cell table:style-name="ce14" table:formula="of:=IF(INDEX([.$AK50:.$DL50];MATCH([.$M$3];[.$AK$3:.$DL$3];0)+[.N$1])=&quot;&quot;;&quot;&quot;;INDEX([.$AK50:.$DL50];MATCH([.$M$3];[.$AK$3:.$DL$3];0)+[.N$1]))" office:value-type="string" office:string-value="b" calcext:value-type="string">
            <text:p>b</text:p>
          </table:table-cell>
          <table:table-cell table:style-name="ce51" table:formula="of:=IF(INDEX([.$AK50:.$DL50];MATCH([.$M$3];[.$AK$3:.$DL$3];0)+[.O$1])=&quot;&quot;;&quot;&quot;;INDEX([.$AK50:.$DL50];MATCH([.$M$3];[.$AK$3:.$DL$3];0)+[.O$1]))">
            <text:p/>
          </table:table-cell>
          <table:table-cell table:style-name="ce51" table:formula="of:=IF(INDEX([.$AK50:.$DL50];MATCH([.$M$3];[.$AK$3:.$DL$3];0)+[.P$1])=&quot;&quot;;&quot;&quot;;INDEX([.$AK50:.$DL50];MATCH([.$M$3];[.$AK$3:.$DL$3];0)+[.P$1]))">
            <text:p/>
          </table:table-cell>
          <table:table-cell table:style-name="ce60" table:formula="of:=IF(INDEX([.$AK50:.$DL50];MATCH([.$M$3];[.$AK$3:.$DL$3];0)+[.Q$1])=&quot;&quot;;&quot;&quot;;INDEX([.$AK50:.$DL50];MATCH([.$M$3];[.$AK$3:.$DL$3];0)+[.Q$1]))" office:value-type="float" office:value="43.25" calcext:value-type="float">
            <text:p>43.25</text:p>
          </table:table-cell>
          <table:table-cell table:style-name="ce24" table:formula="of:=IF(INDEX([.$AK50:.$DL50];MATCH([.$M$3];[.$AK$3:.$DL$3];0)+[.R$1])=&quot;&quot;;&quot;&quot;;INDEX([.$DO$23:.$DO$422];MATCH(INDEX([.$AK50:.$DL50];MATCH([.$M$3];[.$AK$3:.$DL$3];0)+[.R$1])&amp;IF([.U50]=&quot;&quot;;&quot;&quot;;&quot;_&quot;&amp;[.U50]);[.$DQ$23:.$DQ$422];0)))">
            <text:p/>
          </table:table-cell>
          <table:table-cell table:style-name="ce14" table:formula="of:=IF(INDEX([.$AK50:.$DL50];MATCH([.$M$3];[.$AK$3:.$DL$3];0)+[.S$1])=&quot;&quot;;&quot;&quot;;INDEX([.$AK50:.$DL50];MATCH([.$M$3];[.$AK$3:.$DL$3];0)+[.S$1]))">
            <text:p/>
          </table:table-cell>
          <table:table-cell table:style-name="ce14" table:formula="of:=IF(INDEX([.$AK50:.$DL50];MATCH([.$M$3];[.$AK$3:.$DL$3];0)+[.T$1])=&quot;&quot;;&quot;&quot;;INDEX([.$AK50:.$DL50];MATCH([.$M$3];[.$AK$3:.$DL$3];0)+[.T$1]))">
            <text:p/>
          </table:table-cell>
          <table:table-cell table:style-name="ce51" table:formula="of:=IF(INDEX([.$AK50:.$DL50];MATCH([.$M$3];[.$AK$3:.$DL$3];0)+[.U$1])=&quot;&quot;;&quot;&quot;;INDEX([.$AK50:.$DL50];MATCH([.$M$3];[.$AK$3:.$DL$3];0)+[.U$1]))">
            <text:p/>
          </table:table-cell>
          <table:table-cell table:style-name="ce37" table:formula="of:=IF(INDEX([.$AK50:.$DL50];MATCH([.$M$3];[.$AK$3:.$DL$3];0)+[.V$1])=&quot;&quot;;&quot;&quot;;INDEX([.$AK50:.$DL50];MATCH([.$M$3];[.$AK$3:.$DL$3];0)+[.V$1]))">
            <text:p/>
          </table:table-cell>
          <table:table-cell table:style-name="ce24" table:formula="of:=IF(INDEX([.$AK50:.$DL50];MATCH([.$M$3];[.$AK$3:.$DL$3];0)+[.W$1])=&quot;&quot;;&quot;&quot;;INDEX([.$DO$23:.$DO$422];MATCH(INDEX([.$AK50:.$DL50];MATCH([.$M$3];[.$AK$3:.$DL$3];0)+[.W$1])&amp;IF([.Z50]=&quot;&quot;;&quot;&quot;;&quot;_&quot;&amp;[.Z50]);[.$DR$23:.$DR$422];0)))">
            <text:p/>
          </table:table-cell>
          <table:table-cell table:style-name="ce14" table:formula="of:=IF(INDEX([.$AK50:.$DL50];MATCH([.$M$3];[.$AK$3:.$DL$3];0)+[.X$1])=&quot;&quot;;&quot;&quot;;INDEX([.$AK50:.$DL50];MATCH([.$M$3];[.$AK$3:.$DL$3];0)+[.X$1]))">
            <text:p/>
          </table:table-cell>
          <table:table-cell table:style-name="ce14" table:formula="of:=IF(INDEX([.$AK50:.$DL50];MATCH([.$M$3];[.$AK$3:.$DL$3];0)+[.Y$1])=&quot;&quot;;&quot;&quot;;INDEX([.$AK50:.$DL50];MATCH([.$M$3];[.$AK$3:.$DL$3];0)+[.Y$1]))">
            <text:p/>
          </table:table-cell>
          <table:table-cell table:style-name="ce51" table:formula="of:=IF(INDEX([.$AK50:.$DL50];MATCH([.$M$3];[.$AK$3:.$DL$3];0)+[.Z$1])=&quot;&quot;;&quot;&quot;;INDEX([.$AK50:.$DL50];MATCH([.$M$3];[.$AK$3:.$DL$3];0)+[.Z$1]))">
            <text:p/>
          </table:table-cell>
          <table:table-cell table:style-name="ce37" table:formula="of:=IF(INDEX([.$AK50:.$DL50];MATCH([.$M$3];[.$AK$3:.$DL$3];0)+[.AA$1])=&quot;&quot;;&quot;&quot;;INDEX([.$AK50:.$DL50];MATCH([.$M$3];[.$AK$3:.$DL$3];0)+[.AA$1]))">
            <text:p/>
          </table:table-cell>
          <table:table-cell table:style-name="ce43" table:formula="of:=IF(INDEX([.$AK50:.$DL50];MATCH([.$M$3];[.$AK$3:.$DL$3];0)+[.AB$1])=&quot;&quot;;&quot;&quot;;INDEX([.$DO$23:.$DO$422];MATCH(INDEX([.$AK50:.$DL50];MATCH([.$M$3];[.$AK$3:.$DL$3];0)+[.AB$1])&amp;IF([.AE50]=&quot;&quot;;&quot;&quot;;&quot;_&quot;&amp;[.AE50]);[.$DS$23:.$DS$422];0)))" office:value-type="float" office:value="229" calcext:value-type="float">
            <text:p>229</text:p>
          </table:table-cell>
          <table:table-cell table:style-name="ce14" table:formula="of:=IF(INDEX([.$AK50:.$DL50];MATCH([.$M$3];[.$AK$3:.$DL$3];0)+[.AC$1])=&quot;&quot;;&quot;&quot;;INDEX([.$AK50:.$DL50];MATCH([.$M$3];[.$AK$3:.$DL$3];0)+[.AC$1]))" office:value-type="string" office:string-value="b" calcext:value-type="string">
            <text:p>b</text:p>
          </table:table-cell>
          <table:table-cell table:style-name="ce14" table:formula="of:=IF(INDEX([.$AK50:.$DL50];MATCH([.$M$3];[.$AK$3:.$DL$3];0)+[.AD$1])=&quot;&quot;;&quot;&quot;;INDEX([.$AK50:.$DL50];MATCH([.$M$3];[.$AK$3:.$DL$3];0)+[.AD$1]))">
            <text:p/>
          </table:table-cell>
          <table:table-cell table:style-name="ce51" table:formula="of:=IF(INDEX([.$AK50:.$DL50];MATCH([.$M$3];[.$AK$3:.$DL$3];0)+[.AE$1])=&quot;&quot;;&quot;&quot;;INDEX([.$AK50:.$DL50];MATCH([.$M$3];[.$AK$3:.$DL$3];0)+[.AE$1]))">
            <text:p/>
          </table:table-cell>
          <table:table-cell table:style-name="ce60" table:formula="of:=IF(INDEX([.$AK50:.$DL50];MATCH([.$M$3];[.$AK$3:.$DL$3];0)+[.AF$1])=&quot;&quot;;&quot;&quot;;INDEX([.$AK50:.$DL50];MATCH([.$M$3];[.$AK$3:.$DL$3];0)+[.AF$1]))" office:value-type="float" office:value="56.6" calcext:value-type="float">
            <text:p>56.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16.06" calcext:value-type="float">
            <text:p>16.0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5.34" calcext:value-type="float">
            <text:p>45.34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4.98" calcext:value-type="float">
            <text:p>34.9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62" calcext:value-type="float">
            <text:p>57.62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17" calcext:value-type="float">
            <text:p>74.1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3" calcext:value-type="float">
            <text:p>2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44" calcext:value-type="float">
            <text:p>144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3" calcext:value-type="float">
            <text:p>3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9]=&quot;&quot;;&quot;&quot;;&quot;\overrideProperty Score.NonMusicalPaperColumn.line-break-system-details #'((Y-offset . &quot;&amp;[.Q49]&amp;&quot;))&quot;)" office:value-type="string" office:string-value="\overrideProperty Score.NonMusicalPaperColumn.line-break-system-details #'((Y-offset . 30.5))" calcext:value-type="string">
            <text:p>\overrideProperty Score.NonMusicalPaperColumn.line-break-system-details #'((Y-offset . 30.5))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L51];MATCH([.$M$3];[.$AK$3:.$DL$3];0)+[.$M$1])=&quot;&quot;;&quot;&quot;;INDEX([.$DO$23:.$DO$422];MATCH(INDEX([.$AK51:.$DL51];MATCH([.$M$3];[.$AK$3:.$DL$3];0)+[.$M$1])&amp;IF([.P51]=&quot;&quot;;&quot;&quot;;&quot;_&quot;&amp;[.P51]);[.$DP$23:.$DP$422];0)))" office:value-type="float" office:value="148" calcext:value-type="float">
            <text:p>148</text:p>
          </table:table-cell>
          <table:table-cell table:style-name="ce14" table:formula="of:=IF(INDEX([.$AK51:.$DL51];MATCH([.$M$3];[.$AK$3:.$DL$3];0)+[.N$1])=&quot;&quot;;&quot;&quot;;INDEX([.$AK51:.$DL51];MATCH([.$M$3];[.$AK$3:.$DL$3];0)+[.N$1]))" office:value-type="string" office:string-value="b" calcext:value-type="string">
            <text:p>b</text:p>
          </table:table-cell>
          <table:table-cell table:style-name="ce51" table:formula="of:=IF(INDEX([.$AK51:.$DL51];MATCH([.$M$3];[.$AK$3:.$DL$3];0)+[.O$1])=&quot;&quot;;&quot;&quot;;INDEX([.$AK51:.$DL51];MATCH([.$M$3];[.$AK$3:.$DL$3];0)+[.O$1]))">
            <text:p/>
          </table:table-cell>
          <table:table-cell table:style-name="ce51" table:formula="of:=IF(INDEX([.$AK51:.$DL51];MATCH([.$M$3];[.$AK$3:.$DL$3];0)+[.P$1])=&quot;&quot;;&quot;&quot;;INDEX([.$AK51:.$DL51];MATCH([.$M$3];[.$AK$3:.$DL$3];0)+[.P$1]))">
            <text:p/>
          </table:table-cell>
          <table:table-cell table:style-name="ce60" table:formula="of:=IF(INDEX([.$AK51:.$DL51];MATCH([.$M$3];[.$AK$3:.$DL$3];0)+[.Q$1])=&quot;&quot;;&quot;&quot;;INDEX([.$AK51:.$DL51];MATCH([.$M$3];[.$AK$3:.$DL$3];0)+[.Q$1]))" office:value-type="float" office:value="56" calcext:value-type="float">
            <text:p>56</text:p>
          </table:table-cell>
          <table:table-cell table:style-name="ce24" table:formula="of:=IF(INDEX([.$AK51:.$DL51];MATCH([.$M$3];[.$AK$3:.$DL$3];0)+[.R$1])=&quot;&quot;;&quot;&quot;;INDEX([.$DO$23:.$DO$422];MATCH(INDEX([.$AK51:.$DL51];MATCH([.$M$3];[.$AK$3:.$DL$3];0)+[.R$1])&amp;IF([.U51]=&quot;&quot;;&quot;&quot;;&quot;_&quot;&amp;[.U51]);[.$DQ$23:.$DQ$422];0)))">
            <text:p/>
          </table:table-cell>
          <table:table-cell table:style-name="ce14" table:formula="of:=IF(INDEX([.$AK51:.$DL51];MATCH([.$M$3];[.$AK$3:.$DL$3];0)+[.S$1])=&quot;&quot;;&quot;&quot;;INDEX([.$AK51:.$DL51];MATCH([.$M$3];[.$AK$3:.$DL$3];0)+[.S$1]))">
            <text:p/>
          </table:table-cell>
          <table:table-cell table:style-name="ce14" table:formula="of:=IF(INDEX([.$AK51:.$DL51];MATCH([.$M$3];[.$AK$3:.$DL$3];0)+[.T$1])=&quot;&quot;;&quot;&quot;;INDEX([.$AK51:.$DL51];MATCH([.$M$3];[.$AK$3:.$DL$3];0)+[.T$1]))">
            <text:p/>
          </table:table-cell>
          <table:table-cell table:style-name="ce51" table:formula="of:=IF(INDEX([.$AK51:.$DL51];MATCH([.$M$3];[.$AK$3:.$DL$3];0)+[.U$1])=&quot;&quot;;&quot;&quot;;INDEX([.$AK51:.$DL51];MATCH([.$M$3];[.$AK$3:.$DL$3];0)+[.U$1]))">
            <text:p/>
          </table:table-cell>
          <table:table-cell table:style-name="ce37" table:formula="of:=IF(INDEX([.$AK51:.$DL51];MATCH([.$M$3];[.$AK$3:.$DL$3];0)+[.V$1])=&quot;&quot;;&quot;&quot;;INDEX([.$AK51:.$DL51];MATCH([.$M$3];[.$AK$3:.$DL$3];0)+[.V$1]))">
            <text:p/>
          </table:table-cell>
          <table:table-cell table:style-name="ce24" table:formula="of:=IF(INDEX([.$AK51:.$DL51];MATCH([.$M$3];[.$AK$3:.$DL$3];0)+[.W$1])=&quot;&quot;;&quot;&quot;;INDEX([.$DO$23:.$DO$422];MATCH(INDEX([.$AK51:.$DL51];MATCH([.$M$3];[.$AK$3:.$DL$3];0)+[.W$1])&amp;IF([.Z51]=&quot;&quot;;&quot;&quot;;&quot;_&quot;&amp;[.Z51]);[.$DR$23:.$DR$422];0)))">
            <text:p/>
          </table:table-cell>
          <table:table-cell table:style-name="ce14" table:formula="of:=IF(INDEX([.$AK51:.$DL51];MATCH([.$M$3];[.$AK$3:.$DL$3];0)+[.X$1])=&quot;&quot;;&quot;&quot;;INDEX([.$AK51:.$DL51];MATCH([.$M$3];[.$AK$3:.$DL$3];0)+[.X$1]))">
            <text:p/>
          </table:table-cell>
          <table:table-cell table:style-name="ce14" table:formula="of:=IF(INDEX([.$AK51:.$DL51];MATCH([.$M$3];[.$AK$3:.$DL$3];0)+[.Y$1])=&quot;&quot;;&quot;&quot;;INDEX([.$AK51:.$DL51];MATCH([.$M$3];[.$AK$3:.$DL$3];0)+[.Y$1]))">
            <text:p/>
          </table:table-cell>
          <table:table-cell table:style-name="ce51" table:formula="of:=IF(INDEX([.$AK51:.$DL51];MATCH([.$M$3];[.$AK$3:.$DL$3];0)+[.Z$1])=&quot;&quot;;&quot;&quot;;INDEX([.$AK51:.$DL51];MATCH([.$M$3];[.$AK$3:.$DL$3];0)+[.Z$1]))">
            <text:p/>
          </table:table-cell>
          <table:table-cell table:style-name="ce37" table:formula="of:=IF(INDEX([.$AK51:.$DL51];MATCH([.$M$3];[.$AK$3:.$DL$3];0)+[.AA$1])=&quot;&quot;;&quot;&quot;;INDEX([.$AK51:.$DL51];MATCH([.$M$3];[.$AK$3:.$DL$3];0)+[.AA$1]))">
            <text:p/>
          </table:table-cell>
          <table:table-cell table:style-name="ce43" table:formula="of:=IF(INDEX([.$AK51:.$DL51];MATCH([.$M$3];[.$AK$3:.$DL$3];0)+[.AB$1])=&quot;&quot;;&quot;&quot;;INDEX([.$DO$23:.$DO$422];MATCH(INDEX([.$AK51:.$DL51];MATCH([.$M$3];[.$AK$3:.$DL$3];0)+[.AB$1])&amp;IF([.AE51]=&quot;&quot;;&quot;&quot;;&quot;_&quot;&amp;[.AE51]);[.$DS$23:.$DS$422];0)))" office:value-type="float" office:value="236" calcext:value-type="float">
            <text:p>236</text:p>
          </table:table-cell>
          <table:table-cell table:style-name="ce14" table:formula="of:=IF(INDEX([.$AK51:.$DL51];MATCH([.$M$3];[.$AK$3:.$DL$3];0)+[.AC$1])=&quot;&quot;;&quot;&quot;;INDEX([.$AK51:.$DL51];MATCH([.$M$3];[.$AK$3:.$DL$3];0)+[.AC$1]))" office:value-type="string" office:string-value="b" calcext:value-type="string">
            <text:p>b</text:p>
          </table:table-cell>
          <table:table-cell table:style-name="ce14" table:formula="of:=IF(INDEX([.$AK51:.$DL51];MATCH([.$M$3];[.$AK$3:.$DL$3];0)+[.AD$1])=&quot;&quot;;&quot;&quot;;INDEX([.$AK51:.$DL51];MATCH([.$M$3];[.$AK$3:.$DL$3];0)+[.AD$1]))">
            <text:p/>
          </table:table-cell>
          <table:table-cell table:style-name="ce51" table:formula="of:=IF(INDEX([.$AK51:.$DL51];MATCH([.$M$3];[.$AK$3:.$DL$3];0)+[.AE$1])=&quot;&quot;;&quot;&quot;;INDEX([.$AK51:.$DL51];MATCH([.$M$3];[.$AK$3:.$DL$3];0)+[.AE$1]))">
            <text:p/>
          </table:table-cell>
          <table:table-cell table:style-name="ce60" table:formula="of:=IF(INDEX([.$AK51:.$DL51];MATCH([.$M$3];[.$AK$3:.$DL$3];0)+[.AF$1])=&quot;&quot;;&quot;&quot;;INDEX([.$AK51:.$DL51];MATCH([.$M$3];[.$AK$3:.$DL$3];0)+[.AF$1]))" office:value-type="float" office:value="69.5" calcext:value-type="float">
            <text:p>69.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30.28" calcext:value-type="float">
            <text:p>30.2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71" calcext:value-type="float">
            <text:p>56.71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5.47" calcext:value-type="float">
            <text:p>45.4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1" calcext:value-type="float">
            <text:p>2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22" calcext:value-type="float">
            <text:p>69.22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6.74" calcext:value-type="float">
            <text:p>86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1" calcext:value-type="float">
            <text:p>2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2" calcext:value-type="float">
            <text:p>78.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48" calcext:value-type="float">
            <text:p>148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4" calcext:value-type="float">
            <text:p>4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0]=&quot;&quot;;&quot;&quot;;&quot;\overrideProperty Score.NonMusicalPaperColumn.line-break-system-details #'((Y-offset . &quot;&amp;[.Q50]&amp;&quot;))&quot;)" office:value-type="string" office:string-value="\overrideProperty Score.NonMusicalPaperColumn.line-break-system-details #'((Y-offset . 43.25))" calcext:value-type="string">
            <text:p>\overrideProperty Score.NonMusicalPaperColumn.line-break-system-details #'((Y-offset . 43.25)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L52];MATCH([.$M$3];[.$AK$3:.$DL$3];0)+[.$M$1])=&quot;&quot;;&quot;&quot;;INDEX([.$DO$23:.$DO$422];MATCH(INDEX([.$AK52:.$DL52];MATCH([.$M$3];[.$AK$3:.$DL$3];0)+[.$M$1])&amp;IF([.P52]=&quot;&quot;;&quot;&quot;;&quot;_&quot;&amp;[.P52]);[.$DP$23:.$DP$422];0)))" office:value-type="float" office:value="155" calcext:value-type="float">
            <text:p>155</text:p>
          </table:table-cell>
          <table:table-cell table:style-name="ce14" table:formula="of:=IF(INDEX([.$AK52:.$DL52];MATCH([.$M$3];[.$AK$3:.$DL$3];0)+[.N$1])=&quot;&quot;;&quot;&quot;;INDEX([.$AK52:.$DL52];MATCH([.$M$3];[.$AK$3:.$DL$3];0)+[.N$1]))" office:value-type="string" office:string-value="b" calcext:value-type="string">
            <text:p>b</text:p>
          </table:table-cell>
          <table:table-cell table:style-name="ce51" table:formula="of:=IF(INDEX([.$AK52:.$DL52];MATCH([.$M$3];[.$AK$3:.$DL$3];0)+[.O$1])=&quot;&quot;;&quot;&quot;;INDEX([.$AK52:.$DL52];MATCH([.$M$3];[.$AK$3:.$DL$3];0)+[.O$1]))">
            <text:p/>
          </table:table-cell>
          <table:table-cell table:style-name="ce51" table:formula="of:=IF(INDEX([.$AK52:.$DL52];MATCH([.$M$3];[.$AK$3:.$DL$3];0)+[.P$1])=&quot;&quot;;&quot;&quot;;INDEX([.$AK52:.$DL52];MATCH([.$M$3];[.$AK$3:.$DL$3];0)+[.P$1]))">
            <text:p/>
          </table:table-cell>
          <table:table-cell table:style-name="ce60" table:formula="of:=IF(INDEX([.$AK52:.$DL52];MATCH([.$M$3];[.$AK$3:.$DL$3];0)+[.Q$1])=&quot;&quot;;&quot;&quot;;INDEX([.$AK52:.$DL52];MATCH([.$M$3];[.$AK$3:.$DL$3];0)+[.Q$1]))" office:value-type="float" office:value="68.75" calcext:value-type="float">
            <text:p>68.75</text:p>
          </table:table-cell>
          <table:table-cell table:style-name="ce24" table:formula="of:=IF(INDEX([.$AK52:.$DL52];MATCH([.$M$3];[.$AK$3:.$DL$3];0)+[.R$1])=&quot;&quot;;&quot;&quot;;INDEX([.$DO$23:.$DO$422];MATCH(INDEX([.$AK52:.$DL52];MATCH([.$M$3];[.$AK$3:.$DL$3];0)+[.R$1])&amp;IF([.U52]=&quot;&quot;;&quot;&quot;;&quot;_&quot;&amp;[.U52]);[.$DQ$23:.$DQ$422];0)))">
            <text:p/>
          </table:table-cell>
          <table:table-cell table:style-name="ce14" table:formula="of:=IF(INDEX([.$AK52:.$DL52];MATCH([.$M$3];[.$AK$3:.$DL$3];0)+[.S$1])=&quot;&quot;;&quot;&quot;;INDEX([.$AK52:.$DL52];MATCH([.$M$3];[.$AK$3:.$DL$3];0)+[.S$1]))">
            <text:p/>
          </table:table-cell>
          <table:table-cell table:style-name="ce14" table:formula="of:=IF(INDEX([.$AK52:.$DL52];MATCH([.$M$3];[.$AK$3:.$DL$3];0)+[.T$1])=&quot;&quot;;&quot;&quot;;INDEX([.$AK52:.$DL52];MATCH([.$M$3];[.$AK$3:.$DL$3];0)+[.T$1]))">
            <text:p/>
          </table:table-cell>
          <table:table-cell table:style-name="ce51" table:formula="of:=IF(INDEX([.$AK52:.$DL52];MATCH([.$M$3];[.$AK$3:.$DL$3];0)+[.U$1])=&quot;&quot;;&quot;&quot;;INDEX([.$AK52:.$DL52];MATCH([.$M$3];[.$AK$3:.$DL$3];0)+[.U$1]))">
            <text:p/>
          </table:table-cell>
          <table:table-cell table:style-name="ce37" table:formula="of:=IF(INDEX([.$AK52:.$DL52];MATCH([.$M$3];[.$AK$3:.$DL$3];0)+[.V$1])=&quot;&quot;;&quot;&quot;;INDEX([.$AK52:.$DL52];MATCH([.$M$3];[.$AK$3:.$DL$3];0)+[.V$1]))">
            <text:p/>
          </table:table-cell>
          <table:table-cell table:style-name="ce24" table:formula="of:=IF(INDEX([.$AK52:.$DL52];MATCH([.$M$3];[.$AK$3:.$DL$3];0)+[.W$1])=&quot;&quot;;&quot;&quot;;INDEX([.$DO$23:.$DO$422];MATCH(INDEX([.$AK52:.$DL52];MATCH([.$M$3];[.$AK$3:.$DL$3];0)+[.W$1])&amp;IF([.Z52]=&quot;&quot;;&quot;&quot;;&quot;_&quot;&amp;[.Z52]);[.$DR$23:.$DR$422];0)))">
            <text:p/>
          </table:table-cell>
          <table:table-cell table:style-name="ce14" table:formula="of:=IF(INDEX([.$AK52:.$DL52];MATCH([.$M$3];[.$AK$3:.$DL$3];0)+[.X$1])=&quot;&quot;;&quot;&quot;;INDEX([.$AK52:.$DL52];MATCH([.$M$3];[.$AK$3:.$DL$3];0)+[.X$1]))">
            <text:p/>
          </table:table-cell>
          <table:table-cell table:style-name="ce14" table:formula="of:=IF(INDEX([.$AK52:.$DL52];MATCH([.$M$3];[.$AK$3:.$DL$3];0)+[.Y$1])=&quot;&quot;;&quot;&quot;;INDEX([.$AK52:.$DL52];MATCH([.$M$3];[.$AK$3:.$DL$3];0)+[.Y$1]))">
            <text:p/>
          </table:table-cell>
          <table:table-cell table:style-name="ce51" table:formula="of:=IF(INDEX([.$AK52:.$DL52];MATCH([.$M$3];[.$AK$3:.$DL$3];0)+[.Z$1])=&quot;&quot;;&quot;&quot;;INDEX([.$AK52:.$DL52];MATCH([.$M$3];[.$AK$3:.$DL$3];0)+[.Z$1]))">
            <text:p/>
          </table:table-cell>
          <table:table-cell table:style-name="ce37" table:formula="of:=IF(INDEX([.$AK52:.$DL52];MATCH([.$M$3];[.$AK$3:.$DL$3];0)+[.AA$1])=&quot;&quot;;&quot;&quot;;INDEX([.$AK52:.$DL52];MATCH([.$M$3];[.$AK$3:.$DL$3];0)+[.AA$1]))">
            <text:p/>
          </table:table-cell>
          <table:table-cell table:style-name="ce43" table:formula="of:=IF(INDEX([.$AK52:.$DL52];MATCH([.$M$3];[.$AK$3:.$DL$3];0)+[.AB$1])=&quot;&quot;;&quot;&quot;;INDEX([.$DO$23:.$DO$422];MATCH(INDEX([.$AK52:.$DL52];MATCH([.$M$3];[.$AK$3:.$DL$3];0)+[.AB$1])&amp;IF([.AE52]=&quot;&quot;;&quot;&quot;;&quot;_&quot;&amp;[.AE52]);[.$DS$23:.$DS$422];0)))" office:value-type="float" office:value="244" calcext:value-type="float">
            <text:p>244</text:p>
          </table:table-cell>
          <table:table-cell table:style-name="ce14" table:formula="of:=IF(INDEX([.$AK52:.$DL52];MATCH([.$M$3];[.$AK$3:.$DL$3];0)+[.AC$1])=&quot;&quot;;&quot;&quot;;INDEX([.$AK52:.$DL52];MATCH([.$M$3];[.$AK$3:.$DL$3];0)+[.AC$1]))" office:value-type="string" office:string-value="b" calcext:value-type="string">
            <text:p>b</text:p>
          </table:table-cell>
          <table:table-cell table:style-name="ce14" table:formula="of:=IF(INDEX([.$AK52:.$DL52];MATCH([.$M$3];[.$AK$3:.$DL$3];0)+[.AD$1])=&quot;&quot;;&quot;&quot;;INDEX([.$AK52:.$DL52];MATCH([.$M$3];[.$AK$3:.$DL$3];0)+[.AD$1]))">
            <text:p/>
          </table:table-cell>
          <table:table-cell table:style-name="ce51" table:formula="of:=IF(INDEX([.$AK52:.$DL52];MATCH([.$M$3];[.$AK$3:.$DL$3];0)+[.AE$1])=&quot;&quot;;&quot;&quot;;INDEX([.$AK52:.$DL52];MATCH([.$M$3];[.$AK$3:.$DL$3];0)+[.AE$1]))">
            <text:p/>
          </table:table-cell>
          <table:table-cell table:style-name="ce60" table:formula="of:=IF(INDEX([.$AK52:.$DL52];MATCH([.$M$3];[.$AK$3:.$DL$3];0)+[.AF$1])=&quot;&quot;;&quot;&quot;;INDEX([.$AK52:.$DL52];MATCH([.$M$3];[.$AK$3:.$DL$3];0)+[.AF$1]))" office:value-type="float" office:value="83" calcext:value-type="float">
            <text:p>8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41.31" calcext:value-type="float">
            <text:p>41.3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1" calcext:value-type="float">
            <text:p>71.1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11" calcext:value-type="float">
            <text:p>56.1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7" calcext:value-type="float">
            <text:p>2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78" calcext:value-type="float">
            <text:p>83.78</text:p>
          </table:table-cell>
          <table:table-cell table:style-name="ce27" office:value-type="float" office:value="168" calcext:value-type="float">
            <text:p>1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22" calcext:value-type="float">
            <text:p>97.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8" calcext:value-type="float">
            <text:p>2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55" calcext:value-type="float">
            <text:p>155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7" calcext:value-type="float">
            <text:p>7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1]=&quot;&quot;;&quot;&quot;;&quot;\overrideProperty Score.NonMusicalPaperColumn.line-break-system-details #'((Y-offset . &quot;&amp;[.Q51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L53];MATCH([.$M$3];[.$AK$3:.$DL$3];0)+[.$M$1])=&quot;&quot;;&quot;&quot;;INDEX([.$DO$23:.$DO$422];MATCH(INDEX([.$AK53:.$DL53];MATCH([.$M$3];[.$AK$3:.$DL$3];0)+[.$M$1])&amp;IF([.P53]=&quot;&quot;;&quot;&quot;;&quot;_&quot;&amp;[.P53]);[.$DP$23:.$DP$422];0)))" office:value-type="float" office:value="161" calcext:value-type="float">
            <text:p>161</text:p>
          </table:table-cell>
          <table:table-cell table:style-name="ce14" table:formula="of:=IF(INDEX([.$AK53:.$DL53];MATCH([.$M$3];[.$AK$3:.$DL$3];0)+[.N$1])=&quot;&quot;;&quot;&quot;;INDEX([.$AK53:.$DL53];MATCH([.$M$3];[.$AK$3:.$DL$3];0)+[.N$1]))" office:value-type="string" office:string-value="b" calcext:value-type="string">
            <text:p>b</text:p>
          </table:table-cell>
          <table:table-cell table:style-name="ce51" table:formula="of:=IF(INDEX([.$AK53:.$DL53];MATCH([.$M$3];[.$AK$3:.$DL$3];0)+[.O$1])=&quot;&quot;;&quot;&quot;;INDEX([.$AK53:.$DL53];MATCH([.$M$3];[.$AK$3:.$DL$3];0)+[.O$1]))">
            <text:p/>
          </table:table-cell>
          <table:table-cell table:style-name="ce51" table:formula="of:=IF(INDEX([.$AK53:.$DL53];MATCH([.$M$3];[.$AK$3:.$DL$3];0)+[.P$1])=&quot;&quot;;&quot;&quot;;INDEX([.$AK53:.$DL53];MATCH([.$M$3];[.$AK$3:.$DL$3];0)+[.P$1]))">
            <text:p/>
          </table:table-cell>
          <table:table-cell table:style-name="ce60" table:formula="of:=IF(INDEX([.$AK53:.$DL53];MATCH([.$M$3];[.$AK$3:.$DL$3];0)+[.Q$1])=&quot;&quot;;&quot;&quot;;INDEX([.$AK53:.$DL53];MATCH([.$M$3];[.$AK$3:.$DL$3];0)+[.Q$1]))" office:value-type="float" office:value="81.5" calcext:value-type="float">
            <text:p>81.5</text:p>
          </table:table-cell>
          <table:table-cell table:style-name="ce24" table:formula="of:=IF(INDEX([.$AK53:.$DL53];MATCH([.$M$3];[.$AK$3:.$DL$3];0)+[.R$1])=&quot;&quot;;&quot;&quot;;INDEX([.$DO$23:.$DO$422];MATCH(INDEX([.$AK53:.$DL53];MATCH([.$M$3];[.$AK$3:.$DL$3];0)+[.R$1])&amp;IF([.U53]=&quot;&quot;;&quot;&quot;;&quot;_&quot;&amp;[.U53]);[.$DQ$23:.$DQ$422];0)))">
            <text:p/>
          </table:table-cell>
          <table:table-cell table:style-name="ce14" table:formula="of:=IF(INDEX([.$AK53:.$DL53];MATCH([.$M$3];[.$AK$3:.$DL$3];0)+[.S$1])=&quot;&quot;;&quot;&quot;;INDEX([.$AK53:.$DL53];MATCH([.$M$3];[.$AK$3:.$DL$3];0)+[.S$1]))">
            <text:p/>
          </table:table-cell>
          <table:table-cell table:style-name="ce14" table:formula="of:=IF(INDEX([.$AK53:.$DL53];MATCH([.$M$3];[.$AK$3:.$DL$3];0)+[.T$1])=&quot;&quot;;&quot;&quot;;INDEX([.$AK53:.$DL53];MATCH([.$M$3];[.$AK$3:.$DL$3];0)+[.T$1]))">
            <text:p/>
          </table:table-cell>
          <table:table-cell table:style-name="ce51" table:formula="of:=IF(INDEX([.$AK53:.$DL53];MATCH([.$M$3];[.$AK$3:.$DL$3];0)+[.U$1])=&quot;&quot;;&quot;&quot;;INDEX([.$AK53:.$DL53];MATCH([.$M$3];[.$AK$3:.$DL$3];0)+[.U$1]))">
            <text:p/>
          </table:table-cell>
          <table:table-cell table:style-name="ce37" table:formula="of:=IF(INDEX([.$AK53:.$DL53];MATCH([.$M$3];[.$AK$3:.$DL$3];0)+[.V$1])=&quot;&quot;;&quot;&quot;;INDEX([.$AK53:.$DL53];MATCH([.$M$3];[.$AK$3:.$DL$3];0)+[.V$1]))">
            <text:p/>
          </table:table-cell>
          <table:table-cell table:style-name="ce24" table:formula="of:=IF(INDEX([.$AK53:.$DL53];MATCH([.$M$3];[.$AK$3:.$DL$3];0)+[.W$1])=&quot;&quot;;&quot;&quot;;INDEX([.$DO$23:.$DO$422];MATCH(INDEX([.$AK53:.$DL53];MATCH([.$M$3];[.$AK$3:.$DL$3];0)+[.W$1])&amp;IF([.Z53]=&quot;&quot;;&quot;&quot;;&quot;_&quot;&amp;[.Z53]);[.$DR$23:.$DR$422];0)))">
            <text:p/>
          </table:table-cell>
          <table:table-cell table:style-name="ce14" table:formula="of:=IF(INDEX([.$AK53:.$DL53];MATCH([.$M$3];[.$AK$3:.$DL$3];0)+[.X$1])=&quot;&quot;;&quot;&quot;;INDEX([.$AK53:.$DL53];MATCH([.$M$3];[.$AK$3:.$DL$3];0)+[.X$1]))">
            <text:p/>
          </table:table-cell>
          <table:table-cell table:style-name="ce14" table:formula="of:=IF(INDEX([.$AK53:.$DL53];MATCH([.$M$3];[.$AK$3:.$DL$3];0)+[.Y$1])=&quot;&quot;;&quot;&quot;;INDEX([.$AK53:.$DL53];MATCH([.$M$3];[.$AK$3:.$DL$3];0)+[.Y$1]))">
            <text:p/>
          </table:table-cell>
          <table:table-cell table:style-name="ce51" table:formula="of:=IF(INDEX([.$AK53:.$DL53];MATCH([.$M$3];[.$AK$3:.$DL$3];0)+[.Z$1])=&quot;&quot;;&quot;&quot;;INDEX([.$AK53:.$DL53];MATCH([.$M$3];[.$AK$3:.$DL$3];0)+[.Z$1]))">
            <text:p/>
          </table:table-cell>
          <table:table-cell table:style-name="ce37" table:formula="of:=IF(INDEX([.$AK53:.$DL53];MATCH([.$M$3];[.$AK$3:.$DL$3];0)+[.AA$1])=&quot;&quot;;&quot;&quot;;INDEX([.$AK53:.$DL53];MATCH([.$M$3];[.$AK$3:.$DL$3];0)+[.AA$1]))">
            <text:p/>
          </table:table-cell>
          <table:table-cell table:style-name="ce43" table:formula="of:=IF(INDEX([.$AK53:.$DL53];MATCH([.$M$3];[.$AK$3:.$DL$3];0)+[.AB$1])=&quot;&quot;;&quot;&quot;;INDEX([.$DO$23:.$DO$422];MATCH(INDEX([.$AK53:.$DL53];MATCH([.$M$3];[.$AK$3:.$DL$3];0)+[.AB$1])&amp;IF([.AE53]=&quot;&quot;;&quot;&quot;;&quot;_&quot;&amp;[.AE53]);[.$DS$23:.$DS$422];0)))" office:value-type="float" office:value="252" calcext:value-type="float">
            <text:p>252</text:p>
          </table:table-cell>
          <table:table-cell table:style-name="ce14" table:formula="of:=IF(INDEX([.$AK53:.$DL53];MATCH([.$M$3];[.$AK$3:.$DL$3];0)+[.AC$1])=&quot;&quot;;&quot;&quot;;INDEX([.$AK53:.$DL53];MATCH([.$M$3];[.$AK$3:.$DL$3];0)+[.AC$1]))" office:value-type="string" office:string-value="b" calcext:value-type="string">
            <text:p>b</text:p>
          </table:table-cell>
          <table:table-cell table:style-name="ce14" table:formula="of:=IF(INDEX([.$AK53:.$DL53];MATCH([.$M$3];[.$AK$3:.$DL$3];0)+[.AD$1])=&quot;&quot;;&quot;&quot;;INDEX([.$AK53:.$DL53];MATCH([.$M$3];[.$AK$3:.$DL$3];0)+[.AD$1]))">
            <text:p/>
          </table:table-cell>
          <table:table-cell table:style-name="ce51" table:formula="of:=IF(INDEX([.$AK53:.$DL53];MATCH([.$M$3];[.$AK$3:.$DL$3];0)+[.AE$1])=&quot;&quot;;&quot;&quot;;INDEX([.$AK53:.$DL53];MATCH([.$M$3];[.$AK$3:.$DL$3];0)+[.AE$1]))">
            <text:p/>
          </table:table-cell>
          <table:table-cell table:style-name="ce60" table:formula="of:=IF(INDEX([.$AK53:.$DL53];MATCH([.$M$3];[.$AK$3:.$DL$3];0)+[.AF$1])=&quot;&quot;;&quot;&quot;;INDEX([.$AK53:.$DL53];MATCH([.$M$3];[.$AK$3:.$DL$3];0)+[.AF$1]))" office:value-type="float" office:value="95.3" calcext:value-type="float">
            <text:p>95.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53.93" calcext:value-type="float">
            <text:p>53.9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99" calcext:value-type="float">
            <text:p>83.99</text:p>
          </table:table-cell>
          <table:table-cell table:style-name="ce27" office:value-type="float" office:value="156" calcext:value-type="float">
            <text:p>1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6.46" calcext:value-type="float">
            <text:p>66.4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5" calcext:value-type="float">
            <text:p>2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.99" calcext:value-type="float">
            <text:p>96.99</text:p>
          </table:table-cell>
          <table:table-cell table:style-name="ce27" office:value-type="float" office:value="175" calcext:value-type="float">
            <text:p>1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3" calcext:value-type="float">
            <text:p>110.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7" calcext:value-type="float">
            <text:p>2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9" calcext:value-type="float">
            <text:p>105.9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61" calcext:value-type="float">
            <text:p>161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6" calcext:value-type="float">
            <text:p>6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2]=&quot;&quot;;&quot;&quot;;&quot;\overrideProperty Score.NonMusicalPaperColumn.line-break-system-details #'((Y-offset . &quot;&amp;[.Q52]&amp;&quot;))&quot;)" office:value-type="string" office:string-value="\overrideProperty Score.NonMusicalPaperColumn.line-break-system-details #'((Y-offset . 68.75))" calcext:value-type="string">
            <text:p>\overrideProperty Score.NonMusicalPaperColumn.line-break-system-details #'((Y-offset . 68.75))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43" table:formula="of:=IF(INDEX([.$AK54:.$DL54];MATCH([.$M$3];[.$AK$3:.$DL$3];0)+[.$M$1])=&quot;&quot;;&quot;&quot;;INDEX([.$DO$23:.$DO$422];MATCH(INDEX([.$AK54:.$DL54];MATCH([.$M$3];[.$AK$3:.$DL$3];0)+[.$M$1])&amp;IF([.P54]=&quot;&quot;;&quot;&quot;;&quot;_&quot;&amp;[.P54]);[.$DP$23:.$DP$422];0)))" office:value-type="float" office:value="166" calcext:value-type="float">
            <text:p>166</text:p>
          </table:table-cell>
          <table:table-cell table:style-name="ce14" table:formula="of:=IF(INDEX([.$AK54:.$DL54];MATCH([.$M$3];[.$AK$3:.$DL$3];0)+[.N$1])=&quot;&quot;;&quot;&quot;;INDEX([.$AK54:.$DL54];MATCH([.$M$3];[.$AK$3:.$DL$3];0)+[.N$1]))" office:value-type="string" office:string-value="b" calcext:value-type="string">
            <text:p>b</text:p>
          </table:table-cell>
          <table:table-cell table:style-name="ce51" table:formula="of:=IF(INDEX([.$AK54:.$DL54];MATCH([.$M$3];[.$AK$3:.$DL$3];0)+[.O$1])=&quot;&quot;;&quot;&quot;;INDEX([.$AK54:.$DL54];MATCH([.$M$3];[.$AK$3:.$DL$3];0)+[.O$1]))">
            <text:p/>
          </table:table-cell>
          <table:table-cell table:style-name="ce51" table:formula="of:=IF(INDEX([.$AK54:.$DL54];MATCH([.$M$3];[.$AK$3:.$DL$3];0)+[.P$1])=&quot;&quot;;&quot;&quot;;INDEX([.$AK54:.$DL54];MATCH([.$M$3];[.$AK$3:.$DL$3];0)+[.P$1]))">
            <text:p/>
          </table:table-cell>
          <table:table-cell table:style-name="ce60" table:formula="of:=IF(INDEX([.$AK54:.$DL54];MATCH([.$M$3];[.$AK$3:.$DL$3];0)+[.Q$1])=&quot;&quot;;&quot;&quot;;INDEX([.$AK54:.$DL54];MATCH([.$M$3];[.$AK$3:.$DL$3];0)+[.Q$1]))" office:value-type="float" office:value="91" calcext:value-type="float">
            <text:p>91</text:p>
          </table:table-cell>
          <table:table-cell table:style-name="ce24" table:formula="of:=IF(INDEX([.$AK54:.$DL54];MATCH([.$M$3];[.$AK$3:.$DL$3];0)+[.R$1])=&quot;&quot;;&quot;&quot;;INDEX([.$DO$23:.$DO$422];MATCH(INDEX([.$AK54:.$DL54];MATCH([.$M$3];[.$AK$3:.$DL$3];0)+[.R$1])&amp;IF([.U54]=&quot;&quot;;&quot;&quot;;&quot;_&quot;&amp;[.U54]);[.$DQ$23:.$DQ$422];0)))">
            <text:p/>
          </table:table-cell>
          <table:table-cell table:style-name="ce14" table:formula="of:=IF(INDEX([.$AK54:.$DL54];MATCH([.$M$3];[.$AK$3:.$DL$3];0)+[.S$1])=&quot;&quot;;&quot;&quot;;INDEX([.$AK54:.$DL54];MATCH([.$M$3];[.$AK$3:.$DL$3];0)+[.S$1]))">
            <text:p/>
          </table:table-cell>
          <table:table-cell table:style-name="ce14" table:formula="of:=IF(INDEX([.$AK54:.$DL54];MATCH([.$M$3];[.$AK$3:.$DL$3];0)+[.T$1])=&quot;&quot;;&quot;&quot;;INDEX([.$AK54:.$DL54];MATCH([.$M$3];[.$AK$3:.$DL$3];0)+[.T$1]))">
            <text:p/>
          </table:table-cell>
          <table:table-cell table:style-name="ce51" table:formula="of:=IF(INDEX([.$AK54:.$DL54];MATCH([.$M$3];[.$AK$3:.$DL$3];0)+[.U$1])=&quot;&quot;;&quot;&quot;;INDEX([.$AK54:.$DL54];MATCH([.$M$3];[.$AK$3:.$DL$3];0)+[.U$1]))">
            <text:p/>
          </table:table-cell>
          <table:table-cell table:style-name="ce37" table:formula="of:=IF(INDEX([.$AK54:.$DL54];MATCH([.$M$3];[.$AK$3:.$DL$3];0)+[.V$1])=&quot;&quot;;&quot;&quot;;INDEX([.$AK54:.$DL54];MATCH([.$M$3];[.$AK$3:.$DL$3];0)+[.V$1]))">
            <text:p/>
          </table:table-cell>
          <table:table-cell table:style-name="ce24" table:formula="of:=IF(INDEX([.$AK54:.$DL54];MATCH([.$M$3];[.$AK$3:.$DL$3];0)+[.W$1])=&quot;&quot;;&quot;&quot;;INDEX([.$DO$23:.$DO$422];MATCH(INDEX([.$AK54:.$DL54];MATCH([.$M$3];[.$AK$3:.$DL$3];0)+[.W$1])&amp;IF([.Z54]=&quot;&quot;;&quot;&quot;;&quot;_&quot;&amp;[.Z54]);[.$DR$23:.$DR$422];0)))">
            <text:p/>
          </table:table-cell>
          <table:table-cell table:style-name="ce14" table:formula="of:=IF(INDEX([.$AK54:.$DL54];MATCH([.$M$3];[.$AK$3:.$DL$3];0)+[.X$1])=&quot;&quot;;&quot;&quot;;INDEX([.$AK54:.$DL54];MATCH([.$M$3];[.$AK$3:.$DL$3];0)+[.X$1]))">
            <text:p/>
          </table:table-cell>
          <table:table-cell table:style-name="ce14" table:formula="of:=IF(INDEX([.$AK54:.$DL54];MATCH([.$M$3];[.$AK$3:.$DL$3];0)+[.Y$1])=&quot;&quot;;&quot;&quot;;INDEX([.$AK54:.$DL54];MATCH([.$M$3];[.$AK$3:.$DL$3];0)+[.Y$1]))">
            <text:p/>
          </table:table-cell>
          <table:table-cell table:style-name="ce51" table:formula="of:=IF(INDEX([.$AK54:.$DL54];MATCH([.$M$3];[.$AK$3:.$DL$3];0)+[.Z$1])=&quot;&quot;;&quot;&quot;;INDEX([.$AK54:.$DL54];MATCH([.$M$3];[.$AK$3:.$DL$3];0)+[.Z$1]))">
            <text:p/>
          </table:table-cell>
          <table:table-cell table:style-name="ce37" table:formula="of:=IF(INDEX([.$AK54:.$DL54];MATCH([.$M$3];[.$AK$3:.$DL$3];0)+[.AA$1])=&quot;&quot;;&quot;&quot;;INDEX([.$AK54:.$DL54];MATCH([.$M$3];[.$AK$3:.$DL$3];0)+[.AA$1]))">
            <text:p/>
          </table:table-cell>
          <table:table-cell table:style-name="ce43" table:formula="of:=IF(INDEX([.$AK54:.$DL54];MATCH([.$M$3];[.$AK$3:.$DL$3];0)+[.AB$1])=&quot;&quot;;&quot;&quot;;INDEX([.$DO$23:.$DO$422];MATCH(INDEX([.$AK54:.$DL54];MATCH([.$M$3];[.$AK$3:.$DL$3];0)+[.AB$1])&amp;IF([.AE54]=&quot;&quot;;&quot;&quot;;&quot;_&quot;&amp;[.AE54]);[.$DS$23:.$DS$422];0)))" office:value-type="float" office:value="260" calcext:value-type="float">
            <text:p>260</text:p>
          </table:table-cell>
          <table:table-cell table:style-name="ce14" table:formula="of:=IF(INDEX([.$AK54:.$DL54];MATCH([.$M$3];[.$AK$3:.$DL$3];0)+[.AC$1])=&quot;&quot;;&quot;&quot;;INDEX([.$AK54:.$DL54];MATCH([.$M$3];[.$AK$3:.$DL$3];0)+[.AC$1]))" office:value-type="string" office:string-value="b" calcext:value-type="string">
            <text:p>b</text:p>
          </table:table-cell>
          <table:table-cell table:style-name="ce14" table:formula="of:=IF(INDEX([.$AK54:.$DL54];MATCH([.$M$3];[.$AK$3:.$DL$3];0)+[.AD$1])=&quot;&quot;;&quot;&quot;;INDEX([.$AK54:.$DL54];MATCH([.$M$3];[.$AK$3:.$DL$3];0)+[.AD$1]))">
            <text:p/>
          </table:table-cell>
          <table:table-cell table:style-name="ce51" table:formula="of:=IF(INDEX([.$AK54:.$DL54];MATCH([.$M$3];[.$AK$3:.$DL$3];0)+[.AE$1])=&quot;&quot;;&quot;&quot;;INDEX([.$AK54:.$DL54];MATCH([.$M$3];[.$AK$3:.$DL$3];0)+[.AE$1]))">
            <text:p/>
          </table:table-cell>
          <table:table-cell table:style-name="ce60" table:formula="of:=IF(INDEX([.$AK54:.$DL54];MATCH([.$M$3];[.$AK$3:.$DL$3];0)+[.AF$1])=&quot;&quot;;&quot;&quot;;INDEX([.$AK54:.$DL54];MATCH([.$M$3];[.$AK$3:.$DL$3];0)+[.AF$1]))" office:value-type="float" office:value="108.7" calcext:value-type="float">
            <text:p>108.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68.1" calcext:value-type="float">
            <text:p>68.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.87" calcext:value-type="float">
            <text:p>96.87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8.04" calcext:value-type="float">
            <text:p>78.0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3" calcext:value-type="float">
            <text:p>2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12" calcext:value-type="float">
            <text:p>110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6" calcext:value-type="float">
            <text:p>2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3" calcext:value-type="float">
            <text:p>120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66" calcext:value-type="float">
            <text:p>166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5" calcext:value-type="float">
            <text:p>5</text:p>
          </table:table-cell>
          <table:table-cell table:formula="of:=IF([.B55]=&quot;&quot;;&quot;&quot;;IF(ISNUMBER(MATCH([.B55];[.$M$4:.$M$11];0));&quot;&quot;;INDEX([.$N$23:.$N$79];MATCH([.B55];[.$M$23:.$M$79];0))))" office:value-type="string" office:string-value="b" calcext:value-type="string">
            <text:p>b</text:p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 office:value-type="string" office:string-value="\break" calcext:value-type="string">
            <text:p>\break</text:p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53]=&quot;&quot;;&quot;&quot;;&quot;\overrideProperty Score.NonMusicalPaperColumn.line-break-system-details #'((Y-offset . &quot;&amp;[.Q53]&amp;&quot;))&quot;)" office:value-type="string" office:string-value="\overrideProperty Score.NonMusicalPaperColumn.line-break-system-details #'((Y-offset . 81.5))" calcext:value-type="string">
            <text:p>\overrideProperty Score.NonMusicalPaperColumn.line-break-system-details #'((Y-offset . 81.5))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43" table:formula="of:=IF(INDEX([.$AK55:.$DL55];MATCH([.$M$3];[.$AK$3:.$DL$3];0)+[.$M$1])=&quot;&quot;;&quot;&quot;;INDEX([.$DO$23:.$DO$422];MATCH(INDEX([.$AK55:.$DL55];MATCH([.$M$3];[.$AK$3:.$DL$3];0)+[.$M$1])&amp;IF([.P55]=&quot;&quot;;&quot;&quot;;&quot;_&quot;&amp;[.P55]);[.$DP$23:.$DP$422];0)))" office:value-type="float" office:value="172" calcext:value-type="float">
            <text:p>172</text:p>
          </table:table-cell>
          <table:table-cell table:style-name="ce14" table:formula="of:=IF(INDEX([.$AK55:.$DL55];MATCH([.$M$3];[.$AK$3:.$DL$3];0)+[.N$1])=&quot;&quot;;&quot;&quot;;INDEX([.$AK55:.$DL55];MATCH([.$M$3];[.$AK$3:.$DL$3];0)+[.N$1]))" office:value-type="string" office:string-value="b" calcext:value-type="string">
            <text:p>b</text:p>
          </table:table-cell>
          <table:table-cell table:style-name="ce51" table:formula="of:=IF(INDEX([.$AK55:.$DL55];MATCH([.$M$3];[.$AK$3:.$DL$3];0)+[.O$1])=&quot;&quot;;&quot;&quot;;INDEX([.$AK55:.$DL55];MATCH([.$M$3];[.$AK$3:.$DL$3];0)+[.O$1]))">
            <text:p/>
          </table:table-cell>
          <table:table-cell table:style-name="ce51" table:formula="of:=IF(INDEX([.$AK55:.$DL55];MATCH([.$M$3];[.$AK$3:.$DL$3];0)+[.P$1])=&quot;&quot;;&quot;&quot;;INDEX([.$AK55:.$DL55];MATCH([.$M$3];[.$AK$3:.$DL$3];0)+[.P$1]))">
            <text:p/>
          </table:table-cell>
          <table:table-cell table:style-name="ce60" table:formula="of:=IF(INDEX([.$AK55:.$DL55];MATCH([.$M$3];[.$AK$3:.$DL$3];0)+[.Q$1])=&quot;&quot;;&quot;&quot;;INDEX([.$AK55:.$DL55];MATCH([.$M$3];[.$AK$3:.$DL$3];0)+[.Q$1]))" office:value-type="float" office:value="107" calcext:value-type="float">
            <text:p>107</text:p>
          </table:table-cell>
          <table:table-cell table:style-name="ce24" table:formula="of:=IF(INDEX([.$AK55:.$DL55];MATCH([.$M$3];[.$AK$3:.$DL$3];0)+[.R$1])=&quot;&quot;;&quot;&quot;;INDEX([.$DO$23:.$DO$422];MATCH(INDEX([.$AK55:.$DL55];MATCH([.$M$3];[.$AK$3:.$DL$3];0)+[.R$1])&amp;IF([.U55]=&quot;&quot;;&quot;&quot;;&quot;_&quot;&amp;[.U55]);[.$DQ$23:.$DQ$422];0)))">
            <text:p/>
          </table:table-cell>
          <table:table-cell table:style-name="ce14" table:formula="of:=IF(INDEX([.$AK55:.$DL55];MATCH([.$M$3];[.$AK$3:.$DL$3];0)+[.S$1])=&quot;&quot;;&quot;&quot;;INDEX([.$AK55:.$DL55];MATCH([.$M$3];[.$AK$3:.$DL$3];0)+[.S$1]))">
            <text:p/>
          </table:table-cell>
          <table:table-cell table:style-name="ce14" table:formula="of:=IF(INDEX([.$AK55:.$DL55];MATCH([.$M$3];[.$AK$3:.$DL$3];0)+[.T$1])=&quot;&quot;;&quot;&quot;;INDEX([.$AK55:.$DL55];MATCH([.$M$3];[.$AK$3:.$DL$3];0)+[.T$1]))">
            <text:p/>
          </table:table-cell>
          <table:table-cell table:style-name="ce51" table:formula="of:=IF(INDEX([.$AK55:.$DL55];MATCH([.$M$3];[.$AK$3:.$DL$3];0)+[.U$1])=&quot;&quot;;&quot;&quot;;INDEX([.$AK55:.$DL55];MATCH([.$M$3];[.$AK$3:.$DL$3];0)+[.U$1]))">
            <text:p/>
          </table:table-cell>
          <table:table-cell table:style-name="ce37" table:formula="of:=IF(INDEX([.$AK55:.$DL55];MATCH([.$M$3];[.$AK$3:.$DL$3];0)+[.V$1])=&quot;&quot;;&quot;&quot;;INDEX([.$AK55:.$DL55];MATCH([.$M$3];[.$AK$3:.$DL$3];0)+[.V$1]))">
            <text:p/>
          </table:table-cell>
          <table:table-cell table:style-name="ce24" table:formula="of:=IF(INDEX([.$AK55:.$DL55];MATCH([.$M$3];[.$AK$3:.$DL$3];0)+[.W$1])=&quot;&quot;;&quot;&quot;;INDEX([.$DO$23:.$DO$422];MATCH(INDEX([.$AK55:.$DL55];MATCH([.$M$3];[.$AK$3:.$DL$3];0)+[.W$1])&amp;IF([.Z55]=&quot;&quot;;&quot;&quot;;&quot;_&quot;&amp;[.Z55]);[.$DR$23:.$DR$422];0)))">
            <text:p/>
          </table:table-cell>
          <table:table-cell table:style-name="ce14" table:formula="of:=IF(INDEX([.$AK55:.$DL55];MATCH([.$M$3];[.$AK$3:.$DL$3];0)+[.X$1])=&quot;&quot;;&quot;&quot;;INDEX([.$AK55:.$DL55];MATCH([.$M$3];[.$AK$3:.$DL$3];0)+[.X$1]))">
            <text:p/>
          </table:table-cell>
          <table:table-cell table:style-name="ce14" table:formula="of:=IF(INDEX([.$AK55:.$DL55];MATCH([.$M$3];[.$AK$3:.$DL$3];0)+[.Y$1])=&quot;&quot;;&quot;&quot;;INDEX([.$AK55:.$DL55];MATCH([.$M$3];[.$AK$3:.$DL$3];0)+[.Y$1]))">
            <text:p/>
          </table:table-cell>
          <table:table-cell table:style-name="ce51" table:formula="of:=IF(INDEX([.$AK55:.$DL55];MATCH([.$M$3];[.$AK$3:.$DL$3];0)+[.Z$1])=&quot;&quot;;&quot;&quot;;INDEX([.$AK55:.$DL55];MATCH([.$M$3];[.$AK$3:.$DL$3];0)+[.Z$1]))">
            <text:p/>
          </table:table-cell>
          <table:table-cell table:style-name="ce37" table:formula="of:=IF(INDEX([.$AK55:.$DL55];MATCH([.$M$3];[.$AK$3:.$DL$3];0)+[.AA$1])=&quot;&quot;;&quot;&quot;;INDEX([.$AK55:.$DL55];MATCH([.$M$3];[.$AK$3:.$DL$3];0)+[.AA$1]))">
            <text:p/>
          </table:table-cell>
          <table:table-cell table:style-name="ce43" table:formula="of:=IF(INDEX([.$AK55:.$DL55];MATCH([.$M$3];[.$AK$3:.$DL$3];0)+[.AB$1])=&quot;&quot;;&quot;&quot;;INDEX([.$DO$23:.$DO$422];MATCH(INDEX([.$AK55:.$DL55];MATCH([.$M$3];[.$AK$3:.$DL$3];0)+[.AB$1])&amp;IF([.AE55]=&quot;&quot;;&quot;&quot;;&quot;_&quot;&amp;[.AE55]);[.$DS$23:.$DS$422];0)))" office:value-type="float" office:value="268" calcext:value-type="float">
            <text:p>268</text:p>
          </table:table-cell>
          <table:table-cell table:style-name="ce14" table:formula="of:=IF(INDEX([.$AK55:.$DL55];MATCH([.$M$3];[.$AK$3:.$DL$3];0)+[.AC$1])=&quot;&quot;;&quot;&quot;;INDEX([.$AK55:.$DL55];MATCH([.$M$3];[.$AK$3:.$DL$3];0)+[.AC$1]))" office:value-type="string" office:string-value="b" calcext:value-type="string">
            <text:p>b</text:p>
          </table:table-cell>
          <table:table-cell table:style-name="ce14" table:formula="of:=IF(INDEX([.$AK55:.$DL55];MATCH([.$M$3];[.$AK$3:.$DL$3];0)+[.AD$1])=&quot;&quot;;&quot;&quot;;INDEX([.$AK55:.$DL55];MATCH([.$M$3];[.$AK$3:.$DL$3];0)+[.AD$1]))">
            <text:p/>
          </table:table-cell>
          <table:table-cell table:style-name="ce51" table:formula="of:=IF(INDEX([.$AK55:.$DL55];MATCH([.$M$3];[.$AK$3:.$DL$3];0)+[.AE$1])=&quot;&quot;;&quot;&quot;;INDEX([.$AK55:.$DL55];MATCH([.$M$3];[.$AK$3:.$DL$3];0)+[.AE$1]))">
            <text:p/>
          </table:table-cell>
          <table:table-cell table:style-name="ce60" table:formula="of:=IF(INDEX([.$AK55:.$DL55];MATCH([.$M$3];[.$AK$3:.$DL$3];0)+[.AF$1])=&quot;&quot;;&quot;&quot;;INDEX([.$AK55:.$DL55];MATCH([.$M$3];[.$AK$3:.$DL$3];0)+[.AF$1]))" office:value-type="float" office:value="121.1" calcext:value-type="float">
            <text:p>121.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80.73" calcext:value-type="float">
            <text:p>80.7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75" calcext:value-type="float">
            <text:p>109.75</text:p>
          </table:table-cell>
          <table:table-cell table:style-name="ce27" office:value-type="float" office:value="168" calcext:value-type="float">
            <text:p>1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45" calcext:value-type="float">
            <text:p>87.4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85" calcext:value-type="float">
            <text:p>122.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3" calcext:value-type="float">
            <text:p>2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2" calcext:value-type="float">
            <text:p>135.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 office:value-type="float" office:value="172" calcext:value-type="float">
            <text:p>172</text:p>
          </table:table-cell>
          <table:table-cell table:style-name="ce5" table:formula="of:=IF([.B56]=&quot;&quot;;&quot;&quot;;IF(OR([.D55]=&quot;pb&quot;;[.D55]=&quot;b&quot;;[.D55]=&quot;&quot;;[.D55]=&quot;p&quot;);[.B56]-[.B55];[.B56]-[.B55]-1))" office:value-type="float" office:value="6" calcext:value-type="float">
            <text:p>6</text:p>
          </table:table-cell>
          <table:table-cell table:formula="of:=IF([.B56]=&quot;&quot;;&quot;&quot;;IF(ISNUMBER(MATCH([.B56];[.$M$4:.$M$11];0));&quot;&quot;;INDEX([.$N$23:.$N$79];MATCH([.B56];[.$M$23:.$M$79];0))))" office:value-type="string" office:string-value="b" calcext:value-type="string">
            <text:p>b</text:p>
          </table:table-cell>
          <table:table-cell table:formula="of:=IF([.B56]=&quot;&quot;;&quot;&quot;;IF([.B55]&lt;[.$M$4];INDEX([.$N$4:.$N$11];MATCH([.B55];[.$M$4:.$M$11];-1));INDEX([.$N$4:.$N$11];MATCH([.B55];[.$M$4:.$M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&quot;&quot;))" office:value-type="string" office:string-value="\break" calcext:value-type="string">
            <text:p>\break</text:p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4]=&quot;&quot;;&quot;&quot;;&quot;\overrideProperty Score.NonMusicalPaperColumn.line-break-system-details #'((Y-offset . &quot;&amp;[.Q54]&amp;&quot;))&quot;)" office:value-type="string" office:string-value="\overrideProperty Score.NonMusicalPaperColumn.line-break-system-details #'((Y-offset . 91))" calcext:value-type="string">
            <text:p>\overrideProperty Score.NonMusicalPaperColumn.line-break-system-details #'((Y-offset . 91))</text:p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43" table:formula="of:=IF(INDEX([.$AK56:.$DL56];MATCH([.$M$3];[.$AK$3:.$DL$3];0)+[.$M$1])=&quot;&quot;;&quot;&quot;;INDEX([.$DO$23:.$DO$422];MATCH(INDEX([.$AK56:.$DL56];MATCH([.$M$3];[.$AK$3:.$DL$3];0)+[.$M$1])&amp;IF([.P56]=&quot;&quot;;&quot;&quot;;&quot;_&quot;&amp;[.P56]);[.$DP$23:.$DP$422];0)))">
            <text:p/>
          </table:table-cell>
          <table:table-cell table:style-name="ce14" table:formula="of:=IF(INDEX([.$AK56:.$DL56];MATCH([.$M$3];[.$AK$3:.$DL$3];0)+[.N$1])=&quot;&quot;;&quot;&quot;;INDEX([.$AK56:.$DL56];MATCH([.$M$3];[.$AK$3:.$DL$3];0)+[.N$1]))">
            <text:p/>
          </table:table-cell>
          <table:table-cell table:style-name="ce51" table:formula="of:=IF(INDEX([.$AK56:.$DL56];MATCH([.$M$3];[.$AK$3:.$DL$3];0)+[.O$1])=&quot;&quot;;&quot;&quot;;INDEX([.$AK56:.$DL56];MATCH([.$M$3];[.$AK$3:.$DL$3];0)+[.O$1]))">
            <text:p/>
          </table:table-cell>
          <table:table-cell table:style-name="ce51" table:formula="of:=IF(INDEX([.$AK56:.$DL56];MATCH([.$M$3];[.$AK$3:.$DL$3];0)+[.P$1])=&quot;&quot;;&quot;&quot;;INDEX([.$AK56:.$DL56];MATCH([.$M$3];[.$AK$3:.$DL$3];0)+[.P$1]))">
            <text:p/>
          </table:table-cell>
          <table:table-cell table:style-name="ce60" table:formula="of:=IF(INDEX([.$AK56:.$DL56];MATCH([.$M$3];[.$AK$3:.$DL$3];0)+[.Q$1])=&quot;&quot;;&quot;&quot;;INDEX([.$AK56:.$DL56];MATCH([.$M$3];[.$AK$3:.$DL$3];0)+[.Q$1]))">
            <text:p/>
          </table:table-cell>
          <table:table-cell table:style-name="ce24" table:formula="of:=IF(INDEX([.$AK56:.$DL56];MATCH([.$M$3];[.$AK$3:.$DL$3];0)+[.R$1])=&quot;&quot;;&quot;&quot;;INDEX([.$DO$23:.$DO$422];MATCH(INDEX([.$AK56:.$DL56];MATCH([.$M$3];[.$AK$3:.$DL$3];0)+[.R$1])&amp;IF([.U56]=&quot;&quot;;&quot;&quot;;&quot;_&quot;&amp;[.U56]);[.$DQ$23:.$DQ$422];0)))">
            <text:p/>
          </table:table-cell>
          <table:table-cell table:style-name="ce14" table:formula="of:=IF(INDEX([.$AK56:.$DL56];MATCH([.$M$3];[.$AK$3:.$DL$3];0)+[.S$1])=&quot;&quot;;&quot;&quot;;INDEX([.$AK56:.$DL56];MATCH([.$M$3];[.$AK$3:.$DL$3];0)+[.S$1]))">
            <text:p/>
          </table:table-cell>
          <table:table-cell table:style-name="ce14" table:formula="of:=IF(INDEX([.$AK56:.$DL56];MATCH([.$M$3];[.$AK$3:.$DL$3];0)+[.T$1])=&quot;&quot;;&quot;&quot;;INDEX([.$AK56:.$DL56];MATCH([.$M$3];[.$AK$3:.$DL$3];0)+[.T$1]))">
            <text:p/>
          </table:table-cell>
          <table:table-cell table:style-name="ce51" table:formula="of:=IF(INDEX([.$AK56:.$DL56];MATCH([.$M$3];[.$AK$3:.$DL$3];0)+[.U$1])=&quot;&quot;;&quot;&quot;;INDEX([.$AK56:.$DL56];MATCH([.$M$3];[.$AK$3:.$DL$3];0)+[.U$1]))">
            <text:p/>
          </table:table-cell>
          <table:table-cell table:style-name="ce37" table:formula="of:=IF(INDEX([.$AK56:.$DL56];MATCH([.$M$3];[.$AK$3:.$DL$3];0)+[.V$1])=&quot;&quot;;&quot;&quot;;INDEX([.$AK56:.$DL56];MATCH([.$M$3];[.$AK$3:.$DL$3];0)+[.V$1]))">
            <text:p/>
          </table:table-cell>
          <table:table-cell table:style-name="ce24" table:formula="of:=IF(INDEX([.$AK56:.$DL56];MATCH([.$M$3];[.$AK$3:.$DL$3];0)+[.W$1])=&quot;&quot;;&quot;&quot;;INDEX([.$DO$23:.$DO$422];MATCH(INDEX([.$AK56:.$DL56];MATCH([.$M$3];[.$AK$3:.$DL$3];0)+[.W$1])&amp;IF([.Z56]=&quot;&quot;;&quot;&quot;;&quot;_&quot;&amp;[.Z56]);[.$DR$23:.$DR$422];0)))">
            <text:p/>
          </table:table-cell>
          <table:table-cell table:style-name="ce14" table:formula="of:=IF(INDEX([.$AK56:.$DL56];MATCH([.$M$3];[.$AK$3:.$DL$3];0)+[.X$1])=&quot;&quot;;&quot;&quot;;INDEX([.$AK56:.$DL56];MATCH([.$M$3];[.$AK$3:.$DL$3];0)+[.X$1]))">
            <text:p/>
          </table:table-cell>
          <table:table-cell table:style-name="ce14" table:formula="of:=IF(INDEX([.$AK56:.$DL56];MATCH([.$M$3];[.$AK$3:.$DL$3];0)+[.Y$1])=&quot;&quot;;&quot;&quot;;INDEX([.$AK56:.$DL56];MATCH([.$M$3];[.$AK$3:.$DL$3];0)+[.Y$1]))">
            <text:p/>
          </table:table-cell>
          <table:table-cell table:style-name="ce51" table:formula="of:=IF(INDEX([.$AK56:.$DL56];MATCH([.$M$3];[.$AK$3:.$DL$3];0)+[.Z$1])=&quot;&quot;;&quot;&quot;;INDEX([.$AK56:.$DL56];MATCH([.$M$3];[.$AK$3:.$DL$3];0)+[.Z$1]))">
            <text:p/>
          </table:table-cell>
          <table:table-cell table:style-name="ce37" table:formula="of:=IF(INDEX([.$AK56:.$DL56];MATCH([.$M$3];[.$AK$3:.$DL$3];0)+[.AA$1])=&quot;&quot;;&quot;&quot;;INDEX([.$AK56:.$DL56];MATCH([.$M$3];[.$AK$3:.$DL$3];0)+[.AA$1]))">
            <text:p/>
          </table:table-cell>
          <table:table-cell table:style-name="ce43" table:formula="of:=IF(INDEX([.$AK56:.$DL56];MATCH([.$M$3];[.$AK$3:.$DL$3];0)+[.AB$1])=&quot;&quot;;&quot;&quot;;INDEX([.$DO$23:.$DO$422];MATCH(INDEX([.$AK56:.$DL56];MATCH([.$M$3];[.$AK$3:.$DL$3];0)+[.AB$1])&amp;IF([.AE56]=&quot;&quot;;&quot;&quot;;&quot;_&quot;&amp;[.AE56]);[.$DS$23:.$DS$422];0)))" office:value-type="float" office:value="275" calcext:value-type="float">
            <text:p>275</text:p>
          </table:table-cell>
          <table:table-cell table:style-name="ce14" table:formula="of:=IF(INDEX([.$AK56:.$DL56];MATCH([.$M$3];[.$AK$3:.$DL$3];0)+[.AC$1])=&quot;&quot;;&quot;&quot;;INDEX([.$AK56:.$DL56];MATCH([.$M$3];[.$AK$3:.$DL$3];0)+[.AC$1]))" office:value-type="string" office:string-value="b" calcext:value-type="string">
            <text:p>b</text:p>
          </table:table-cell>
          <table:table-cell table:style-name="ce14" table:formula="of:=IF(INDEX([.$AK56:.$DL56];MATCH([.$M$3];[.$AK$3:.$DL$3];0)+[.AD$1])=&quot;&quot;;&quot;&quot;;INDEX([.$AK56:.$DL56];MATCH([.$M$3];[.$AK$3:.$DL$3];0)+[.AD$1]))">
            <text:p/>
          </table:table-cell>
          <table:table-cell table:style-name="ce51" table:formula="of:=IF(INDEX([.$AK56:.$DL56];MATCH([.$M$3];[.$AK$3:.$DL$3];0)+[.AE$1])=&quot;&quot;;&quot;&quot;;INDEX([.$AK56:.$DL56];MATCH([.$M$3];[.$AK$3:.$DL$3];0)+[.AE$1]))">
            <text:p/>
          </table:table-cell>
          <table:table-cell table:style-name="ce60" table:formula="of:=IF(INDEX([.$AK56:.$DL56];MATCH([.$M$3];[.$AK$3:.$DL$3];0)+[.AF$1])=&quot;&quot;;&quot;&quot;;INDEX([.$AK56:.$DL56];MATCH([.$M$3];[.$AK$3:.$DL$3];0)+[.AF$1]))" office:value-type="float" office:value="134" calcext:value-type="float">
            <text:p>1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91.38" calcext:value-type="float">
            <text:p>91.3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55" calcext:value-type="float">
            <text:p>122.55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5" calcext:value-type="float">
            <text:p>99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9" calcext:value-type="float">
            <text:p>2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64" calcext:value-type="float">
            <text:p>135.6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0" calcext:value-type="float">
            <text:p>2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 office:value-type="float" office:value="179" calcext:value-type="float">
            <text:p>179</text:p>
          </table:table-cell>
          <table:table-cell table:style-name="ce5" table:formula="of:=IF([.B57]=&quot;&quot;;&quot;&quot;;IF(OR([.D56]=&quot;pb&quot;;[.D56]=&quot;b&quot;;[.D56]=&quot;&quot;;[.D56]=&quot;p&quot;);[.B57]-[.B56];[.B57]-[.B56]-1))" office:value-type="float" office:value="7" calcext:value-type="float">
            <text:p>7</text:p>
          </table:table-cell>
          <table:table-cell table:formula="of:=IF([.B57]=&quot;&quot;;&quot;&quot;;IF(ISNUMBER(MATCH([.B57];[.$M$4:.$M$11];0));&quot;&quot;;INDEX([.$N$23:.$N$79];MATCH([.B57];[.$M$23:.$M$79];0))))">
            <text:p/>
          </table:table-cell>
          <table:table-cell table:formula="of:=IF([.B57]=&quot;&quot;;&quot;&quot;;IF([.B56]&lt;[.$M$4];INDEX([.$N$4:.$N$11];MATCH([.B56];[.$M$4:.$M$11];-1));INDEX([.$N$4:.$N$11];MATCH([.B56];[.$M$4:.$M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&quot;&quot;))">
            <text:p/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 office:value-type="string" office:string-value="s1*7 " calcext:value-type="string">
            <text:p>s1*7 </text:p>
          </table:table-cell>
          <table:table-cell table:formula="of:=IF([.Q55]=&quot;&quot;;&quot;&quot;;&quot;\overrideProperty Score.NonMusicalPaperColumn.line-break-system-details #'((Y-offset . &quot;&amp;[.Q55]&amp;&quot;))&quot;)" office:value-type="string" office:string-value="\overrideProperty Score.NonMusicalPaperColumn.line-break-system-details #'((Y-offset . 107))" calcext:value-type="string">
            <text:p>\overrideProperty Score.NonMusicalPaperColumn.line-break-system-details #'((Y-offset . 107))</text:p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L57];MATCH([.$M$3];[.$AK$3:.$DL$3];0)+[.$M$1])=&quot;&quot;;&quot;&quot;;INDEX([.$DO$23:.$DO$422];MATCH(INDEX([.$AK57:.$DL57];MATCH([.$M$3];[.$AK$3:.$DL$3];0)+[.$M$1])&amp;IF([.P57]=&quot;&quot;;&quot;&quot;;&quot;_&quot;&amp;[.P57]);[.$DP$23:.$DP$422];0)))">
            <text:p/>
          </table:table-cell>
          <table:table-cell table:style-name="ce14" table:formula="of:=IF(INDEX([.$AK57:.$DL57];MATCH([.$M$3];[.$AK$3:.$DL$3];0)+[.N$1])=&quot;&quot;;&quot;&quot;;INDEX([.$AK57:.$DL57];MATCH([.$M$3];[.$AK$3:.$DL$3];0)+[.N$1]))">
            <text:p/>
          </table:table-cell>
          <table:table-cell table:style-name="ce51" table:formula="of:=IF(INDEX([.$AK57:.$DL57];MATCH([.$M$3];[.$AK$3:.$DL$3];0)+[.O$1])=&quot;&quot;;&quot;&quot;;INDEX([.$AK57:.$DL57];MATCH([.$M$3];[.$AK$3:.$DL$3];0)+[.O$1]))">
            <text:p/>
          </table:table-cell>
          <table:table-cell table:style-name="ce51" table:formula="of:=IF(INDEX([.$AK57:.$DL57];MATCH([.$M$3];[.$AK$3:.$DL$3];0)+[.P$1])=&quot;&quot;;&quot;&quot;;INDEX([.$AK57:.$DL57];MATCH([.$M$3];[.$AK$3:.$DL$3];0)+[.P$1]))">
            <text:p/>
          </table:table-cell>
          <table:table-cell table:style-name="ce37" table:formula="of:=IF(INDEX([.$AK57:.$DL57];MATCH([.$M$3];[.$AK$3:.$DL$3];0)+[.Q$1])=&quot;&quot;;&quot;&quot;;INDEX([.$AK57:.$DL57];MATCH([.$M$3];[.$AK$3:.$DL$3];0)+[.Q$1]))">
            <text:p/>
          </table:table-cell>
          <table:table-cell table:style-name="ce24" table:formula="of:=IF(INDEX([.$AK57:.$DL57];MATCH([.$M$3];[.$AK$3:.$DL$3];0)+[.R$1])=&quot;&quot;;&quot;&quot;;INDEX([.$DO$23:.$DO$422];MATCH(INDEX([.$AK57:.$DL57];MATCH([.$M$3];[.$AK$3:.$DL$3];0)+[.R$1])&amp;IF([.U57]=&quot;&quot;;&quot;&quot;;&quot;_&quot;&amp;[.U57]);[.$DQ$23:.$DQ$422];0)))">
            <text:p/>
          </table:table-cell>
          <table:table-cell table:style-name="ce14" table:formula="of:=IF(INDEX([.$AK57:.$DL57];MATCH([.$M$3];[.$AK$3:.$DL$3];0)+[.S$1])=&quot;&quot;;&quot;&quot;;INDEX([.$AK57:.$DL57];MATCH([.$M$3];[.$AK$3:.$DL$3];0)+[.S$1]))">
            <text:p/>
          </table:table-cell>
          <table:table-cell table:style-name="ce14" table:formula="of:=IF(INDEX([.$AK57:.$DL57];MATCH([.$M$3];[.$AK$3:.$DL$3];0)+[.T$1])=&quot;&quot;;&quot;&quot;;INDEX([.$AK57:.$DL57];MATCH([.$M$3];[.$AK$3:.$DL$3];0)+[.T$1]))">
            <text:p/>
          </table:table-cell>
          <table:table-cell table:style-name="ce51" table:formula="of:=IF(INDEX([.$AK57:.$DL57];MATCH([.$M$3];[.$AK$3:.$DL$3];0)+[.U$1])=&quot;&quot;;&quot;&quot;;INDEX([.$AK57:.$DL57];MATCH([.$M$3];[.$AK$3:.$DL$3];0)+[.U$1]))">
            <text:p/>
          </table:table-cell>
          <table:table-cell table:style-name="ce37" table:formula="of:=IF(INDEX([.$AK57:.$DL57];MATCH([.$M$3];[.$AK$3:.$DL$3];0)+[.V$1])=&quot;&quot;;&quot;&quot;;INDEX([.$AK57:.$DL57];MATCH([.$M$3];[.$AK$3:.$DL$3];0)+[.V$1]))">
            <text:p/>
          </table:table-cell>
          <table:table-cell table:style-name="ce24" table:formula="of:=IF(INDEX([.$AK57:.$DL57];MATCH([.$M$3];[.$AK$3:.$DL$3];0)+[.W$1])=&quot;&quot;;&quot;&quot;;INDEX([.$DO$23:.$DO$422];MATCH(INDEX([.$AK57:.$DL57];MATCH([.$M$3];[.$AK$3:.$DL$3];0)+[.W$1])&amp;IF([.Z57]=&quot;&quot;;&quot;&quot;;&quot;_&quot;&amp;[.Z57]);[.$DR$23:.$DR$422];0)))">
            <text:p/>
          </table:table-cell>
          <table:table-cell table:style-name="ce14" table:formula="of:=IF(INDEX([.$AK57:.$DL57];MATCH([.$M$3];[.$AK$3:.$DL$3];0)+[.X$1])=&quot;&quot;;&quot;&quot;;INDEX([.$AK57:.$DL57];MATCH([.$M$3];[.$AK$3:.$DL$3];0)+[.X$1]))">
            <text:p/>
          </table:table-cell>
          <table:table-cell table:style-name="ce14" table:formula="of:=IF(INDEX([.$AK57:.$DL57];MATCH([.$M$3];[.$AK$3:.$DL$3];0)+[.Y$1])=&quot;&quot;;&quot;&quot;;INDEX([.$AK57:.$DL57];MATCH([.$M$3];[.$AK$3:.$DL$3];0)+[.Y$1]))">
            <text:p/>
          </table:table-cell>
          <table:table-cell table:style-name="ce51" table:formula="of:=IF(INDEX([.$AK57:.$DL57];MATCH([.$M$3];[.$AK$3:.$DL$3];0)+[.Z$1])=&quot;&quot;;&quot;&quot;;INDEX([.$AK57:.$DL57];MATCH([.$M$3];[.$AK$3:.$DL$3];0)+[.Z$1]))">
            <text:p/>
          </table:table-cell>
          <table:table-cell table:style-name="ce37" table:formula="of:=IF(INDEX([.$AK57:.$DL57];MATCH([.$M$3];[.$AK$3:.$DL$3];0)+[.AA$1])=&quot;&quot;;&quot;&quot;;INDEX([.$AK57:.$DL57];MATCH([.$M$3];[.$AK$3:.$DL$3];0)+[.AA$1]))">
            <text:p/>
          </table:table-cell>
          <table:table-cell table:style-name="ce43" table:formula="of:=IF(INDEX([.$AK57:.$DL57];MATCH([.$M$3];[.$AK$3:.$DL$3];0)+[.AB$1])=&quot;&quot;;&quot;&quot;;INDEX([.$DO$23:.$DO$422];MATCH(INDEX([.$AK57:.$DL57];MATCH([.$M$3];[.$AK$3:.$DL$3];0)+[.AB$1])&amp;IF([.AE57]=&quot;&quot;;&quot;&quot;;&quot;_&quot;&amp;[.AE57]);[.$DS$23:.$DS$422];0)))" office:value-type="float" office:value="285" calcext:value-type="float">
            <text:p>285</text:p>
          </table:table-cell>
          <table:table-cell table:style-name="ce14" table:formula="of:=IF(INDEX([.$AK57:.$DL57];MATCH([.$M$3];[.$AK$3:.$DL$3];0)+[.AC$1])=&quot;&quot;;&quot;&quot;;INDEX([.$AK57:.$DL57];MATCH([.$M$3];[.$AK$3:.$DL$3];0)+[.AC$1]))" office:value-type="string" office:string-value="b" calcext:value-type="string">
            <text:p>b</text:p>
          </table:table-cell>
          <table:table-cell table:style-name="ce14" table:formula="of:=IF(INDEX([.$AK57:.$DL57];MATCH([.$M$3];[.$AK$3:.$DL$3];0)+[.AD$1])=&quot;&quot;;&quot;&quot;;INDEX([.$AK57:.$DL57];MATCH([.$M$3];[.$AK$3:.$DL$3];0)+[.AD$1]))">
            <text:p/>
          </table:table-cell>
          <table:table-cell table:style-name="ce51" table:formula="of:=IF(INDEX([.$AK57:.$DL57];MATCH([.$M$3];[.$AK$3:.$DL$3];0)+[.AE$1])=&quot;&quot;;&quot;&quot;;INDEX([.$AK57:.$DL57];MATCH([.$M$3];[.$AK$3:.$DL$3];0)+[.AE$1]))">
            <text:p/>
          </table:table-cell>
          <table:table-cell table:style-name="ce60" table:formula="of:=IF(INDEX([.$AK57:.$DL57];MATCH([.$M$3];[.$AK$3:.$DL$3];0)+[.AF$1])=&quot;&quot;;&quot;&quot;;INDEX([.$AK57:.$DL57];MATCH([.$M$3];[.$AK$3:.$DL$3];0)+[.AF$1]))" office:value-type="float" office:value="147" calcext:value-type="float">
            <text:p>14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98" calcext:value-type="float">
            <text:p>133.9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7" calcext:value-type="float">
            <text:p>2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0" calcext:value-type="float">
            <text:p>29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>
            <text:p/>
          </table:table-cell>
          <table:table-cell table:style-name="ce5" table:formula="of:=IF([.B58]=&quot;&quot;;&quot;&quot;;IF(OR([.D57]=&quot;pb&quot;;[.D57]=&quot;b&quot;;[.D57]=&quot;&quot;;[.D57]=&quot;p&quot;);[.B58]-[.B57];[.B58]-[.B57]-1))">
            <text:p/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>
            <text:p/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>
            <text:p/>
          </table:table-cell>
          <table:table-cell table:formula="of:=IF([.Q56]=&quot;&quot;;&quot;&quot;;&quot;\overrideProperty Score.NonMusicalPaperColumn.line-break-system-details #'((Y-offset . &quot;&amp;[.Q56]&amp;&quot;))&quot;)">
            <text:p/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L58];MATCH([.$M$3];[.$AK$3:.$DL$3];0)+[.$M$1])=&quot;&quot;;&quot;&quot;;INDEX([.$DO$23:.$DO$422];MATCH(INDEX([.$AK58:.$DL58];MATCH([.$M$3];[.$AK$3:.$DL$3];0)+[.$M$1])&amp;IF([.P58]=&quot;&quot;;&quot;&quot;;&quot;_&quot;&amp;[.P58]);[.$DP$23:.$DP$422];0)))">
            <text:p/>
          </table:table-cell>
          <table:table-cell table:style-name="ce14" table:formula="of:=IF(INDEX([.$AK58:.$DL58];MATCH([.$M$3];[.$AK$3:.$DL$3];0)+[.N$1])=&quot;&quot;;&quot;&quot;;INDEX([.$AK58:.$DL58];MATCH([.$M$3];[.$AK$3:.$DL$3];0)+[.N$1]))">
            <text:p/>
          </table:table-cell>
          <table:table-cell table:style-name="ce51" table:formula="of:=IF(INDEX([.$AK58:.$DL58];MATCH([.$M$3];[.$AK$3:.$DL$3];0)+[.O$1])=&quot;&quot;;&quot;&quot;;INDEX([.$AK58:.$DL58];MATCH([.$M$3];[.$AK$3:.$DL$3];0)+[.O$1]))">
            <text:p/>
          </table:table-cell>
          <table:table-cell table:style-name="ce51" table:formula="of:=IF(INDEX([.$AK58:.$DL58];MATCH([.$M$3];[.$AK$3:.$DL$3];0)+[.P$1])=&quot;&quot;;&quot;&quot;;INDEX([.$AK58:.$DL58];MATCH([.$M$3];[.$AK$3:.$DL$3];0)+[.P$1]))">
            <text:p/>
          </table:table-cell>
          <table:table-cell table:style-name="ce37" table:formula="of:=IF(INDEX([.$AK58:.$DL58];MATCH([.$M$3];[.$AK$3:.$DL$3];0)+[.Q$1])=&quot;&quot;;&quot;&quot;;INDEX([.$AK58:.$DL58];MATCH([.$M$3];[.$AK$3:.$DL$3];0)+[.Q$1]))">
            <text:p/>
          </table:table-cell>
          <table:table-cell table:style-name="ce24" table:formula="of:=IF(INDEX([.$AK58:.$DL58];MATCH([.$M$3];[.$AK$3:.$DL$3];0)+[.R$1])=&quot;&quot;;&quot;&quot;;INDEX([.$DO$23:.$DO$422];MATCH(INDEX([.$AK58:.$DL58];MATCH([.$M$3];[.$AK$3:.$DL$3];0)+[.R$1])&amp;IF([.U58]=&quot;&quot;;&quot;&quot;;&quot;_&quot;&amp;[.U58]);[.$DQ$23:.$DQ$422];0)))">
            <text:p/>
          </table:table-cell>
          <table:table-cell table:style-name="ce14" table:formula="of:=IF(INDEX([.$AK58:.$DL58];MATCH([.$M$3];[.$AK$3:.$DL$3];0)+[.S$1])=&quot;&quot;;&quot;&quot;;INDEX([.$AK58:.$DL58];MATCH([.$M$3];[.$AK$3:.$DL$3];0)+[.S$1]))">
            <text:p/>
          </table:table-cell>
          <table:table-cell table:style-name="ce14" table:formula="of:=IF(INDEX([.$AK58:.$DL58];MATCH([.$M$3];[.$AK$3:.$DL$3];0)+[.T$1])=&quot;&quot;;&quot;&quot;;INDEX([.$AK58:.$DL58];MATCH([.$M$3];[.$AK$3:.$DL$3];0)+[.T$1]))">
            <text:p/>
          </table:table-cell>
          <table:table-cell table:style-name="ce51" table:formula="of:=IF(INDEX([.$AK58:.$DL58];MATCH([.$M$3];[.$AK$3:.$DL$3];0)+[.U$1])=&quot;&quot;;&quot;&quot;;INDEX([.$AK58:.$DL58];MATCH([.$M$3];[.$AK$3:.$DL$3];0)+[.U$1]))">
            <text:p/>
          </table:table-cell>
          <table:table-cell table:style-name="ce37" table:formula="of:=IF(INDEX([.$AK58:.$DL58];MATCH([.$M$3];[.$AK$3:.$DL$3];0)+[.V$1])=&quot;&quot;;&quot;&quot;;INDEX([.$AK58:.$DL58];MATCH([.$M$3];[.$AK$3:.$DL$3];0)+[.V$1]))">
            <text:p/>
          </table:table-cell>
          <table:table-cell table:style-name="ce24" table:formula="of:=IF(INDEX([.$AK58:.$DL58];MATCH([.$M$3];[.$AK$3:.$DL$3];0)+[.W$1])=&quot;&quot;;&quot;&quot;;INDEX([.$DO$23:.$DO$422];MATCH(INDEX([.$AK58:.$DL58];MATCH([.$M$3];[.$AK$3:.$DL$3];0)+[.W$1])&amp;IF([.Z58]=&quot;&quot;;&quot;&quot;;&quot;_&quot;&amp;[.Z58]);[.$DR$23:.$DR$422];0)))">
            <text:p/>
          </table:table-cell>
          <table:table-cell table:style-name="ce14" table:formula="of:=IF(INDEX([.$AK58:.$DL58];MATCH([.$M$3];[.$AK$3:.$DL$3];0)+[.X$1])=&quot;&quot;;&quot;&quot;;INDEX([.$AK58:.$DL58];MATCH([.$M$3];[.$AK$3:.$DL$3];0)+[.X$1]))">
            <text:p/>
          </table:table-cell>
          <table:table-cell table:style-name="ce14" table:formula="of:=IF(INDEX([.$AK58:.$DL58];MATCH([.$M$3];[.$AK$3:.$DL$3];0)+[.Y$1])=&quot;&quot;;&quot;&quot;;INDEX([.$AK58:.$DL58];MATCH([.$M$3];[.$AK$3:.$DL$3];0)+[.Y$1]))">
            <text:p/>
          </table:table-cell>
          <table:table-cell table:style-name="ce51" table:formula="of:=IF(INDEX([.$AK58:.$DL58];MATCH([.$M$3];[.$AK$3:.$DL$3];0)+[.Z$1])=&quot;&quot;;&quot;&quot;;INDEX([.$AK58:.$DL58];MATCH([.$M$3];[.$AK$3:.$DL$3];0)+[.Z$1]))">
            <text:p/>
          </table:table-cell>
          <table:table-cell table:style-name="ce37" table:formula="of:=IF(INDEX([.$AK58:.$DL58];MATCH([.$M$3];[.$AK$3:.$DL$3];0)+[.AA$1])=&quot;&quot;;&quot;&quot;;INDEX([.$AK58:.$DL58];MATCH([.$M$3];[.$AK$3:.$DL$3];0)+[.AA$1]))">
            <text:p/>
          </table:table-cell>
          <table:table-cell table:style-name="ce43" table:formula="of:=IF(INDEX([.$AK58:.$DL58];MATCH([.$M$3];[.$AK$3:.$DL$3];0)+[.AB$1])=&quot;&quot;;&quot;&quot;;INDEX([.$DO$23:.$DO$422];MATCH(INDEX([.$AK58:.$DL58];MATCH([.$M$3];[.$AK$3:.$DL$3];0)+[.AB$1])&amp;IF([.AE58]=&quot;&quot;;&quot;&quot;;&quot;_&quot;&amp;[.AE58]);[.$DS$23:.$DS$422];0)))" office:value-type="float" office:value="295" calcext:value-type="float">
            <text:p>295</text:p>
          </table:table-cell>
          <table:table-cell table:style-name="ce14" table:formula="of:=IF(INDEX([.$AK58:.$DL58];MATCH([.$M$3];[.$AK$3:.$DL$3];0)+[.AC$1])=&quot;&quot;;&quot;&quot;;INDEX([.$AK58:.$DL58];MATCH([.$M$3];[.$AK$3:.$DL$3];0)+[.AC$1]))" office:value-type="string" office:string-value="pb" calcext:value-type="string">
            <text:p>pb</text:p>
          </table:table-cell>
          <table:table-cell table:style-name="ce14" table:formula="of:=IF(INDEX([.$AK58:.$DL58];MATCH([.$M$3];[.$AK$3:.$DL$3];0)+[.AD$1])=&quot;&quot;;&quot;&quot;;INDEX([.$AK58:.$DL58];MATCH([.$M$3];[.$AK$3:.$DL$3];0)+[.AD$1]))">
            <text:p/>
          </table:table-cell>
          <table:table-cell table:style-name="ce51" table:formula="of:=IF(INDEX([.$AK58:.$DL58];MATCH([.$M$3];[.$AK$3:.$DL$3];0)+[.AE$1])=&quot;&quot;;&quot;&quot;;INDEX([.$AK58:.$DL58];MATCH([.$M$3];[.$AK$3:.$DL$3];0)+[.AE$1]))">
            <text:p/>
          </table:table-cell>
          <table:table-cell table:style-name="ce60" table:formula="of:=IF(INDEX([.$AK58:.$DL58];MATCH([.$M$3];[.$AK$3:.$DL$3];0)+[.AF$1])=&quot;&quot;;&quot;&quot;;INDEX([.$AK58:.$DL58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38" calcext:value-type="float">
            <text:p>148.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7" calcext:value-type="float">
            <text:p>28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9" calcext:value-type="float">
            <text:p>29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0.86" calcext:value-type="float">
            <text:p>20.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style-name="ce5"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formula="of:=IF([.Q57]=&quot;&quot;;&quot;&quot;;&quot;\overrideProperty Score.NonMusicalPaperColumn.line-break-system-details #'((Y-offset . &quot;&amp;[.Q57]&amp;&quot;))&quot;)">
            <text:p/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L59];MATCH([.$M$3];[.$AK$3:.$DL$3];0)+[.$M$1])=&quot;&quot;;&quot;&quot;;INDEX([.$DO$23:.$DO$422];MATCH(INDEX([.$AK59:.$DL59];MATCH([.$M$3];[.$AK$3:.$DL$3];0)+[.$M$1])&amp;IF([.P59]=&quot;&quot;;&quot;&quot;;&quot;_&quot;&amp;[.P59]);[.$DP$23:.$DP$422];0)))">
            <text:p/>
          </table:table-cell>
          <table:table-cell table:style-name="ce14" table:formula="of:=IF(INDEX([.$AK59:.$DL59];MATCH([.$M$3];[.$AK$3:.$DL$3];0)+[.N$1])=&quot;&quot;;&quot;&quot;;INDEX([.$AK59:.$DL59];MATCH([.$M$3];[.$AK$3:.$DL$3];0)+[.N$1]))">
            <text:p/>
          </table:table-cell>
          <table:table-cell table:style-name="ce51" table:formula="of:=IF(INDEX([.$AK59:.$DL59];MATCH([.$M$3];[.$AK$3:.$DL$3];0)+[.O$1])=&quot;&quot;;&quot;&quot;;INDEX([.$AK59:.$DL59];MATCH([.$M$3];[.$AK$3:.$DL$3];0)+[.O$1]))">
            <text:p/>
          </table:table-cell>
          <table:table-cell table:style-name="ce51" table:formula="of:=IF(INDEX([.$AK59:.$DL59];MATCH([.$M$3];[.$AK$3:.$DL$3];0)+[.P$1])=&quot;&quot;;&quot;&quot;;INDEX([.$AK59:.$DL59];MATCH([.$M$3];[.$AK$3:.$DL$3];0)+[.P$1]))">
            <text:p/>
          </table:table-cell>
          <table:table-cell table:style-name="ce37" table:formula="of:=IF(INDEX([.$AK59:.$DL59];MATCH([.$M$3];[.$AK$3:.$DL$3];0)+[.Q$1])=&quot;&quot;;&quot;&quot;;INDEX([.$AK59:.$DL59];MATCH([.$M$3];[.$AK$3:.$DL$3];0)+[.Q$1]))">
            <text:p/>
          </table:table-cell>
          <table:table-cell table:style-name="ce24" table:formula="of:=IF(INDEX([.$AK59:.$DL59];MATCH([.$M$3];[.$AK$3:.$DL$3];0)+[.R$1])=&quot;&quot;;&quot;&quot;;INDEX([.$DO$23:.$DO$422];MATCH(INDEX([.$AK59:.$DL59];MATCH([.$M$3];[.$AK$3:.$DL$3];0)+[.R$1])&amp;IF([.U59]=&quot;&quot;;&quot;&quot;;&quot;_&quot;&amp;[.U59]);[.$DQ$23:.$DQ$422];0)))">
            <text:p/>
          </table:table-cell>
          <table:table-cell table:style-name="ce14" table:formula="of:=IF(INDEX([.$AK59:.$DL59];MATCH([.$M$3];[.$AK$3:.$DL$3];0)+[.S$1])=&quot;&quot;;&quot;&quot;;INDEX([.$AK59:.$DL59];MATCH([.$M$3];[.$AK$3:.$DL$3];0)+[.S$1]))">
            <text:p/>
          </table:table-cell>
          <table:table-cell table:style-name="ce14" table:formula="of:=IF(INDEX([.$AK59:.$DL59];MATCH([.$M$3];[.$AK$3:.$DL$3];0)+[.T$1])=&quot;&quot;;&quot;&quot;;INDEX([.$AK59:.$DL59];MATCH([.$M$3];[.$AK$3:.$DL$3];0)+[.T$1]))">
            <text:p/>
          </table:table-cell>
          <table:table-cell table:style-name="ce51" table:formula="of:=IF(INDEX([.$AK59:.$DL59];MATCH([.$M$3];[.$AK$3:.$DL$3];0)+[.U$1])=&quot;&quot;;&quot;&quot;;INDEX([.$AK59:.$DL59];MATCH([.$M$3];[.$AK$3:.$DL$3];0)+[.U$1]))">
            <text:p/>
          </table:table-cell>
          <table:table-cell table:style-name="ce37" table:formula="of:=IF(INDEX([.$AK59:.$DL59];MATCH([.$M$3];[.$AK$3:.$DL$3];0)+[.V$1])=&quot;&quot;;&quot;&quot;;INDEX([.$AK59:.$DL59];MATCH([.$M$3];[.$AK$3:.$DL$3];0)+[.V$1]))">
            <text:p/>
          </table:table-cell>
          <table:table-cell table:style-name="ce24" table:formula="of:=IF(INDEX([.$AK59:.$DL59];MATCH([.$M$3];[.$AK$3:.$DL$3];0)+[.W$1])=&quot;&quot;;&quot;&quot;;INDEX([.$DO$23:.$DO$422];MATCH(INDEX([.$AK59:.$DL59];MATCH([.$M$3];[.$AK$3:.$DL$3];0)+[.W$1])&amp;IF([.Z59]=&quot;&quot;;&quot;&quot;;&quot;_&quot;&amp;[.Z59]);[.$DR$23:.$DR$422];0)))">
            <text:p/>
          </table:table-cell>
          <table:table-cell table:style-name="ce14" table:formula="of:=IF(INDEX([.$AK59:.$DL59];MATCH([.$M$3];[.$AK$3:.$DL$3];0)+[.X$1])=&quot;&quot;;&quot;&quot;;INDEX([.$AK59:.$DL59];MATCH([.$M$3];[.$AK$3:.$DL$3];0)+[.X$1]))">
            <text:p/>
          </table:table-cell>
          <table:table-cell table:style-name="ce14" table:formula="of:=IF(INDEX([.$AK59:.$DL59];MATCH([.$M$3];[.$AK$3:.$DL$3];0)+[.Y$1])=&quot;&quot;;&quot;&quot;;INDEX([.$AK59:.$DL59];MATCH([.$M$3];[.$AK$3:.$DL$3];0)+[.Y$1]))">
            <text:p/>
          </table:table-cell>
          <table:table-cell table:style-name="ce51" table:formula="of:=IF(INDEX([.$AK59:.$DL59];MATCH([.$M$3];[.$AK$3:.$DL$3];0)+[.Z$1])=&quot;&quot;;&quot;&quot;;INDEX([.$AK59:.$DL59];MATCH([.$M$3];[.$AK$3:.$DL$3];0)+[.Z$1]))">
            <text:p/>
          </table:table-cell>
          <table:table-cell table:style-name="ce37" table:formula="of:=IF(INDEX([.$AK59:.$DL59];MATCH([.$M$3];[.$AK$3:.$DL$3];0)+[.AA$1])=&quot;&quot;;&quot;&quot;;INDEX([.$AK59:.$DL59];MATCH([.$M$3];[.$AK$3:.$DL$3];0)+[.AA$1]))">
            <text:p/>
          </table:table-cell>
          <table:table-cell table:style-name="ce43" table:formula="of:=IF(INDEX([.$AK59:.$DL59];MATCH([.$M$3];[.$AK$3:.$DL$3];0)+[.AB$1])=&quot;&quot;;&quot;&quot;;INDEX([.$DO$23:.$DO$422];MATCH(INDEX([.$AK59:.$DL59];MATCH([.$M$3];[.$AK$3:.$DL$3];0)+[.AB$1])&amp;IF([.AE59]=&quot;&quot;;&quot;&quot;;&quot;_&quot;&amp;[.AE59]);[.$DS$23:.$DS$422];0)))" office:value-type="float" office:value="304" calcext:value-type="float">
            <text:p>304</text:p>
          </table:table-cell>
          <table:table-cell table:style-name="ce14" table:formula="of:=IF(INDEX([.$AK59:.$DL59];MATCH([.$M$3];[.$AK$3:.$DL$3];0)+[.AC$1])=&quot;&quot;;&quot;&quot;;INDEX([.$AK59:.$DL59];MATCH([.$M$3];[.$AK$3:.$DL$3];0)+[.AC$1]))" office:value-type="string" office:string-value="b" calcext:value-type="string">
            <text:p>b</text:p>
          </table:table-cell>
          <table:table-cell table:style-name="ce14" table:formula="of:=IF(INDEX([.$AK59:.$DL59];MATCH([.$M$3];[.$AK$3:.$DL$3];0)+[.AD$1])=&quot;&quot;;&quot;&quot;;INDEX([.$AK59:.$DL59];MATCH([.$M$3];[.$AK$3:.$DL$3];0)+[.AD$1]))">
            <text:p/>
          </table:table-cell>
          <table:table-cell table:style-name="ce51" table:formula="of:=IF(INDEX([.$AK59:.$DL59];MATCH([.$M$3];[.$AK$3:.$DL$3];0)+[.AE$1])=&quot;&quot;;&quot;&quot;;INDEX([.$AK59:.$DL59];MATCH([.$M$3];[.$AK$3:.$DL$3];0)+[.AE$1]))">
            <text:p/>
          </table:table-cell>
          <table:table-cell table:style-name="ce60" table:formula="of:=IF(INDEX([.$AK59:.$DL59];MATCH([.$M$3];[.$AK$3:.$DL$3];0)+[.AF$1])=&quot;&quot;;&quot;&quot;;INDEX([.$AK59:.$DL59];MATCH([.$M$3];[.$AK$3:.$DL$3];0)+[.AF$1]))" office:value-type="float" office:value="18" calcext:value-type="float">
            <text:p>1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8" calcext:value-type="float">
            <text:p>2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8" calcext:value-type="float">
            <text:p>16.5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7" calcext:value-type="float">
            <text:p>3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02" calcext:value-type="float">
            <text:p>34.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L60];MATCH([.$M$3];[.$AK$3:.$DL$3];0)+[.$M$1])=&quot;&quot;;&quot;&quot;;INDEX([.$DO$23:.$DO$422];MATCH(INDEX([.$AK60:.$DL60];MATCH([.$M$3];[.$AK$3:.$DL$3];0)+[.$M$1])&amp;IF([.P60]=&quot;&quot;;&quot;&quot;;&quot;_&quot;&amp;[.P60]);[.$DP$23:.$DP$422];0)))">
            <text:p/>
          </table:table-cell>
          <table:table-cell table:style-name="ce14" table:formula="of:=IF(INDEX([.$AK60:.$DL60];MATCH([.$M$3];[.$AK$3:.$DL$3];0)+[.N$1])=&quot;&quot;;&quot;&quot;;INDEX([.$AK60:.$DL60];MATCH([.$M$3];[.$AK$3:.$DL$3];0)+[.N$1]))">
            <text:p/>
          </table:table-cell>
          <table:table-cell table:style-name="ce51" table:formula="of:=IF(INDEX([.$AK60:.$DL60];MATCH([.$M$3];[.$AK$3:.$DL$3];0)+[.O$1])=&quot;&quot;;&quot;&quot;;INDEX([.$AK60:.$DL60];MATCH([.$M$3];[.$AK$3:.$DL$3];0)+[.O$1]))">
            <text:p/>
          </table:table-cell>
          <table:table-cell table:style-name="ce51" table:formula="of:=IF(INDEX([.$AK60:.$DL60];MATCH([.$M$3];[.$AK$3:.$DL$3];0)+[.P$1])=&quot;&quot;;&quot;&quot;;INDEX([.$AK60:.$DL60];MATCH([.$M$3];[.$AK$3:.$DL$3];0)+[.P$1]))">
            <text:p/>
          </table:table-cell>
          <table:table-cell table:style-name="ce37" table:formula="of:=IF(INDEX([.$AK60:.$DL60];MATCH([.$M$3];[.$AK$3:.$DL$3];0)+[.Q$1])=&quot;&quot;;&quot;&quot;;INDEX([.$AK60:.$DL60];MATCH([.$M$3];[.$AK$3:.$DL$3];0)+[.Q$1]))">
            <text:p/>
          </table:table-cell>
          <table:table-cell table:style-name="ce24" table:formula="of:=IF(INDEX([.$AK60:.$DL60];MATCH([.$M$3];[.$AK$3:.$DL$3];0)+[.R$1])=&quot;&quot;;&quot;&quot;;INDEX([.$DO$23:.$DO$422];MATCH(INDEX([.$AK60:.$DL60];MATCH([.$M$3];[.$AK$3:.$DL$3];0)+[.R$1])&amp;IF([.U60]=&quot;&quot;;&quot;&quot;;&quot;_&quot;&amp;[.U60]);[.$DQ$23:.$DQ$422];0)))">
            <text:p/>
          </table:table-cell>
          <table:table-cell table:style-name="ce14" table:formula="of:=IF(INDEX([.$AK60:.$DL60];MATCH([.$M$3];[.$AK$3:.$DL$3];0)+[.S$1])=&quot;&quot;;&quot;&quot;;INDEX([.$AK60:.$DL60];MATCH([.$M$3];[.$AK$3:.$DL$3];0)+[.S$1]))">
            <text:p/>
          </table:table-cell>
          <table:table-cell table:style-name="ce14" table:formula="of:=IF(INDEX([.$AK60:.$DL60];MATCH([.$M$3];[.$AK$3:.$DL$3];0)+[.T$1])=&quot;&quot;;&quot;&quot;;INDEX([.$AK60:.$DL60];MATCH([.$M$3];[.$AK$3:.$DL$3];0)+[.T$1]))">
            <text:p/>
          </table:table-cell>
          <table:table-cell table:style-name="ce51" table:formula="of:=IF(INDEX([.$AK60:.$DL60];MATCH([.$M$3];[.$AK$3:.$DL$3];0)+[.U$1])=&quot;&quot;;&quot;&quot;;INDEX([.$AK60:.$DL60];MATCH([.$M$3];[.$AK$3:.$DL$3];0)+[.U$1]))">
            <text:p/>
          </table:table-cell>
          <table:table-cell table:style-name="ce37" table:formula="of:=IF(INDEX([.$AK60:.$DL60];MATCH([.$M$3];[.$AK$3:.$DL$3];0)+[.V$1])=&quot;&quot;;&quot;&quot;;INDEX([.$AK60:.$DL60];MATCH([.$M$3];[.$AK$3:.$DL$3];0)+[.V$1]))">
            <text:p/>
          </table:table-cell>
          <table:table-cell table:style-name="ce24" table:formula="of:=IF(INDEX([.$AK60:.$DL60];MATCH([.$M$3];[.$AK$3:.$DL$3];0)+[.W$1])=&quot;&quot;;&quot;&quot;;INDEX([.$DO$23:.$DO$422];MATCH(INDEX([.$AK60:.$DL60];MATCH([.$M$3];[.$AK$3:.$DL$3];0)+[.W$1])&amp;IF([.Z60]=&quot;&quot;;&quot;&quot;;&quot;_&quot;&amp;[.Z60]);[.$DR$23:.$DR$422];0)))">
            <text:p/>
          </table:table-cell>
          <table:table-cell table:style-name="ce14" table:formula="of:=IF(INDEX([.$AK60:.$DL60];MATCH([.$M$3];[.$AK$3:.$DL$3];0)+[.X$1])=&quot;&quot;;&quot;&quot;;INDEX([.$AK60:.$DL60];MATCH([.$M$3];[.$AK$3:.$DL$3];0)+[.X$1]))">
            <text:p/>
          </table:table-cell>
          <table:table-cell table:style-name="ce14" table:formula="of:=IF(INDEX([.$AK60:.$DL60];MATCH([.$M$3];[.$AK$3:.$DL$3];0)+[.Y$1])=&quot;&quot;;&quot;&quot;;INDEX([.$AK60:.$DL60];MATCH([.$M$3];[.$AK$3:.$DL$3];0)+[.Y$1]))">
            <text:p/>
          </table:table-cell>
          <table:table-cell table:style-name="ce51" table:formula="of:=IF(INDEX([.$AK60:.$DL60];MATCH([.$M$3];[.$AK$3:.$DL$3];0)+[.Z$1])=&quot;&quot;;&quot;&quot;;INDEX([.$AK60:.$DL60];MATCH([.$M$3];[.$AK$3:.$DL$3];0)+[.Z$1]))">
            <text:p/>
          </table:table-cell>
          <table:table-cell table:style-name="ce37" table:formula="of:=IF(INDEX([.$AK60:.$DL60];MATCH([.$M$3];[.$AK$3:.$DL$3];0)+[.AA$1])=&quot;&quot;;&quot;&quot;;INDEX([.$AK60:.$DL60];MATCH([.$M$3];[.$AK$3:.$DL$3];0)+[.AA$1]))">
            <text:p/>
          </table:table-cell>
          <table:table-cell table:style-name="ce43" table:formula="of:=IF(INDEX([.$AK60:.$DL60];MATCH([.$M$3];[.$AK$3:.$DL$3];0)+[.AB$1])=&quot;&quot;;&quot;&quot;;INDEX([.$DO$23:.$DO$422];MATCH(INDEX([.$AK60:.$DL60];MATCH([.$M$3];[.$AK$3:.$DL$3];0)+[.AB$1])&amp;IF([.AE60]=&quot;&quot;;&quot;&quot;;&quot;_&quot;&amp;[.AE60]);[.$DS$23:.$DS$422];0)))" office:value-type="float" office:value="312" calcext:value-type="float">
            <text:p>312</text:p>
          </table:table-cell>
          <table:table-cell table:style-name="ce14" table:formula="of:=IF(INDEX([.$AK60:.$DL60];MATCH([.$M$3];[.$AK$3:.$DL$3];0)+[.AC$1])=&quot;&quot;;&quot;&quot;;INDEX([.$AK60:.$DL60];MATCH([.$M$3];[.$AK$3:.$DL$3];0)+[.AC$1]))" office:value-type="string" office:string-value="b" calcext:value-type="string">
            <text:p>b</text:p>
          </table:table-cell>
          <table:table-cell table:style-name="ce14" table:formula="of:=IF(INDEX([.$AK60:.$DL60];MATCH([.$M$3];[.$AK$3:.$DL$3];0)+[.AD$1])=&quot;&quot;;&quot;&quot;;INDEX([.$AK60:.$DL60];MATCH([.$M$3];[.$AK$3:.$DL$3];0)+[.AD$1]))">
            <text:p/>
          </table:table-cell>
          <table:table-cell table:style-name="ce51" table:formula="of:=IF(INDEX([.$AK60:.$DL60];MATCH([.$M$3];[.$AK$3:.$DL$3];0)+[.AE$1])=&quot;&quot;;&quot;&quot;;INDEX([.$AK60:.$DL60];MATCH([.$M$3];[.$AK$3:.$DL$3];0)+[.AE$1]))">
            <text:p/>
          </table:table-cell>
          <table:table-cell table:style-name="ce60" table:formula="of:=IF(INDEX([.$AK60:.$DL60];MATCH([.$M$3];[.$AK$3:.$DL$3];0)+[.AF$1])=&quot;&quot;;&quot;&quot;;INDEX([.$AK60:.$DL60];MATCH([.$M$3];[.$AK$3:.$DL$3];0)+[.AF$1]))"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45" calcext:value-type="float">
            <text:p>19.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5" calcext:value-type="float">
            <text:p>30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27" calcext:value-type="float">
            <text:p>31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L61];MATCH([.$M$3];[.$AK$3:.$DL$3];0)+[.$M$1])=&quot;&quot;;&quot;&quot;;INDEX([.$DO$23:.$DO$422];MATCH(INDEX([.$AK61:.$DL61];MATCH([.$M$3];[.$AK$3:.$DL$3];0)+[.$M$1])&amp;IF([.P61]=&quot;&quot;;&quot;&quot;;&quot;_&quot;&amp;[.P61]);[.$DP$23:.$DP$422];0)))">
            <text:p/>
          </table:table-cell>
          <table:table-cell table:style-name="ce14" table:formula="of:=IF(INDEX([.$AK61:.$DL61];MATCH([.$M$3];[.$AK$3:.$DL$3];0)+[.N$1])=&quot;&quot;;&quot;&quot;;INDEX([.$AK61:.$DL61];MATCH([.$M$3];[.$AK$3:.$DL$3];0)+[.N$1]))">
            <text:p/>
          </table:table-cell>
          <table:table-cell table:style-name="ce51" table:formula="of:=IF(INDEX([.$AK61:.$DL61];MATCH([.$M$3];[.$AK$3:.$DL$3];0)+[.O$1])=&quot;&quot;;&quot;&quot;;INDEX([.$AK61:.$DL61];MATCH([.$M$3];[.$AK$3:.$DL$3];0)+[.O$1]))">
            <text:p/>
          </table:table-cell>
          <table:table-cell table:style-name="ce51" table:formula="of:=IF(INDEX([.$AK61:.$DL61];MATCH([.$M$3];[.$AK$3:.$DL$3];0)+[.P$1])=&quot;&quot;;&quot;&quot;;INDEX([.$AK61:.$DL61];MATCH([.$M$3];[.$AK$3:.$DL$3];0)+[.P$1]))">
            <text:p/>
          </table:table-cell>
          <table:table-cell table:style-name="ce37" table:formula="of:=IF(INDEX([.$AK61:.$DL61];MATCH([.$M$3];[.$AK$3:.$DL$3];0)+[.Q$1])=&quot;&quot;;&quot;&quot;;INDEX([.$AK61:.$DL61];MATCH([.$M$3];[.$AK$3:.$DL$3];0)+[.Q$1]))">
            <text:p/>
          </table:table-cell>
          <table:table-cell table:style-name="ce24" table:formula="of:=IF(INDEX([.$AK61:.$DL61];MATCH([.$M$3];[.$AK$3:.$DL$3];0)+[.R$1])=&quot;&quot;;&quot;&quot;;INDEX([.$DO$23:.$DO$422];MATCH(INDEX([.$AK61:.$DL61];MATCH([.$M$3];[.$AK$3:.$DL$3];0)+[.R$1])&amp;IF([.U61]=&quot;&quot;;&quot;&quot;;&quot;_&quot;&amp;[.U61]);[.$DQ$23:.$DQ$422];0)))">
            <text:p/>
          </table:table-cell>
          <table:table-cell table:style-name="ce14" table:formula="of:=IF(INDEX([.$AK61:.$DL61];MATCH([.$M$3];[.$AK$3:.$DL$3];0)+[.S$1])=&quot;&quot;;&quot;&quot;;INDEX([.$AK61:.$DL61];MATCH([.$M$3];[.$AK$3:.$DL$3];0)+[.S$1]))">
            <text:p/>
          </table:table-cell>
          <table:table-cell table:style-name="ce14" table:formula="of:=IF(INDEX([.$AK61:.$DL61];MATCH([.$M$3];[.$AK$3:.$DL$3];0)+[.T$1])=&quot;&quot;;&quot;&quot;;INDEX([.$AK61:.$DL61];MATCH([.$M$3];[.$AK$3:.$DL$3];0)+[.T$1]))">
            <text:p/>
          </table:table-cell>
          <table:table-cell table:style-name="ce51" table:formula="of:=IF(INDEX([.$AK61:.$DL61];MATCH([.$M$3];[.$AK$3:.$DL$3];0)+[.U$1])=&quot;&quot;;&quot;&quot;;INDEX([.$AK61:.$DL61];MATCH([.$M$3];[.$AK$3:.$DL$3];0)+[.U$1]))">
            <text:p/>
          </table:table-cell>
          <table:table-cell table:style-name="ce37" table:formula="of:=IF(INDEX([.$AK61:.$DL61];MATCH([.$M$3];[.$AK$3:.$DL$3];0)+[.V$1])=&quot;&quot;;&quot;&quot;;INDEX([.$AK61:.$DL61];MATCH([.$M$3];[.$AK$3:.$DL$3];0)+[.V$1]))">
            <text:p/>
          </table:table-cell>
          <table:table-cell table:style-name="ce24" table:formula="of:=IF(INDEX([.$AK61:.$DL61];MATCH([.$M$3];[.$AK$3:.$DL$3];0)+[.W$1])=&quot;&quot;;&quot;&quot;;INDEX([.$DO$23:.$DO$422];MATCH(INDEX([.$AK61:.$DL61];MATCH([.$M$3];[.$AK$3:.$DL$3];0)+[.W$1])&amp;IF([.Z61]=&quot;&quot;;&quot;&quot;;&quot;_&quot;&amp;[.Z61]);[.$DR$23:.$DR$422];0)))">
            <text:p/>
          </table:table-cell>
          <table:table-cell table:style-name="ce14" table:formula="of:=IF(INDEX([.$AK61:.$DL61];MATCH([.$M$3];[.$AK$3:.$DL$3];0)+[.X$1])=&quot;&quot;;&quot;&quot;;INDEX([.$AK61:.$DL61];MATCH([.$M$3];[.$AK$3:.$DL$3];0)+[.X$1]))">
            <text:p/>
          </table:table-cell>
          <table:table-cell table:style-name="ce14" table:formula="of:=IF(INDEX([.$AK61:.$DL61];MATCH([.$M$3];[.$AK$3:.$DL$3];0)+[.Y$1])=&quot;&quot;;&quot;&quot;;INDEX([.$AK61:.$DL61];MATCH([.$M$3];[.$AK$3:.$DL$3];0)+[.Y$1]))">
            <text:p/>
          </table:table-cell>
          <table:table-cell table:style-name="ce51" table:formula="of:=IF(INDEX([.$AK61:.$DL61];MATCH([.$M$3];[.$AK$3:.$DL$3];0)+[.Z$1])=&quot;&quot;;&quot;&quot;;INDEX([.$AK61:.$DL61];MATCH([.$M$3];[.$AK$3:.$DL$3];0)+[.Z$1]))">
            <text:p/>
          </table:table-cell>
          <table:table-cell table:style-name="ce37" table:formula="of:=IF(INDEX([.$AK61:.$DL61];MATCH([.$M$3];[.$AK$3:.$DL$3];0)+[.AA$1])=&quot;&quot;;&quot;&quot;;INDEX([.$AK61:.$DL61];MATCH([.$M$3];[.$AK$3:.$DL$3];0)+[.AA$1]))">
            <text:p/>
          </table:table-cell>
          <table:table-cell table:style-name="ce43" table:formula="of:=IF(INDEX([.$AK61:.$DL61];MATCH([.$M$3];[.$AK$3:.$DL$3];0)+[.AB$1])=&quot;&quot;;&quot;&quot;;INDEX([.$DO$23:.$DO$422];MATCH(INDEX([.$AK61:.$DL61];MATCH([.$M$3];[.$AK$3:.$DL$3];0)+[.AB$1])&amp;IF([.AE61]=&quot;&quot;;&quot;&quot;;&quot;_&quot;&amp;[.AE61]);[.$DS$23:.$DS$422];0)))" office:value-type="float" office:value="319" calcext:value-type="float">
            <text:p>319</text:p>
          </table:table-cell>
          <table:table-cell table:style-name="ce14" table:formula="of:=IF(INDEX([.$AK61:.$DL61];MATCH([.$M$3];[.$AK$3:.$DL$3];0)+[.AC$1])=&quot;&quot;;&quot;&quot;;INDEX([.$AK61:.$DL61];MATCH([.$M$3];[.$AK$3:.$DL$3];0)+[.AC$1]))" office:value-type="string" office:string-value="b" calcext:value-type="string">
            <text:p>b</text:p>
          </table:table-cell>
          <table:table-cell table:style-name="ce14" table:formula="of:=IF(INDEX([.$AK61:.$DL61];MATCH([.$M$3];[.$AK$3:.$DL$3];0)+[.AD$1])=&quot;&quot;;&quot;&quot;;INDEX([.$AK61:.$DL61];MATCH([.$M$3];[.$AK$3:.$DL$3];0)+[.AD$1]))">
            <text:p/>
          </table:table-cell>
          <table:table-cell table:style-name="ce51" table:formula="of:=IF(INDEX([.$AK61:.$DL61];MATCH([.$M$3];[.$AK$3:.$DL$3];0)+[.AE$1])=&quot;&quot;;&quot;&quot;;INDEX([.$AK61:.$DL61];MATCH([.$M$3];[.$AK$3:.$DL$3];0)+[.AE$1]))">
            <text:p/>
          </table:table-cell>
          <table:table-cell table:style-name="ce60" table:formula="of:=IF(INDEX([.$AK61:.$DL61];MATCH([.$M$3];[.$AK$3:.$DL$3];0)+[.AF$1])=&quot;&quot;;&quot;&quot;;INDEX([.$AK61:.$DL61];MATCH([.$M$3];[.$AK$3:.$DL$3];0)+[.AF$1]))" office:value-type="float" office:value="42" calcext:value-type="float">
            <text:p>4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34" calcext:value-type="float">
            <text:p>32.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1" calcext:value-type="float">
            <text:p>44.4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3" calcext:value-type="float">
            <text:p>3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L62];MATCH([.$M$3];[.$AK$3:.$DL$3];0)+[.$M$1])=&quot;&quot;;&quot;&quot;;INDEX([.$DO$23:.$DO$422];MATCH(INDEX([.$AK62:.$DL62];MATCH([.$M$3];[.$AK$3:.$DL$3];0)+[.$M$1])&amp;IF([.P62]=&quot;&quot;;&quot;&quot;;&quot;_&quot;&amp;[.P62]);[.$DP$23:.$DP$422];0)))">
            <text:p/>
          </table:table-cell>
          <table:table-cell table:style-name="ce14" table:formula="of:=IF(INDEX([.$AK62:.$DL62];MATCH([.$M$3];[.$AK$3:.$DL$3];0)+[.N$1])=&quot;&quot;;&quot;&quot;;INDEX([.$AK62:.$DL62];MATCH([.$M$3];[.$AK$3:.$DL$3];0)+[.N$1]))">
            <text:p/>
          </table:table-cell>
          <table:table-cell table:style-name="ce51" table:formula="of:=IF(INDEX([.$AK62:.$DL62];MATCH([.$M$3];[.$AK$3:.$DL$3];0)+[.O$1])=&quot;&quot;;&quot;&quot;;INDEX([.$AK62:.$DL62];MATCH([.$M$3];[.$AK$3:.$DL$3];0)+[.O$1]))">
            <text:p/>
          </table:table-cell>
          <table:table-cell table:style-name="ce51" table:formula="of:=IF(INDEX([.$AK62:.$DL62];MATCH([.$M$3];[.$AK$3:.$DL$3];0)+[.P$1])=&quot;&quot;;&quot;&quot;;INDEX([.$AK62:.$DL62];MATCH([.$M$3];[.$AK$3:.$DL$3];0)+[.P$1]))">
            <text:p/>
          </table:table-cell>
          <table:table-cell table:style-name="ce37" table:formula="of:=IF(INDEX([.$AK62:.$DL62];MATCH([.$M$3];[.$AK$3:.$DL$3];0)+[.Q$1])=&quot;&quot;;&quot;&quot;;INDEX([.$AK62:.$DL62];MATCH([.$M$3];[.$AK$3:.$DL$3];0)+[.Q$1]))">
            <text:p/>
          </table:table-cell>
          <table:table-cell table:style-name="ce24" table:formula="of:=IF(INDEX([.$AK62:.$DL62];MATCH([.$M$3];[.$AK$3:.$DL$3];0)+[.R$1])=&quot;&quot;;&quot;&quot;;INDEX([.$DO$23:.$DO$422];MATCH(INDEX([.$AK62:.$DL62];MATCH([.$M$3];[.$AK$3:.$DL$3];0)+[.R$1])&amp;IF([.U62]=&quot;&quot;;&quot;&quot;;&quot;_&quot;&amp;[.U62]);[.$DQ$23:.$DQ$422];0)))">
            <text:p/>
          </table:table-cell>
          <table:table-cell table:style-name="ce14" table:formula="of:=IF(INDEX([.$AK62:.$DL62];MATCH([.$M$3];[.$AK$3:.$DL$3];0)+[.S$1])=&quot;&quot;;&quot;&quot;;INDEX([.$AK62:.$DL62];MATCH([.$M$3];[.$AK$3:.$DL$3];0)+[.S$1]))">
            <text:p/>
          </table:table-cell>
          <table:table-cell table:style-name="ce14" table:formula="of:=IF(INDEX([.$AK62:.$DL62];MATCH([.$M$3];[.$AK$3:.$DL$3];0)+[.T$1])=&quot;&quot;;&quot;&quot;;INDEX([.$AK62:.$DL62];MATCH([.$M$3];[.$AK$3:.$DL$3];0)+[.T$1]))">
            <text:p/>
          </table:table-cell>
          <table:table-cell table:style-name="ce51" table:formula="of:=IF(INDEX([.$AK62:.$DL62];MATCH([.$M$3];[.$AK$3:.$DL$3];0)+[.U$1])=&quot;&quot;;&quot;&quot;;INDEX([.$AK62:.$DL62];MATCH([.$M$3];[.$AK$3:.$DL$3];0)+[.U$1]))">
            <text:p/>
          </table:table-cell>
          <table:table-cell table:style-name="ce37" table:formula="of:=IF(INDEX([.$AK62:.$DL62];MATCH([.$M$3];[.$AK$3:.$DL$3];0)+[.V$1])=&quot;&quot;;&quot;&quot;;INDEX([.$AK62:.$DL62];MATCH([.$M$3];[.$AK$3:.$DL$3];0)+[.V$1]))">
            <text:p/>
          </table:table-cell>
          <table:table-cell table:style-name="ce24" table:formula="of:=IF(INDEX([.$AK62:.$DL62];MATCH([.$M$3];[.$AK$3:.$DL$3];0)+[.W$1])=&quot;&quot;;&quot;&quot;;INDEX([.$DO$23:.$DO$422];MATCH(INDEX([.$AK62:.$DL62];MATCH([.$M$3];[.$AK$3:.$DL$3];0)+[.W$1])&amp;IF([.Z62]=&quot;&quot;;&quot;&quot;;&quot;_&quot;&amp;[.Z62]);[.$DR$23:.$DR$422];0)))">
            <text:p/>
          </table:table-cell>
          <table:table-cell table:style-name="ce14" table:formula="of:=IF(INDEX([.$AK62:.$DL62];MATCH([.$M$3];[.$AK$3:.$DL$3];0)+[.X$1])=&quot;&quot;;&quot;&quot;;INDEX([.$AK62:.$DL62];MATCH([.$M$3];[.$AK$3:.$DL$3];0)+[.X$1]))">
            <text:p/>
          </table:table-cell>
          <table:table-cell table:style-name="ce14" table:formula="of:=IF(INDEX([.$AK62:.$DL62];MATCH([.$M$3];[.$AK$3:.$DL$3];0)+[.Y$1])=&quot;&quot;;&quot;&quot;;INDEX([.$AK62:.$DL62];MATCH([.$M$3];[.$AK$3:.$DL$3];0)+[.Y$1]))">
            <text:p/>
          </table:table-cell>
          <table:table-cell table:style-name="ce51" table:formula="of:=IF(INDEX([.$AK62:.$DL62];MATCH([.$M$3];[.$AK$3:.$DL$3];0)+[.Z$1])=&quot;&quot;;&quot;&quot;;INDEX([.$AK62:.$DL62];MATCH([.$M$3];[.$AK$3:.$DL$3];0)+[.Z$1]))">
            <text:p/>
          </table:table-cell>
          <table:table-cell table:style-name="ce37" table:formula="of:=IF(INDEX([.$AK62:.$DL62];MATCH([.$M$3];[.$AK$3:.$DL$3];0)+[.AA$1])=&quot;&quot;;&quot;&quot;;INDEX([.$AK62:.$DL62];MATCH([.$M$3];[.$AK$3:.$DL$3];0)+[.AA$1]))">
            <text:p/>
          </table:table-cell>
          <table:table-cell table:style-name="ce43" table:formula="of:=IF(INDEX([.$AK62:.$DL62];MATCH([.$M$3];[.$AK$3:.$DL$3];0)+[.AB$1])=&quot;&quot;;&quot;&quot;;INDEX([.$DO$23:.$DO$422];MATCH(INDEX([.$AK62:.$DL62];MATCH([.$M$3];[.$AK$3:.$DL$3];0)+[.AB$1])&amp;IF([.AE62]=&quot;&quot;;&quot;&quot;;&quot;_&quot;&amp;[.AE62]);[.$DS$23:.$DS$422];0)))" office:value-type="float" office:value="326" calcext:value-type="float">
            <text:p>326</text:p>
          </table:table-cell>
          <table:table-cell table:style-name="ce14" table:formula="of:=IF(INDEX([.$AK62:.$DL62];MATCH([.$M$3];[.$AK$3:.$DL$3];0)+[.AC$1])=&quot;&quot;;&quot;&quot;;INDEX([.$AK62:.$DL62];MATCH([.$M$3];[.$AK$3:.$DL$3];0)+[.AC$1]))" office:value-type="string" office:string-value="b" calcext:value-type="string">
            <text:p>b</text:p>
          </table:table-cell>
          <table:table-cell table:style-name="ce14" table:formula="of:=IF(INDEX([.$AK62:.$DL62];MATCH([.$M$3];[.$AK$3:.$DL$3];0)+[.AD$1])=&quot;&quot;;&quot;&quot;;INDEX([.$AK62:.$DL62];MATCH([.$M$3];[.$AK$3:.$DL$3];0)+[.AD$1]))">
            <text:p/>
          </table:table-cell>
          <table:table-cell table:style-name="ce51" table:formula="of:=IF(INDEX([.$AK62:.$DL62];MATCH([.$M$3];[.$AK$3:.$DL$3];0)+[.AE$1])=&quot;&quot;;&quot;&quot;;INDEX([.$AK62:.$DL62];MATCH([.$M$3];[.$AK$3:.$DL$3];0)+[.AE$1]))">
            <text:p/>
          </table:table-cell>
          <table:table-cell table:style-name="ce60" table:formula="of:=IF(INDEX([.$AK62:.$DL62];MATCH([.$M$3];[.$AK$3:.$DL$3];0)+[.AF$1])=&quot;&quot;;&quot;&quot;;INDEX([.$AK62:.$DL62];MATCH([.$M$3];[.$AK$3:.$DL$3];0)+[.AF$1]))" office:value-type="float" office:value="56" calcext:value-type="float">
            <text:p>5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5.24" calcext:value-type="float">
            <text:p>45.2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63" calcext:value-type="float">
            <text:p>55.6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0" calcext:value-type="float">
            <text:p>3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09" calcext:value-type="float">
            <text:p>78.0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L63];MATCH([.$M$3];[.$AK$3:.$DL$3];0)+[.$M$1])=&quot;&quot;;&quot;&quot;;INDEX([.$DO$23:.$DO$422];MATCH(INDEX([.$AK63:.$DL63];MATCH([.$M$3];[.$AK$3:.$DL$3];0)+[.$M$1])&amp;IF([.P63]=&quot;&quot;;&quot;&quot;;&quot;_&quot;&amp;[.P63]);[.$DP$23:.$DP$422];0)))">
            <text:p/>
          </table:table-cell>
          <table:table-cell table:style-name="ce14" table:formula="of:=IF(INDEX([.$AK63:.$DL63];MATCH([.$M$3];[.$AK$3:.$DL$3];0)+[.N$1])=&quot;&quot;;&quot;&quot;;INDEX([.$AK63:.$DL63];MATCH([.$M$3];[.$AK$3:.$DL$3];0)+[.N$1]))">
            <text:p/>
          </table:table-cell>
          <table:table-cell table:style-name="ce51" table:formula="of:=IF(INDEX([.$AK63:.$DL63];MATCH([.$M$3];[.$AK$3:.$DL$3];0)+[.O$1])=&quot;&quot;;&quot;&quot;;INDEX([.$AK63:.$DL63];MATCH([.$M$3];[.$AK$3:.$DL$3];0)+[.O$1]))">
            <text:p/>
          </table:table-cell>
          <table:table-cell table:style-name="ce51" table:formula="of:=IF(INDEX([.$AK63:.$DL63];MATCH([.$M$3];[.$AK$3:.$DL$3];0)+[.P$1])=&quot;&quot;;&quot;&quot;;INDEX([.$AK63:.$DL63];MATCH([.$M$3];[.$AK$3:.$DL$3];0)+[.P$1]))">
            <text:p/>
          </table:table-cell>
          <table:table-cell table:style-name="ce37" table:formula="of:=IF(INDEX([.$AK63:.$DL63];MATCH([.$M$3];[.$AK$3:.$DL$3];0)+[.Q$1])=&quot;&quot;;&quot;&quot;;INDEX([.$AK63:.$DL63];MATCH([.$M$3];[.$AK$3:.$DL$3];0)+[.Q$1]))">
            <text:p/>
          </table:table-cell>
          <table:table-cell table:style-name="ce24" table:formula="of:=IF(INDEX([.$AK63:.$DL63];MATCH([.$M$3];[.$AK$3:.$DL$3];0)+[.R$1])=&quot;&quot;;&quot;&quot;;INDEX([.$DO$23:.$DO$422];MATCH(INDEX([.$AK63:.$DL63];MATCH([.$M$3];[.$AK$3:.$DL$3];0)+[.R$1])&amp;IF([.U63]=&quot;&quot;;&quot;&quot;;&quot;_&quot;&amp;[.U63]);[.$DQ$23:.$DQ$422];0)))">
            <text:p/>
          </table:table-cell>
          <table:table-cell table:style-name="ce14" table:formula="of:=IF(INDEX([.$AK63:.$DL63];MATCH([.$M$3];[.$AK$3:.$DL$3];0)+[.S$1])=&quot;&quot;;&quot;&quot;;INDEX([.$AK63:.$DL63];MATCH([.$M$3];[.$AK$3:.$DL$3];0)+[.S$1]))">
            <text:p/>
          </table:table-cell>
          <table:table-cell table:style-name="ce14" table:formula="of:=IF(INDEX([.$AK63:.$DL63];MATCH([.$M$3];[.$AK$3:.$DL$3];0)+[.T$1])=&quot;&quot;;&quot;&quot;;INDEX([.$AK63:.$DL63];MATCH([.$M$3];[.$AK$3:.$DL$3];0)+[.T$1]))">
            <text:p/>
          </table:table-cell>
          <table:table-cell table:style-name="ce51" table:formula="of:=IF(INDEX([.$AK63:.$DL63];MATCH([.$M$3];[.$AK$3:.$DL$3];0)+[.U$1])=&quot;&quot;;&quot;&quot;;INDEX([.$AK63:.$DL63];MATCH([.$M$3];[.$AK$3:.$DL$3];0)+[.U$1]))">
            <text:p/>
          </table:table-cell>
          <table:table-cell table:style-name="ce37" table:formula="of:=IF(INDEX([.$AK63:.$DL63];MATCH([.$M$3];[.$AK$3:.$DL$3];0)+[.V$1])=&quot;&quot;;&quot;&quot;;INDEX([.$AK63:.$DL63];MATCH([.$M$3];[.$AK$3:.$DL$3];0)+[.V$1]))">
            <text:p/>
          </table:table-cell>
          <table:table-cell table:style-name="ce24" table:formula="of:=IF(INDEX([.$AK63:.$DL63];MATCH([.$M$3];[.$AK$3:.$DL$3];0)+[.W$1])=&quot;&quot;;&quot;&quot;;INDEX([.$DO$23:.$DO$422];MATCH(INDEX([.$AK63:.$DL63];MATCH([.$M$3];[.$AK$3:.$DL$3];0)+[.W$1])&amp;IF([.Z63]=&quot;&quot;;&quot;&quot;;&quot;_&quot;&amp;[.Z63]);[.$DR$23:.$DR$422];0)))">
            <text:p/>
          </table:table-cell>
          <table:table-cell table:style-name="ce14" table:formula="of:=IF(INDEX([.$AK63:.$DL63];MATCH([.$M$3];[.$AK$3:.$DL$3];0)+[.X$1])=&quot;&quot;;&quot;&quot;;INDEX([.$AK63:.$DL63];MATCH([.$M$3];[.$AK$3:.$DL$3];0)+[.X$1]))">
            <text:p/>
          </table:table-cell>
          <table:table-cell table:style-name="ce14" table:formula="of:=IF(INDEX([.$AK63:.$DL63];MATCH([.$M$3];[.$AK$3:.$DL$3];0)+[.Y$1])=&quot;&quot;;&quot;&quot;;INDEX([.$AK63:.$DL63];MATCH([.$M$3];[.$AK$3:.$DL$3];0)+[.Y$1]))">
            <text:p/>
          </table:table-cell>
          <table:table-cell table:style-name="ce51" table:formula="of:=IF(INDEX([.$AK63:.$DL63];MATCH([.$M$3];[.$AK$3:.$DL$3];0)+[.Z$1])=&quot;&quot;;&quot;&quot;;INDEX([.$AK63:.$DL63];MATCH([.$M$3];[.$AK$3:.$DL$3];0)+[.Z$1]))">
            <text:p/>
          </table:table-cell>
          <table:table-cell table:style-name="ce37" table:formula="of:=IF(INDEX([.$AK63:.$DL63];MATCH([.$M$3];[.$AK$3:.$DL$3];0)+[.AA$1])=&quot;&quot;;&quot;&quot;;INDEX([.$AK63:.$DL63];MATCH([.$M$3];[.$AK$3:.$DL$3];0)+[.AA$1]))">
            <text:p/>
          </table:table-cell>
          <table:table-cell table:style-name="ce43" table:formula="of:=IF(INDEX([.$AK63:.$DL63];MATCH([.$M$3];[.$AK$3:.$DL$3];0)+[.AB$1])=&quot;&quot;;&quot;&quot;;INDEX([.$DO$23:.$DO$422];MATCH(INDEX([.$AK63:.$DL63];MATCH([.$M$3];[.$AK$3:.$DL$3];0)+[.AB$1])&amp;IF([.AE63]=&quot;&quot;;&quot;&quot;;&quot;_&quot;&amp;[.AE63]);[.$DS$23:.$DS$422];0)))" office:value-type="float" office:value="333" calcext:value-type="float">
            <text:p>333</text:p>
          </table:table-cell>
          <table:table-cell table:style-name="ce14" table:formula="of:=IF(INDEX([.$AK63:.$DL63];MATCH([.$M$3];[.$AK$3:.$DL$3];0)+[.AC$1])=&quot;&quot;;&quot;&quot;;INDEX([.$AK63:.$DL63];MATCH([.$M$3];[.$AK$3:.$DL$3];0)+[.AC$1]))" office:value-type="string" office:string-value="b" calcext:value-type="string">
            <text:p>b</text:p>
          </table:table-cell>
          <table:table-cell table:style-name="ce14" table:formula="of:=IF(INDEX([.$AK63:.$DL63];MATCH([.$M$3];[.$AK$3:.$DL$3];0)+[.AD$1])=&quot;&quot;;&quot;&quot;;INDEX([.$AK63:.$DL63];MATCH([.$M$3];[.$AK$3:.$DL$3];0)+[.AD$1]))">
            <text:p/>
          </table:table-cell>
          <table:table-cell table:style-name="ce51" table:formula="of:=IF(INDEX([.$AK63:.$DL63];MATCH([.$M$3];[.$AK$3:.$DL$3];0)+[.AE$1])=&quot;&quot;;&quot;&quot;;INDEX([.$AK63:.$DL63];MATCH([.$M$3];[.$AK$3:.$DL$3];0)+[.AE$1]))">
            <text:p/>
          </table:table-cell>
          <table:table-cell table:style-name="ce60" table:formula="of:=IF(INDEX([.$AK63:.$DL63];MATCH([.$M$3];[.$AK$3:.$DL$3];0)+[.AF$1])=&quot;&quot;;&quot;&quot;;INDEX([.$AK63:.$DL63];MATCH([.$M$3];[.$AK$3:.$DL$3];0)+[.AF$1]))" office:value-type="float" office:value="69.5" calcext:value-type="float">
            <text:p>69.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2" calcext:value-type="float">
            <text:p>56.6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68" calcext:value-type="float">
            <text:p>70.6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83" calcext:value-type="float">
            <text:p>90.8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L64];MATCH([.$M$3];[.$AK$3:.$DL$3];0)+[.$M$1])=&quot;&quot;;&quot;&quot;;INDEX([.$DO$23:.$DO$422];MATCH(INDEX([.$AK64:.$DL64];MATCH([.$M$3];[.$AK$3:.$DL$3];0)+[.$M$1])&amp;IF([.P64]=&quot;&quot;;&quot;&quot;;&quot;_&quot;&amp;[.P64]);[.$DP$23:.$DP$422];0)))">
            <text:p/>
          </table:table-cell>
          <table:table-cell table:style-name="ce14" table:formula="of:=IF(INDEX([.$AK64:.$DL64];MATCH([.$M$3];[.$AK$3:.$DL$3];0)+[.N$1])=&quot;&quot;;&quot;&quot;;INDEX([.$AK64:.$DL64];MATCH([.$M$3];[.$AK$3:.$DL$3];0)+[.N$1]))">
            <text:p/>
          </table:table-cell>
          <table:table-cell table:style-name="ce51" table:formula="of:=IF(INDEX([.$AK64:.$DL64];MATCH([.$M$3];[.$AK$3:.$DL$3];0)+[.O$1])=&quot;&quot;;&quot;&quot;;INDEX([.$AK64:.$DL64];MATCH([.$M$3];[.$AK$3:.$DL$3];0)+[.O$1]))">
            <text:p/>
          </table:table-cell>
          <table:table-cell table:style-name="ce51" table:formula="of:=IF(INDEX([.$AK64:.$DL64];MATCH([.$M$3];[.$AK$3:.$DL$3];0)+[.P$1])=&quot;&quot;;&quot;&quot;;INDEX([.$AK64:.$DL64];MATCH([.$M$3];[.$AK$3:.$DL$3];0)+[.P$1]))">
            <text:p/>
          </table:table-cell>
          <table:table-cell table:style-name="ce37" table:formula="of:=IF(INDEX([.$AK64:.$DL64];MATCH([.$M$3];[.$AK$3:.$DL$3];0)+[.Q$1])=&quot;&quot;;&quot;&quot;;INDEX([.$AK64:.$DL64];MATCH([.$M$3];[.$AK$3:.$DL$3];0)+[.Q$1]))">
            <text:p/>
          </table:table-cell>
          <table:table-cell table:style-name="ce24" table:formula="of:=IF(INDEX([.$AK64:.$DL64];MATCH([.$M$3];[.$AK$3:.$DL$3];0)+[.R$1])=&quot;&quot;;&quot;&quot;;INDEX([.$DO$23:.$DO$422];MATCH(INDEX([.$AK64:.$DL64];MATCH([.$M$3];[.$AK$3:.$DL$3];0)+[.R$1])&amp;IF([.U64]=&quot;&quot;;&quot;&quot;;&quot;_&quot;&amp;[.U64]);[.$DQ$23:.$DQ$422];0)))">
            <text:p/>
          </table:table-cell>
          <table:table-cell table:style-name="ce14" table:formula="of:=IF(INDEX([.$AK64:.$DL64];MATCH([.$M$3];[.$AK$3:.$DL$3];0)+[.S$1])=&quot;&quot;;&quot;&quot;;INDEX([.$AK64:.$DL64];MATCH([.$M$3];[.$AK$3:.$DL$3];0)+[.S$1]))">
            <text:p/>
          </table:table-cell>
          <table:table-cell table:style-name="ce14" table:formula="of:=IF(INDEX([.$AK64:.$DL64];MATCH([.$M$3];[.$AK$3:.$DL$3];0)+[.T$1])=&quot;&quot;;&quot;&quot;;INDEX([.$AK64:.$DL64];MATCH([.$M$3];[.$AK$3:.$DL$3];0)+[.T$1]))">
            <text:p/>
          </table:table-cell>
          <table:table-cell table:style-name="ce51" table:formula="of:=IF(INDEX([.$AK64:.$DL64];MATCH([.$M$3];[.$AK$3:.$DL$3];0)+[.U$1])=&quot;&quot;;&quot;&quot;;INDEX([.$AK64:.$DL64];MATCH([.$M$3];[.$AK$3:.$DL$3];0)+[.U$1]))">
            <text:p/>
          </table:table-cell>
          <table:table-cell table:style-name="ce37" table:formula="of:=IF(INDEX([.$AK64:.$DL64];MATCH([.$M$3];[.$AK$3:.$DL$3];0)+[.V$1])=&quot;&quot;;&quot;&quot;;INDEX([.$AK64:.$DL64];MATCH([.$M$3];[.$AK$3:.$DL$3];0)+[.V$1]))">
            <text:p/>
          </table:table-cell>
          <table:table-cell table:style-name="ce24" table:formula="of:=IF(INDEX([.$AK64:.$DL64];MATCH([.$M$3];[.$AK$3:.$DL$3];0)+[.W$1])=&quot;&quot;;&quot;&quot;;INDEX([.$DO$23:.$DO$422];MATCH(INDEX([.$AK64:.$DL64];MATCH([.$M$3];[.$AK$3:.$DL$3];0)+[.W$1])&amp;IF([.Z64]=&quot;&quot;;&quot;&quot;;&quot;_&quot;&amp;[.Z64]);[.$DR$23:.$DR$422];0)))">
            <text:p/>
          </table:table-cell>
          <table:table-cell table:style-name="ce14" table:formula="of:=IF(INDEX([.$AK64:.$DL64];MATCH([.$M$3];[.$AK$3:.$DL$3];0)+[.X$1])=&quot;&quot;;&quot;&quot;;INDEX([.$AK64:.$DL64];MATCH([.$M$3];[.$AK$3:.$DL$3];0)+[.X$1]))">
            <text:p/>
          </table:table-cell>
          <table:table-cell table:style-name="ce14" table:formula="of:=IF(INDEX([.$AK64:.$DL64];MATCH([.$M$3];[.$AK$3:.$DL$3];0)+[.Y$1])=&quot;&quot;;&quot;&quot;;INDEX([.$AK64:.$DL64];MATCH([.$M$3];[.$AK$3:.$DL$3];0)+[.Y$1]))">
            <text:p/>
          </table:table-cell>
          <table:table-cell table:style-name="ce51" table:formula="of:=IF(INDEX([.$AK64:.$DL64];MATCH([.$M$3];[.$AK$3:.$DL$3];0)+[.Z$1])=&quot;&quot;;&quot;&quot;;INDEX([.$AK64:.$DL64];MATCH([.$M$3];[.$AK$3:.$DL$3];0)+[.Z$1]))">
            <text:p/>
          </table:table-cell>
          <table:table-cell table:style-name="ce37" table:formula="of:=IF(INDEX([.$AK64:.$DL64];MATCH([.$M$3];[.$AK$3:.$DL$3];0)+[.AA$1])=&quot;&quot;;&quot;&quot;;INDEX([.$AK64:.$DL64];MATCH([.$M$3];[.$AK$3:.$DL$3];0)+[.AA$1]))">
            <text:p/>
          </table:table-cell>
          <table:table-cell table:style-name="ce43" table:formula="of:=IF(INDEX([.$AK64:.$DL64];MATCH([.$M$3];[.$AK$3:.$DL$3];0)+[.AB$1])=&quot;&quot;;&quot;&quot;;INDEX([.$DO$23:.$DO$422];MATCH(INDEX([.$AK64:.$DL64];MATCH([.$M$3];[.$AK$3:.$DL$3];0)+[.AB$1])&amp;IF([.AE64]=&quot;&quot;;&quot;&quot;;&quot;_&quot;&amp;[.AE64]);[.$DS$23:.$DS$422];0)))" office:value-type="float" office:value="339" calcext:value-type="float">
            <text:p>339</text:p>
          </table:table-cell>
          <table:table-cell table:style-name="ce14" table:formula="of:=IF(INDEX([.$AK64:.$DL64];MATCH([.$M$3];[.$AK$3:.$DL$3];0)+[.AC$1])=&quot;&quot;;&quot;&quot;;INDEX([.$AK64:.$DL64];MATCH([.$M$3];[.$AK$3:.$DL$3];0)+[.AC$1]))" office:value-type="string" office:string-value="b" calcext:value-type="string">
            <text:p>b</text:p>
          </table:table-cell>
          <table:table-cell table:style-name="ce14" table:formula="of:=IF(INDEX([.$AK64:.$DL64];MATCH([.$M$3];[.$AK$3:.$DL$3];0)+[.AD$1])=&quot;&quot;;&quot;&quot;;INDEX([.$AK64:.$DL64];MATCH([.$M$3];[.$AK$3:.$DL$3];0)+[.AD$1]))">
            <text:p/>
          </table:table-cell>
          <table:table-cell table:style-name="ce51" table:formula="of:=IF(INDEX([.$AK64:.$DL64];MATCH([.$M$3];[.$AK$3:.$DL$3];0)+[.AE$1])=&quot;&quot;;&quot;&quot;;INDEX([.$AK64:.$DL64];MATCH([.$M$3];[.$AK$3:.$DL$3];0)+[.AE$1]))">
            <text:p/>
          </table:table-cell>
          <table:table-cell table:style-name="ce60" table:formula="of:=IF(INDEX([.$AK64:.$DL64];MATCH([.$M$3];[.$AK$3:.$DL$3];0)+[.AF$1])=&quot;&quot;;&quot;&quot;;INDEX([.$AK64:.$DL64];MATCH([.$M$3];[.$AK$3:.$DL$3];0)+[.AF$1]))" office:value-type="float" office:value="82.4" calcext:value-type="float">
            <text:p>82.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65" calcext:value-type="float">
            <text:p>70.6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4" calcext:value-type="float">
            <text:p>3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83" calcext:value-type="float">
            <text:p>83.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7" calcext:value-type="float">
            <text:p>3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9" calcext:value-type="float">
            <text:p>106.6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L65];MATCH([.$M$3];[.$AK$3:.$DL$3];0)+[.$M$1])=&quot;&quot;;&quot;&quot;;INDEX([.$DO$23:.$DO$422];MATCH(INDEX([.$AK65:.$DL65];MATCH([.$M$3];[.$AK$3:.$DL$3];0)+[.$M$1])&amp;IF([.P65]=&quot;&quot;;&quot;&quot;;&quot;_&quot;&amp;[.P65]);[.$DP$23:.$DP$422];0)))">
            <text:p/>
          </table:table-cell>
          <table:table-cell table:style-name="ce14" table:formula="of:=IF(INDEX([.$AK65:.$DL65];MATCH([.$M$3];[.$AK$3:.$DL$3];0)+[.N$1])=&quot;&quot;;&quot;&quot;;INDEX([.$AK65:.$DL65];MATCH([.$M$3];[.$AK$3:.$DL$3];0)+[.N$1]))">
            <text:p/>
          </table:table-cell>
          <table:table-cell table:style-name="ce51" table:formula="of:=IF(INDEX([.$AK65:.$DL65];MATCH([.$M$3];[.$AK$3:.$DL$3];0)+[.O$1])=&quot;&quot;;&quot;&quot;;INDEX([.$AK65:.$DL65];MATCH([.$M$3];[.$AK$3:.$DL$3];0)+[.O$1]))">
            <text:p/>
          </table:table-cell>
          <table:table-cell table:style-name="ce51" table:formula="of:=IF(INDEX([.$AK65:.$DL65];MATCH([.$M$3];[.$AK$3:.$DL$3];0)+[.P$1])=&quot;&quot;;&quot;&quot;;INDEX([.$AK65:.$DL65];MATCH([.$M$3];[.$AK$3:.$DL$3];0)+[.P$1]))">
            <text:p/>
          </table:table-cell>
          <table:table-cell table:style-name="ce37" table:formula="of:=IF(INDEX([.$AK65:.$DL65];MATCH([.$M$3];[.$AK$3:.$DL$3];0)+[.Q$1])=&quot;&quot;;&quot;&quot;;INDEX([.$AK65:.$DL65];MATCH([.$M$3];[.$AK$3:.$DL$3];0)+[.Q$1]))">
            <text:p/>
          </table:table-cell>
          <table:table-cell table:style-name="ce24" table:formula="of:=IF(INDEX([.$AK65:.$DL65];MATCH([.$M$3];[.$AK$3:.$DL$3];0)+[.R$1])=&quot;&quot;;&quot;&quot;;INDEX([.$DO$23:.$DO$422];MATCH(INDEX([.$AK65:.$DL65];MATCH([.$M$3];[.$AK$3:.$DL$3];0)+[.R$1])&amp;IF([.U65]=&quot;&quot;;&quot;&quot;;&quot;_&quot;&amp;[.U65]);[.$DQ$23:.$DQ$422];0)))">
            <text:p/>
          </table:table-cell>
          <table:table-cell table:style-name="ce14" table:formula="of:=IF(INDEX([.$AK65:.$DL65];MATCH([.$M$3];[.$AK$3:.$DL$3];0)+[.S$1])=&quot;&quot;;&quot;&quot;;INDEX([.$AK65:.$DL65];MATCH([.$M$3];[.$AK$3:.$DL$3];0)+[.S$1]))">
            <text:p/>
          </table:table-cell>
          <table:table-cell table:style-name="ce14" table:formula="of:=IF(INDEX([.$AK65:.$DL65];MATCH([.$M$3];[.$AK$3:.$DL$3];0)+[.T$1])=&quot;&quot;;&quot;&quot;;INDEX([.$AK65:.$DL65];MATCH([.$M$3];[.$AK$3:.$DL$3];0)+[.T$1]))">
            <text:p/>
          </table:table-cell>
          <table:table-cell table:style-name="ce51" table:formula="of:=IF(INDEX([.$AK65:.$DL65];MATCH([.$M$3];[.$AK$3:.$DL$3];0)+[.U$1])=&quot;&quot;;&quot;&quot;;INDEX([.$AK65:.$DL65];MATCH([.$M$3];[.$AK$3:.$DL$3];0)+[.U$1]))">
            <text:p/>
          </table:table-cell>
          <table:table-cell table:style-name="ce37" table:formula="of:=IF(INDEX([.$AK65:.$DL65];MATCH([.$M$3];[.$AK$3:.$DL$3];0)+[.V$1])=&quot;&quot;;&quot;&quot;;INDEX([.$AK65:.$DL65];MATCH([.$M$3];[.$AK$3:.$DL$3];0)+[.V$1]))">
            <text:p/>
          </table:table-cell>
          <table:table-cell table:style-name="ce24" table:formula="of:=IF(INDEX([.$AK65:.$DL65];MATCH([.$M$3];[.$AK$3:.$DL$3];0)+[.W$1])=&quot;&quot;;&quot;&quot;;INDEX([.$DO$23:.$DO$422];MATCH(INDEX([.$AK65:.$DL65];MATCH([.$M$3];[.$AK$3:.$DL$3];0)+[.W$1])&amp;IF([.Z65]=&quot;&quot;;&quot;&quot;;&quot;_&quot;&amp;[.Z65]);[.$DR$23:.$DR$422];0)))">
            <text:p/>
          </table:table-cell>
          <table:table-cell table:style-name="ce14" table:formula="of:=IF(INDEX([.$AK65:.$DL65];MATCH([.$M$3];[.$AK$3:.$DL$3];0)+[.X$1])=&quot;&quot;;&quot;&quot;;INDEX([.$AK65:.$DL65];MATCH([.$M$3];[.$AK$3:.$DL$3];0)+[.X$1]))">
            <text:p/>
          </table:table-cell>
          <table:table-cell table:style-name="ce14" table:formula="of:=IF(INDEX([.$AK65:.$DL65];MATCH([.$M$3];[.$AK$3:.$DL$3];0)+[.Y$1])=&quot;&quot;;&quot;&quot;;INDEX([.$AK65:.$DL65];MATCH([.$M$3];[.$AK$3:.$DL$3];0)+[.Y$1]))">
            <text:p/>
          </table:table-cell>
          <table:table-cell table:style-name="ce51" table:formula="of:=IF(INDEX([.$AK65:.$DL65];MATCH([.$M$3];[.$AK$3:.$DL$3];0)+[.Z$1])=&quot;&quot;;&quot;&quot;;INDEX([.$AK65:.$DL65];MATCH([.$M$3];[.$AK$3:.$DL$3];0)+[.Z$1]))">
            <text:p/>
          </table:table-cell>
          <table:table-cell table:style-name="ce37" table:formula="of:=IF(INDEX([.$AK65:.$DL65];MATCH([.$M$3];[.$AK$3:.$DL$3];0)+[.AA$1])=&quot;&quot;;&quot;&quot;;INDEX([.$AK65:.$DL65];MATCH([.$M$3];[.$AK$3:.$DL$3];0)+[.AA$1]))">
            <text:p/>
          </table:table-cell>
          <table:table-cell table:style-name="ce43" table:formula="of:=IF(INDEX([.$AK65:.$DL65];MATCH([.$M$3];[.$AK$3:.$DL$3];0)+[.AB$1])=&quot;&quot;;&quot;&quot;;INDEX([.$DO$23:.$DO$422];MATCH(INDEX([.$AK65:.$DL65];MATCH([.$M$3];[.$AK$3:.$DL$3];0)+[.AB$1])&amp;IF([.AE65]=&quot;&quot;;&quot;&quot;;&quot;_&quot;&amp;[.AE65]);[.$DS$23:.$DS$422];0)))" office:value-type="float" office:value="345" calcext:value-type="float">
            <text:p>345</text:p>
          </table:table-cell>
          <table:table-cell table:style-name="ce14" table:formula="of:=IF(INDEX([.$AK65:.$DL65];MATCH([.$M$3];[.$AK$3:.$DL$3];0)+[.AC$1])=&quot;&quot;;&quot;&quot;;INDEX([.$AK65:.$DL65];MATCH([.$M$3];[.$AK$3:.$DL$3];0)+[.AC$1]))" office:value-type="string" office:string-value="b" calcext:value-type="string">
            <text:p>b</text:p>
          </table:table-cell>
          <table:table-cell table:style-name="ce14" table:formula="of:=IF(INDEX([.$AK65:.$DL65];MATCH([.$M$3];[.$AK$3:.$DL$3];0)+[.AD$1])=&quot;&quot;;&quot;&quot;;INDEX([.$AK65:.$DL65];MATCH([.$M$3];[.$AK$3:.$DL$3];0)+[.AD$1]))">
            <text:p/>
          </table:table-cell>
          <table:table-cell table:style-name="ce51" table:formula="of:=IF(INDEX([.$AK65:.$DL65];MATCH([.$M$3];[.$AK$3:.$DL$3];0)+[.AE$1])=&quot;&quot;;&quot;&quot;;INDEX([.$AK65:.$DL65];MATCH([.$M$3];[.$AK$3:.$DL$3];0)+[.AE$1]))">
            <text:p/>
          </table:table-cell>
          <table:table-cell table:style-name="ce60" table:formula="of:=IF(INDEX([.$AK65:.$DL65];MATCH([.$M$3];[.$AK$3:.$DL$3];0)+[.AF$1])=&quot;&quot;;&quot;&quot;;INDEX([.$AK65:.$DL65];MATCH([.$M$3];[.$AK$3:.$DL$3];0)+[.AF$1]))" office:value-type="float" office:value="95.3" calcext:value-type="float">
            <text:p>95.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21" calcext:value-type="float">
            <text:p>83.2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2" calcext:value-type="float">
            <text:p>3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41" calcext:value-type="float">
            <text:p>95.4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6" calcext:value-type="float">
            <text:p>3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" calcext:value-type="float">
            <text:p>1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L66];MATCH([.$M$3];[.$AK$3:.$DL$3];0)+[.$M$1])=&quot;&quot;;&quot;&quot;;INDEX([.$DO$23:.$DO$422];MATCH(INDEX([.$AK66:.$DL66];MATCH([.$M$3];[.$AK$3:.$DL$3];0)+[.$M$1])&amp;IF([.P66]=&quot;&quot;;&quot;&quot;;&quot;_&quot;&amp;[.P66]);[.$DP$23:.$DP$422];0)))">
            <text:p/>
          </table:table-cell>
          <table:table-cell table:style-name="ce14" table:formula="of:=IF(INDEX([.$AK66:.$DL66];MATCH([.$M$3];[.$AK$3:.$DL$3];0)+[.N$1])=&quot;&quot;;&quot;&quot;;INDEX([.$AK66:.$DL66];MATCH([.$M$3];[.$AK$3:.$DL$3];0)+[.N$1]))">
            <text:p/>
          </table:table-cell>
          <table:table-cell table:style-name="ce51" table:formula="of:=IF(INDEX([.$AK66:.$DL66];MATCH([.$M$3];[.$AK$3:.$DL$3];0)+[.O$1])=&quot;&quot;;&quot;&quot;;INDEX([.$AK66:.$DL66];MATCH([.$M$3];[.$AK$3:.$DL$3];0)+[.O$1]))">
            <text:p/>
          </table:table-cell>
          <table:table-cell table:style-name="ce51" table:formula="of:=IF(INDEX([.$AK66:.$DL66];MATCH([.$M$3];[.$AK$3:.$DL$3];0)+[.P$1])=&quot;&quot;;&quot;&quot;;INDEX([.$AK66:.$DL66];MATCH([.$M$3];[.$AK$3:.$DL$3];0)+[.P$1]))">
            <text:p/>
          </table:table-cell>
          <table:table-cell table:style-name="ce37" table:formula="of:=IF(INDEX([.$AK66:.$DL66];MATCH([.$M$3];[.$AK$3:.$DL$3];0)+[.Q$1])=&quot;&quot;;&quot;&quot;;INDEX([.$AK66:.$DL66];MATCH([.$M$3];[.$AK$3:.$DL$3];0)+[.Q$1]))">
            <text:p/>
          </table:table-cell>
          <table:table-cell table:style-name="ce24" table:formula="of:=IF(INDEX([.$AK66:.$DL66];MATCH([.$M$3];[.$AK$3:.$DL$3];0)+[.R$1])=&quot;&quot;;&quot;&quot;;INDEX([.$DO$23:.$DO$422];MATCH(INDEX([.$AK66:.$DL66];MATCH([.$M$3];[.$AK$3:.$DL$3];0)+[.R$1])&amp;IF([.U66]=&quot;&quot;;&quot;&quot;;&quot;_&quot;&amp;[.U66]);[.$DQ$23:.$DQ$422];0)))">
            <text:p/>
          </table:table-cell>
          <table:table-cell table:style-name="ce14" table:formula="of:=IF(INDEX([.$AK66:.$DL66];MATCH([.$M$3];[.$AK$3:.$DL$3];0)+[.S$1])=&quot;&quot;;&quot;&quot;;INDEX([.$AK66:.$DL66];MATCH([.$M$3];[.$AK$3:.$DL$3];0)+[.S$1]))">
            <text:p/>
          </table:table-cell>
          <table:table-cell table:style-name="ce14" table:formula="of:=IF(INDEX([.$AK66:.$DL66];MATCH([.$M$3];[.$AK$3:.$DL$3];0)+[.T$1])=&quot;&quot;;&quot;&quot;;INDEX([.$AK66:.$DL66];MATCH([.$M$3];[.$AK$3:.$DL$3];0)+[.T$1]))">
            <text:p/>
          </table:table-cell>
          <table:table-cell table:style-name="ce51" table:formula="of:=IF(INDEX([.$AK66:.$DL66];MATCH([.$M$3];[.$AK$3:.$DL$3];0)+[.U$1])=&quot;&quot;;&quot;&quot;;INDEX([.$AK66:.$DL66];MATCH([.$M$3];[.$AK$3:.$DL$3];0)+[.U$1]))">
            <text:p/>
          </table:table-cell>
          <table:table-cell table:style-name="ce37" table:formula="of:=IF(INDEX([.$AK66:.$DL66];MATCH([.$M$3];[.$AK$3:.$DL$3];0)+[.V$1])=&quot;&quot;;&quot;&quot;;INDEX([.$AK66:.$DL66];MATCH([.$M$3];[.$AK$3:.$DL$3];0)+[.V$1]))">
            <text:p/>
          </table:table-cell>
          <table:table-cell table:style-name="ce24" table:formula="of:=IF(INDEX([.$AK66:.$DL66];MATCH([.$M$3];[.$AK$3:.$DL$3];0)+[.W$1])=&quot;&quot;;&quot;&quot;;INDEX([.$DO$23:.$DO$422];MATCH(INDEX([.$AK66:.$DL66];MATCH([.$M$3];[.$AK$3:.$DL$3];0)+[.W$1])&amp;IF([.Z66]=&quot;&quot;;&quot;&quot;;&quot;_&quot;&amp;[.Z66]);[.$DR$23:.$DR$422];0)))">
            <text:p/>
          </table:table-cell>
          <table:table-cell table:style-name="ce14" table:formula="of:=IF(INDEX([.$AK66:.$DL66];MATCH([.$M$3];[.$AK$3:.$DL$3];0)+[.X$1])=&quot;&quot;;&quot;&quot;;INDEX([.$AK66:.$DL66];MATCH([.$M$3];[.$AK$3:.$DL$3];0)+[.X$1]))">
            <text:p/>
          </table:table-cell>
          <table:table-cell table:style-name="ce14" table:formula="of:=IF(INDEX([.$AK66:.$DL66];MATCH([.$M$3];[.$AK$3:.$DL$3];0)+[.Y$1])=&quot;&quot;;&quot;&quot;;INDEX([.$AK66:.$DL66];MATCH([.$M$3];[.$AK$3:.$DL$3];0)+[.Y$1]))">
            <text:p/>
          </table:table-cell>
          <table:table-cell table:style-name="ce51" table:formula="of:=IF(INDEX([.$AK66:.$DL66];MATCH([.$M$3];[.$AK$3:.$DL$3];0)+[.Z$1])=&quot;&quot;;&quot;&quot;;INDEX([.$AK66:.$DL66];MATCH([.$M$3];[.$AK$3:.$DL$3];0)+[.Z$1]))">
            <text:p/>
          </table:table-cell>
          <table:table-cell table:style-name="ce37" table:formula="of:=IF(INDEX([.$AK66:.$DL66];MATCH([.$M$3];[.$AK$3:.$DL$3];0)+[.AA$1])=&quot;&quot;;&quot;&quot;;INDEX([.$AK66:.$DL66];MATCH([.$M$3];[.$AK$3:.$DL$3];0)+[.AA$1]))">
            <text:p/>
          </table:table-cell>
          <table:table-cell table:style-name="ce43" table:formula="of:=IF(INDEX([.$AK66:.$DL66];MATCH([.$M$3];[.$AK$3:.$DL$3];0)+[.AB$1])=&quot;&quot;;&quot;&quot;;INDEX([.$DO$23:.$DO$422];MATCH(INDEX([.$AK66:.$DL66];MATCH([.$M$3];[.$AK$3:.$DL$3];0)+[.AB$1])&amp;IF([.AE66]=&quot;&quot;;&quot;&quot;;&quot;_&quot;&amp;[.AE66]);[.$DS$23:.$DS$422];0)))" office:value-type="float" office:value="353" calcext:value-type="float">
            <text:p>353</text:p>
          </table:table-cell>
          <table:table-cell table:style-name="ce14" table:formula="of:=IF(INDEX([.$AK66:.$DL66];MATCH([.$M$3];[.$AK$3:.$DL$3];0)+[.AC$1])=&quot;&quot;;&quot;&quot;;INDEX([.$AK66:.$DL66];MATCH([.$M$3];[.$AK$3:.$DL$3];0)+[.AC$1]))" office:value-type="string" office:string-value="b" calcext:value-type="string">
            <text:p>b</text:p>
          </table:table-cell>
          <table:table-cell table:style-name="ce14" table:formula="of:=IF(INDEX([.$AK66:.$DL66];MATCH([.$M$3];[.$AK$3:.$DL$3];0)+[.AD$1])=&quot;&quot;;&quot;&quot;;INDEX([.$AK66:.$DL66];MATCH([.$M$3];[.$AK$3:.$DL$3];0)+[.AD$1]))">
            <text:p/>
          </table:table-cell>
          <table:table-cell table:style-name="ce51" table:formula="of:=IF(INDEX([.$AK66:.$DL66];MATCH([.$M$3];[.$AK$3:.$DL$3];0)+[.AE$1])=&quot;&quot;;&quot;&quot;;INDEX([.$AK66:.$DL66];MATCH([.$M$3];[.$AK$3:.$DL$3];0)+[.AE$1]))">
            <text:p/>
          </table:table-cell>
          <table:table-cell table:style-name="ce60" table:formula="of:=IF(INDEX([.$AK66:.$DL66];MATCH([.$M$3];[.$AK$3:.$DL$3];0)+[.AF$1])=&quot;&quot;;&quot;&quot;;INDEX([.$AK66:.$DL66];MATCH([.$M$3];[.$AK$3:.$DL$3];0)+[.AF$1]))" office:value-type="float" office:value="108.2" calcext:value-type="float">
            <text:p>108.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26" calcext:value-type="float">
            <text:p>95.2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0" calcext:value-type="float">
            <text:p>3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03" calcext:value-type="float">
            <text:p>109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4" calcext:value-type="float">
            <text:p>3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1" calcext:value-type="float">
            <text:p>135.3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L67];MATCH([.$M$3];[.$AK$3:.$DL$3];0)+[.$M$1])=&quot;&quot;;&quot;&quot;;INDEX([.$DO$23:.$DO$422];MATCH(INDEX([.$AK67:.$DL67];MATCH([.$M$3];[.$AK$3:.$DL$3];0)+[.$M$1])&amp;IF([.P67]=&quot;&quot;;&quot;&quot;;&quot;_&quot;&amp;[.P67]);[.$DP$23:.$DP$422];0)))">
            <text:p/>
          </table:table-cell>
          <table:table-cell table:style-name="ce14" table:formula="of:=IF(INDEX([.$AK67:.$DL67];MATCH([.$M$3];[.$AK$3:.$DL$3];0)+[.N$1])=&quot;&quot;;&quot;&quot;;INDEX([.$AK67:.$DL67];MATCH([.$M$3];[.$AK$3:.$DL$3];0)+[.N$1]))">
            <text:p/>
          </table:table-cell>
          <table:table-cell table:style-name="ce51" table:formula="of:=IF(INDEX([.$AK67:.$DL67];MATCH([.$M$3];[.$AK$3:.$DL$3];0)+[.O$1])=&quot;&quot;;&quot;&quot;;INDEX([.$AK67:.$DL67];MATCH([.$M$3];[.$AK$3:.$DL$3];0)+[.O$1]))">
            <text:p/>
          </table:table-cell>
          <table:table-cell table:style-name="ce51" table:formula="of:=IF(INDEX([.$AK67:.$DL67];MATCH([.$M$3];[.$AK$3:.$DL$3];0)+[.P$1])=&quot;&quot;;&quot;&quot;;INDEX([.$AK67:.$DL67];MATCH([.$M$3];[.$AK$3:.$DL$3];0)+[.P$1]))">
            <text:p/>
          </table:table-cell>
          <table:table-cell table:style-name="ce37" table:formula="of:=IF(INDEX([.$AK67:.$DL67];MATCH([.$M$3];[.$AK$3:.$DL$3];0)+[.Q$1])=&quot;&quot;;&quot;&quot;;INDEX([.$AK67:.$DL67];MATCH([.$M$3];[.$AK$3:.$DL$3];0)+[.Q$1]))">
            <text:p/>
          </table:table-cell>
          <table:table-cell table:style-name="ce24" table:formula="of:=IF(INDEX([.$AK67:.$DL67];MATCH([.$M$3];[.$AK$3:.$DL$3];0)+[.R$1])=&quot;&quot;;&quot;&quot;;INDEX([.$DO$23:.$DO$422];MATCH(INDEX([.$AK67:.$DL67];MATCH([.$M$3];[.$AK$3:.$DL$3];0)+[.R$1])&amp;IF([.U67]=&quot;&quot;;&quot;&quot;;&quot;_&quot;&amp;[.U67]);[.$DQ$23:.$DQ$422];0)))">
            <text:p/>
          </table:table-cell>
          <table:table-cell table:style-name="ce14" table:formula="of:=IF(INDEX([.$AK67:.$DL67];MATCH([.$M$3];[.$AK$3:.$DL$3];0)+[.S$1])=&quot;&quot;;&quot;&quot;;INDEX([.$AK67:.$DL67];MATCH([.$M$3];[.$AK$3:.$DL$3];0)+[.S$1]))">
            <text:p/>
          </table:table-cell>
          <table:table-cell table:style-name="ce14" table:formula="of:=IF(INDEX([.$AK67:.$DL67];MATCH([.$M$3];[.$AK$3:.$DL$3];0)+[.T$1])=&quot;&quot;;&quot;&quot;;INDEX([.$AK67:.$DL67];MATCH([.$M$3];[.$AK$3:.$DL$3];0)+[.T$1]))">
            <text:p/>
          </table:table-cell>
          <table:table-cell table:style-name="ce51" table:formula="of:=IF(INDEX([.$AK67:.$DL67];MATCH([.$M$3];[.$AK$3:.$DL$3];0)+[.U$1])=&quot;&quot;;&quot;&quot;;INDEX([.$AK67:.$DL67];MATCH([.$M$3];[.$AK$3:.$DL$3];0)+[.U$1]))">
            <text:p/>
          </table:table-cell>
          <table:table-cell table:style-name="ce37" table:formula="of:=IF(INDEX([.$AK67:.$DL67];MATCH([.$M$3];[.$AK$3:.$DL$3];0)+[.V$1])=&quot;&quot;;&quot;&quot;;INDEX([.$AK67:.$DL67];MATCH([.$M$3];[.$AK$3:.$DL$3];0)+[.V$1]))">
            <text:p/>
          </table:table-cell>
          <table:table-cell table:style-name="ce24" table:formula="of:=IF(INDEX([.$AK67:.$DL67];MATCH([.$M$3];[.$AK$3:.$DL$3];0)+[.W$1])=&quot;&quot;;&quot;&quot;;INDEX([.$DO$23:.$DO$422];MATCH(INDEX([.$AK67:.$DL67];MATCH([.$M$3];[.$AK$3:.$DL$3];0)+[.W$1])&amp;IF([.Z67]=&quot;&quot;;&quot;&quot;;&quot;_&quot;&amp;[.Z67]);[.$DR$23:.$DR$422];0)))">
            <text:p/>
          </table:table-cell>
          <table:table-cell table:style-name="ce14" table:formula="of:=IF(INDEX([.$AK67:.$DL67];MATCH([.$M$3];[.$AK$3:.$DL$3];0)+[.X$1])=&quot;&quot;;&quot;&quot;;INDEX([.$AK67:.$DL67];MATCH([.$M$3];[.$AK$3:.$DL$3];0)+[.X$1]))">
            <text:p/>
          </table:table-cell>
          <table:table-cell table:style-name="ce14" table:formula="of:=IF(INDEX([.$AK67:.$DL67];MATCH([.$M$3];[.$AK$3:.$DL$3];0)+[.Y$1])=&quot;&quot;;&quot;&quot;;INDEX([.$AK67:.$DL67];MATCH([.$M$3];[.$AK$3:.$DL$3];0)+[.Y$1]))">
            <text:p/>
          </table:table-cell>
          <table:table-cell table:style-name="ce51" table:formula="of:=IF(INDEX([.$AK67:.$DL67];MATCH([.$M$3];[.$AK$3:.$DL$3];0)+[.Z$1])=&quot;&quot;;&quot;&quot;;INDEX([.$AK67:.$DL67];MATCH([.$M$3];[.$AK$3:.$DL$3];0)+[.Z$1]))">
            <text:p/>
          </table:table-cell>
          <table:table-cell table:style-name="ce37" table:formula="of:=IF(INDEX([.$AK67:.$DL67];MATCH([.$M$3];[.$AK$3:.$DL$3];0)+[.AA$1])=&quot;&quot;;&quot;&quot;;INDEX([.$AK67:.$DL67];MATCH([.$M$3];[.$AK$3:.$DL$3];0)+[.AA$1]))">
            <text:p/>
          </table:table-cell>
          <table:table-cell table:style-name="ce43" table:formula="of:=IF(INDEX([.$AK67:.$DL67];MATCH([.$M$3];[.$AK$3:.$DL$3];0)+[.AB$1])=&quot;&quot;;&quot;&quot;;INDEX([.$DO$23:.$DO$422];MATCH(INDEX([.$AK67:.$DL67];MATCH([.$M$3];[.$AK$3:.$DL$3];0)+[.AB$1])&amp;IF([.AE67]=&quot;&quot;;&quot;&quot;;&quot;_&quot;&amp;[.AE67]);[.$DS$23:.$DS$422];0)))" office:value-type="float" office:value="362" calcext:value-type="float">
            <text:p>362</text:p>
          </table:table-cell>
          <table:table-cell table:style-name="ce14" table:formula="of:=IF(INDEX([.$AK67:.$DL67];MATCH([.$M$3];[.$AK$3:.$DL$3];0)+[.AC$1])=&quot;&quot;;&quot;&quot;;INDEX([.$AK67:.$DL67];MATCH([.$M$3];[.$AK$3:.$DL$3];0)+[.AC$1]))" office:value-type="string" office:string-value="b" calcext:value-type="string">
            <text:p>b</text:p>
          </table:table-cell>
          <table:table-cell table:style-name="ce14" table:formula="of:=IF(INDEX([.$AK67:.$DL67];MATCH([.$M$3];[.$AK$3:.$DL$3];0)+[.AD$1])=&quot;&quot;;&quot;&quot;;INDEX([.$AK67:.$DL67];MATCH([.$M$3];[.$AK$3:.$DL$3];0)+[.AD$1]))">
            <text:p/>
          </table:table-cell>
          <table:table-cell table:style-name="ce51" table:formula="of:=IF(INDEX([.$AK67:.$DL67];MATCH([.$M$3];[.$AK$3:.$DL$3];0)+[.AE$1])=&quot;&quot;;&quot;&quot;;INDEX([.$AK67:.$DL67];MATCH([.$M$3];[.$AK$3:.$DL$3];0)+[.AE$1]))">
            <text:p/>
          </table:table-cell>
          <table:table-cell table:style-name="ce60" table:formula="of:=IF(INDEX([.$AK67:.$DL67];MATCH([.$M$3];[.$AK$3:.$DL$3];0)+[.AF$1])=&quot;&quot;;&quot;&quot;;INDEX([.$AK67:.$DL67];MATCH([.$M$3];[.$AK$3:.$DL$3];0)+[.AF$1]))" office:value-type="float" office:value="121.1" calcext:value-type="float">
            <text:p>121.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96" calcext:value-type="float">
            <text:p>108.9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25" calcext:value-type="float">
            <text:p>12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L68];MATCH([.$M$3];[.$AK$3:.$DL$3];0)+[.$M$1])=&quot;&quot;;&quot;&quot;;INDEX([.$DO$23:.$DO$422];MATCH(INDEX([.$AK68:.$DL68];MATCH([.$M$3];[.$AK$3:.$DL$3];0)+[.$M$1])&amp;IF([.P68]=&quot;&quot;;&quot;&quot;;&quot;_&quot;&amp;[.P68]);[.$DP$23:.$DP$422];0)))">
            <text:p/>
          </table:table-cell>
          <table:table-cell table:style-name="ce14" table:formula="of:=IF(INDEX([.$AK68:.$DL68];MATCH([.$M$3];[.$AK$3:.$DL$3];0)+[.N$1])=&quot;&quot;;&quot;&quot;;INDEX([.$AK68:.$DL68];MATCH([.$M$3];[.$AK$3:.$DL$3];0)+[.N$1]))">
            <text:p/>
          </table:table-cell>
          <table:table-cell table:style-name="ce51" table:formula="of:=IF(INDEX([.$AK68:.$DL68];MATCH([.$M$3];[.$AK$3:.$DL$3];0)+[.O$1])=&quot;&quot;;&quot;&quot;;INDEX([.$AK68:.$DL68];MATCH([.$M$3];[.$AK$3:.$DL$3];0)+[.O$1]))">
            <text:p/>
          </table:table-cell>
          <table:table-cell table:style-name="ce51" table:formula="of:=IF(INDEX([.$AK68:.$DL68];MATCH([.$M$3];[.$AK$3:.$DL$3];0)+[.P$1])=&quot;&quot;;&quot;&quot;;INDEX([.$AK68:.$DL68];MATCH([.$M$3];[.$AK$3:.$DL$3];0)+[.P$1]))">
            <text:p/>
          </table:table-cell>
          <table:table-cell table:style-name="ce37" table:formula="of:=IF(INDEX([.$AK68:.$DL68];MATCH([.$M$3];[.$AK$3:.$DL$3];0)+[.Q$1])=&quot;&quot;;&quot;&quot;;INDEX([.$AK68:.$DL68];MATCH([.$M$3];[.$AK$3:.$DL$3];0)+[.Q$1]))">
            <text:p/>
          </table:table-cell>
          <table:table-cell table:style-name="ce24" table:formula="of:=IF(INDEX([.$AK68:.$DL68];MATCH([.$M$3];[.$AK$3:.$DL$3];0)+[.R$1])=&quot;&quot;;&quot;&quot;;INDEX([.$DO$23:.$DO$422];MATCH(INDEX([.$AK68:.$DL68];MATCH([.$M$3];[.$AK$3:.$DL$3];0)+[.R$1])&amp;IF([.U68]=&quot;&quot;;&quot;&quot;;&quot;_&quot;&amp;[.U68]);[.$DQ$23:.$DQ$422];0)))">
            <text:p/>
          </table:table-cell>
          <table:table-cell table:style-name="ce14" table:formula="of:=IF(INDEX([.$AK68:.$DL68];MATCH([.$M$3];[.$AK$3:.$DL$3];0)+[.S$1])=&quot;&quot;;&quot;&quot;;INDEX([.$AK68:.$DL68];MATCH([.$M$3];[.$AK$3:.$DL$3];0)+[.S$1]))">
            <text:p/>
          </table:table-cell>
          <table:table-cell table:style-name="ce14" table:formula="of:=IF(INDEX([.$AK68:.$DL68];MATCH([.$M$3];[.$AK$3:.$DL$3];0)+[.T$1])=&quot;&quot;;&quot;&quot;;INDEX([.$AK68:.$DL68];MATCH([.$M$3];[.$AK$3:.$DL$3];0)+[.T$1]))">
            <text:p/>
          </table:table-cell>
          <table:table-cell table:style-name="ce51" table:formula="of:=IF(INDEX([.$AK68:.$DL68];MATCH([.$M$3];[.$AK$3:.$DL$3];0)+[.U$1])=&quot;&quot;;&quot;&quot;;INDEX([.$AK68:.$DL68];MATCH([.$M$3];[.$AK$3:.$DL$3];0)+[.U$1]))">
            <text:p/>
          </table:table-cell>
          <table:table-cell table:style-name="ce37" table:formula="of:=IF(INDEX([.$AK68:.$DL68];MATCH([.$M$3];[.$AK$3:.$DL$3];0)+[.V$1])=&quot;&quot;;&quot;&quot;;INDEX([.$AK68:.$DL68];MATCH([.$M$3];[.$AK$3:.$DL$3];0)+[.V$1]))">
            <text:p/>
          </table:table-cell>
          <table:table-cell table:style-name="ce24" table:formula="of:=IF(INDEX([.$AK68:.$DL68];MATCH([.$M$3];[.$AK$3:.$DL$3];0)+[.W$1])=&quot;&quot;;&quot;&quot;;INDEX([.$DO$23:.$DO$422];MATCH(INDEX([.$AK68:.$DL68];MATCH([.$M$3];[.$AK$3:.$DL$3];0)+[.W$1])&amp;IF([.Z68]=&quot;&quot;;&quot;&quot;;&quot;_&quot;&amp;[.Z68]);[.$DR$23:.$DR$422];0)))">
            <text:p/>
          </table:table-cell>
          <table:table-cell table:style-name="ce14" table:formula="of:=IF(INDEX([.$AK68:.$DL68];MATCH([.$M$3];[.$AK$3:.$DL$3];0)+[.X$1])=&quot;&quot;;&quot;&quot;;INDEX([.$AK68:.$DL68];MATCH([.$M$3];[.$AK$3:.$DL$3];0)+[.X$1]))">
            <text:p/>
          </table:table-cell>
          <table:table-cell table:style-name="ce14" table:formula="of:=IF(INDEX([.$AK68:.$DL68];MATCH([.$M$3];[.$AK$3:.$DL$3];0)+[.Y$1])=&quot;&quot;;&quot;&quot;;INDEX([.$AK68:.$DL68];MATCH([.$M$3];[.$AK$3:.$DL$3];0)+[.Y$1]))">
            <text:p/>
          </table:table-cell>
          <table:table-cell table:style-name="ce51" table:formula="of:=IF(INDEX([.$AK68:.$DL68];MATCH([.$M$3];[.$AK$3:.$DL$3];0)+[.Z$1])=&quot;&quot;;&quot;&quot;;INDEX([.$AK68:.$DL68];MATCH([.$M$3];[.$AK$3:.$DL$3];0)+[.Z$1]))">
            <text:p/>
          </table:table-cell>
          <table:table-cell table:style-name="ce37" table:formula="of:=IF(INDEX([.$AK68:.$DL68];MATCH([.$M$3];[.$AK$3:.$DL$3];0)+[.AA$1])=&quot;&quot;;&quot;&quot;;INDEX([.$AK68:.$DL68];MATCH([.$M$3];[.$AK$3:.$DL$3];0)+[.AA$1]))">
            <text:p/>
          </table:table-cell>
          <table:table-cell table:style-name="ce43" table:formula="of:=IF(INDEX([.$AK68:.$DL68];MATCH([.$M$3];[.$AK$3:.$DL$3];0)+[.AB$1])=&quot;&quot;;&quot;&quot;;INDEX([.$DO$23:.$DO$422];MATCH(INDEX([.$AK68:.$DL68];MATCH([.$M$3];[.$AK$3:.$DL$3];0)+[.AB$1])&amp;IF([.AE68]=&quot;&quot;;&quot;&quot;;&quot;_&quot;&amp;[.AE68]);[.$DS$23:.$DS$422];0)))" office:value-type="float" office:value="368" calcext:value-type="float">
            <text:p>368</text:p>
          </table:table-cell>
          <table:table-cell table:style-name="ce14" table:formula="of:=IF(INDEX([.$AK68:.$DL68];MATCH([.$M$3];[.$AK$3:.$DL$3];0)+[.AC$1])=&quot;&quot;;&quot;&quot;;INDEX([.$AK68:.$DL68];MATCH([.$M$3];[.$AK$3:.$DL$3];0)+[.AC$1]))" office:value-type="string" office:string-value="b" calcext:value-type="string">
            <text:p>b</text:p>
          </table:table-cell>
          <table:table-cell table:style-name="ce14" table:formula="of:=IF(INDEX([.$AK68:.$DL68];MATCH([.$M$3];[.$AK$3:.$DL$3];0)+[.AD$1])=&quot;&quot;;&quot;&quot;;INDEX([.$AK68:.$DL68];MATCH([.$M$3];[.$AK$3:.$DL$3];0)+[.AD$1]))">
            <text:p/>
          </table:table-cell>
          <table:table-cell table:style-name="ce51" table:formula="of:=IF(INDEX([.$AK68:.$DL68];MATCH([.$M$3];[.$AK$3:.$DL$3];0)+[.AE$1])=&quot;&quot;;&quot;&quot;;INDEX([.$AK68:.$DL68];MATCH([.$M$3];[.$AK$3:.$DL$3];0)+[.AE$1]))">
            <text:p/>
          </table:table-cell>
          <table:table-cell table:style-name="ce60" table:formula="of:=IF(INDEX([.$AK68:.$DL68];MATCH([.$M$3];[.$AK$3:.$DL$3];0)+[.AF$1])=&quot;&quot;;&quot;&quot;;INDEX([.$AK68:.$DL68];MATCH([.$M$3];[.$AK$3:.$DL$3];0)+[.AF$1]))" office:value-type="float" office:value="134" calcext:value-type="float">
            <text:p>13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6" calcext:value-type="float">
            <text:p>122.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7" calcext:value-type="float">
            <text:p>3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6" calcext:value-type="float">
            <text:p>136.1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L69];MATCH([.$M$3];[.$AK$3:.$DL$3];0)+[.$M$1])=&quot;&quot;;&quot;&quot;;INDEX([.$DO$23:.$DO$422];MATCH(INDEX([.$AK69:.$DL69];MATCH([.$M$3];[.$AK$3:.$DL$3];0)+[.$M$1])&amp;IF([.P69]=&quot;&quot;;&quot;&quot;;&quot;_&quot;&amp;[.P69]);[.$DP$23:.$DP$422];0)))">
            <text:p/>
          </table:table-cell>
          <table:table-cell table:style-name="ce14" table:formula="of:=IF(INDEX([.$AK69:.$DL69];MATCH([.$M$3];[.$AK$3:.$DL$3];0)+[.N$1])=&quot;&quot;;&quot;&quot;;INDEX([.$AK69:.$DL69];MATCH([.$M$3];[.$AK$3:.$DL$3];0)+[.N$1]))">
            <text:p/>
          </table:table-cell>
          <table:table-cell table:style-name="ce51" table:formula="of:=IF(INDEX([.$AK69:.$DL69];MATCH([.$M$3];[.$AK$3:.$DL$3];0)+[.O$1])=&quot;&quot;;&quot;&quot;;INDEX([.$AK69:.$DL69];MATCH([.$M$3];[.$AK$3:.$DL$3];0)+[.O$1]))">
            <text:p/>
          </table:table-cell>
          <table:table-cell table:style-name="ce51" table:formula="of:=IF(INDEX([.$AK69:.$DL69];MATCH([.$M$3];[.$AK$3:.$DL$3];0)+[.P$1])=&quot;&quot;;&quot;&quot;;INDEX([.$AK69:.$DL69];MATCH([.$M$3];[.$AK$3:.$DL$3];0)+[.P$1]))">
            <text:p/>
          </table:table-cell>
          <table:table-cell table:style-name="ce37" table:formula="of:=IF(INDEX([.$AK69:.$DL69];MATCH([.$M$3];[.$AK$3:.$DL$3];0)+[.Q$1])=&quot;&quot;;&quot;&quot;;INDEX([.$AK69:.$DL69];MATCH([.$M$3];[.$AK$3:.$DL$3];0)+[.Q$1]))">
            <text:p/>
          </table:table-cell>
          <table:table-cell table:style-name="ce24" table:formula="of:=IF(INDEX([.$AK69:.$DL69];MATCH([.$M$3];[.$AK$3:.$DL$3];0)+[.R$1])=&quot;&quot;;&quot;&quot;;INDEX([.$DO$23:.$DO$422];MATCH(INDEX([.$AK69:.$DL69];MATCH([.$M$3];[.$AK$3:.$DL$3];0)+[.R$1])&amp;IF([.U69]=&quot;&quot;;&quot;&quot;;&quot;_&quot;&amp;[.U69]);[.$DQ$23:.$DQ$422];0)))">
            <text:p/>
          </table:table-cell>
          <table:table-cell table:style-name="ce14" table:formula="of:=IF(INDEX([.$AK69:.$DL69];MATCH([.$M$3];[.$AK$3:.$DL$3];0)+[.S$1])=&quot;&quot;;&quot;&quot;;INDEX([.$AK69:.$DL69];MATCH([.$M$3];[.$AK$3:.$DL$3];0)+[.S$1]))">
            <text:p/>
          </table:table-cell>
          <table:table-cell table:style-name="ce14" table:formula="of:=IF(INDEX([.$AK69:.$DL69];MATCH([.$M$3];[.$AK$3:.$DL$3];0)+[.T$1])=&quot;&quot;;&quot;&quot;;INDEX([.$AK69:.$DL69];MATCH([.$M$3];[.$AK$3:.$DL$3];0)+[.T$1]))">
            <text:p/>
          </table:table-cell>
          <table:table-cell table:style-name="ce51" table:formula="of:=IF(INDEX([.$AK69:.$DL69];MATCH([.$M$3];[.$AK$3:.$DL$3];0)+[.U$1])=&quot;&quot;;&quot;&quot;;INDEX([.$AK69:.$DL69];MATCH([.$M$3];[.$AK$3:.$DL$3];0)+[.U$1]))">
            <text:p/>
          </table:table-cell>
          <table:table-cell table:style-name="ce37" table:formula="of:=IF(INDEX([.$AK69:.$DL69];MATCH([.$M$3];[.$AK$3:.$DL$3];0)+[.V$1])=&quot;&quot;;&quot;&quot;;INDEX([.$AK69:.$DL69];MATCH([.$M$3];[.$AK$3:.$DL$3];0)+[.V$1]))">
            <text:p/>
          </table:table-cell>
          <table:table-cell table:style-name="ce24" table:formula="of:=IF(INDEX([.$AK69:.$DL69];MATCH([.$M$3];[.$AK$3:.$DL$3];0)+[.W$1])=&quot;&quot;;&quot;&quot;;INDEX([.$DO$23:.$DO$422];MATCH(INDEX([.$AK69:.$DL69];MATCH([.$M$3];[.$AK$3:.$DL$3];0)+[.W$1])&amp;IF([.Z69]=&quot;&quot;;&quot;&quot;;&quot;_&quot;&amp;[.Z69]);[.$DR$23:.$DR$422];0)))">
            <text:p/>
          </table:table-cell>
          <table:table-cell table:style-name="ce14" table:formula="of:=IF(INDEX([.$AK69:.$DL69];MATCH([.$M$3];[.$AK$3:.$DL$3];0)+[.X$1])=&quot;&quot;;&quot;&quot;;INDEX([.$AK69:.$DL69];MATCH([.$M$3];[.$AK$3:.$DL$3];0)+[.X$1]))">
            <text:p/>
          </table:table-cell>
          <table:table-cell table:style-name="ce14" table:formula="of:=IF(INDEX([.$AK69:.$DL69];MATCH([.$M$3];[.$AK$3:.$DL$3];0)+[.Y$1])=&quot;&quot;;&quot;&quot;;INDEX([.$AK69:.$DL69];MATCH([.$M$3];[.$AK$3:.$DL$3];0)+[.Y$1]))">
            <text:p/>
          </table:table-cell>
          <table:table-cell table:style-name="ce51" table:formula="of:=IF(INDEX([.$AK69:.$DL69];MATCH([.$M$3];[.$AK$3:.$DL$3];0)+[.Z$1])=&quot;&quot;;&quot;&quot;;INDEX([.$AK69:.$DL69];MATCH([.$M$3];[.$AK$3:.$DL$3];0)+[.Z$1]))">
            <text:p/>
          </table:table-cell>
          <table:table-cell table:style-name="ce37" table:formula="of:=IF(INDEX([.$AK69:.$DL69];MATCH([.$M$3];[.$AK$3:.$DL$3];0)+[.AA$1])=&quot;&quot;;&quot;&quot;;INDEX([.$AK69:.$DL69];MATCH([.$M$3];[.$AK$3:.$DL$3];0)+[.AA$1]))">
            <text:p/>
          </table:table-cell>
          <table:table-cell table:style-name="ce43" table:formula="of:=IF(INDEX([.$AK69:.$DL69];MATCH([.$M$3];[.$AK$3:.$DL$3];0)+[.AB$1])=&quot;&quot;;&quot;&quot;;INDEX([.$DO$23:.$DO$422];MATCH(INDEX([.$AK69:.$DL69];MATCH([.$M$3];[.$AK$3:.$DL$3];0)+[.AB$1])&amp;IF([.AE69]=&quot;&quot;;&quot;&quot;;&quot;_&quot;&amp;[.AE69]);[.$DS$23:.$DS$422];0)))" office:value-type="float" office:value="375" calcext:value-type="float">
            <text:p>375</text:p>
          </table:table-cell>
          <table:table-cell table:style-name="ce14" table:formula="of:=IF(INDEX([.$AK69:.$DL69];MATCH([.$M$3];[.$AK$3:.$DL$3];0)+[.AC$1])=&quot;&quot;;&quot;&quot;;INDEX([.$AK69:.$DL69];MATCH([.$M$3];[.$AK$3:.$DL$3];0)+[.AC$1]))" office:value-type="string" office:string-value="b" calcext:value-type="string">
            <text:p>b</text:p>
          </table:table-cell>
          <table:table-cell table:style-name="ce14" table:formula="of:=IF(INDEX([.$AK69:.$DL69];MATCH([.$M$3];[.$AK$3:.$DL$3];0)+[.AD$1])=&quot;&quot;;&quot;&quot;;INDEX([.$AK69:.$DL69];MATCH([.$M$3];[.$AK$3:.$DL$3];0)+[.AD$1]))">
            <text:p/>
          </table:table-cell>
          <table:table-cell table:style-name="ce51" table:formula="of:=IF(INDEX([.$AK69:.$DL69];MATCH([.$M$3];[.$AK$3:.$DL$3];0)+[.AE$1])=&quot;&quot;;&quot;&quot;;INDEX([.$AK69:.$DL69];MATCH([.$M$3];[.$AK$3:.$DL$3];0)+[.AE$1]))">
            <text:p/>
          </table:table-cell>
          <table:table-cell table:style-name="ce60" table:formula="of:=IF(INDEX([.$AK69:.$DL69];MATCH([.$M$3];[.$AK$3:.$DL$3];0)+[.AF$1])=&quot;&quot;;&quot;&quot;;INDEX([.$AK69:.$DL69];MATCH([.$M$3];[.$AK$3:.$DL$3];0)+[.AF$1]))" office:value-type="float" office:value="147" calcext:value-type="float">
            <text:p>1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26" calcext:value-type="float">
            <text:p>135.2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2" calcext:value-type="float">
            <text:p>149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L70];MATCH([.$M$3];[.$AK$3:.$DL$3];0)+[.$M$1])=&quot;&quot;;&quot;&quot;;INDEX([.$DO$23:.$DO$422];MATCH(INDEX([.$AK70:.$DL70];MATCH([.$M$3];[.$AK$3:.$DL$3];0)+[.$M$1])&amp;IF([.P70]=&quot;&quot;;&quot;&quot;;&quot;_&quot;&amp;[.P70]);[.$DP$23:.$DP$422];0)))">
            <text:p/>
          </table:table-cell>
          <table:table-cell table:style-name="ce14" table:formula="of:=IF(INDEX([.$AK70:.$DL70];MATCH([.$M$3];[.$AK$3:.$DL$3];0)+[.N$1])=&quot;&quot;;&quot;&quot;;INDEX([.$AK70:.$DL70];MATCH([.$M$3];[.$AK$3:.$DL$3];0)+[.N$1]))">
            <text:p/>
          </table:table-cell>
          <table:table-cell table:style-name="ce51" table:formula="of:=IF(INDEX([.$AK70:.$DL70];MATCH([.$M$3];[.$AK$3:.$DL$3];0)+[.O$1])=&quot;&quot;;&quot;&quot;;INDEX([.$AK70:.$DL70];MATCH([.$M$3];[.$AK$3:.$DL$3];0)+[.O$1]))">
            <text:p/>
          </table:table-cell>
          <table:table-cell table:style-name="ce51" table:formula="of:=IF(INDEX([.$AK70:.$DL70];MATCH([.$M$3];[.$AK$3:.$DL$3];0)+[.P$1])=&quot;&quot;;&quot;&quot;;INDEX([.$AK70:.$DL70];MATCH([.$M$3];[.$AK$3:.$DL$3];0)+[.P$1]))">
            <text:p/>
          </table:table-cell>
          <table:table-cell table:style-name="ce37" table:formula="of:=IF(INDEX([.$AK70:.$DL70];MATCH([.$M$3];[.$AK$3:.$DL$3];0)+[.Q$1])=&quot;&quot;;&quot;&quot;;INDEX([.$AK70:.$DL70];MATCH([.$M$3];[.$AK$3:.$DL$3];0)+[.Q$1]))">
            <text:p/>
          </table:table-cell>
          <table:table-cell table:style-name="ce24" table:formula="of:=IF(INDEX([.$AK70:.$DL70];MATCH([.$M$3];[.$AK$3:.$DL$3];0)+[.R$1])=&quot;&quot;;&quot;&quot;;INDEX([.$DO$23:.$DO$422];MATCH(INDEX([.$AK70:.$DL70];MATCH([.$M$3];[.$AK$3:.$DL$3];0)+[.R$1])&amp;IF([.U70]=&quot;&quot;;&quot;&quot;;&quot;_&quot;&amp;[.U70]);[.$DQ$23:.$DQ$422];0)))">
            <text:p/>
          </table:table-cell>
          <table:table-cell table:style-name="ce14" table:formula="of:=IF(INDEX([.$AK70:.$DL70];MATCH([.$M$3];[.$AK$3:.$DL$3];0)+[.S$1])=&quot;&quot;;&quot;&quot;;INDEX([.$AK70:.$DL70];MATCH([.$M$3];[.$AK$3:.$DL$3];0)+[.S$1]))">
            <text:p/>
          </table:table-cell>
          <table:table-cell table:style-name="ce14" table:formula="of:=IF(INDEX([.$AK70:.$DL70];MATCH([.$M$3];[.$AK$3:.$DL$3];0)+[.T$1])=&quot;&quot;;&quot;&quot;;INDEX([.$AK70:.$DL70];MATCH([.$M$3];[.$AK$3:.$DL$3];0)+[.T$1]))">
            <text:p/>
          </table:table-cell>
          <table:table-cell table:style-name="ce51" table:formula="of:=IF(INDEX([.$AK70:.$DL70];MATCH([.$M$3];[.$AK$3:.$DL$3];0)+[.U$1])=&quot;&quot;;&quot;&quot;;INDEX([.$AK70:.$DL70];MATCH([.$M$3];[.$AK$3:.$DL$3];0)+[.U$1]))">
            <text:p/>
          </table:table-cell>
          <table:table-cell table:style-name="ce37" table:formula="of:=IF(INDEX([.$AK70:.$DL70];MATCH([.$M$3];[.$AK$3:.$DL$3];0)+[.V$1])=&quot;&quot;;&quot;&quot;;INDEX([.$AK70:.$DL70];MATCH([.$M$3];[.$AK$3:.$DL$3];0)+[.V$1]))">
            <text:p/>
          </table:table-cell>
          <table:table-cell table:style-name="ce24" table:formula="of:=IF(INDEX([.$AK70:.$DL70];MATCH([.$M$3];[.$AK$3:.$DL$3];0)+[.W$1])=&quot;&quot;;&quot;&quot;;INDEX([.$DO$23:.$DO$422];MATCH(INDEX([.$AK70:.$DL70];MATCH([.$M$3];[.$AK$3:.$DL$3];0)+[.W$1])&amp;IF([.Z70]=&quot;&quot;;&quot;&quot;;&quot;_&quot;&amp;[.Z70]);[.$DR$23:.$DR$422];0)))">
            <text:p/>
          </table:table-cell>
          <table:table-cell table:style-name="ce14" table:formula="of:=IF(INDEX([.$AK70:.$DL70];MATCH([.$M$3];[.$AK$3:.$DL$3];0)+[.X$1])=&quot;&quot;;&quot;&quot;;INDEX([.$AK70:.$DL70];MATCH([.$M$3];[.$AK$3:.$DL$3];0)+[.X$1]))">
            <text:p/>
          </table:table-cell>
          <table:table-cell table:style-name="ce14" table:formula="of:=IF(INDEX([.$AK70:.$DL70];MATCH([.$M$3];[.$AK$3:.$DL$3];0)+[.Y$1])=&quot;&quot;;&quot;&quot;;INDEX([.$AK70:.$DL70];MATCH([.$M$3];[.$AK$3:.$DL$3];0)+[.Y$1]))">
            <text:p/>
          </table:table-cell>
          <table:table-cell table:style-name="ce51" table:formula="of:=IF(INDEX([.$AK70:.$DL70];MATCH([.$M$3];[.$AK$3:.$DL$3];0)+[.Z$1])=&quot;&quot;;&quot;&quot;;INDEX([.$AK70:.$DL70];MATCH([.$M$3];[.$AK$3:.$DL$3];0)+[.Z$1]))">
            <text:p/>
          </table:table-cell>
          <table:table-cell table:style-name="ce37" table:formula="of:=IF(INDEX([.$AK70:.$DL70];MATCH([.$M$3];[.$AK$3:.$DL$3];0)+[.AA$1])=&quot;&quot;;&quot;&quot;;INDEX([.$AK70:.$DL70];MATCH([.$M$3];[.$AK$3:.$DL$3];0)+[.AA$1]))">
            <text:p/>
          </table:table-cell>
          <table:table-cell table:style-name="ce24" table:formula="of:=IF(INDEX([.$AK70:.$DL70];MATCH([.$M$3];[.$AK$3:.$DL$3];0)+[.AB$1])=&quot;&quot;;&quot;&quot;;INDEX([.$DO$23:.$DO$422];MATCH(INDEX([.$AK70:.$DL70];MATCH([.$M$3];[.$AK$3:.$DL$3];0)+[.AB$1])&amp;IF([.AE70]=&quot;&quot;;&quot;&quot;;&quot;_&quot;&amp;[.AE70]);[.$DS$23:.$DS$422];0)))">
            <text:p/>
          </table:table-cell>
          <table:table-cell table:style-name="ce14" table:formula="of:=IF(INDEX([.$AK70:.$DL70];MATCH([.$M$3];[.$AK$3:.$DL$3];0)+[.AC$1])=&quot;&quot;;&quot;&quot;;INDEX([.$AK70:.$DL70];MATCH([.$M$3];[.$AK$3:.$DL$3];0)+[.AC$1]))">
            <text:p/>
          </table:table-cell>
          <table:table-cell table:style-name="ce14" table:formula="of:=IF(INDEX([.$AK70:.$DL70];MATCH([.$M$3];[.$AK$3:.$DL$3];0)+[.AD$1])=&quot;&quot;;&quot;&quot;;INDEX([.$AK70:.$DL70];MATCH([.$M$3];[.$AK$3:.$DL$3];0)+[.AD$1]))">
            <text:p/>
          </table:table-cell>
          <table:table-cell table:style-name="ce51" table:formula="of:=IF(INDEX([.$AK70:.$DL70];MATCH([.$M$3];[.$AK$3:.$DL$3];0)+[.AE$1])=&quot;&quot;;&quot;&quot;;INDEX([.$AK70:.$DL70];MATCH([.$M$3];[.$AK$3:.$DL$3];0)+[.AE$1]))">
            <text:p/>
          </table:table-cell>
          <table:table-cell table:style-name="ce37" table:formula="of:=IF(INDEX([.$AK70:.$DL70];MATCH([.$M$3];[.$AK$3:.$DL$3];0)+[.AF$1])=&quot;&quot;;&quot;&quot;;INDEX([.$AK70:.$DL70];MATCH([.$M$3];[.$AK$3:.$DL$3];0)+[.AF$1]))">
            <text:p/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L71];MATCH([.$M$3];[.$AK$3:.$DL$3];0)+[.$M$1])=&quot;&quot;;&quot;&quot;;INDEX([.$DO$23:.$DO$422];MATCH(INDEX([.$AK71:.$DL71];MATCH([.$M$3];[.$AK$3:.$DL$3];0)+[.$M$1])&amp;IF([.P71]=&quot;&quot;;&quot;&quot;;&quot;_&quot;&amp;[.P71]);[.$DP$23:.$DP$422];0)))">
            <text:p/>
          </table:table-cell>
          <table:table-cell table:style-name="ce14" table:formula="of:=IF(INDEX([.$AK71:.$DL71];MATCH([.$M$3];[.$AK$3:.$DL$3];0)+[.N$1])=&quot;&quot;;&quot;&quot;;INDEX([.$AK71:.$DL71];MATCH([.$M$3];[.$AK$3:.$DL$3];0)+[.N$1]))">
            <text:p/>
          </table:table-cell>
          <table:table-cell table:style-name="ce51" table:formula="of:=IF(INDEX([.$AK71:.$DL71];MATCH([.$M$3];[.$AK$3:.$DL$3];0)+[.O$1])=&quot;&quot;;&quot;&quot;;INDEX([.$AK71:.$DL71];MATCH([.$M$3];[.$AK$3:.$DL$3];0)+[.O$1]))">
            <text:p/>
          </table:table-cell>
          <table:table-cell table:style-name="ce51" table:formula="of:=IF(INDEX([.$AK71:.$DL71];MATCH([.$M$3];[.$AK$3:.$DL$3];0)+[.P$1])=&quot;&quot;;&quot;&quot;;INDEX([.$AK71:.$DL71];MATCH([.$M$3];[.$AK$3:.$DL$3];0)+[.P$1]))">
            <text:p/>
          </table:table-cell>
          <table:table-cell table:style-name="ce37" table:formula="of:=IF(INDEX([.$AK71:.$DL71];MATCH([.$M$3];[.$AK$3:.$DL$3];0)+[.Q$1])=&quot;&quot;;&quot;&quot;;INDEX([.$AK71:.$DL71];MATCH([.$M$3];[.$AK$3:.$DL$3];0)+[.Q$1]))">
            <text:p/>
          </table:table-cell>
          <table:table-cell table:style-name="ce24" table:formula="of:=IF(INDEX([.$AK71:.$DL71];MATCH([.$M$3];[.$AK$3:.$DL$3];0)+[.R$1])=&quot;&quot;;&quot;&quot;;INDEX([.$DO$23:.$DO$422];MATCH(INDEX([.$AK71:.$DL71];MATCH([.$M$3];[.$AK$3:.$DL$3];0)+[.R$1])&amp;IF([.U71]=&quot;&quot;;&quot;&quot;;&quot;_&quot;&amp;[.U71]);[.$DQ$23:.$DQ$422];0)))">
            <text:p/>
          </table:table-cell>
          <table:table-cell table:style-name="ce14" table:formula="of:=IF(INDEX([.$AK71:.$DL71];MATCH([.$M$3];[.$AK$3:.$DL$3];0)+[.S$1])=&quot;&quot;;&quot;&quot;;INDEX([.$AK71:.$DL71];MATCH([.$M$3];[.$AK$3:.$DL$3];0)+[.S$1]))">
            <text:p/>
          </table:table-cell>
          <table:table-cell table:style-name="ce14" table:formula="of:=IF(INDEX([.$AK71:.$DL71];MATCH([.$M$3];[.$AK$3:.$DL$3];0)+[.T$1])=&quot;&quot;;&quot;&quot;;INDEX([.$AK71:.$DL71];MATCH([.$M$3];[.$AK$3:.$DL$3];0)+[.T$1]))">
            <text:p/>
          </table:table-cell>
          <table:table-cell table:style-name="ce51" table:formula="of:=IF(INDEX([.$AK71:.$DL71];MATCH([.$M$3];[.$AK$3:.$DL$3];0)+[.U$1])=&quot;&quot;;&quot;&quot;;INDEX([.$AK71:.$DL71];MATCH([.$M$3];[.$AK$3:.$DL$3];0)+[.U$1]))">
            <text:p/>
          </table:table-cell>
          <table:table-cell table:style-name="ce37" table:formula="of:=IF(INDEX([.$AK71:.$DL71];MATCH([.$M$3];[.$AK$3:.$DL$3];0)+[.V$1])=&quot;&quot;;&quot;&quot;;INDEX([.$AK71:.$DL71];MATCH([.$M$3];[.$AK$3:.$DL$3];0)+[.V$1]))">
            <text:p/>
          </table:table-cell>
          <table:table-cell table:style-name="ce24" table:formula="of:=IF(INDEX([.$AK71:.$DL71];MATCH([.$M$3];[.$AK$3:.$DL$3];0)+[.W$1])=&quot;&quot;;&quot;&quot;;INDEX([.$DO$23:.$DO$422];MATCH(INDEX([.$AK71:.$DL71];MATCH([.$M$3];[.$AK$3:.$DL$3];0)+[.W$1])&amp;IF([.Z71]=&quot;&quot;;&quot;&quot;;&quot;_&quot;&amp;[.Z71]);[.$DR$23:.$DR$422];0)))">
            <text:p/>
          </table:table-cell>
          <table:table-cell table:style-name="ce14" table:formula="of:=IF(INDEX([.$AK71:.$DL71];MATCH([.$M$3];[.$AK$3:.$DL$3];0)+[.X$1])=&quot;&quot;;&quot;&quot;;INDEX([.$AK71:.$DL71];MATCH([.$M$3];[.$AK$3:.$DL$3];0)+[.X$1]))">
            <text:p/>
          </table:table-cell>
          <table:table-cell table:style-name="ce14" table:formula="of:=IF(INDEX([.$AK71:.$DL71];MATCH([.$M$3];[.$AK$3:.$DL$3];0)+[.Y$1])=&quot;&quot;;&quot;&quot;;INDEX([.$AK71:.$DL71];MATCH([.$M$3];[.$AK$3:.$DL$3];0)+[.Y$1]))">
            <text:p/>
          </table:table-cell>
          <table:table-cell table:style-name="ce51" table:formula="of:=IF(INDEX([.$AK71:.$DL71];MATCH([.$M$3];[.$AK$3:.$DL$3];0)+[.Z$1])=&quot;&quot;;&quot;&quot;;INDEX([.$AK71:.$DL71];MATCH([.$M$3];[.$AK$3:.$DL$3];0)+[.Z$1]))">
            <text:p/>
          </table:table-cell>
          <table:table-cell table:style-name="ce37" table:formula="of:=IF(INDEX([.$AK71:.$DL71];MATCH([.$M$3];[.$AK$3:.$DL$3];0)+[.AA$1])=&quot;&quot;;&quot;&quot;;INDEX([.$AK71:.$DL71];MATCH([.$M$3];[.$AK$3:.$DL$3];0)+[.AA$1]))">
            <text:p/>
          </table:table-cell>
          <table:table-cell table:style-name="ce24" table:formula="of:=IF(INDEX([.$AK71:.$DL71];MATCH([.$M$3];[.$AK$3:.$DL$3];0)+[.AB$1])=&quot;&quot;;&quot;&quot;;INDEX([.$DO$23:.$DO$422];MATCH(INDEX([.$AK71:.$DL71];MATCH([.$M$3];[.$AK$3:.$DL$3];0)+[.AB$1])&amp;IF([.AE71]=&quot;&quot;;&quot;&quot;;&quot;_&quot;&amp;[.AE71]);[.$DS$23:.$DS$422];0)))">
            <text:p/>
          </table:table-cell>
          <table:table-cell table:style-name="ce14" table:formula="of:=IF(INDEX([.$AK71:.$DL71];MATCH([.$M$3];[.$AK$3:.$DL$3];0)+[.AC$1])=&quot;&quot;;&quot;&quot;;INDEX([.$AK71:.$DL71];MATCH([.$M$3];[.$AK$3:.$DL$3];0)+[.AC$1]))">
            <text:p/>
          </table:table-cell>
          <table:table-cell table:style-name="ce14" table:formula="of:=IF(INDEX([.$AK71:.$DL71];MATCH([.$M$3];[.$AK$3:.$DL$3];0)+[.AD$1])=&quot;&quot;;&quot;&quot;;INDEX([.$AK71:.$DL71];MATCH([.$M$3];[.$AK$3:.$DL$3];0)+[.AD$1]))">
            <text:p/>
          </table:table-cell>
          <table:table-cell table:style-name="ce51" table:formula="of:=IF(INDEX([.$AK71:.$DL71];MATCH([.$M$3];[.$AK$3:.$DL$3];0)+[.AE$1])=&quot;&quot;;&quot;&quot;;INDEX([.$AK71:.$DL71];MATCH([.$M$3];[.$AK$3:.$DL$3];0)+[.AE$1]))">
            <text:p/>
          </table:table-cell>
          <table:table-cell table:style-name="ce37" table:formula="of:=IF(INDEX([.$AK71:.$DL71];MATCH([.$M$3];[.$AK$3:.$DL$3];0)+[.AF$1])=&quot;&quot;;&quot;&quot;;INDEX([.$AK71:.$DL71];MATCH([.$M$3];[.$AK$3:.$DL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L72];MATCH([.$M$3];[.$AK$3:.$DL$3];0)+[.$M$1])=&quot;&quot;;&quot;&quot;;INDEX([.$DO$23:.$DO$422];MATCH(INDEX([.$AK72:.$DL72];MATCH([.$M$3];[.$AK$3:.$DL$3];0)+[.$M$1])&amp;IF([.P72]=&quot;&quot;;&quot;&quot;;&quot;_&quot;&amp;[.P72]);[.$DP$23:.$DP$422];0)))">
            <text:p/>
          </table:table-cell>
          <table:table-cell table:style-name="ce14" table:formula="of:=IF(INDEX([.$AK72:.$DL72];MATCH([.$M$3];[.$AK$3:.$DL$3];0)+[.N$1])=&quot;&quot;;&quot;&quot;;INDEX([.$AK72:.$DL72];MATCH([.$M$3];[.$AK$3:.$DL$3];0)+[.N$1]))">
            <text:p/>
          </table:table-cell>
          <table:table-cell table:style-name="ce51" table:formula="of:=IF(INDEX([.$AK72:.$DL72];MATCH([.$M$3];[.$AK$3:.$DL$3];0)+[.O$1])=&quot;&quot;;&quot;&quot;;INDEX([.$AK72:.$DL72];MATCH([.$M$3];[.$AK$3:.$DL$3];0)+[.O$1]))">
            <text:p/>
          </table:table-cell>
          <table:table-cell table:style-name="ce51" table:formula="of:=IF(INDEX([.$AK72:.$DL72];MATCH([.$M$3];[.$AK$3:.$DL$3];0)+[.P$1])=&quot;&quot;;&quot;&quot;;INDEX([.$AK72:.$DL72];MATCH([.$M$3];[.$AK$3:.$DL$3];0)+[.P$1]))">
            <text:p/>
          </table:table-cell>
          <table:table-cell table:style-name="ce37" table:formula="of:=IF(INDEX([.$AK72:.$DL72];MATCH([.$M$3];[.$AK$3:.$DL$3];0)+[.Q$1])=&quot;&quot;;&quot;&quot;;INDEX([.$AK72:.$DL72];MATCH([.$M$3];[.$AK$3:.$DL$3];0)+[.Q$1]))">
            <text:p/>
          </table:table-cell>
          <table:table-cell table:style-name="ce24" table:formula="of:=IF(INDEX([.$AK72:.$DL72];MATCH([.$M$3];[.$AK$3:.$DL$3];0)+[.R$1])=&quot;&quot;;&quot;&quot;;INDEX([.$DO$23:.$DO$422];MATCH(INDEX([.$AK72:.$DL72];MATCH([.$M$3];[.$AK$3:.$DL$3];0)+[.R$1])&amp;IF([.U72]=&quot;&quot;;&quot;&quot;;&quot;_&quot;&amp;[.U72]);[.$DQ$23:.$DQ$422];0)))">
            <text:p/>
          </table:table-cell>
          <table:table-cell table:style-name="ce14" table:formula="of:=IF(INDEX([.$AK72:.$DL72];MATCH([.$M$3];[.$AK$3:.$DL$3];0)+[.S$1])=&quot;&quot;;&quot;&quot;;INDEX([.$AK72:.$DL72];MATCH([.$M$3];[.$AK$3:.$DL$3];0)+[.S$1]))">
            <text:p/>
          </table:table-cell>
          <table:table-cell table:style-name="ce14" table:formula="of:=IF(INDEX([.$AK72:.$DL72];MATCH([.$M$3];[.$AK$3:.$DL$3];0)+[.T$1])=&quot;&quot;;&quot;&quot;;INDEX([.$AK72:.$DL72];MATCH([.$M$3];[.$AK$3:.$DL$3];0)+[.T$1]))">
            <text:p/>
          </table:table-cell>
          <table:table-cell table:style-name="ce51" table:formula="of:=IF(INDEX([.$AK72:.$DL72];MATCH([.$M$3];[.$AK$3:.$DL$3];0)+[.U$1])=&quot;&quot;;&quot;&quot;;INDEX([.$AK72:.$DL72];MATCH([.$M$3];[.$AK$3:.$DL$3];0)+[.U$1]))">
            <text:p/>
          </table:table-cell>
          <table:table-cell table:style-name="ce37" table:formula="of:=IF(INDEX([.$AK72:.$DL72];MATCH([.$M$3];[.$AK$3:.$DL$3];0)+[.V$1])=&quot;&quot;;&quot;&quot;;INDEX([.$AK72:.$DL72];MATCH([.$M$3];[.$AK$3:.$DL$3];0)+[.V$1]))">
            <text:p/>
          </table:table-cell>
          <table:table-cell table:style-name="ce24" table:formula="of:=IF(INDEX([.$AK72:.$DL72];MATCH([.$M$3];[.$AK$3:.$DL$3];0)+[.W$1])=&quot;&quot;;&quot;&quot;;INDEX([.$DO$23:.$DO$422];MATCH(INDEX([.$AK72:.$DL72];MATCH([.$M$3];[.$AK$3:.$DL$3];0)+[.W$1])&amp;IF([.Z72]=&quot;&quot;;&quot;&quot;;&quot;_&quot;&amp;[.Z72]);[.$DR$23:.$DR$422];0)))">
            <text:p/>
          </table:table-cell>
          <table:table-cell table:style-name="ce14" table:formula="of:=IF(INDEX([.$AK72:.$DL72];MATCH([.$M$3];[.$AK$3:.$DL$3];0)+[.X$1])=&quot;&quot;;&quot;&quot;;INDEX([.$AK72:.$DL72];MATCH([.$M$3];[.$AK$3:.$DL$3];0)+[.X$1]))">
            <text:p/>
          </table:table-cell>
          <table:table-cell table:style-name="ce14" table:formula="of:=IF(INDEX([.$AK72:.$DL72];MATCH([.$M$3];[.$AK$3:.$DL$3];0)+[.Y$1])=&quot;&quot;;&quot;&quot;;INDEX([.$AK72:.$DL72];MATCH([.$M$3];[.$AK$3:.$DL$3];0)+[.Y$1]))">
            <text:p/>
          </table:table-cell>
          <table:table-cell table:style-name="ce51" table:formula="of:=IF(INDEX([.$AK72:.$DL72];MATCH([.$M$3];[.$AK$3:.$DL$3];0)+[.Z$1])=&quot;&quot;;&quot;&quot;;INDEX([.$AK72:.$DL72];MATCH([.$M$3];[.$AK$3:.$DL$3];0)+[.Z$1]))">
            <text:p/>
          </table:table-cell>
          <table:table-cell table:style-name="ce37" table:formula="of:=IF(INDEX([.$AK72:.$DL72];MATCH([.$M$3];[.$AK$3:.$DL$3];0)+[.AA$1])=&quot;&quot;;&quot;&quot;;INDEX([.$AK72:.$DL72];MATCH([.$M$3];[.$AK$3:.$DL$3];0)+[.AA$1]))">
            <text:p/>
          </table:table-cell>
          <table:table-cell table:style-name="ce24" table:formula="of:=IF(INDEX([.$AK72:.$DL72];MATCH([.$M$3];[.$AK$3:.$DL$3];0)+[.AB$1])=&quot;&quot;;&quot;&quot;;INDEX([.$DO$23:.$DO$422];MATCH(INDEX([.$AK72:.$DL72];MATCH([.$M$3];[.$AK$3:.$DL$3];0)+[.AB$1])&amp;IF([.AE72]=&quot;&quot;;&quot;&quot;;&quot;_&quot;&amp;[.AE72]);[.$DS$23:.$DS$422];0)))">
            <text:p/>
          </table:table-cell>
          <table:table-cell table:style-name="ce14" table:formula="of:=IF(INDEX([.$AK72:.$DL72];MATCH([.$M$3];[.$AK$3:.$DL$3];0)+[.AC$1])=&quot;&quot;;&quot;&quot;;INDEX([.$AK72:.$DL72];MATCH([.$M$3];[.$AK$3:.$DL$3];0)+[.AC$1]))">
            <text:p/>
          </table:table-cell>
          <table:table-cell table:style-name="ce14" table:formula="of:=IF(INDEX([.$AK72:.$DL72];MATCH([.$M$3];[.$AK$3:.$DL$3];0)+[.AD$1])=&quot;&quot;;&quot;&quot;;INDEX([.$AK72:.$DL72];MATCH([.$M$3];[.$AK$3:.$DL$3];0)+[.AD$1]))">
            <text:p/>
          </table:table-cell>
          <table:table-cell table:style-name="ce51" table:formula="of:=IF(INDEX([.$AK72:.$DL72];MATCH([.$M$3];[.$AK$3:.$DL$3];0)+[.AE$1])=&quot;&quot;;&quot;&quot;;INDEX([.$AK72:.$DL72];MATCH([.$M$3];[.$AK$3:.$DL$3];0)+[.AE$1]))">
            <text:p/>
          </table:table-cell>
          <table:table-cell table:style-name="ce37" table:formula="of:=IF(INDEX([.$AK72:.$DL72];MATCH([.$M$3];[.$AK$3:.$DL$3];0)+[.AF$1])=&quot;&quot;;&quot;&quot;;INDEX([.$AK72:.$DL72];MATCH([.$M$3];[.$AK$3:.$DL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L73];MATCH([.$M$3];[.$AK$3:.$DL$3];0)+[.$M$1])=&quot;&quot;;&quot;&quot;;INDEX([.$DO$23:.$DO$422];MATCH(INDEX([.$AK73:.$DL73];MATCH([.$M$3];[.$AK$3:.$DL$3];0)+[.$M$1])&amp;IF([.P73]=&quot;&quot;;&quot;&quot;;&quot;_&quot;&amp;[.P73]);[.$DP$23:.$DP$422];0)))">
            <text:p/>
          </table:table-cell>
          <table:table-cell table:style-name="ce14" table:formula="of:=IF(INDEX([.$AK73:.$DL73];MATCH([.$M$3];[.$AK$3:.$DL$3];0)+[.N$1])=&quot;&quot;;&quot;&quot;;INDEX([.$AK73:.$DL73];MATCH([.$M$3];[.$AK$3:.$DL$3];0)+[.N$1]))">
            <text:p/>
          </table:table-cell>
          <table:table-cell table:style-name="ce51" table:formula="of:=IF(INDEX([.$AK73:.$DL73];MATCH([.$M$3];[.$AK$3:.$DL$3];0)+[.O$1])=&quot;&quot;;&quot;&quot;;INDEX([.$AK73:.$DL73];MATCH([.$M$3];[.$AK$3:.$DL$3];0)+[.O$1]))">
            <text:p/>
          </table:table-cell>
          <table:table-cell table:style-name="ce51" table:formula="of:=IF(INDEX([.$AK73:.$DL73];MATCH([.$M$3];[.$AK$3:.$DL$3];0)+[.P$1])=&quot;&quot;;&quot;&quot;;INDEX([.$AK73:.$DL73];MATCH([.$M$3];[.$AK$3:.$DL$3];0)+[.P$1]))">
            <text:p/>
          </table:table-cell>
          <table:table-cell table:style-name="ce37" table:formula="of:=IF(INDEX([.$AK73:.$DL73];MATCH([.$M$3];[.$AK$3:.$DL$3];0)+[.Q$1])=&quot;&quot;;&quot;&quot;;INDEX([.$AK73:.$DL73];MATCH([.$M$3];[.$AK$3:.$DL$3];0)+[.Q$1]))">
            <text:p/>
          </table:table-cell>
          <table:table-cell table:style-name="ce24" table:formula="of:=IF(INDEX([.$AK73:.$DL73];MATCH([.$M$3];[.$AK$3:.$DL$3];0)+[.R$1])=&quot;&quot;;&quot;&quot;;INDEX([.$DO$23:.$DO$422];MATCH(INDEX([.$AK73:.$DL73];MATCH([.$M$3];[.$AK$3:.$DL$3];0)+[.R$1])&amp;IF([.U73]=&quot;&quot;;&quot;&quot;;&quot;_&quot;&amp;[.U73]);[.$DQ$23:.$DQ$422];0)))">
            <text:p/>
          </table:table-cell>
          <table:table-cell table:style-name="ce14" table:formula="of:=IF(INDEX([.$AK73:.$DL73];MATCH([.$M$3];[.$AK$3:.$DL$3];0)+[.S$1])=&quot;&quot;;&quot;&quot;;INDEX([.$AK73:.$DL73];MATCH([.$M$3];[.$AK$3:.$DL$3];0)+[.S$1]))">
            <text:p/>
          </table:table-cell>
          <table:table-cell table:style-name="ce14" table:formula="of:=IF(INDEX([.$AK73:.$DL73];MATCH([.$M$3];[.$AK$3:.$DL$3];0)+[.T$1])=&quot;&quot;;&quot;&quot;;INDEX([.$AK73:.$DL73];MATCH([.$M$3];[.$AK$3:.$DL$3];0)+[.T$1]))">
            <text:p/>
          </table:table-cell>
          <table:table-cell table:style-name="ce51" table:formula="of:=IF(INDEX([.$AK73:.$DL73];MATCH([.$M$3];[.$AK$3:.$DL$3];0)+[.U$1])=&quot;&quot;;&quot;&quot;;INDEX([.$AK73:.$DL73];MATCH([.$M$3];[.$AK$3:.$DL$3];0)+[.U$1]))">
            <text:p/>
          </table:table-cell>
          <table:table-cell table:style-name="ce37" table:formula="of:=IF(INDEX([.$AK73:.$DL73];MATCH([.$M$3];[.$AK$3:.$DL$3];0)+[.V$1])=&quot;&quot;;&quot;&quot;;INDEX([.$AK73:.$DL73];MATCH([.$M$3];[.$AK$3:.$DL$3];0)+[.V$1]))">
            <text:p/>
          </table:table-cell>
          <table:table-cell table:style-name="ce24" table:formula="of:=IF(INDEX([.$AK73:.$DL73];MATCH([.$M$3];[.$AK$3:.$DL$3];0)+[.W$1])=&quot;&quot;;&quot;&quot;;INDEX([.$DO$23:.$DO$422];MATCH(INDEX([.$AK73:.$DL73];MATCH([.$M$3];[.$AK$3:.$DL$3];0)+[.W$1])&amp;IF([.Z73]=&quot;&quot;;&quot;&quot;;&quot;_&quot;&amp;[.Z73]);[.$DR$23:.$DR$422];0)))">
            <text:p/>
          </table:table-cell>
          <table:table-cell table:style-name="ce14" table:formula="of:=IF(INDEX([.$AK73:.$DL73];MATCH([.$M$3];[.$AK$3:.$DL$3];0)+[.X$1])=&quot;&quot;;&quot;&quot;;INDEX([.$AK73:.$DL73];MATCH([.$M$3];[.$AK$3:.$DL$3];0)+[.X$1]))">
            <text:p/>
          </table:table-cell>
          <table:table-cell table:style-name="ce14" table:formula="of:=IF(INDEX([.$AK73:.$DL73];MATCH([.$M$3];[.$AK$3:.$DL$3];0)+[.Y$1])=&quot;&quot;;&quot;&quot;;INDEX([.$AK73:.$DL73];MATCH([.$M$3];[.$AK$3:.$DL$3];0)+[.Y$1]))">
            <text:p/>
          </table:table-cell>
          <table:table-cell table:style-name="ce51" table:formula="of:=IF(INDEX([.$AK73:.$DL73];MATCH([.$M$3];[.$AK$3:.$DL$3];0)+[.Z$1])=&quot;&quot;;&quot;&quot;;INDEX([.$AK73:.$DL73];MATCH([.$M$3];[.$AK$3:.$DL$3];0)+[.Z$1]))">
            <text:p/>
          </table:table-cell>
          <table:table-cell table:style-name="ce37" table:formula="of:=IF(INDEX([.$AK73:.$DL73];MATCH([.$M$3];[.$AK$3:.$DL$3];0)+[.AA$1])=&quot;&quot;;&quot;&quot;;INDEX([.$AK73:.$DL73];MATCH([.$M$3];[.$AK$3:.$DL$3];0)+[.AA$1]))">
            <text:p/>
          </table:table-cell>
          <table:table-cell table:style-name="ce24" table:formula="of:=IF(INDEX([.$AK73:.$DL73];MATCH([.$M$3];[.$AK$3:.$DL$3];0)+[.AB$1])=&quot;&quot;;&quot;&quot;;INDEX([.$DO$23:.$DO$422];MATCH(INDEX([.$AK73:.$DL73];MATCH([.$M$3];[.$AK$3:.$DL$3];0)+[.AB$1])&amp;IF([.AE73]=&quot;&quot;;&quot;&quot;;&quot;_&quot;&amp;[.AE73]);[.$DS$23:.$DS$422];0)))">
            <text:p/>
          </table:table-cell>
          <table:table-cell table:style-name="ce14" table:formula="of:=IF(INDEX([.$AK73:.$DL73];MATCH([.$M$3];[.$AK$3:.$DL$3];0)+[.AC$1])=&quot;&quot;;&quot;&quot;;INDEX([.$AK73:.$DL73];MATCH([.$M$3];[.$AK$3:.$DL$3];0)+[.AC$1]))">
            <text:p/>
          </table:table-cell>
          <table:table-cell table:style-name="ce14" table:formula="of:=IF(INDEX([.$AK73:.$DL73];MATCH([.$M$3];[.$AK$3:.$DL$3];0)+[.AD$1])=&quot;&quot;;&quot;&quot;;INDEX([.$AK73:.$DL73];MATCH([.$M$3];[.$AK$3:.$DL$3];0)+[.AD$1]))">
            <text:p/>
          </table:table-cell>
          <table:table-cell table:style-name="ce51" table:formula="of:=IF(INDEX([.$AK73:.$DL73];MATCH([.$M$3];[.$AK$3:.$DL$3];0)+[.AE$1])=&quot;&quot;;&quot;&quot;;INDEX([.$AK73:.$DL73];MATCH([.$M$3];[.$AK$3:.$DL$3];0)+[.AE$1]))">
            <text:p/>
          </table:table-cell>
          <table:table-cell table:style-name="ce37" table:formula="of:=IF(INDEX([.$AK73:.$DL73];MATCH([.$M$3];[.$AK$3:.$DL$3];0)+[.AF$1])=&quot;&quot;;&quot;&quot;;INDEX([.$AK73:.$DL73];MATCH([.$M$3];[.$AK$3:.$DL$3];0)+[.AF$1]))">
            <text:p/>
          </table:table-cell>
          <table:table-cell table:number-columns-repeated="86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L74];MATCH([.$M$3];[.$AK$3:.$DL$3];0)+[.$M$1])=&quot;&quot;;&quot;&quot;;INDEX([.$DO$23:.$DO$422];MATCH(INDEX([.$AK74:.$DL74];MATCH([.$M$3];[.$AK$3:.$DL$3];0)+[.$M$1])&amp;IF([.P74]=&quot;&quot;;&quot;&quot;;&quot;_&quot;&amp;[.P74]);[.$DP$23:.$DP$422];0)))">
            <text:p/>
          </table:table-cell>
          <table:table-cell table:style-name="ce14" table:formula="of:=IF(INDEX([.$AK74:.$DL74];MATCH([.$M$3];[.$AK$3:.$DL$3];0)+[.N$1])=&quot;&quot;;&quot;&quot;;INDEX([.$AK74:.$DL74];MATCH([.$M$3];[.$AK$3:.$DL$3];0)+[.N$1]))">
            <text:p/>
          </table:table-cell>
          <table:table-cell table:style-name="ce51" table:formula="of:=IF(INDEX([.$AK74:.$DL74];MATCH([.$M$3];[.$AK$3:.$DL$3];0)+[.O$1])=&quot;&quot;;&quot;&quot;;INDEX([.$AK74:.$DL74];MATCH([.$M$3];[.$AK$3:.$DL$3];0)+[.O$1]))">
            <text:p/>
          </table:table-cell>
          <table:table-cell table:style-name="ce51" table:formula="of:=IF(INDEX([.$AK74:.$DL74];MATCH([.$M$3];[.$AK$3:.$DL$3];0)+[.P$1])=&quot;&quot;;&quot;&quot;;INDEX([.$AK74:.$DL74];MATCH([.$M$3];[.$AK$3:.$DL$3];0)+[.P$1]))">
            <text:p/>
          </table:table-cell>
          <table:table-cell table:style-name="ce37" table:formula="of:=IF(INDEX([.$AK74:.$DL74];MATCH([.$M$3];[.$AK$3:.$DL$3];0)+[.Q$1])=&quot;&quot;;&quot;&quot;;INDEX([.$AK74:.$DL74];MATCH([.$M$3];[.$AK$3:.$DL$3];0)+[.Q$1]))">
            <text:p/>
          </table:table-cell>
          <table:table-cell table:style-name="ce24" table:formula="of:=IF(INDEX([.$AK74:.$DL74];MATCH([.$M$3];[.$AK$3:.$DL$3];0)+[.R$1])=&quot;&quot;;&quot;&quot;;INDEX([.$DO$23:.$DO$422];MATCH(INDEX([.$AK74:.$DL74];MATCH([.$M$3];[.$AK$3:.$DL$3];0)+[.R$1])&amp;IF([.U74]=&quot;&quot;;&quot;&quot;;&quot;_&quot;&amp;[.U74]);[.$DQ$23:.$DQ$422];0)))">
            <text:p/>
          </table:table-cell>
          <table:table-cell table:style-name="ce14" table:formula="of:=IF(INDEX([.$AK74:.$DL74];MATCH([.$M$3];[.$AK$3:.$DL$3];0)+[.S$1])=&quot;&quot;;&quot;&quot;;INDEX([.$AK74:.$DL74];MATCH([.$M$3];[.$AK$3:.$DL$3];0)+[.S$1]))">
            <text:p/>
          </table:table-cell>
          <table:table-cell table:style-name="ce14" table:formula="of:=IF(INDEX([.$AK74:.$DL74];MATCH([.$M$3];[.$AK$3:.$DL$3];0)+[.T$1])=&quot;&quot;;&quot;&quot;;INDEX([.$AK74:.$DL74];MATCH([.$M$3];[.$AK$3:.$DL$3];0)+[.T$1]))">
            <text:p/>
          </table:table-cell>
          <table:table-cell table:style-name="ce51" table:formula="of:=IF(INDEX([.$AK74:.$DL74];MATCH([.$M$3];[.$AK$3:.$DL$3];0)+[.U$1])=&quot;&quot;;&quot;&quot;;INDEX([.$AK74:.$DL74];MATCH([.$M$3];[.$AK$3:.$DL$3];0)+[.U$1]))">
            <text:p/>
          </table:table-cell>
          <table:table-cell table:style-name="ce37" table:formula="of:=IF(INDEX([.$AK74:.$DL74];MATCH([.$M$3];[.$AK$3:.$DL$3];0)+[.V$1])=&quot;&quot;;&quot;&quot;;INDEX([.$AK74:.$DL74];MATCH([.$M$3];[.$AK$3:.$DL$3];0)+[.V$1]))">
            <text:p/>
          </table:table-cell>
          <table:table-cell table:style-name="ce24" table:formula="of:=IF(INDEX([.$AK74:.$DL74];MATCH([.$M$3];[.$AK$3:.$DL$3];0)+[.W$1])=&quot;&quot;;&quot;&quot;;INDEX([.$DO$23:.$DO$422];MATCH(INDEX([.$AK74:.$DL74];MATCH([.$M$3];[.$AK$3:.$DL$3];0)+[.W$1])&amp;IF([.Z74]=&quot;&quot;;&quot;&quot;;&quot;_&quot;&amp;[.Z74]);[.$DR$23:.$DR$422];0)))">
            <text:p/>
          </table:table-cell>
          <table:table-cell table:style-name="ce14" table:formula="of:=IF(INDEX([.$AK74:.$DL74];MATCH([.$M$3];[.$AK$3:.$DL$3];0)+[.X$1])=&quot;&quot;;&quot;&quot;;INDEX([.$AK74:.$DL74];MATCH([.$M$3];[.$AK$3:.$DL$3];0)+[.X$1]))">
            <text:p/>
          </table:table-cell>
          <table:table-cell table:style-name="ce14" table:formula="of:=IF(INDEX([.$AK74:.$DL74];MATCH([.$M$3];[.$AK$3:.$DL$3];0)+[.Y$1])=&quot;&quot;;&quot;&quot;;INDEX([.$AK74:.$DL74];MATCH([.$M$3];[.$AK$3:.$DL$3];0)+[.Y$1]))">
            <text:p/>
          </table:table-cell>
          <table:table-cell table:style-name="ce51" table:formula="of:=IF(INDEX([.$AK74:.$DL74];MATCH([.$M$3];[.$AK$3:.$DL$3];0)+[.Z$1])=&quot;&quot;;&quot;&quot;;INDEX([.$AK74:.$DL74];MATCH([.$M$3];[.$AK$3:.$DL$3];0)+[.Z$1]))">
            <text:p/>
          </table:table-cell>
          <table:table-cell table:style-name="ce37" table:formula="of:=IF(INDEX([.$AK74:.$DL74];MATCH([.$M$3];[.$AK$3:.$DL$3];0)+[.AA$1])=&quot;&quot;;&quot;&quot;;INDEX([.$AK74:.$DL74];MATCH([.$M$3];[.$AK$3:.$DL$3];0)+[.AA$1]))">
            <text:p/>
          </table:table-cell>
          <table:table-cell table:style-name="ce24" table:formula="of:=IF(INDEX([.$AK74:.$DL74];MATCH([.$M$3];[.$AK$3:.$DL$3];0)+[.AB$1])=&quot;&quot;;&quot;&quot;;INDEX([.$DO$23:.$DO$422];MATCH(INDEX([.$AK74:.$DL74];MATCH([.$M$3];[.$AK$3:.$DL$3];0)+[.AB$1])&amp;IF([.AE74]=&quot;&quot;;&quot;&quot;;&quot;_&quot;&amp;[.AE74]);[.$DS$23:.$DS$422];0)))">
            <text:p/>
          </table:table-cell>
          <table:table-cell table:style-name="ce14" table:formula="of:=IF(INDEX([.$AK74:.$DL74];MATCH([.$M$3];[.$AK$3:.$DL$3];0)+[.AC$1])=&quot;&quot;;&quot;&quot;;INDEX([.$AK74:.$DL74];MATCH([.$M$3];[.$AK$3:.$DL$3];0)+[.AC$1]))">
            <text:p/>
          </table:table-cell>
          <table:table-cell table:style-name="ce14" table:formula="of:=IF(INDEX([.$AK74:.$DL74];MATCH([.$M$3];[.$AK$3:.$DL$3];0)+[.AD$1])=&quot;&quot;;&quot;&quot;;INDEX([.$AK74:.$DL74];MATCH([.$M$3];[.$AK$3:.$DL$3];0)+[.AD$1]))">
            <text:p/>
          </table:table-cell>
          <table:table-cell table:style-name="ce51" table:formula="of:=IF(INDEX([.$AK74:.$DL74];MATCH([.$M$3];[.$AK$3:.$DL$3];0)+[.AE$1])=&quot;&quot;;&quot;&quot;;INDEX([.$AK74:.$DL74];MATCH([.$M$3];[.$AK$3:.$DL$3];0)+[.AE$1]))">
            <text:p/>
          </table:table-cell>
          <table:table-cell table:style-name="ce37" table:formula="of:=IF(INDEX([.$AK74:.$DL74];MATCH([.$M$3];[.$AK$3:.$DL$3];0)+[.AF$1])=&quot;&quot;;&quot;&quot;;INDEX([.$AK74:.$DL74];MATCH([.$M$3];[.$AK$3:.$DL$3];0)+[.AF$1]))">
            <text:p/>
          </table:table-cell>
          <table:table-cell table:number-columns-repeated="86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L75];MATCH([.$M$3];[.$AK$3:.$DL$3];0)+[.$M$1])=&quot;&quot;;&quot;&quot;;INDEX([.$DO$23:.$DO$422];MATCH(INDEX([.$AK75:.$DL75];MATCH([.$M$3];[.$AK$3:.$DL$3];0)+[.$M$1])&amp;IF([.P75]=&quot;&quot;;&quot;&quot;;&quot;_&quot;&amp;[.P75]);[.$DP$23:.$DP$422];0)))">
            <text:p/>
          </table:table-cell>
          <table:table-cell table:style-name="ce14" table:formula="of:=IF(INDEX([.$AK75:.$DL75];MATCH([.$M$3];[.$AK$3:.$DL$3];0)+[.N$1])=&quot;&quot;;&quot;&quot;;INDEX([.$AK75:.$DL75];MATCH([.$M$3];[.$AK$3:.$DL$3];0)+[.N$1]))">
            <text:p/>
          </table:table-cell>
          <table:table-cell table:style-name="ce51" table:formula="of:=IF(INDEX([.$AK75:.$DL75];MATCH([.$M$3];[.$AK$3:.$DL$3];0)+[.O$1])=&quot;&quot;;&quot;&quot;;INDEX([.$AK75:.$DL75];MATCH([.$M$3];[.$AK$3:.$DL$3];0)+[.O$1]))">
            <text:p/>
          </table:table-cell>
          <table:table-cell table:style-name="ce51" table:formula="of:=IF(INDEX([.$AK75:.$DL75];MATCH([.$M$3];[.$AK$3:.$DL$3];0)+[.P$1])=&quot;&quot;;&quot;&quot;;INDEX([.$AK75:.$DL75];MATCH([.$M$3];[.$AK$3:.$DL$3];0)+[.P$1]))">
            <text:p/>
          </table:table-cell>
          <table:table-cell table:style-name="ce37" table:formula="of:=IF(INDEX([.$AK75:.$DL75];MATCH([.$M$3];[.$AK$3:.$DL$3];0)+[.Q$1])=&quot;&quot;;&quot;&quot;;INDEX([.$AK75:.$DL75];MATCH([.$M$3];[.$AK$3:.$DL$3];0)+[.Q$1]))">
            <text:p/>
          </table:table-cell>
          <table:table-cell table:style-name="ce24" table:formula="of:=IF(INDEX([.$AK75:.$DL75];MATCH([.$M$3];[.$AK$3:.$DL$3];0)+[.R$1])=&quot;&quot;;&quot;&quot;;INDEX([.$DO$23:.$DO$422];MATCH(INDEX([.$AK75:.$DL75];MATCH([.$M$3];[.$AK$3:.$DL$3];0)+[.R$1])&amp;IF([.U75]=&quot;&quot;;&quot;&quot;;&quot;_&quot;&amp;[.U75]);[.$DQ$23:.$DQ$422];0)))">
            <text:p/>
          </table:table-cell>
          <table:table-cell table:style-name="ce14" table:formula="of:=IF(INDEX([.$AK75:.$DL75];MATCH([.$M$3];[.$AK$3:.$DL$3];0)+[.S$1])=&quot;&quot;;&quot;&quot;;INDEX([.$AK75:.$DL75];MATCH([.$M$3];[.$AK$3:.$DL$3];0)+[.S$1]))">
            <text:p/>
          </table:table-cell>
          <table:table-cell table:style-name="ce14" table:formula="of:=IF(INDEX([.$AK75:.$DL75];MATCH([.$M$3];[.$AK$3:.$DL$3];0)+[.T$1])=&quot;&quot;;&quot;&quot;;INDEX([.$AK75:.$DL75];MATCH([.$M$3];[.$AK$3:.$DL$3];0)+[.T$1]))">
            <text:p/>
          </table:table-cell>
          <table:table-cell table:style-name="ce51" table:formula="of:=IF(INDEX([.$AK75:.$DL75];MATCH([.$M$3];[.$AK$3:.$DL$3];0)+[.U$1])=&quot;&quot;;&quot;&quot;;INDEX([.$AK75:.$DL75];MATCH([.$M$3];[.$AK$3:.$DL$3];0)+[.U$1]))">
            <text:p/>
          </table:table-cell>
          <table:table-cell table:style-name="ce37" table:formula="of:=IF(INDEX([.$AK75:.$DL75];MATCH([.$M$3];[.$AK$3:.$DL$3];0)+[.V$1])=&quot;&quot;;&quot;&quot;;INDEX([.$AK75:.$DL75];MATCH([.$M$3];[.$AK$3:.$DL$3];0)+[.V$1]))">
            <text:p/>
          </table:table-cell>
          <table:table-cell table:style-name="ce24" table:formula="of:=IF(INDEX([.$AK75:.$DL75];MATCH([.$M$3];[.$AK$3:.$DL$3];0)+[.W$1])=&quot;&quot;;&quot;&quot;;INDEX([.$DO$23:.$DO$422];MATCH(INDEX([.$AK75:.$DL75];MATCH([.$M$3];[.$AK$3:.$DL$3];0)+[.W$1])&amp;IF([.Z75]=&quot;&quot;;&quot;&quot;;&quot;_&quot;&amp;[.Z75]);[.$DR$23:.$DR$422];0)))">
            <text:p/>
          </table:table-cell>
          <table:table-cell table:style-name="ce14" table:formula="of:=IF(INDEX([.$AK75:.$DL75];MATCH([.$M$3];[.$AK$3:.$DL$3];0)+[.X$1])=&quot;&quot;;&quot;&quot;;INDEX([.$AK75:.$DL75];MATCH([.$M$3];[.$AK$3:.$DL$3];0)+[.X$1]))">
            <text:p/>
          </table:table-cell>
          <table:table-cell table:style-name="ce14" table:formula="of:=IF(INDEX([.$AK75:.$DL75];MATCH([.$M$3];[.$AK$3:.$DL$3];0)+[.Y$1])=&quot;&quot;;&quot;&quot;;INDEX([.$AK75:.$DL75];MATCH([.$M$3];[.$AK$3:.$DL$3];0)+[.Y$1]))">
            <text:p/>
          </table:table-cell>
          <table:table-cell table:style-name="ce51" table:formula="of:=IF(INDEX([.$AK75:.$DL75];MATCH([.$M$3];[.$AK$3:.$DL$3];0)+[.Z$1])=&quot;&quot;;&quot;&quot;;INDEX([.$AK75:.$DL75];MATCH([.$M$3];[.$AK$3:.$DL$3];0)+[.Z$1]))">
            <text:p/>
          </table:table-cell>
          <table:table-cell table:style-name="ce37" table:formula="of:=IF(INDEX([.$AK75:.$DL75];MATCH([.$M$3];[.$AK$3:.$DL$3];0)+[.AA$1])=&quot;&quot;;&quot;&quot;;INDEX([.$AK75:.$DL75];MATCH([.$M$3];[.$AK$3:.$DL$3];0)+[.AA$1]))">
            <text:p/>
          </table:table-cell>
          <table:table-cell table:style-name="ce24" table:formula="of:=IF(INDEX([.$AK75:.$DL75];MATCH([.$M$3];[.$AK$3:.$DL$3];0)+[.AB$1])=&quot;&quot;;&quot;&quot;;INDEX([.$DO$23:.$DO$422];MATCH(INDEX([.$AK75:.$DL75];MATCH([.$M$3];[.$AK$3:.$DL$3];0)+[.AB$1])&amp;IF([.AE75]=&quot;&quot;;&quot;&quot;;&quot;_&quot;&amp;[.AE75]);[.$DS$23:.$DS$422];0)))">
            <text:p/>
          </table:table-cell>
          <table:table-cell table:style-name="ce14" table:formula="of:=IF(INDEX([.$AK75:.$DL75];MATCH([.$M$3];[.$AK$3:.$DL$3];0)+[.AC$1])=&quot;&quot;;&quot;&quot;;INDEX([.$AK75:.$DL75];MATCH([.$M$3];[.$AK$3:.$DL$3];0)+[.AC$1]))">
            <text:p/>
          </table:table-cell>
          <table:table-cell table:style-name="ce14" table:formula="of:=IF(INDEX([.$AK75:.$DL75];MATCH([.$M$3];[.$AK$3:.$DL$3];0)+[.AD$1])=&quot;&quot;;&quot;&quot;;INDEX([.$AK75:.$DL75];MATCH([.$M$3];[.$AK$3:.$DL$3];0)+[.AD$1]))">
            <text:p/>
          </table:table-cell>
          <table:table-cell table:style-name="ce51" table:formula="of:=IF(INDEX([.$AK75:.$DL75];MATCH([.$M$3];[.$AK$3:.$DL$3];0)+[.AE$1])=&quot;&quot;;&quot;&quot;;INDEX([.$AK75:.$DL75];MATCH([.$M$3];[.$AK$3:.$DL$3];0)+[.AE$1]))">
            <text:p/>
          </table:table-cell>
          <table:table-cell table:style-name="ce37" table:formula="of:=IF(INDEX([.$AK75:.$DL75];MATCH([.$M$3];[.$AK$3:.$DL$3];0)+[.AF$1])=&quot;&quot;;&quot;&quot;;INDEX([.$AK75:.$DL75];MATCH([.$M$3];[.$AK$3:.$DL$3];0)+[.AF$1]))">
            <text:p/>
          </table:table-cell>
          <table:table-cell table:number-columns-repeated="86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L76];MATCH([.$M$3];[.$AK$3:.$DL$3];0)+[.$M$1])=&quot;&quot;;&quot;&quot;;INDEX([.$DO$23:.$DO$422];MATCH(INDEX([.$AK76:.$DL76];MATCH([.$M$3];[.$AK$3:.$DL$3];0)+[.$M$1])&amp;IF([.P76]=&quot;&quot;;&quot;&quot;;&quot;_&quot;&amp;[.P76]);[.$DP$23:.$DP$422];0)))">
            <text:p/>
          </table:table-cell>
          <table:table-cell table:style-name="ce14" table:formula="of:=IF(INDEX([.$AK76:.$DL76];MATCH([.$M$3];[.$AK$3:.$DL$3];0)+[.N$1])=&quot;&quot;;&quot;&quot;;INDEX([.$AK76:.$DL76];MATCH([.$M$3];[.$AK$3:.$DL$3];0)+[.N$1]))">
            <text:p/>
          </table:table-cell>
          <table:table-cell table:style-name="ce51" table:formula="of:=IF(INDEX([.$AK76:.$DL76];MATCH([.$M$3];[.$AK$3:.$DL$3];0)+[.O$1])=&quot;&quot;;&quot;&quot;;INDEX([.$AK76:.$DL76];MATCH([.$M$3];[.$AK$3:.$DL$3];0)+[.O$1]))">
            <text:p/>
          </table:table-cell>
          <table:table-cell table:style-name="ce51" table:formula="of:=IF(INDEX([.$AK76:.$DL76];MATCH([.$M$3];[.$AK$3:.$DL$3];0)+[.P$1])=&quot;&quot;;&quot;&quot;;INDEX([.$AK76:.$DL76];MATCH([.$M$3];[.$AK$3:.$DL$3];0)+[.P$1]))">
            <text:p/>
          </table:table-cell>
          <table:table-cell table:style-name="ce37" table:formula="of:=IF(INDEX([.$AK76:.$DL76];MATCH([.$M$3];[.$AK$3:.$DL$3];0)+[.Q$1])=&quot;&quot;;&quot;&quot;;INDEX([.$AK76:.$DL76];MATCH([.$M$3];[.$AK$3:.$DL$3];0)+[.Q$1]))">
            <text:p/>
          </table:table-cell>
          <table:table-cell table:style-name="ce24" table:formula="of:=IF(INDEX([.$AK76:.$DL76];MATCH([.$M$3];[.$AK$3:.$DL$3];0)+[.R$1])=&quot;&quot;;&quot;&quot;;INDEX([.$DO$23:.$DO$422];MATCH(INDEX([.$AK76:.$DL76];MATCH([.$M$3];[.$AK$3:.$DL$3];0)+[.R$1])&amp;IF([.U76]=&quot;&quot;;&quot;&quot;;&quot;_&quot;&amp;[.U76]);[.$DQ$23:.$DQ$422];0)))">
            <text:p/>
          </table:table-cell>
          <table:table-cell table:style-name="ce14" table:formula="of:=IF(INDEX([.$AK76:.$DL76];MATCH([.$M$3];[.$AK$3:.$DL$3];0)+[.S$1])=&quot;&quot;;&quot;&quot;;INDEX([.$AK76:.$DL76];MATCH([.$M$3];[.$AK$3:.$DL$3];0)+[.S$1]))">
            <text:p/>
          </table:table-cell>
          <table:table-cell table:style-name="ce14" table:formula="of:=IF(INDEX([.$AK76:.$DL76];MATCH([.$M$3];[.$AK$3:.$DL$3];0)+[.T$1])=&quot;&quot;;&quot;&quot;;INDEX([.$AK76:.$DL76];MATCH([.$M$3];[.$AK$3:.$DL$3];0)+[.T$1]))">
            <text:p/>
          </table:table-cell>
          <table:table-cell table:style-name="ce51" table:formula="of:=IF(INDEX([.$AK76:.$DL76];MATCH([.$M$3];[.$AK$3:.$DL$3];0)+[.U$1])=&quot;&quot;;&quot;&quot;;INDEX([.$AK76:.$DL76];MATCH([.$M$3];[.$AK$3:.$DL$3];0)+[.U$1]))">
            <text:p/>
          </table:table-cell>
          <table:table-cell table:style-name="ce37" table:formula="of:=IF(INDEX([.$AK76:.$DL76];MATCH([.$M$3];[.$AK$3:.$DL$3];0)+[.V$1])=&quot;&quot;;&quot;&quot;;INDEX([.$AK76:.$DL76];MATCH([.$M$3];[.$AK$3:.$DL$3];0)+[.V$1]))">
            <text:p/>
          </table:table-cell>
          <table:table-cell table:style-name="ce24" table:formula="of:=IF(INDEX([.$AK76:.$DL76];MATCH([.$M$3];[.$AK$3:.$DL$3];0)+[.W$1])=&quot;&quot;;&quot;&quot;;INDEX([.$DO$23:.$DO$422];MATCH(INDEX([.$AK76:.$DL76];MATCH([.$M$3];[.$AK$3:.$DL$3];0)+[.W$1])&amp;IF([.Z76]=&quot;&quot;;&quot;&quot;;&quot;_&quot;&amp;[.Z76]);[.$DR$23:.$DR$422];0)))">
            <text:p/>
          </table:table-cell>
          <table:table-cell table:style-name="ce14" table:formula="of:=IF(INDEX([.$AK76:.$DL76];MATCH([.$M$3];[.$AK$3:.$DL$3];0)+[.X$1])=&quot;&quot;;&quot;&quot;;INDEX([.$AK76:.$DL76];MATCH([.$M$3];[.$AK$3:.$DL$3];0)+[.X$1]))">
            <text:p/>
          </table:table-cell>
          <table:table-cell table:style-name="ce14" table:formula="of:=IF(INDEX([.$AK76:.$DL76];MATCH([.$M$3];[.$AK$3:.$DL$3];0)+[.Y$1])=&quot;&quot;;&quot;&quot;;INDEX([.$AK76:.$DL76];MATCH([.$M$3];[.$AK$3:.$DL$3];0)+[.Y$1]))">
            <text:p/>
          </table:table-cell>
          <table:table-cell table:style-name="ce51" table:formula="of:=IF(INDEX([.$AK76:.$DL76];MATCH([.$M$3];[.$AK$3:.$DL$3];0)+[.Z$1])=&quot;&quot;;&quot;&quot;;INDEX([.$AK76:.$DL76];MATCH([.$M$3];[.$AK$3:.$DL$3];0)+[.Z$1]))">
            <text:p/>
          </table:table-cell>
          <table:table-cell table:style-name="ce37" table:formula="of:=IF(INDEX([.$AK76:.$DL76];MATCH([.$M$3];[.$AK$3:.$DL$3];0)+[.AA$1])=&quot;&quot;;&quot;&quot;;INDEX([.$AK76:.$DL76];MATCH([.$M$3];[.$AK$3:.$DL$3];0)+[.AA$1]))">
            <text:p/>
          </table:table-cell>
          <table:table-cell table:style-name="ce24" table:formula="of:=IF(INDEX([.$AK76:.$DL76];MATCH([.$M$3];[.$AK$3:.$DL$3];0)+[.AB$1])=&quot;&quot;;&quot;&quot;;INDEX([.$DO$23:.$DO$422];MATCH(INDEX([.$AK76:.$DL76];MATCH([.$M$3];[.$AK$3:.$DL$3];0)+[.AB$1])&amp;IF([.AE76]=&quot;&quot;;&quot;&quot;;&quot;_&quot;&amp;[.AE76]);[.$DS$23:.$DS$422];0)))">
            <text:p/>
          </table:table-cell>
          <table:table-cell table:style-name="ce14" table:formula="of:=IF(INDEX([.$AK76:.$DL76];MATCH([.$M$3];[.$AK$3:.$DL$3];0)+[.AC$1])=&quot;&quot;;&quot;&quot;;INDEX([.$AK76:.$DL76];MATCH([.$M$3];[.$AK$3:.$DL$3];0)+[.AC$1]))">
            <text:p/>
          </table:table-cell>
          <table:table-cell table:style-name="ce14" table:formula="of:=IF(INDEX([.$AK76:.$DL76];MATCH([.$M$3];[.$AK$3:.$DL$3];0)+[.AD$1])=&quot;&quot;;&quot;&quot;;INDEX([.$AK76:.$DL76];MATCH([.$M$3];[.$AK$3:.$DL$3];0)+[.AD$1]))">
            <text:p/>
          </table:table-cell>
          <table:table-cell table:style-name="ce51" table:formula="of:=IF(INDEX([.$AK76:.$DL76];MATCH([.$M$3];[.$AK$3:.$DL$3];0)+[.AE$1])=&quot;&quot;;&quot;&quot;;INDEX([.$AK76:.$DL76];MATCH([.$M$3];[.$AK$3:.$DL$3];0)+[.AE$1]))">
            <text:p/>
          </table:table-cell>
          <table:table-cell table:style-name="ce37" table:formula="of:=IF(INDEX([.$AK76:.$DL76];MATCH([.$M$3];[.$AK$3:.$DL$3];0)+[.AF$1])=&quot;&quot;;&quot;&quot;;INDEX([.$AK76:.$DL76];MATCH([.$M$3];[.$AK$3:.$DL$3];0)+[.AF$1]))">
            <text:p/>
          </table:table-cell>
          <table:table-cell table:number-columns-repeated="86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L77];MATCH([.$M$3];[.$AK$3:.$DL$3];0)+[.$M$1])=&quot;&quot;;&quot;&quot;;INDEX([.$DO$23:.$DO$422];MATCH(INDEX([.$AK77:.$DL77];MATCH([.$M$3];[.$AK$3:.$DL$3];0)+[.$M$1])&amp;IF([.P77]=&quot;&quot;;&quot;&quot;;&quot;_&quot;&amp;[.P77]);[.$DP$23:.$DP$422];0)))">
            <text:p/>
          </table:table-cell>
          <table:table-cell table:style-name="ce14" table:formula="of:=IF(INDEX([.$AK77:.$DL77];MATCH([.$M$3];[.$AK$3:.$DL$3];0)+[.N$1])=&quot;&quot;;&quot;&quot;;INDEX([.$AK77:.$DL77];MATCH([.$M$3];[.$AK$3:.$DL$3];0)+[.N$1]))">
            <text:p/>
          </table:table-cell>
          <table:table-cell table:style-name="ce51" table:formula="of:=IF(INDEX([.$AK77:.$DL77];MATCH([.$M$3];[.$AK$3:.$DL$3];0)+[.O$1])=&quot;&quot;;&quot;&quot;;INDEX([.$AK77:.$DL77];MATCH([.$M$3];[.$AK$3:.$DL$3];0)+[.O$1]))">
            <text:p/>
          </table:table-cell>
          <table:table-cell table:style-name="ce51" table:formula="of:=IF(INDEX([.$AK77:.$DL77];MATCH([.$M$3];[.$AK$3:.$DL$3];0)+[.P$1])=&quot;&quot;;&quot;&quot;;INDEX([.$AK77:.$DL77];MATCH([.$M$3];[.$AK$3:.$DL$3];0)+[.P$1]))">
            <text:p/>
          </table:table-cell>
          <table:table-cell table:style-name="ce37" table:formula="of:=IF(INDEX([.$AK77:.$DL77];MATCH([.$M$3];[.$AK$3:.$DL$3];0)+[.Q$1])=&quot;&quot;;&quot;&quot;;INDEX([.$AK77:.$DL77];MATCH([.$M$3];[.$AK$3:.$DL$3];0)+[.Q$1]))">
            <text:p/>
          </table:table-cell>
          <table:table-cell table:style-name="ce24" table:formula="of:=IF(INDEX([.$AK77:.$DL77];MATCH([.$M$3];[.$AK$3:.$DL$3];0)+[.R$1])=&quot;&quot;;&quot;&quot;;INDEX([.$DO$23:.$DO$422];MATCH(INDEX([.$AK77:.$DL77];MATCH([.$M$3];[.$AK$3:.$DL$3];0)+[.R$1])&amp;IF([.U77]=&quot;&quot;;&quot;&quot;;&quot;_&quot;&amp;[.U77]);[.$DQ$23:.$DQ$422];0)))">
            <text:p/>
          </table:table-cell>
          <table:table-cell table:style-name="ce14" table:formula="of:=IF(INDEX([.$AK77:.$DL77];MATCH([.$M$3];[.$AK$3:.$DL$3];0)+[.S$1])=&quot;&quot;;&quot;&quot;;INDEX([.$AK77:.$DL77];MATCH([.$M$3];[.$AK$3:.$DL$3];0)+[.S$1]))">
            <text:p/>
          </table:table-cell>
          <table:table-cell table:style-name="ce14" table:formula="of:=IF(INDEX([.$AK77:.$DL77];MATCH([.$M$3];[.$AK$3:.$DL$3];0)+[.T$1])=&quot;&quot;;&quot;&quot;;INDEX([.$AK77:.$DL77];MATCH([.$M$3];[.$AK$3:.$DL$3];0)+[.T$1]))">
            <text:p/>
          </table:table-cell>
          <table:table-cell table:style-name="ce51" table:formula="of:=IF(INDEX([.$AK77:.$DL77];MATCH([.$M$3];[.$AK$3:.$DL$3];0)+[.U$1])=&quot;&quot;;&quot;&quot;;INDEX([.$AK77:.$DL77];MATCH([.$M$3];[.$AK$3:.$DL$3];0)+[.U$1]))">
            <text:p/>
          </table:table-cell>
          <table:table-cell table:style-name="ce37" table:formula="of:=IF(INDEX([.$AK77:.$DL77];MATCH([.$M$3];[.$AK$3:.$DL$3];0)+[.V$1])=&quot;&quot;;&quot;&quot;;INDEX([.$AK77:.$DL77];MATCH([.$M$3];[.$AK$3:.$DL$3];0)+[.V$1]))">
            <text:p/>
          </table:table-cell>
          <table:table-cell table:style-name="ce24" table:formula="of:=IF(INDEX([.$AK77:.$DL77];MATCH([.$M$3];[.$AK$3:.$DL$3];0)+[.W$1])=&quot;&quot;;&quot;&quot;;INDEX([.$DO$23:.$DO$422];MATCH(INDEX([.$AK77:.$DL77];MATCH([.$M$3];[.$AK$3:.$DL$3];0)+[.W$1])&amp;IF([.Z77]=&quot;&quot;;&quot;&quot;;&quot;_&quot;&amp;[.Z77]);[.$DR$23:.$DR$422];0)))">
            <text:p/>
          </table:table-cell>
          <table:table-cell table:style-name="ce14" table:formula="of:=IF(INDEX([.$AK77:.$DL77];MATCH([.$M$3];[.$AK$3:.$DL$3];0)+[.X$1])=&quot;&quot;;&quot;&quot;;INDEX([.$AK77:.$DL77];MATCH([.$M$3];[.$AK$3:.$DL$3];0)+[.X$1]))">
            <text:p/>
          </table:table-cell>
          <table:table-cell table:style-name="ce14" table:formula="of:=IF(INDEX([.$AK77:.$DL77];MATCH([.$M$3];[.$AK$3:.$DL$3];0)+[.Y$1])=&quot;&quot;;&quot;&quot;;INDEX([.$AK77:.$DL77];MATCH([.$M$3];[.$AK$3:.$DL$3];0)+[.Y$1]))">
            <text:p/>
          </table:table-cell>
          <table:table-cell table:style-name="ce51" table:formula="of:=IF(INDEX([.$AK77:.$DL77];MATCH([.$M$3];[.$AK$3:.$DL$3];0)+[.Z$1])=&quot;&quot;;&quot;&quot;;INDEX([.$AK77:.$DL77];MATCH([.$M$3];[.$AK$3:.$DL$3];0)+[.Z$1]))">
            <text:p/>
          </table:table-cell>
          <table:table-cell table:style-name="ce37" table:formula="of:=IF(INDEX([.$AK77:.$DL77];MATCH([.$M$3];[.$AK$3:.$DL$3];0)+[.AA$1])=&quot;&quot;;&quot;&quot;;INDEX([.$AK77:.$DL77];MATCH([.$M$3];[.$AK$3:.$DL$3];0)+[.AA$1]))">
            <text:p/>
          </table:table-cell>
          <table:table-cell table:style-name="ce24" table:formula="of:=IF(INDEX([.$AK77:.$DL77];MATCH([.$M$3];[.$AK$3:.$DL$3];0)+[.AB$1])=&quot;&quot;;&quot;&quot;;INDEX([.$DO$23:.$DO$422];MATCH(INDEX([.$AK77:.$DL77];MATCH([.$M$3];[.$AK$3:.$DL$3];0)+[.AB$1])&amp;IF([.AE77]=&quot;&quot;;&quot;&quot;;&quot;_&quot;&amp;[.AE77]);[.$DS$23:.$DS$422];0)))">
            <text:p/>
          </table:table-cell>
          <table:table-cell table:style-name="ce14" table:formula="of:=IF(INDEX([.$AK77:.$DL77];MATCH([.$M$3];[.$AK$3:.$DL$3];0)+[.AC$1])=&quot;&quot;;&quot;&quot;;INDEX([.$AK77:.$DL77];MATCH([.$M$3];[.$AK$3:.$DL$3];0)+[.AC$1]))">
            <text:p/>
          </table:table-cell>
          <table:table-cell table:style-name="ce14" table:formula="of:=IF(INDEX([.$AK77:.$DL77];MATCH([.$M$3];[.$AK$3:.$DL$3];0)+[.AD$1])=&quot;&quot;;&quot;&quot;;INDEX([.$AK77:.$DL77];MATCH([.$M$3];[.$AK$3:.$DL$3];0)+[.AD$1]))">
            <text:p/>
          </table:table-cell>
          <table:table-cell table:style-name="ce51" table:formula="of:=IF(INDEX([.$AK77:.$DL77];MATCH([.$M$3];[.$AK$3:.$DL$3];0)+[.AE$1])=&quot;&quot;;&quot;&quot;;INDEX([.$AK77:.$DL77];MATCH([.$M$3];[.$AK$3:.$DL$3];0)+[.AE$1]))">
            <text:p/>
          </table:table-cell>
          <table:table-cell table:style-name="ce37" table:formula="of:=IF(INDEX([.$AK77:.$DL77];MATCH([.$M$3];[.$AK$3:.$DL$3];0)+[.AF$1])=&quot;&quot;;&quot;&quot;;INDEX([.$AK77:.$DL77];MATCH([.$M$3];[.$AK$3:.$DL$3];0)+[.AF$1]))">
            <text:p/>
          </table:table-cell>
          <table:table-cell table:number-columns-repeated="86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L78];MATCH([.$M$3];[.$AK$3:.$DL$3];0)+[.$M$1])=&quot;&quot;;&quot;&quot;;INDEX([.$DO$23:.$DO$422];MATCH(INDEX([.$AK78:.$DL78];MATCH([.$M$3];[.$AK$3:.$DL$3];0)+[.$M$1])&amp;IF([.P78]=&quot;&quot;;&quot;&quot;;&quot;_&quot;&amp;[.P78]);[.$DP$23:.$DP$422];0)))">
            <text:p/>
          </table:table-cell>
          <table:table-cell table:style-name="ce14" table:formula="of:=IF(INDEX([.$AK78:.$DL78];MATCH([.$M$3];[.$AK$3:.$DL$3];0)+[.N$1])=&quot;&quot;;&quot;&quot;;INDEX([.$AK78:.$DL78];MATCH([.$M$3];[.$AK$3:.$DL$3];0)+[.N$1]))">
            <text:p/>
          </table:table-cell>
          <table:table-cell table:style-name="ce51" table:formula="of:=IF(INDEX([.$AK78:.$DL78];MATCH([.$M$3];[.$AK$3:.$DL$3];0)+[.O$1])=&quot;&quot;;&quot;&quot;;INDEX([.$AK78:.$DL78];MATCH([.$M$3];[.$AK$3:.$DL$3];0)+[.O$1]))">
            <text:p/>
          </table:table-cell>
          <table:table-cell table:style-name="ce51" table:formula="of:=IF(INDEX([.$AK78:.$DL78];MATCH([.$M$3];[.$AK$3:.$DL$3];0)+[.P$1])=&quot;&quot;;&quot;&quot;;INDEX([.$AK78:.$DL78];MATCH([.$M$3];[.$AK$3:.$DL$3];0)+[.P$1]))">
            <text:p/>
          </table:table-cell>
          <table:table-cell table:style-name="ce37" table:formula="of:=IF(INDEX([.$AK78:.$DL78];MATCH([.$M$3];[.$AK$3:.$DL$3];0)+[.Q$1])=&quot;&quot;;&quot;&quot;;INDEX([.$AK78:.$DL78];MATCH([.$M$3];[.$AK$3:.$DL$3];0)+[.Q$1]))">
            <text:p/>
          </table:table-cell>
          <table:table-cell table:style-name="ce24" table:formula="of:=IF(INDEX([.$AK78:.$DL78];MATCH([.$M$3];[.$AK$3:.$DL$3];0)+[.R$1])=&quot;&quot;;&quot;&quot;;INDEX([.$DO$23:.$DO$422];MATCH(INDEX([.$AK78:.$DL78];MATCH([.$M$3];[.$AK$3:.$DL$3];0)+[.R$1])&amp;IF([.U78]=&quot;&quot;;&quot;&quot;;&quot;_&quot;&amp;[.U78]);[.$DQ$23:.$DQ$422];0)))">
            <text:p/>
          </table:table-cell>
          <table:table-cell table:style-name="ce14" table:formula="of:=IF(INDEX([.$AK78:.$DL78];MATCH([.$M$3];[.$AK$3:.$DL$3];0)+[.S$1])=&quot;&quot;;&quot;&quot;;INDEX([.$AK78:.$DL78];MATCH([.$M$3];[.$AK$3:.$DL$3];0)+[.S$1]))">
            <text:p/>
          </table:table-cell>
          <table:table-cell table:style-name="ce14" table:formula="of:=IF(INDEX([.$AK78:.$DL78];MATCH([.$M$3];[.$AK$3:.$DL$3];0)+[.T$1])=&quot;&quot;;&quot;&quot;;INDEX([.$AK78:.$DL78];MATCH([.$M$3];[.$AK$3:.$DL$3];0)+[.T$1]))">
            <text:p/>
          </table:table-cell>
          <table:table-cell table:style-name="ce51" table:formula="of:=IF(INDEX([.$AK78:.$DL78];MATCH([.$M$3];[.$AK$3:.$DL$3];0)+[.U$1])=&quot;&quot;;&quot;&quot;;INDEX([.$AK78:.$DL78];MATCH([.$M$3];[.$AK$3:.$DL$3];0)+[.U$1]))">
            <text:p/>
          </table:table-cell>
          <table:table-cell table:style-name="ce37" table:formula="of:=IF(INDEX([.$AK78:.$DL78];MATCH([.$M$3];[.$AK$3:.$DL$3];0)+[.V$1])=&quot;&quot;;&quot;&quot;;INDEX([.$AK78:.$DL78];MATCH([.$M$3];[.$AK$3:.$DL$3];0)+[.V$1]))">
            <text:p/>
          </table:table-cell>
          <table:table-cell table:style-name="ce24" table:formula="of:=IF(INDEX([.$AK78:.$DL78];MATCH([.$M$3];[.$AK$3:.$DL$3];0)+[.W$1])=&quot;&quot;;&quot;&quot;;INDEX([.$DO$23:.$DO$422];MATCH(INDEX([.$AK78:.$DL78];MATCH([.$M$3];[.$AK$3:.$DL$3];0)+[.W$1])&amp;IF([.Z78]=&quot;&quot;;&quot;&quot;;&quot;_&quot;&amp;[.Z78]);[.$DR$23:.$DR$422];0)))">
            <text:p/>
          </table:table-cell>
          <table:table-cell table:style-name="ce14" table:formula="of:=IF(INDEX([.$AK78:.$DL78];MATCH([.$M$3];[.$AK$3:.$DL$3];0)+[.X$1])=&quot;&quot;;&quot;&quot;;INDEX([.$AK78:.$DL78];MATCH([.$M$3];[.$AK$3:.$DL$3];0)+[.X$1]))">
            <text:p/>
          </table:table-cell>
          <table:table-cell table:style-name="ce14" table:formula="of:=IF(INDEX([.$AK78:.$DL78];MATCH([.$M$3];[.$AK$3:.$DL$3];0)+[.Y$1])=&quot;&quot;;&quot;&quot;;INDEX([.$AK78:.$DL78];MATCH([.$M$3];[.$AK$3:.$DL$3];0)+[.Y$1]))">
            <text:p/>
          </table:table-cell>
          <table:table-cell table:style-name="ce51" table:formula="of:=IF(INDEX([.$AK78:.$DL78];MATCH([.$M$3];[.$AK$3:.$DL$3];0)+[.Z$1])=&quot;&quot;;&quot;&quot;;INDEX([.$AK78:.$DL78];MATCH([.$M$3];[.$AK$3:.$DL$3];0)+[.Z$1]))">
            <text:p/>
          </table:table-cell>
          <table:table-cell table:style-name="ce37" table:formula="of:=IF(INDEX([.$AK78:.$DL78];MATCH([.$M$3];[.$AK$3:.$DL$3];0)+[.AA$1])=&quot;&quot;;&quot;&quot;;INDEX([.$AK78:.$DL78];MATCH([.$M$3];[.$AK$3:.$DL$3];0)+[.AA$1]))">
            <text:p/>
          </table:table-cell>
          <table:table-cell table:style-name="ce24" table:formula="of:=IF(INDEX([.$AK78:.$DL78];MATCH([.$M$3];[.$AK$3:.$DL$3];0)+[.AB$1])=&quot;&quot;;&quot;&quot;;INDEX([.$DO$23:.$DO$422];MATCH(INDEX([.$AK78:.$DL78];MATCH([.$M$3];[.$AK$3:.$DL$3];0)+[.AB$1])&amp;IF([.AE78]=&quot;&quot;;&quot;&quot;;&quot;_&quot;&amp;[.AE78]);[.$DS$23:.$DS$422];0)))">
            <text:p/>
          </table:table-cell>
          <table:table-cell table:style-name="ce14" table:formula="of:=IF(INDEX([.$AK78:.$DL78];MATCH([.$M$3];[.$AK$3:.$DL$3];0)+[.AC$1])=&quot;&quot;;&quot;&quot;;INDEX([.$AK78:.$DL78];MATCH([.$M$3];[.$AK$3:.$DL$3];0)+[.AC$1]))">
            <text:p/>
          </table:table-cell>
          <table:table-cell table:style-name="ce14" table:formula="of:=IF(INDEX([.$AK78:.$DL78];MATCH([.$M$3];[.$AK$3:.$DL$3];0)+[.AD$1])=&quot;&quot;;&quot;&quot;;INDEX([.$AK78:.$DL78];MATCH([.$M$3];[.$AK$3:.$DL$3];0)+[.AD$1]))">
            <text:p/>
          </table:table-cell>
          <table:table-cell table:style-name="ce51" table:formula="of:=IF(INDEX([.$AK78:.$DL78];MATCH([.$M$3];[.$AK$3:.$DL$3];0)+[.AE$1])=&quot;&quot;;&quot;&quot;;INDEX([.$AK78:.$DL78];MATCH([.$M$3];[.$AK$3:.$DL$3];0)+[.AE$1]))">
            <text:p/>
          </table:table-cell>
          <table:table-cell table:style-name="ce37" table:formula="of:=IF(INDEX([.$AK78:.$DL78];MATCH([.$M$3];[.$AK$3:.$DL$3];0)+[.AF$1])=&quot;&quot;;&quot;&quot;;INDEX([.$AK78:.$DL78];MATCH([.$M$3];[.$AK$3:.$DL$3];0)+[.AF$1]))">
            <text:p/>
          </table:table-cell>
          <table:table-cell table:number-columns-repeated="86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L79];MATCH([.$M$3];[.$AK$3:.$DL$3];0)+[.$M$1])=&quot;&quot;;&quot;&quot;;INDEX([.$DO$23:.$DO$422];MATCH(INDEX([.$AK79:.$DL79];MATCH([.$M$3];[.$AK$3:.$DL$3];0)+[.$M$1])&amp;IF([.P79]=&quot;&quot;;&quot;&quot;;&quot;_&quot;&amp;[.P79]);[.$DP$23:.$DP$422];0)))">
            <text:p/>
          </table:table-cell>
          <table:table-cell table:style-name="ce55" table:formula="of:=IF(INDEX([.$AK79:.$DL79];MATCH([.$M$3];[.$AK$3:.$DL$3];0)+[.N$1])=&quot;&quot;;&quot;&quot;;INDEX([.$AK79:.$DL79];MATCH([.$M$3];[.$AK$3:.$DL$3];0)+[.N$1]))">
            <text:p/>
          </table:table-cell>
          <table:table-cell table:style-name="ce55" table:formula="of:=IF(INDEX([.$AK79:.$DL79];MATCH([.$M$3];[.$AK$3:.$DL$3];0)+[.O$1])=&quot;&quot;;&quot;&quot;;INDEX([.$AK79:.$DL79];MATCH([.$M$3];[.$AK$3:.$DL$3];0)+[.O$1]))">
            <text:p/>
          </table:table-cell>
          <table:table-cell table:style-name="ce55" table:formula="of:=IF(INDEX([.$AK79:.$DL79];MATCH([.$M$3];[.$AK$3:.$DL$3];0)+[.P$1])=&quot;&quot;;&quot;&quot;;INDEX([.$AK79:.$DL79];MATCH([.$M$3];[.$AK$3:.$DL$3];0)+[.P$1]))">
            <text:p/>
          </table:table-cell>
          <table:table-cell table:style-name="ce38" table:formula="of:=IF(INDEX([.$AK79:.$DL79];MATCH([.$M$3];[.$AK$3:.$DL$3];0)+[.Q$1])=&quot;&quot;;&quot;&quot;;INDEX([.$AK79:.$DL79];MATCH([.$M$3];[.$AK$3:.$DL$3];0)+[.Q$1]))">
            <text:p/>
          </table:table-cell>
          <table:table-cell table:style-name="ce25" table:formula="of:=IF(INDEX([.$AK79:.$DL79];MATCH([.$M$3];[.$AK$3:.$DL$3];0)+[.R$1])=&quot;&quot;;&quot;&quot;;INDEX([.$DO$23:.$DO$422];MATCH(INDEX([.$AK79:.$DL79];MATCH([.$M$3];[.$AK$3:.$DL$3];0)+[.R$1])&amp;IF([.U79]=&quot;&quot;;&quot;&quot;;&quot;_&quot;&amp;[.U79]);[.$DQ$23:.$DQ$422];0)))">
            <text:p/>
          </table:table-cell>
          <table:table-cell table:style-name="ce55" table:formula="of:=IF(INDEX([.$AK79:.$DL79];MATCH([.$M$3];[.$AK$3:.$DL$3];0)+[.S$1])=&quot;&quot;;&quot;&quot;;INDEX([.$AK79:.$DL79];MATCH([.$M$3];[.$AK$3:.$DL$3];0)+[.S$1]))">
            <text:p/>
          </table:table-cell>
          <table:table-cell table:style-name="ce55" table:formula="of:=IF(INDEX([.$AK79:.$DL79];MATCH([.$M$3];[.$AK$3:.$DL$3];0)+[.T$1])=&quot;&quot;;&quot;&quot;;INDEX([.$AK79:.$DL79];MATCH([.$M$3];[.$AK$3:.$DL$3];0)+[.T$1]))">
            <text:p/>
          </table:table-cell>
          <table:table-cell table:style-name="ce55" table:formula="of:=IF(INDEX([.$AK79:.$DL79];MATCH([.$M$3];[.$AK$3:.$DL$3];0)+[.U$1])=&quot;&quot;;&quot;&quot;;INDEX([.$AK79:.$DL79];MATCH([.$M$3];[.$AK$3:.$DL$3];0)+[.U$1]))">
            <text:p/>
          </table:table-cell>
          <table:table-cell table:style-name="ce38" table:formula="of:=IF(INDEX([.$AK79:.$DL79];MATCH([.$M$3];[.$AK$3:.$DL$3];0)+[.V$1])=&quot;&quot;;&quot;&quot;;INDEX([.$AK79:.$DL79];MATCH([.$M$3];[.$AK$3:.$DL$3];0)+[.V$1]))">
            <text:p/>
          </table:table-cell>
          <table:table-cell table:style-name="ce25" table:formula="of:=IF(INDEX([.$AK79:.$DL79];MATCH([.$M$3];[.$AK$3:.$DL$3];0)+[.W$1])=&quot;&quot;;&quot;&quot;;INDEX([.$DO$23:.$DO$422];MATCH(INDEX([.$AK79:.$DL79];MATCH([.$M$3];[.$AK$3:.$DL$3];0)+[.W$1])&amp;IF([.Z79]=&quot;&quot;;&quot;&quot;;&quot;_&quot;&amp;[.Z79]);[.$DR$23:.$DR$422];0)))">
            <text:p/>
          </table:table-cell>
          <table:table-cell table:style-name="ce55" table:formula="of:=IF(INDEX([.$AK79:.$DL79];MATCH([.$M$3];[.$AK$3:.$DL$3];0)+[.X$1])=&quot;&quot;;&quot;&quot;;INDEX([.$AK79:.$DL79];MATCH([.$M$3];[.$AK$3:.$DL$3];0)+[.X$1]))">
            <text:p/>
          </table:table-cell>
          <table:table-cell table:style-name="ce55" table:formula="of:=IF(INDEX([.$AK79:.$DL79];MATCH([.$M$3];[.$AK$3:.$DL$3];0)+[.Y$1])=&quot;&quot;;&quot;&quot;;INDEX([.$AK79:.$DL79];MATCH([.$M$3];[.$AK$3:.$DL$3];0)+[.Y$1]))">
            <text:p/>
          </table:table-cell>
          <table:table-cell table:style-name="ce55" table:formula="of:=IF(INDEX([.$AK79:.$DL79];MATCH([.$M$3];[.$AK$3:.$DL$3];0)+[.Z$1])=&quot;&quot;;&quot;&quot;;INDEX([.$AK79:.$DL79];MATCH([.$M$3];[.$AK$3:.$DL$3];0)+[.Z$1]))">
            <text:p/>
          </table:table-cell>
          <table:table-cell table:style-name="ce38" table:formula="of:=IF(INDEX([.$AK79:.$DL79];MATCH([.$M$3];[.$AK$3:.$DL$3];0)+[.AA$1])=&quot;&quot;;&quot;&quot;;INDEX([.$AK79:.$DL79];MATCH([.$M$3];[.$AK$3:.$DL$3];0)+[.AA$1]))">
            <text:p/>
          </table:table-cell>
          <table:table-cell table:style-name="ce25" table:formula="of:=IF(INDEX([.$AK79:.$DL79];MATCH([.$M$3];[.$AK$3:.$DL$3];0)+[.AB$1])=&quot;&quot;;&quot;&quot;;INDEX([.$DO$23:.$DO$422];MATCH(INDEX([.$AK79:.$DL79];MATCH([.$M$3];[.$AK$3:.$DL$3];0)+[.AB$1])&amp;IF([.AE79]=&quot;&quot;;&quot;&quot;;&quot;_&quot;&amp;[.AE79]);[.$DS$23:.$DS$422];0)))">
            <text:p/>
          </table:table-cell>
          <table:table-cell table:style-name="ce55" table:formula="of:=IF(INDEX([.$AK79:.$DL79];MATCH([.$M$3];[.$AK$3:.$DL$3];0)+[.AC$1])=&quot;&quot;;&quot;&quot;;INDEX([.$AK79:.$DL79];MATCH([.$M$3];[.$AK$3:.$DL$3];0)+[.AC$1]))">
            <text:p/>
          </table:table-cell>
          <table:table-cell table:style-name="ce55" table:formula="of:=IF(INDEX([.$AK79:.$DL79];MATCH([.$M$3];[.$AK$3:.$DL$3];0)+[.AD$1])=&quot;&quot;;&quot;&quot;;INDEX([.$AK79:.$DL79];MATCH([.$M$3];[.$AK$3:.$DL$3];0)+[.AD$1]))">
            <text:p/>
          </table:table-cell>
          <table:table-cell table:style-name="ce55" table:formula="of:=IF(INDEX([.$AK79:.$DL79];MATCH([.$M$3];[.$AK$3:.$DL$3];0)+[.AE$1])=&quot;&quot;;&quot;&quot;;INDEX([.$AK79:.$DL79];MATCH([.$M$3];[.$AK$3:.$DL$3];0)+[.AE$1]))">
            <text:p/>
          </table:table-cell>
          <table:table-cell table:style-name="ce38" table:formula="of:=IF(INDEX([.$AK79:.$DL79];MATCH([.$M$3];[.$AK$3:.$DL$3];0)+[.AF$1])=&quot;&quot;;&quot;&quot;;INDEX([.$AK79:.$DL79];MATCH([.$M$3];[.$AK$3:.$DL$3];0)+[.AF$1]))">
            <text:p/>
          </table:table-cell>
          <table:table-cell table:number-columns-repeated="86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ViolinIMvtII = {" calcext:value-type="string">
            <text:p>formatViolinIMvtII = {</text:p>
          </table:table-cell>
          <table:table-cell table:number-columns-repeated="10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8" calcext:value-type="float">
            <text:p>8</text:p>
          </table:table-cell>
          <table:table-cell table:formula="of:=IF([.B86]=&quot;&quot;;&quot;&quot;;IF(OR([.D85]=&quot;pb&quot;;[.D85]=&quot;b&quot;;[.D85]=&quot;&quot;);[.B86]-[.B85];[.B86]-[.B85]-1))" office:value-type="float" office:value="7" calcext:value-type="float">
            <text:p>7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7 \break " calcext:value-type="string">
            <text:p>s2.*7 \break </text:p>
          </table:table-cell>
          <table:table-cell table:formula="of:=IF([.V23]=&quot;&quot;;&quot;&quot;;&quot;\overrideProperty Score.NonMusicalPaperColumn.line-break-system-details #'((Y-offset . &quot;&amp;[.V23]&amp;&quot;))&quot;)" office:value-type="string" office:string-value="\overrideProperty Score.NonMusicalPaperColumn.line-break-system-details #'((Y-offset . 132))" calcext:value-type="string">
            <text:p>\overrideProperty Score.NonMusicalPaperColumn.line-break-system-details #'((Y-offset . 132))</text:p>
          </table:table-cell>
          <table:table-cell table:number-columns-repeated="108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4" calcext:value-type="float">
            <text:p>14</text:p>
          </table:table-cell>
          <table:table-cell table:formula="of:=IF([.B87]=&quot;&quot;;&quot;&quot;;IF(OR([.D86]=&quot;pb&quot;;[.D86]=&quot;b&quot;;[.D86]=&quot;&quot;);[.B87]-[.B86];[.B87]-[.B86]-1))" office:value-type="float" office:value="6" calcext:value-type="float">
            <text:p>6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pb" calcext:value-type="string">
            <text:p>p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6 \pageBreak " calcext:value-type="string">
            <text:p>s2.*6 \pageBreak </text:p>
          </table:table-cell>
          <table:table-cell table:formula="of:=IF([.V24]=&quot;&quot;;&quot;&quot;;&quot;\overrideProperty Score.NonMusicalPaperColumn.line-break-system-details #'((Y-offset . &quot;&amp;[.V24]&amp;&quot;))&quot;)" office:value-type="string" office:string-value="\overrideProperty Score.NonMusicalPaperColumn.line-break-system-details #'((Y-offset . 147))" calcext:value-type="string">
            <text:p>\overrideProperty Score.NonMusicalPaperColumn.line-break-system-details #'((Y-offset . 147))</text:p>
          </table:table-cell>
          <table:table-cell table:number-columns-repeated="108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9" calcext:value-type="float">
            <text:p>19</text:p>
          </table:table-cell>
          <table:table-cell table:formula="of:=IF([.B88]=&quot;&quot;;&quot;&quot;;IF(OR([.D87]=&quot;pb&quot;;[.D87]=&quot;b&quot;;[.D87]=&quot;&quot;);[.B88]-[.B87];[.B88]-[.B87]-1))" office:value-type="float" office:value="5" calcext:value-type="float">
            <text:p>5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b" calcext:value-type="string">
            <text:p>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break" calcext:value-type="string">
            <text:p>\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5]=&quot;&quot;;&quot;&quot;;&quot;\overrideProperty Score.NonMusicalPaperColumn.line-break-system-details #'((Y-offset . &quot;&amp;[.V2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25" calcext:value-type="float">
            <text:p>25</text:p>
          </table:table-cell>
          <table:table-cell table:formula="of:=IF([.B89]=&quot;&quot;;&quot;&quot;;IF(OR([.D88]=&quot;pb&quot;;[.D88]=&quot;b&quot;;[.D88]=&quot;&quot;);[.B89]-[.B88];[.B89]-[.B88]-1))" office:value-type="float" office:value="6" calcext:value-type="float">
            <text:p>6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b" calcext:value-type="string">
            <text:p>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break" calcext:value-type="string">
            <text:p>\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26]=&quot;&quot;;&quot;&quot;;&quot;\overrideProperty Score.NonMusicalPaperColumn.line-break-system-details #'((Y-offset . &quot;&amp;[.V26]&amp;&quot;))&quot;)" office:value-type="string" office:string-value="\overrideProperty Score.NonMusicalPaperColumn.line-break-system-details #'((Y-offset . 14.5))" calcext:value-type="string">
            <text:p>\overrideProperty Score.NonMusicalPaperColumn.line-break-system-details #'((Y-offset . 14.5))</text:p>
          </table:table-cell>
          <table:table-cell table:number-columns-repeated="108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32" calcext:value-type="float">
            <text:p>32</text:p>
          </table:table-cell>
          <table:table-cell table:formula="of:=IF([.B90]=&quot;&quot;;&quot;&quot;;IF(OR([.D89]=&quot;pb&quot;;[.D89]=&quot;b&quot;;[.D89]=&quot;&quot;);[.B90]-[.B89];[.B90]-[.B89]-1))" office:value-type="float" office:value="7" calcext:value-type="float">
            <text:p>7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7]=&quot;&quot;;&quot;&quot;;&quot;\overrideProperty Score.NonMusicalPaperColumn.line-break-system-details #'((Y-offset . &quot;&amp;[.V27]&amp;&quot;))&quot;)" office:value-type="string" office:string-value="\overrideProperty Score.NonMusicalPaperColumn.line-break-system-details #'((Y-offset . 29.5))" calcext:value-type="string">
            <text:p>\overrideProperty Score.NonMusicalPaperColumn.line-break-system-details #'((Y-offset . 29.5))</text:p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9" calcext:value-type="float">
            <text:p>39</text:p>
          </table:table-cell>
          <table:table-cell table:formula="of:=IF([.B91]=&quot;&quot;;&quot;&quot;;IF(OR([.D90]=&quot;pb&quot;;[.D90]=&quot;b&quot;;[.D90]=&quot;&quot;);[.B91]-[.B90];[.B91]-[.B90]-1))" office:value-type="float" office:value="7" calcext:value-type="float">
            <text:p>7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8]=&quot;&quot;;&quot;&quot;;&quot;\overrideProperty Score.NonMusicalPaperColumn.line-break-system-details #'((Y-offset . &quot;&amp;[.V28]&amp;&quot;))&quot;)" office:value-type="string" office:string-value="\overrideProperty Score.NonMusicalPaperColumn.line-break-system-details #'((Y-offset . 43))" calcext:value-type="string">
            <text:p>\overrideProperty Score.NonMusicalPaperColumn.line-break-system-details #'((Y-offset . 43))</text:p>
          </table:table-cell>
          <table:table-cell table:number-columns-repeated="108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46" calcext:value-type="float">
            <text:p>46</text:p>
          </table:table-cell>
          <table:table-cell table:formula="of:=IF([.B92]=&quot;&quot;;&quot;&quot;;IF(OR([.D91]=&quot;pb&quot;;[.D91]=&quot;b&quot;;[.D91]=&quot;&quot;);[.B92]-[.B91];[.B92]-[.B91]-1))" office:value-type="float" office:value="7" calcext:value-type="float">
            <text:p>7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9]=&quot;&quot;;&quot;&quot;;&quot;\overrideProperty Score.NonMusicalPaperColumn.line-break-system-details #'((Y-offset . &quot;&amp;[.V29]&amp;&quot;))&quot;)" office:value-type="string" office:string-value="\overrideProperty Score.NonMusicalPaperColumn.line-break-system-details #'((Y-offset . 57))" calcext:value-type="string">
            <text:p>\overrideProperty Score.NonMusicalPaperColumn.line-break-system-details #'((Y-offset . 57))</text:p>
          </table:table-cell>
          <table:table-cell table:number-columns-repeated="108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53" calcext:value-type="float">
            <text:p>53</text:p>
          </table:table-cell>
          <table:table-cell table:formula="of:=IF([.B93]=&quot;&quot;;&quot;&quot;;IF(OR([.D92]=&quot;pb&quot;;[.D92]=&quot;b&quot;;[.D92]=&quot;&quot;);[.B93]-[.B92];[.B93]-[.B92]-1))" office:value-type="float" office:value="7" calcext:value-type="float">
            <text:p>7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0]=&quot;&quot;;&quot;&quot;;&quot;\overrideProperty Score.NonMusicalPaperColumn.line-break-system-details #'((Y-offset . &quot;&amp;[.V30]&amp;&quot;))&quot;)" office:value-type="string" office:string-value="\overrideProperty Score.NonMusicalPaperColumn.line-break-system-details #'((Y-offset . 69.5))" calcext:value-type="string">
            <text:p>\overrideProperty Score.NonMusicalPaperColumn.line-break-system-details #'((Y-offset . 69.5))</text:p>
          </table:table-cell>
          <table:table-cell table:number-columns-repeated="108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60" calcext:value-type="float">
            <text:p>60</text:p>
          </table:table-cell>
          <table:table-cell table:formula="of:=IF([.B94]=&quot;&quot;;&quot;&quot;;IF(OR([.D93]=&quot;pb&quot;;[.D93]=&quot;b&quot;;[.D93]=&quot;&quot;);[.B94]-[.B93];[.B94]-[.B93]-1))" office:value-type="float" office:value="7" calcext:value-type="float">
            <text:p>7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1]=&quot;&quot;;&quot;&quot;;&quot;\overrideProperty Score.NonMusicalPaperColumn.line-break-system-details #'((Y-offset . &quot;&amp;[.V31]&amp;&quot;))&quot;)" office:value-type="string" office:string-value="\overrideProperty Score.NonMusicalPaperColumn.line-break-system-details #'((Y-offset . 81))" calcext:value-type="string">
            <text:p>\overrideProperty Score.NonMusicalPaperColumn.line-break-system-details #'((Y-offset . 81))</text:p>
          </table:table-cell>
          <table:table-cell table:number-columns-repeated="108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67" calcext:value-type="float">
            <text:p>67</text:p>
          </table:table-cell>
          <table:table-cell table:formula="of:=IF([.B95]=&quot;&quot;;&quot;&quot;;IF(OR([.D94]=&quot;pb&quot;;[.D94]=&quot;b&quot;;[.D94]=&quot;&quot;);[.B95]-[.B94];[.B95]-[.B94]-1))" office:value-type="float" office:value="7" calcext:value-type="float">
            <text:p>7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2]=&quot;&quot;;&quot;&quot;;&quot;\overrideProperty Score.NonMusicalPaperColumn.line-break-system-details #'((Y-offset . &quot;&amp;[.V32]&amp;&quot;))&quot;)" office:value-type="string" office:string-value="\overrideProperty Score.NonMusicalPaperColumn.line-break-system-details #'((Y-offset . 96))" calcext:value-type="string">
            <text:p>\overrideProperty Score.NonMusicalPaperColumn.line-break-system-details #'((Y-offset . 96))</text:p>
          </table:table-cell>
          <table:table-cell table:number-columns-repeated="108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74" calcext:value-type="float">
            <text:p>74</text:p>
          </table:table-cell>
          <table:table-cell table:formula="of:=IF([.B96]=&quot;&quot;;&quot;&quot;;IF(OR([.D95]=&quot;pb&quot;;[.D95]=&quot;b&quot;;[.D95]=&quot;&quot;);[.B96]-[.B95];[.B96]-[.B95]-1))" office:value-type="float" office:value="7" calcext:value-type="float">
            <text:p>7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3]=&quot;&quot;;&quot;&quot;;&quot;\overrideProperty Score.NonMusicalPaperColumn.line-break-system-details #'((Y-offset . &quot;&amp;[.V33]&amp;&quot;))&quot;)" office:value-type="string" office:string-value="\overrideProperty Score.NonMusicalPaperColumn.line-break-system-details #'((Y-offset . 108.2))" calcext:value-type="string">
            <text:p>\overrideProperty Score.NonMusicalPaperColumn.line-break-system-details #'((Y-offset . 108.2))</text:p>
          </table:table-cell>
          <table:table-cell table:number-columns-repeated="108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82" calcext:value-type="float">
            <text:p>82</text:p>
          </table:table-cell>
          <table:table-cell table:formula="of:=IF([.B97]=&quot;&quot;;&quot;&quot;;IF(OR([.D96]=&quot;pb&quot;;[.D96]=&quot;b&quot;;[.D96]=&quot;&quot;);[.B97]-[.B96];[.B97]-[.B96]-1))" office:value-type="float" office:value="8" calcext:value-type="float">
            <text:p>8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4]=&quot;&quot;;&quot;&quot;;&quot;\overrideProperty Score.NonMusicalPaperColumn.line-break-system-details #'((Y-offset . &quot;&amp;[.V34]&amp;&quot;))&quot;)" office:value-type="string" office:string-value="\overrideProperty Score.NonMusicalPaperColumn.line-break-system-details #'((Y-offset . 121.1))" calcext:value-type="string">
            <text:p>\overrideProperty Score.NonMusicalPaperColumn.line-break-system-details #'((Y-offset . 121.1))</text:p>
          </table:table-cell>
          <table:table-cell table:number-columns-repeated="108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90" calcext:value-type="float">
            <text:p>90</text:p>
          </table:table-cell>
          <table:table-cell table:formula="of:=IF([.B98]=&quot;&quot;;&quot;&quot;;IF(OR([.D97]=&quot;pb&quot;;[.D97]=&quot;b&quot;;[.D97]=&quot;&quot;);[.B98]-[.B97];[.B98]-[.B97]-1))" office:value-type="float" office:value="8" calcext:value-type="float">
            <text:p>8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5]=&quot;&quot;;&quot;&quot;;&quot;\overrideProperty Score.NonMusicalPaperColumn.line-break-system-details #'((Y-offset . &quot;&amp;[.V35]&amp;&quot;))&quot;)" office:value-type="string" office:string-value="\overrideProperty Score.NonMusicalPaperColumn.line-break-system-details #'((Y-offset . 134))" calcext:value-type="string">
            <text:p>\overrideProperty Score.NonMusicalPaperColumn.line-break-system-details #'((Y-offset . 134))</text:p>
          </table:table-cell>
          <table:table-cell table:number-columns-repeated="108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98" calcext:value-type="float">
            <text:p>98</text:p>
          </table:table-cell>
          <table:table-cell table:formula="of:=IF([.B99]=&quot;&quot;;&quot;&quot;;IF(OR([.D98]=&quot;pb&quot;;[.D98]=&quot;b&quot;;[.D98]=&quot;&quot;);[.B99]-[.B98];[.B99]-[.B98]-1))" office:value-type="float" office:value="8" calcext:value-type="float">
            <text:p>8</text:p>
          </table:table-cell>
          <table:table-cell table:formula="of:=IF([.B99]=&quot;&quot;;&quot;&quot;;IF(ISNUMBER(MATCH([.B99];[.$R$4:.$R$11];0));&quot;&quot;;INDEX([.$S$23:.$S$79];MATCH([.B99];[.$R$23:.$R$79];0))))">
            <text:p/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>
            <text:p/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8 " calcext:value-type="string">
            <text:p>s2.*8 </text:p>
          </table:table-cell>
          <table:table-cell table:formula="of:=IF([.V36]=&quot;&quot;;&quot;&quot;;&quot;\overrideProperty Score.NonMusicalPaperColumn.line-break-system-details #'((Y-offset . &quot;&amp;[.V36]&amp;&quot;))&quot;)" office:value-type="string" office:string-value="\overrideProperty Score.NonMusicalPaperColumn.line-break-system-details #'((Y-offset . 146.9))" calcext:value-type="string">
            <text:p>\overrideProperty Score.NonMusicalPaperColumn.line-break-system-details #'((Y-offset . 146.9))</text:p>
          </table:table-cell>
          <table:table-cell table:number-columns-repeated="108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>
            <text:p/>
          </table:table-cell>
          <table:table-cell table:style-name="ce5" table:formula="of:=IF([.B100]=&quot;&quot;;&quot;&quot;;IF(OR([.D99]=&quot;pb&quot;;[.D99]=&quot;b&quot;;[.D99]=&quot;&quot;);[.B100]-[.B99];[.B100]-[.B99]-1))">
            <text:p/>
          </table:table-cell>
          <table:table-cell table:formula="of:=IF([.B100]=&quot;&quot;;&quot;&quot;;IF(ISNUMBER(MATCH([.B100];[.$R$4:.$R$11];0));&quot;&quot;;INDEX([.$S$23:.$S$79];MATCH([.B100];[.$R$23:.$R$79];0))))">
            <text:p/>
          </table:table-cell>
          <table:table-cell table:formula="of:=IF([.B100]=&quot;&quot;;&quot;&quot;;IF([.B99]&lt;[.$R$4];INDEX([.$S$4:.$S$11];MATCH([.B99];[.$R$4:.$R$11];-1));INDEX([.$S$4:.$S$11];MATCH([.B99];[.$R$4:.$R$11];1))))">
            <text:p/>
          </table:table-cell>
          <table:table-cell table:formula="of:=IF([.D100]=&quot;b&quot;;&quot;\break&quot;;IF([.D100]=&quot;pb&quot;;&quot;\pageBreak&quot;;&quot;&quot;))">
            <text:p/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>
            <text:p/>
          </table:table-cell>
          <table:table-cell table:formula="of:=IF([.V37]=&quot;&quot;;&quot;&quot;;&quot;\overrideProperty Score.NonMusicalPaperColumn.line-break-system-details #'((Y-offset . &quot;&amp;[.V37]&amp;&quot;))&quot;)">
            <text:p/>
          </table:table-cell>
          <table:table-cell table:number-columns-repeated="108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>
            <text:p/>
          </table:table-cell>
          <table:table-cell table:style-name="ce5" table:formula="of:=IF([.B101]=&quot;&quot;;&quot;&quot;;IF(OR([.D100]=&quot;pb&quot;;[.D100]=&quot;b&quot;;[.D100]=&quot;&quot;);[.B101]-[.B100];[.B101]-[.B100]-1))">
            <text:p/>
          </table:table-cell>
          <table:table-cell table:formula="of:=IF([.B101]=&quot;&quot;;&quot;&quot;;IF(ISNUMBER(MATCH([.B101];[.$R$4:.$R$11];0));&quot;&quot;;INDEX([.$S$23:.$S$79];MATCH([.B101];[.$R$23:.$R$79];0))))">
            <text:p/>
          </table:table-cell>
          <table:table-cell table:formula="of:=IF([.B101]=&quot;&quot;;&quot;&quot;;IF([.B100]&lt;[.$R$4];INDEX([.$S$4:.$S$11];MATCH([.B100];[.$R$4:.$R$11];-1));INDEX([.$S$4:.$S$11];MATCH([.B100];[.$R$4:.$R$11];1))))">
            <text:p/>
          </table:table-cell>
          <table:table-cell table:formula="of:=IF([.D101]=&quot;b&quot;;&quot;\break&quot;;IF([.D101]=&quot;pb&quot;;&quot;\pageBreak&quot;;&quot;&quot;))">
            <text:p/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>
            <text:p/>
          </table:table-cell>
          <table:table-cell table:formula="of:=IF([.V38]=&quot;&quot;;&quot;&quot;;&quot;\overrideProperty Score.NonMusicalPaperColumn.line-break-system-details #'((Y-offset . &quot;&amp;[.V38]&amp;&quot;))&quot;)">
            <text:p/>
          </table:table-cell>
          <table:table-cell table:number-columns-repeated="108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R$4:.$R$79];[.A102]));&quot;&quot;;SMALL([.$R$4:.$R$79];[.A102]))">
            <text:p/>
          </table:table-cell>
          <table:table-cell table:style-name="ce5" table:formula="of:=IF([.B102]=&quot;&quot;;&quot;&quot;;IF(OR([.D101]=&quot;pb&quot;;[.D101]=&quot;b&quot;;[.D101]=&quot;&quot;);[.B102]-[.B101];[.B102]-[.B101]-1))">
            <text:p/>
          </table:table-cell>
          <table:table-cell table:formula="of:=IF([.B102]=&quot;&quot;;&quot;&quot;;IF(ISNUMBER(MATCH([.B102];[.$R$4:.$R$11];0));&quot;&quot;;INDEX([.$S$23:.$S$79];MATCH([.B102];[.$R$23:.$R$79];0))))">
            <text:p/>
          </table:table-cell>
          <table:table-cell table:formula="of:=IF([.B102]=&quot;&quot;;&quot;&quot;;IF([.B101]&lt;[.$R$4];INDEX([.$S$4:.$S$11];MATCH([.B101];[.$R$4:.$R$11];-1));INDEX([.$S$4:.$S$11];MATCH([.B101];[.$R$4:.$R$11];1))))">
            <text:p/>
          </table:table-cell>
          <table:table-cell table:formula="of:=IF([.D102]=&quot;b&quot;;&quot;\break&quot;;IF([.D102]=&quot;pb&quot;;&quot;\pageBreak&quot;;&quot;&quot;))">
            <text:p/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>
            <text:p/>
          </table:table-cell>
          <table:table-cell table:formula="of:=IF([.V39]=&quot;&quot;;&quot;&quot;;&quot;\overrideProperty Score.NonMusicalPaperColumn.line-break-system-details #'((Y-offset . &quot;&amp;[.V39]&amp;&quot;))&quot;)">
            <text:p/>
          </table:table-cell>
          <table:table-cell table:number-columns-repeated="108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R$4:.$R$79];[.A103]));&quot;&quot;;SMALL([.$R$4:.$R$79];[.A103]))">
            <text:p/>
          </table:table-cell>
          <table:table-cell table:style-name="ce5" table:formula="of:=IF([.B103]=&quot;&quot;;&quot;&quot;;IF(OR([.D102]=&quot;pb&quot;;[.D102]=&quot;b&quot;;[.D102]=&quot;&quot;);[.B103]-[.B102];[.B103]-[.B102]-1))">
            <text:p/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>
            <text:p/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>
            <text:p/>
          </table:table-cell>
          <table:table-cell table:formula="of:=IF([.V40]=&quot;&quot;;&quot;&quot;;&quot;\overrideProperty Score.NonMusicalPaperColumn.line-break-system-details #'((Y-offset . &quot;&amp;[.V40]&amp;&quot;))&quot;)">
            <text:p/>
          </table:table-cell>
          <table:table-cell table:number-columns-repeated="108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R$4:.$R$79];[.A104]));&quot;&quot;;SMALL([.$R$4:.$R$79];[.A104]))">
            <text:p/>
          </table:table-cell>
          <table:table-cell table:style-name="ce5"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8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R$4:.$R$79];[.A105]));&quot;&quot;;SMALL([.$R$4:.$R$79];[.A105]))">
            <text:p/>
          </table:table-cell>
          <table:table-cell table:style-name="ce5"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8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R$4:.$R$79];[.A106]));&quot;&quot;;SMALL([.$R$4:.$R$79];[.A106]))">
            <text:p/>
          </table:table-cell>
          <table:table-cell table:style-name="ce5"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8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8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8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8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8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8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8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8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8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8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8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8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8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8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8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8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8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8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8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8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8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8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8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8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8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8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8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8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8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8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8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8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8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8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8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ViolinIMvtIII = {" calcext:value-type="string">
            <text:p>formatViolinIMvtIII = {</text:p>
          </table:table-cell>
          <table:table-cell table:number-columns-repeated="10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W$4:.$W$79];[.A147]));&quot;&quot;;SMALL([.$W$4:.$W$79];[.A147]))" office:value-type="float" office:value="13" calcext:value-type="float">
            <text:p>13</text:p>
          </table:table-cell>
          <table:table-cell table:style-name="ce5" table:formula="of:=IF([.B147]=&quot;&quot;;&quot;&quot;;IF(OR([.D146]=&quot;pb&quot;;[.D146]=&quot;b&quot;;[.D146]=&quot;&quot;);[.B147]-[.B146];[.B147]-[.B146]-1))" office:value-type="float" office:value="12" calcext:value-type="float">
            <text:p>12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12 \break " calcext:value-type="string">
            <text:p>s2.*12 \break </text:p>
          </table:table-cell>
          <table:table-cell table:formula="of:=IF([.AA23]=&quot;&quot;;&quot;&quot;;&quot;\overrideProperty Score.NonMusicalPaperColumn.line-break-system-details #'((Y-offset . &quot;&amp;[.AA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23" calcext:value-type="float">
            <text:p>23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10" calcext:value-type="float">
            <text:p>10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4]=&quot;&quot;;&quot;&quot;;&quot;\overrideProperty Score.NonMusicalPaperColumn.line-break-system-details #'((Y-offset . &quot;&amp;[.AA24]&amp;&quot;))&quot;)" office:value-type="string" office:string-value="\overrideProperty Score.NonMusicalPaperColumn.line-break-system-details #'((Y-offset . 22.45))" calcext:value-type="string">
            <text:p>\overrideProperty Score.NonMusicalPaperColumn.line-break-system-details #'((Y-offset . 22.45))</text:p>
          </table:table-cell>
          <table:table-cell table:number-columns-repeated="108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30" calcext:value-type="float">
            <text:p>30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7" calcext:value-type="float">
            <text:p>7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5]=&quot;&quot;;&quot;&quot;;&quot;\overrideProperty Score.NonMusicalPaperColumn.line-break-system-details #'((Y-offset . &quot;&amp;[.AA25]&amp;&quot;))&quot;)" office:value-type="string" office:string-value="\overrideProperty Score.NonMusicalPaperColumn.line-break-system-details #'((Y-offset . 34.9))" calcext:value-type="string">
            <text:p>\overrideProperty Score.NonMusicalPaperColumn.line-break-system-details #'((Y-offset . 34.9))</text:p>
          </table:table-cell>
          <table:table-cell table:number-columns-repeated="108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8" calcext:value-type="float">
            <text:p>38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8" calcext:value-type="float">
            <text:p>8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6]=&quot;&quot;;&quot;&quot;;&quot;\overrideProperty Score.NonMusicalPaperColumn.line-break-system-details #'((Y-offset . &quot;&amp;[.AA26]&amp;&quot;))&quot;)" office:value-type="string" office:string-value="\overrideProperty Score.NonMusicalPaperColumn.line-break-system-details #'((Y-offset . 47.35))" calcext:value-type="string">
            <text:p>\overrideProperty Score.NonMusicalPaperColumn.line-break-system-details #'((Y-offset . 47.35))</text:p>
          </table:table-cell>
          <table:table-cell table:number-columns-repeated="108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45" calcext:value-type="float">
            <text:p>45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7" calcext:value-type="float">
            <text:p>7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7]=&quot;&quot;;&quot;&quot;;&quot;\overrideProperty Score.NonMusicalPaperColumn.line-break-system-details #'((Y-offset . &quot;&amp;[.AA27]&amp;&quot;))&quot;)" office:value-type="string" office:string-value="\overrideProperty Score.NonMusicalPaperColumn.line-break-system-details #'((Y-offset . 59.8))" calcext:value-type="string">
            <text:p>\overrideProperty Score.NonMusicalPaperColumn.line-break-system-details #'((Y-offset . 59.8))</text:p>
          </table:table-cell>
          <table:table-cell table:number-columns-repeated="108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53" calcext:value-type="float">
            <text:p>53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8" calcext:value-type="float">
            <text:p>8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8]=&quot;&quot;;&quot;&quot;;&quot;\overrideProperty Score.NonMusicalPaperColumn.line-break-system-details #'((Y-offset . &quot;&amp;[.AA28]&amp;&quot;))&quot;)" office:value-type="string" office:string-value="\overrideProperty Score.NonMusicalPaperColumn.line-break-system-details #'((Y-offset . 72.25))" calcext:value-type="string">
            <text:p>\overrideProperty Score.NonMusicalPaperColumn.line-break-system-details #'((Y-offset . 72.25))</text:p>
          </table:table-cell>
          <table:table-cell table:number-columns-repeated="108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60" calcext:value-type="float">
            <text:p>60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7" calcext:value-type="float">
            <text:p>7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9]=&quot;&quot;;&quot;&quot;;&quot;\overrideProperty Score.NonMusicalPaperColumn.line-break-system-details #'((Y-offset . &quot;&amp;[.AA29]&amp;&quot;))&quot;)" office:value-type="string" office:string-value="\overrideProperty Score.NonMusicalPaperColumn.line-break-system-details #'((Y-offset . 85.2))" calcext:value-type="string">
            <text:p>\overrideProperty Score.NonMusicalPaperColumn.line-break-system-details #'((Y-offset . 85.2))</text:p>
          </table:table-cell>
          <table:table-cell table:number-columns-repeated="108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66" calcext:value-type="float">
            <text:p>66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6" calcext:value-type="float">
            <text:p>6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0]=&quot;&quot;;&quot;&quot;;&quot;\overrideProperty Score.NonMusicalPaperColumn.line-break-system-details #'((Y-offset . &quot;&amp;[.AA30]&amp;&quot;))&quot;)" office:value-type="string" office:string-value="\overrideProperty Score.NonMusicalPaperColumn.line-break-system-details #'((Y-offset . 98.1))" calcext:value-type="string">
            <text:p>\overrideProperty Score.NonMusicalPaperColumn.line-break-system-details #'((Y-offset . 98.1))</text:p>
          </table:table-cell>
          <table:table-cell table:number-columns-repeated="108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71" calcext:value-type="float">
            <text:p>71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5" calcext:value-type="float">
            <text:p>5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AA31]=&quot;&quot;;&quot;&quot;;&quot;\overrideProperty Score.NonMusicalPaperColumn.line-break-system-details #'((Y-offset . &quot;&amp;[.AA31]&amp;&quot;))&quot;)" office:value-type="string" office:string-value="\overrideProperty Score.NonMusicalPaperColumn.line-break-system-details #'((Y-offset . 111.5))" calcext:value-type="string">
            <text:p>\overrideProperty Score.NonMusicalPaperColumn.line-break-system-details #'((Y-offset . 111.5))</text:p>
          </table:table-cell>
          <table:table-cell table:number-columns-repeated="108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86" calcext:value-type="float">
            <text:p>86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15" calcext:value-type="float">
            <text:p>15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15 \break " calcext:value-type="string">
            <text:p>s2.*15 \break </text:p>
          </table:table-cell>
          <table:table-cell table:formula="of:=IF([.AA32]=&quot;&quot;;&quot;&quot;;&quot;\overrideProperty Score.NonMusicalPaperColumn.line-break-system-details #'((Y-offset . &quot;&amp;[.AA32]&amp;&quot;))&quot;)" office:value-type="string" office:string-value="\overrideProperty Score.NonMusicalPaperColumn.line-break-system-details #'((Y-offset . 122.05))" calcext:value-type="string">
            <text:p>\overrideProperty Score.NonMusicalPaperColumn.line-break-system-details #'((Y-offset . 122.05))</text:p>
          </table:table-cell>
          <table:table-cell table:number-columns-repeated="108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96" calcext:value-type="float">
            <text:p>96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10" calcext:value-type="float">
            <text:p>10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33]=&quot;&quot;;&quot;&quot;;&quot;\overrideProperty Score.NonMusicalPaperColumn.line-break-system-details #'((Y-offset . &quot;&amp;[.AA33]&amp;&quot;))&quot;)" office:value-type="string" office:string-value="\overrideProperty Score.NonMusicalPaperColumn.line-break-system-details #'((Y-offset . 134.5))" calcext:value-type="string">
            <text:p>\overrideProperty Score.NonMusicalPaperColumn.line-break-system-details #'((Y-offset . 134.5))</text:p>
          </table:table-cell>
          <table:table-cell table:number-columns-repeated="108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7" calcext:value-type="float">
            <text:p>107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11" calcext:value-type="float">
            <text:p>11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11 \pageBreak " calcext:value-type="string">
            <text:p>s2.*11 \pageBreak </text:p>
          </table:table-cell>
          <table:table-cell table:formula="of:=IF([.AA34]=&quot;&quot;;&quot;&quot;;&quot;\overrideProperty Score.NonMusicalPaperColumn.line-break-system-details #'((Y-offset . &quot;&amp;[.AA34]&amp;&quot;))&quot;)" office:value-type="string" office:string-value="\overrideProperty Score.NonMusicalPaperColumn.line-break-system-details #'((Y-offset . 146.95))" calcext:value-type="string">
            <text:p>\overrideProperty Score.NonMusicalPaperColumn.line-break-system-details #'((Y-offset . 146.95))</text:p>
          </table:table-cell>
          <table:table-cell table:number-columns-repeated="108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15" calcext:value-type="float">
            <text:p>115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8" calcext:value-type="float">
            <text:p>8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5]=&quot;&quot;;&quot;&quot;;&quot;\overrideProperty Score.NonMusicalPaperColumn.line-break-system-details #'((Y-offset . &quot;&amp;[.AA35]&amp;&quot;))&quot;)" office:value-type="string" office:string-value="\overrideProperty Score.NonMusicalPaperColumn.line-break-system-details #'((Y-offset . 6))" calcext:value-type="string">
            <text:p>\overrideProperty Score.NonMusicalPaperColumn.line-break-system-details #'((Y-offset . 6))</text:p>
          </table:table-cell>
          <table:table-cell table:number-columns-repeated="108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22" calcext:value-type="float">
            <text:p>122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7" calcext:value-type="float">
            <text:p>7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6]=&quot;&quot;;&quot;&quot;;&quot;\overrideProperty Score.NonMusicalPaperColumn.line-break-system-details #'((Y-offset . &quot;&amp;[.AA36]&amp;&quot;))&quot;)" office:value-type="string" office:string-value="\overrideProperty Score.NonMusicalPaperColumn.line-break-system-details #'((Y-offset . 18.8))" calcext:value-type="string">
            <text:p>\overrideProperty Score.NonMusicalPaperColumn.line-break-system-details #'((Y-offset . 18.8))</text:p>
          </table:table-cell>
          <table:table-cell table:number-columns-repeated="108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9" calcext:value-type="float">
            <text:p>129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7" calcext:value-type="float">
            <text:p>7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7]=&quot;&quot;;&quot;&quot;;&quot;\overrideProperty Score.NonMusicalPaperColumn.line-break-system-details #'((Y-offset . &quot;&amp;[.AA37]&amp;&quot;))&quot;)" office:value-type="string" office:string-value="\overrideProperty Score.NonMusicalPaperColumn.line-break-system-details #'((Y-offset . 31.6))" calcext:value-type="string">
            <text:p>\overrideProperty Score.NonMusicalPaperColumn.line-break-system-details #'((Y-offset . 31.6))</text:p>
          </table:table-cell>
          <table:table-cell table:number-columns-repeated="108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6" calcext:value-type="float">
            <text:p>136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7" calcext:value-type="float">
            <text:p>7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8]=&quot;&quot;;&quot;&quot;;&quot;\overrideProperty Score.NonMusicalPaperColumn.line-break-system-details #'((Y-offset . &quot;&amp;[.AA38]&amp;&quot;))&quot;)" office:value-type="string" office:string-value="\overrideProperty Score.NonMusicalPaperColumn.line-break-system-details #'((Y-offset . 44.4))" calcext:value-type="string">
            <text:p>\overrideProperty Score.NonMusicalPaperColumn.line-break-system-details #'((Y-offset . 44.4))</text:p>
          </table:table-cell>
          <table:table-cell table:number-columns-repeated="108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44" calcext:value-type="float">
            <text:p>144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8" calcext:value-type="float">
            <text:p>8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9]=&quot;&quot;;&quot;&quot;;&quot;\overrideProperty Score.NonMusicalPaperColumn.line-break-system-details #'((Y-offset . &quot;&amp;[.AA39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 table:number-columns-repeated="108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53" calcext:value-type="float">
            <text:p>153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9" calcext:value-type="float">
            <text:p>9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0]=&quot;&quot;;&quot;&quot;;&quot;\overrideProperty Score.NonMusicalPaperColumn.line-break-system-details #'((Y-offset . &quot;&amp;[.AA40]&amp;&quot;))&quot;)" office:value-type="string" office:string-value="\overrideProperty Score.NonMusicalPaperColumn.line-break-system-details #'((Y-offset . 69))" calcext:value-type="string">
            <text:p>\overrideProperty Score.NonMusicalPaperColumn.line-break-system-details #'((Y-offset . 69))</text:p>
          </table:table-cell>
          <table:table-cell table:number-columns-repeated="108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62" calcext:value-type="float">
            <text:p>162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9" calcext:value-type="float">
            <text:p>9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1]=&quot;&quot;;&quot;&quot;;&quot;\overrideProperty Score.NonMusicalPaperColumn.line-break-system-details #'((Y-offset . &quot;&amp;[.AA41]&amp;&quot;))&quot;)" office:value-type="string" office:string-value="\overrideProperty Score.NonMusicalPaperColumn.line-break-system-details #'((Y-offset . 83.5))" calcext:value-type="string">
            <text:p>\overrideProperty Score.NonMusicalPaperColumn.line-break-system-details #'((Y-offset . 83.5))</text:p>
          </table:table-cell>
          <table:table-cell table:number-columns-repeated="108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72" calcext:value-type="float">
            <text:p>172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10" calcext:value-type="float">
            <text:p>10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42]=&quot;&quot;;&quot;&quot;;&quot;\overrideProperty Score.NonMusicalPaperColumn.line-break-system-details #'((Y-offset . &quot;&amp;[.AA42]&amp;&quot;))&quot;)" office:value-type="string" office:string-value="\overrideProperty Score.NonMusicalPaperColumn.line-break-system-details #'((Y-offset . 97.5))" calcext:value-type="string">
            <text:p>\overrideProperty Score.NonMusicalPaperColumn.line-break-system-details #'((Y-offset . 97.5))</text:p>
          </table:table-cell>
          <table:table-cell table:number-columns-repeated="108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9" calcext:value-type="float">
            <text:p>179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7" calcext:value-type="float">
            <text:p>7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3]=&quot;&quot;;&quot;&quot;;&quot;\overrideProperty Score.NonMusicalPaperColumn.line-break-system-details #'((Y-offset . &quot;&amp;[.AA43]&amp;&quot;))&quot;)" office:value-type="string" office:string-value="\overrideProperty Score.NonMusicalPaperColumn.line-break-system-details #'((Y-offset . 109.5))" calcext:value-type="string">
            <text:p>\overrideProperty Score.NonMusicalPaperColumn.line-break-system-details #'((Y-offset . 109.5))</text:p>
          </table:table-cell>
          <table:table-cell table:number-columns-repeated="108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85" calcext:value-type="float">
            <text:p>185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6" calcext:value-type="float">
            <text:p>6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4]=&quot;&quot;;&quot;&quot;;&quot;\overrideProperty Score.NonMusicalPaperColumn.line-break-system-details #'((Y-offset . &quot;&amp;[.AA44]&amp;&quot;))&quot;)" office:value-type="string" office:string-value="\overrideProperty Score.NonMusicalPaperColumn.line-break-system-details #'((Y-offset . 123))" calcext:value-type="string">
            <text:p>\overrideProperty Score.NonMusicalPaperColumn.line-break-system-details #'((Y-offset . 123))</text:p>
          </table:table-cell>
          <table:table-cell table:number-columns-repeated="108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91" calcext:value-type="float">
            <text:p>191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6" calcext:value-type="float">
            <text:p>6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5]=&quot;&quot;;&quot;&quot;;&quot;\overrideProperty Score.NonMusicalPaperColumn.line-break-system-details #'((Y-offset . &quot;&amp;[.AA45]&amp;&quot;))&quot;)" office:value-type="string" office:string-value="\overrideProperty Score.NonMusicalPaperColumn.line-break-system-details #'((Y-offset . 135))" calcext:value-type="string">
            <text:p>\overrideProperty Score.NonMusicalPaperColumn.line-break-system-details #'((Y-offset . 135))</text:p>
          </table:table-cell>
          <table:table-cell table:number-columns-repeated="108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7" calcext:value-type="float">
            <text:p>197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6" calcext:value-type="float">
            <text:p>6</text:p>
          </table:table-cell>
          <table:table-cell table:formula="of:=IF([.B170]=&quot;&quot;;&quot;&quot;;IF(ISNUMBER(MATCH([.B170];[.$W$4:.$W$11];0));&quot;&quot;;INDEX([.$X$23:.$X$79];MATCH([.B170];[.$W$23:.$W$79];0))))">
            <text:p/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>
            <text:p/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6 " calcext:value-type="string">
            <text:p>s2.*6 </text:p>
          </table:table-cell>
          <table:table-cell table:formula="of:=IF([.AA46]=&quot;&quot;;&quot;&quot;;&quot;\overrideProperty Score.NonMusicalPaperColumn.line-break-system-details #'((Y-offset . &quot;&amp;[.AA46]&amp;&quot;))&quot;)" office:value-type="string" office:string-value="\overrideProperty Score.NonMusicalPaperColumn.line-break-system-details #'((Y-offset . 147))" calcext:value-type="string">
            <text:p>\overrideProperty Score.NonMusicalPaperColumn.line-break-system-details #'((Y-offset . 147))</text:p>
          </table:table-cell>
          <table:table-cell table:number-columns-repeated="108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W$4:.$W$79];[.A171]));&quot;&quot;;SMALL([.$W$4:.$W$79];[.A171]))">
            <text:p/>
          </table:table-cell>
          <table:table-cell table:style-name="ce5" table:formula="of:=IF([.B171]=&quot;&quot;;&quot;&quot;;IF(OR([.D170]=&quot;pb&quot;;[.D170]=&quot;b&quot;;[.D170]=&quot;&quot;);[.B171]-[.B170];[.B171]-[.B170]-1))">
            <text:p/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>
            <text:p/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>
            <text:p/>
          </table:table-cell>
          <table:table-cell table:formula="of:=IF([.AA47]=&quot;&quot;;&quot;&quot;;&quot;\overrideProperty Score.NonMusicalPaperColumn.line-break-system-details #'((Y-offset . &quot;&amp;[.AA47]&amp;&quot;))&quot;)">
            <text:p/>
          </table:table-cell>
          <table:table-cell table:number-columns-repeated="108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8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8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8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8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8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8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8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8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8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8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8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8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8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8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8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8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8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8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8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8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8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8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8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8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8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8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8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8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8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8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ViolinIMvtIV = {" calcext:value-type="string">
            <text:p>formatViolinIMvtIV = {</text:p>
          </table:table-cell>
          <table:table-cell table:number-columns-repeated="10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 office:value-type="float" office:value="11" calcext:value-type="float">
            <text:p>11</text:p>
          </table:table-cell>
          <table:table-cell table:style-name="ce5" table:formula="of:=IF([.B208]=&quot;&quot;;&quot;&quot;;IF(OR([.D207]=&quot;pb&quot;;[.D207]=&quot;b&quot;;[.D207]=&quot;&quot;);[.B208]-[.B207];[.B208]-[.B207]-1))" office:value-type="float" office:value="10" calcext:value-type="float">
            <text:p>10</text:p>
          </table:table-cell>
          <table:table-cell table:formula="of:=IF([.B208]=&quot;&quot;;&quot;&quot;;IF(ISNUMBER(MATCH([.B208];[.$AB$4:.$AB$11];0));&quot;&quot;;INDEX([.$AC$23:.$AC$79];MATCH([.B208];[.$AB$23:.$AB$79];0))))" office:value-type="string" office:string-value="b" calcext:value-type="string">
            <text:p>b</text:p>
          </table:table-cell>
          <table:table-cell table:formula="of:=IF([.B208]=&quot;&quot;;&quot;&quot;;IF([.B207]&lt;[.$AB$4];INDEX([.$AC$4:.$AC$11];MATCH([.B207];[.$AB$4:.$AB$11];-1));INDEX([.$AC$4:.$AC$11];MATCH([.B207];[.$AB$4:.$AB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 office:value-type="string" office:string-value="s2*10 \break " calcext:value-type="string">
            <text:p>s2*10 \break </text:p>
          </table:table-cell>
          <table:table-cell table:formula="of:=IF([.AF23]=&quot;&quot;;&quot;&quot;;&quot;\overrideProperty Score.NonMusicalPaperColumn.line-break-system-details #'((Y-offset . &quot;&amp;[.AF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 office:value-type="float" office:value="19" calcext:value-type="float">
            <text:p>19</text:p>
          </table:table-cell>
          <table:table-cell table:style-name="ce5" table:formula="of:=IF([.B209]=&quot;&quot;;&quot;&quot;;IF(OR([.D208]=&quot;pb&quot;;[.D208]=&quot;b&quot;;[.D208]=&quot;&quot;);[.B209]-[.B208];[.B209]-[.B208]-1))" office:value-type="float" office:value="8" calcext:value-type="float">
            <text:p>8</text:p>
          </table:table-cell>
          <table:table-cell table:formula="of:=IF([.B209]=&quot;&quot;;&quot;&quot;;IF(ISNUMBER(MATCH([.B209];[.$AB$4:.$AB$11];0));&quot;&quot;;INDEX([.$AC$23:.$AC$79];MATCH([.B209];[.$AB$23:.$AB$79];0))))" office:value-type="string" office:string-value="b" calcext:value-type="string">
            <text:p>b</text:p>
          </table:table-cell>
          <table:table-cell table:formula="of:=IF([.B209]=&quot;&quot;;&quot;&quot;;IF([.B208]&lt;[.$AB$4];INDEX([.$AC$4:.$AC$11];MATCH([.B208];[.$AB$4:.$AB$11];-1));INDEX([.$AC$4:.$AC$11];MATCH([.B208];[.$AB$4:.$AB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4]=&quot;&quot;;&quot;&quot;;&quot;\overrideProperty Score.NonMusicalPaperColumn.line-break-system-details #'((Y-offset . &quot;&amp;[.AF24]&amp;&quot;))&quot;)" office:value-type="string" office:string-value="\overrideProperty Score.NonMusicalPaperColumn.line-break-system-details #'((Y-offset . 25))" calcext:value-type="string">
            <text:p>\overrideProperty Score.NonMusicalPaperColumn.line-break-system-details #'((Y-offset . 25))</text:p>
          </table:table-cell>
          <table:table-cell table:number-columns-repeated="108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 office:value-type="float" office:value="29" calcext:value-type="float">
            <text:p>29</text:p>
          </table:table-cell>
          <table:table-cell table:style-name="ce5" table:formula="of:=IF([.B210]=&quot;&quot;;&quot;&quot;;IF(OR([.D209]=&quot;pb&quot;;[.D209]=&quot;b&quot;;[.D209]=&quot;&quot;);[.B210]-[.B209];[.B210]-[.B209]-1))" office:value-type="float" office:value="10" calcext:value-type="float">
            <text:p>10</text:p>
          </table:table-cell>
          <table:table-cell table:formula="of:=IF([.B210]=&quot;&quot;;&quot;&quot;;IF(ISNUMBER(MATCH([.B210];[.$AB$4:.$AB$11];0));&quot;&quot;;INDEX([.$AC$23:.$AC$79];MATCH([.B210];[.$AB$23:.$AB$79];0))))" office:value-type="string" office:string-value="b" calcext:value-type="string">
            <text:p>b</text:p>
          </table:table-cell>
          <table:table-cell table:formula="of:=IF([.B210]=&quot;&quot;;&quot;&quot;;IF([.B209]&lt;[.$AB$4];INDEX([.$AC$4:.$AC$11];MATCH([.B209];[.$AB$4:.$AB$11];-1));INDEX([.$AC$4:.$AC$11];MATCH([.B209];[.$AB$4:.$AB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25]=&quot;&quot;;&quot;&quot;;&quot;\overrideProperty Score.NonMusicalPaperColumn.line-break-system-details #'((Y-offset . &quot;&amp;[.AF25]&amp;&quot;))&quot;)" office:value-type="string" office:string-value="\overrideProperty Score.NonMusicalPaperColumn.line-break-system-details #'((Y-offset . 37.4))" calcext:value-type="string">
            <text:p>\overrideProperty Score.NonMusicalPaperColumn.line-break-system-details #'((Y-offset . 37.4))</text:p>
          </table:table-cell>
          <table:table-cell table:number-columns-repeated="108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 office:value-type="float" office:value="38" calcext:value-type="float">
            <text:p>38</text:p>
          </table:table-cell>
          <table:table-cell table:style-name="ce5" table:formula="of:=IF([.B211]=&quot;&quot;;&quot;&quot;;IF(OR([.D210]=&quot;pb&quot;;[.D210]=&quot;b&quot;;[.D210]=&quot;&quot;);[.B211]-[.B210];[.B211]-[.B210]-1))" office:value-type="float" office:value="9" calcext:value-type="float">
            <text:p>9</text:p>
          </table:table-cell>
          <table:table-cell table:formula="of:=IF([.B211]=&quot;&quot;;&quot;&quot;;IF(ISNUMBER(MATCH([.B211];[.$AB$4:.$AB$11];0));&quot;&quot;;INDEX([.$AC$23:.$AC$79];MATCH([.B211];[.$AB$23:.$AB$79];0))))" office:value-type="string" office:string-value="b" calcext:value-type="string">
            <text:p>b</text:p>
          </table:table-cell>
          <table:table-cell table:formula="of:=IF([.B211]=&quot;&quot;;&quot;&quot;;IF([.B210]&lt;[.$AB$4];INDEX([.$AC$4:.$AC$11];MATCH([.B210];[.$AB$4:.$AB$11];-1));INDEX([.$AC$4:.$AC$11];MATCH([.B210];[.$AB$4:.$AB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6]=&quot;&quot;;&quot;&quot;;&quot;\overrideProperty Score.NonMusicalPaperColumn.line-break-system-details #'((Y-offset . &quot;&amp;[.AF26]&amp;&quot;))&quot;)" office:value-type="string" office:string-value="\overrideProperty Score.NonMusicalPaperColumn.line-break-system-details #'((Y-offset . 50))" calcext:value-type="string">
            <text:p>\overrideProperty Score.NonMusicalPaperColumn.line-break-system-details #'((Y-offset . 50))</text:p>
          </table:table-cell>
          <table:table-cell table:number-columns-repeated="108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 office:value-type="float" office:value="46" calcext:value-type="float">
            <text:p>46</text:p>
          </table:table-cell>
          <table:table-cell table:style-name="ce5"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AB$4:.$AB$11];0));&quot;&quot;;INDEX([.$AC$23:.$AC$79];MATCH([.B212];[.$AB$23:.$AB$79];0))))" office:value-type="string" office:string-value="b" calcext:value-type="string">
            <text:p>b</text:p>
          </table:table-cell>
          <table:table-cell table:formula="of:=IF([.B212]=&quot;&quot;;&quot;&quot;;IF([.B211]&lt;[.$AB$4];INDEX([.$AC$4:.$AC$11];MATCH([.B211];[.$AB$4:.$AB$11];-1));INDEX([.$AC$4:.$AC$11];MATCH([.B211];[.$AB$4:.$AB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7]=&quot;&quot;;&quot;&quot;;&quot;\overrideProperty Score.NonMusicalPaperColumn.line-break-system-details #'((Y-offset . &quot;&amp;[.AF27]&amp;&quot;))&quot;)" office:value-type="string" office:string-value="\overrideProperty Score.NonMusicalPaperColumn.line-break-system-details #'((Y-offset . 64.8))" calcext:value-type="string">
            <text:p>\overrideProperty Score.NonMusicalPaperColumn.line-break-system-details #'((Y-offset . 64.8))</text:p>
          </table:table-cell>
          <table:table-cell table:number-columns-repeated="108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 office:value-type="float" office:value="54" calcext:value-type="float">
            <text:p>54</text:p>
          </table:table-cell>
          <table:table-cell table:style-name="ce5" table:formula="of:=IF([.B213]=&quot;&quot;;&quot;&quot;;IF(OR([.D212]=&quot;pb&quot;;[.D212]=&quot;b&quot;;[.D212]=&quot;&quot;);[.B213]-[.B212];[.B213]-[.B212]-1))" office:value-type="float" office:value="8" calcext:value-type="float">
            <text:p>8</text:p>
          </table:table-cell>
          <table:table-cell table:formula="of:=IF([.B213]=&quot;&quot;;&quot;&quot;;IF(ISNUMBER(MATCH([.B213];[.$AB$4:.$AB$11];0));&quot;&quot;;INDEX([.$AC$23:.$AC$79];MATCH([.B213];[.$AB$23:.$AB$79];0))))" office:value-type="string" office:string-value="b" calcext:value-type="string">
            <text:p>b</text:p>
          </table:table-cell>
          <table:table-cell table:formula="of:=IF([.B213]=&quot;&quot;;&quot;&quot;;IF([.B212]&lt;[.$AB$4];INDEX([.$AC$4:.$AC$11];MATCH([.B212];[.$AB$4:.$AB$11];-1));INDEX([.$AC$4:.$AC$11];MATCH([.B212];[.$AB$4:.$AB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8]=&quot;&quot;;&quot;&quot;;&quot;\overrideProperty Score.NonMusicalPaperColumn.line-break-system-details #'((Y-offset . &quot;&amp;[.AF28]&amp;&quot;))&quot;)" office:value-type="string" office:string-value="\overrideProperty Score.NonMusicalPaperColumn.line-break-system-details #'((Y-offset . 78.5))" calcext:value-type="string">
            <text:p>\overrideProperty Score.NonMusicalPaperColumn.line-break-system-details #'((Y-offset . 78.5))</text:p>
          </table:table-cell>
          <table:table-cell table:number-columns-repeated="108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 office:value-type="float" office:value="62" calcext:value-type="float">
            <text:p>62</text:p>
          </table:table-cell>
          <table:table-cell table:style-name="ce5"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AB$4:.$AB$11];0));&quot;&quot;;INDEX([.$AC$23:.$AC$79];MATCH([.B214];[.$AB$23:.$AB$79];0))))" office:value-type="string" office:string-value="b" calcext:value-type="string">
            <text:p>b</text:p>
          </table:table-cell>
          <table:table-cell table:formula="of:=IF([.B214]=&quot;&quot;;&quot;&quot;;IF([.B213]&lt;[.$AB$4];INDEX([.$AC$4:.$AC$11];MATCH([.B213];[.$AB$4:.$AB$11];-1));INDEX([.$AC$4:.$AC$11];MATCH([.B213];[.$AB$4:.$AB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9]=&quot;&quot;;&quot;&quot;;&quot;\overrideProperty Score.NonMusicalPaperColumn.line-break-system-details #'((Y-offset . &quot;&amp;[.AF29]&amp;&quot;))&quot;)" office:value-type="string" office:string-value="\overrideProperty Score.NonMusicalPaperColumn.line-break-system-details #'((Y-offset . 92.2))" calcext:value-type="string">
            <text:p>\overrideProperty Score.NonMusicalPaperColumn.line-break-system-details #'((Y-offset . 92.2))</text:p>
          </table:table-cell>
          <table:table-cell table:number-columns-repeated="108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 office:value-type="float" office:value="70" calcext:value-type="float">
            <text:p>70</text:p>
          </table:table-cell>
          <table:table-cell table:style-name="ce5" table:formula="of:=IF([.B215]=&quot;&quot;;&quot;&quot;;IF(OR([.D214]=&quot;pb&quot;;[.D214]=&quot;b&quot;;[.D214]=&quot;&quot;);[.B215]-[.B214];[.B215]-[.B214]-1))" office:value-type="float" office:value="8" calcext:value-type="float">
            <text:p>8</text:p>
          </table:table-cell>
          <table:table-cell table:formula="of:=IF([.B215]=&quot;&quot;;&quot;&quot;;IF(ISNUMBER(MATCH([.B215];[.$AB$4:.$AB$11];0));&quot;&quot;;INDEX([.$AC$23:.$AC$79];MATCH([.B215];[.$AB$23:.$AB$79];0))))" office:value-type="string" office:string-value="b" calcext:value-type="string">
            <text:p>b</text:p>
          </table:table-cell>
          <table:table-cell table:formula="of:=IF([.B215]=&quot;&quot;;&quot;&quot;;IF([.B214]&lt;[.$AB$4];INDEX([.$AC$4:.$AC$11];MATCH([.B214];[.$AB$4:.$AB$11];-1));INDEX([.$AC$4:.$AC$11];MATCH([.B214];[.$AB$4:.$AB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0]=&quot;&quot;;&quot;&quot;;&quot;\overrideProperty Score.NonMusicalPaperColumn.line-break-system-details #'((Y-offset . &quot;&amp;[.AF30]&amp;&quot;))&quot;)" office:value-type="string" office:string-value="\overrideProperty Score.NonMusicalPaperColumn.line-break-system-details #'((Y-offset . 105.9))" calcext:value-type="string">
            <text:p>\overrideProperty Score.NonMusicalPaperColumn.line-break-system-details #'((Y-offset . 105.9))</text:p>
          </table:table-cell>
          <table:table-cell table:number-columns-repeated="108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 office:value-type="float" office:value="79" calcext:value-type="float">
            <text:p>79</text:p>
          </table:table-cell>
          <table:table-cell table:style-name="ce5" table:formula="of:=IF([.B216]=&quot;&quot;;&quot;&quot;;IF(OR([.D215]=&quot;pb&quot;;[.D215]=&quot;b&quot;;[.D215]=&quot;&quot;);[.B216]-[.B215];[.B216]-[.B215]-1))" office:value-type="float" office:value="9" calcext:value-type="float">
            <text:p>9</text:p>
          </table:table-cell>
          <table:table-cell table:formula="of:=IF([.B216]=&quot;&quot;;&quot;&quot;;IF(ISNUMBER(MATCH([.B216];[.$AB$4:.$AB$11];0));&quot;&quot;;INDEX([.$AC$23:.$AC$79];MATCH([.B216];[.$AB$23:.$AB$79];0))))" office:value-type="string" office:string-value="b" calcext:value-type="string">
            <text:p>b</text:p>
          </table:table-cell>
          <table:table-cell table:formula="of:=IF([.B216]=&quot;&quot;;&quot;&quot;;IF([.B215]&lt;[.$AB$4];INDEX([.$AC$4:.$AC$11];MATCH([.B215];[.$AB$4:.$AB$11];-1));INDEX([.$AC$4:.$AC$11];MATCH([.B215];[.$AB$4:.$AB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1]=&quot;&quot;;&quot;&quot;;&quot;\overrideProperty Score.NonMusicalPaperColumn.line-break-system-details #'((Y-offset . &quot;&amp;[.AF31]&amp;&quot;))&quot;)" office:value-type="string" office:string-value="\overrideProperty Score.NonMusicalPaperColumn.line-break-system-details #'((Y-offset . 119.6))" calcext:value-type="string">
            <text:p>\overrideProperty Score.NonMusicalPaperColumn.line-break-system-details #'((Y-offset . 119.6))</text:p>
          </table:table-cell>
          <table:table-cell table:number-columns-repeated="108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 office:value-type="float" office:value="88" calcext:value-type="float">
            <text:p>88</text:p>
          </table:table-cell>
          <table:table-cell table:style-name="ce5" table:formula="of:=IF([.B217]=&quot;&quot;;&quot;&quot;;IF(OR([.D216]=&quot;pb&quot;;[.D216]=&quot;b&quot;;[.D216]=&quot;&quot;);[.B217]-[.B216];[.B217]-[.B216]-1))" office:value-type="float" office:value="9" calcext:value-type="float">
            <text:p>9</text:p>
          </table:table-cell>
          <table:table-cell table:formula="of:=IF([.B217]=&quot;&quot;;&quot;&quot;;IF(ISNUMBER(MATCH([.B217];[.$AB$4:.$AB$11];0));&quot;&quot;;INDEX([.$AC$23:.$AC$79];MATCH([.B217];[.$AB$23:.$AB$79];0))))" office:value-type="string" office:string-value="b" calcext:value-type="string">
            <text:p>b</text:p>
          </table:table-cell>
          <table:table-cell table:formula="of:=IF([.B217]=&quot;&quot;;&quot;&quot;;IF([.B216]&lt;[.$AB$4];INDEX([.$AC$4:.$AC$11];MATCH([.B216];[.$AB$4:.$AB$11];-1));INDEX([.$AC$4:.$AC$11];MATCH([.B216];[.$AB$4:.$AB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2]=&quot;&quot;;&quot;&quot;;&quot;\overrideProperty Score.NonMusicalPaperColumn.line-break-system-details #'((Y-offset . &quot;&amp;[.AF32]&amp;&quot;))&quot;)" office:value-type="string" office:string-value="\overrideProperty Score.NonMusicalPaperColumn.line-break-system-details #'((Y-offset . 133.3))" calcext:value-type="string">
            <text:p>\overrideProperty Score.NonMusicalPaperColumn.line-break-system-details #'((Y-offset . 133.3))</text:p>
          </table:table-cell>
          <table:table-cell table:number-columns-repeated="108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 office:value-type="float" office:value="97" calcext:value-type="float">
            <text:p>97</text:p>
          </table:table-cell>
          <table:table-cell table:style-name="ce5" table:formula="of:=IF([.B218]=&quot;&quot;;&quot;&quot;;IF(OR([.D217]=&quot;pb&quot;;[.D217]=&quot;b&quot;;[.D217]=&quot;&quot;);[.B218]-[.B217];[.B218]-[.B217]-1))" office:value-type="float" office:value="9" calcext:value-type="float">
            <text:p>9</text:p>
          </table:table-cell>
          <table:table-cell table:formula="of:=IF([.B218]=&quot;&quot;;&quot;&quot;;IF(ISNUMBER(MATCH([.B218];[.$AB$4:.$AB$11];0));&quot;&quot;;INDEX([.$AC$23:.$AC$79];MATCH([.B218];[.$AB$23:.$AB$79];0))))" office:value-type="string" office:string-value="pb" calcext:value-type="string">
            <text:p>pb</text:p>
          </table:table-cell>
          <table:table-cell table:formula="of:=IF([.B218]=&quot;&quot;;&quot;&quot;;IF([.B217]&lt;[.$AB$4];INDEX([.$AC$4:.$AC$11];MATCH([.B217];[.$AB$4:.$AB$11];-1));INDEX([.$AC$4:.$AC$11];MATCH([.B217];[.$AB$4:.$AB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9 \pageBreak " calcext:value-type="string">
            <text:p>s2*9 \pageBreak </text:p>
          </table:table-cell>
          <table:table-cell table:formula="of:=IF([.AF33]=&quot;&quot;;&quot;&quot;;&quot;\overrideProperty Score.NonMusicalPaperColumn.line-break-system-details #'((Y-offset . &quot;&amp;[.AF33]&amp;&quot;))&quot;)" office:value-type="string" office:string-value="\overrideProperty Score.NonMusicalPaperColumn.line-break-system-details #'((Y-offset . 147))" calcext:value-type="string">
            <text:p>\overrideProperty Score.NonMusicalPaperColumn.line-break-system-details #'((Y-offset . 147))</text:p>
          </table:table-cell>
          <table:table-cell table:number-columns-repeated="108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 office:value-type="float" office:value="104" calcext:value-type="float">
            <text:p>104</text:p>
          </table:table-cell>
          <table:table-cell table:style-name="ce5"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AB$4:.$AB$11];0));&quot;&quot;;INDEX([.$AC$23:.$AC$79];MATCH([.B219];[.$AB$23:.$AB$79];0))))" office:value-type="string" office:string-value="b" calcext:value-type="string">
            <text:p>b</text:p>
          </table:table-cell>
          <table:table-cell table:formula="of:=IF([.B219]=&quot;&quot;;&quot;&quot;;IF([.B218]&lt;[.$AB$4];INDEX([.$AC$4:.$AC$11];MATCH([.B218];[.$AB$4:.$AB$11];-1));INDEX([.$AC$4:.$AC$11];MATCH([.B218];[.$AB$4:.$AB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break" calcext:value-type="string">
            <text:p>\break</text:p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4]=&quot;&quot;;&quot;&quot;;&quot;\overrideProperty Score.NonMusicalPaperColumn.line-break-system-details #'((Y-offset . &quot;&amp;[.AF34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 office:value-type="float" office:value="112" calcext:value-type="float">
            <text:p>112</text:p>
          </table:table-cell>
          <table:table-cell table:style-name="ce5" table:formula="of:=IF([.B220]=&quot;&quot;;&quot;&quot;;IF(OR([.D219]=&quot;pb&quot;;[.D219]=&quot;b&quot;;[.D219]=&quot;&quot;);[.B220]-[.B219];[.B220]-[.B219]-1))" office:value-type="float" office:value="8" calcext:value-type="float">
            <text:p>8</text:p>
          </table:table-cell>
          <table:table-cell table:formula="of:=IF([.B220]=&quot;&quot;;&quot;&quot;;IF(ISNUMBER(MATCH([.B220];[.$AB$4:.$AB$11];0));&quot;&quot;;INDEX([.$AC$23:.$AC$79];MATCH([.B220];[.$AB$23:.$AB$79];0))))" office:value-type="string" office:string-value="b" calcext:value-type="string">
            <text:p>b</text:p>
          </table:table-cell>
          <table:table-cell table:formula="of:=IF([.B220]=&quot;&quot;;&quot;&quot;;IF([.B219]&lt;[.$AB$4];INDEX([.$AC$4:.$AC$11];MATCH([.B219];[.$AB$4:.$AB$11];-1));INDEX([.$AC$4:.$AC$11];MATCH([.B219];[.$AB$4:.$AB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5]=&quot;&quot;;&quot;&quot;;&quot;\overrideProperty Score.NonMusicalPaperColumn.line-break-system-details #'((Y-offset . &quot;&amp;[.AF35]&amp;&quot;))&quot;)" office:value-type="string" office:string-value="\overrideProperty Score.NonMusicalPaperColumn.line-break-system-details #'((Y-offset . 17.9))" calcext:value-type="string">
            <text:p>\overrideProperty Score.NonMusicalPaperColumn.line-break-system-details #'((Y-offset . 17.9))</text:p>
          </table:table-cell>
          <table:table-cell table:number-columns-repeated="108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 office:value-type="float" office:value="118" calcext:value-type="float">
            <text:p>118</text:p>
          </table:table-cell>
          <table:table-cell table:style-name="ce5" table:formula="of:=IF([.B221]=&quot;&quot;;&quot;&quot;;IF(OR([.D220]=&quot;pb&quot;;[.D220]=&quot;b&quot;;[.D220]=&quot;&quot;);[.B221]-[.B220];[.B221]-[.B220]-1))" office:value-type="float" office:value="6" calcext:value-type="float">
            <text:p>6</text:p>
          </table:table-cell>
          <table:table-cell table:formula="of:=IF([.B221]=&quot;&quot;;&quot;&quot;;IF(ISNUMBER(MATCH([.B221];[.$AB$4:.$AB$11];0));&quot;&quot;;INDEX([.$AC$23:.$AC$79];MATCH([.B221];[.$AB$23:.$AB$79];0))))" office:value-type="string" office:string-value="b" calcext:value-type="string">
            <text:p>b</text:p>
          </table:table-cell>
          <table:table-cell table:formula="of:=IF([.B221]=&quot;&quot;;&quot;&quot;;IF([.B220]&lt;[.$AB$4];INDEX([.$AC$4:.$AC$11];MATCH([.B220];[.$AB$4:.$AB$11];-1));INDEX([.$AC$4:.$AC$11];MATCH([.B220];[.$AB$4:.$AB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36]=&quot;&quot;;&quot;&quot;;&quot;\overrideProperty Score.NonMusicalPaperColumn.line-break-system-details #'((Y-offset . &quot;&amp;[.AF36]&amp;&quot;))&quot;)" office:value-type="string" office:string-value="\overrideProperty Score.NonMusicalPaperColumn.line-break-system-details #'((Y-offset . 32))" calcext:value-type="string">
            <text:p>\overrideProperty Score.NonMusicalPaperColumn.line-break-system-details #'((Y-offset . 32))</text:p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 office:value-type="float" office:value="128" calcext:value-type="float">
            <text:p>128</text:p>
          </table:table-cell>
          <table:table-cell table:style-name="ce5" table:formula="of:=IF([.B222]=&quot;&quot;;&quot;&quot;;IF(OR([.D221]=&quot;pb&quot;;[.D221]=&quot;b&quot;;[.D221]=&quot;&quot;);[.B222]-[.B221];[.B222]-[.B221]-1))" office:value-type="float" office:value="10" calcext:value-type="float">
            <text:p>10</text:p>
          </table:table-cell>
          <table:table-cell table:formula="of:=IF([.B222]=&quot;&quot;;&quot;&quot;;IF(ISNUMBER(MATCH([.B222];[.$AB$4:.$AB$11];0));&quot;&quot;;INDEX([.$AC$23:.$AC$79];MATCH([.B222];[.$AB$23:.$AB$79];0))))" office:value-type="string" office:string-value="b" calcext:value-type="string">
            <text:p>b</text:p>
          </table:table-cell>
          <table:table-cell table:formula="of:=IF([.B222]=&quot;&quot;;&quot;&quot;;IF([.B221]&lt;[.$AB$4];INDEX([.$AC$4:.$AC$11];MATCH([.B221];[.$AB$4:.$AB$11];-1));INDEX([.$AC$4:.$AC$11];MATCH([.B221];[.$AB$4:.$AB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37]=&quot;&quot;;&quot;&quot;;&quot;\overrideProperty Score.NonMusicalPaperColumn.line-break-system-details #'((Y-offset . &quot;&amp;[.AF37]&amp;&quot;))&quot;)" office:value-type="string" office:string-value="\overrideProperty Score.NonMusicalPaperColumn.line-break-system-details #'((Y-offset . 43.7))" calcext:value-type="string">
            <text:p>\overrideProperty Score.NonMusicalPaperColumn.line-break-system-details #'((Y-offset . 43.7))</text:p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 office:value-type="float" office:value="137" calcext:value-type="float">
            <text:p>137</text:p>
          </table:table-cell>
          <table:table-cell table:style-name="ce5" table:formula="of:=IF([.B223]=&quot;&quot;;&quot;&quot;;IF(OR([.D222]=&quot;pb&quot;;[.D222]=&quot;b&quot;;[.D222]=&quot;&quot;);[.B223]-[.B222];[.B223]-[.B222]-1))" office:value-type="float" office:value="9" calcext:value-type="float">
            <text:p>9</text:p>
          </table:table-cell>
          <table:table-cell table:formula="of:=IF([.B223]=&quot;&quot;;&quot;&quot;;IF(ISNUMBER(MATCH([.B223];[.$AB$4:.$AB$11];0));&quot;&quot;;INDEX([.$AC$23:.$AC$79];MATCH([.B223];[.$AB$23:.$AB$79];0))))" office:value-type="string" office:string-value="b" calcext:value-type="string">
            <text:p>b</text:p>
          </table:table-cell>
          <table:table-cell table:formula="of:=IF([.B223]=&quot;&quot;;&quot;&quot;;IF([.B222]&lt;[.$AB$4];INDEX([.$AC$4:.$AC$11];MATCH([.B222];[.$AB$4:.$AB$11];-1));INDEX([.$AC$4:.$AC$11];MATCH([.B222];[.$AB$4:.$AB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8]=&quot;&quot;;&quot;&quot;;&quot;\overrideProperty Score.NonMusicalPaperColumn.line-break-system-details #'((Y-offset . &quot;&amp;[.AF38]&amp;&quot;))&quot;)" office:value-type="string" office:string-value="\overrideProperty Score.NonMusicalPaperColumn.line-break-system-details #'((Y-offset . 56.6))" calcext:value-type="string">
            <text:p>\overrideProperty Score.NonMusicalPaperColumn.line-break-system-details #'((Y-offset . 56.6))</text:p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 office:value-type="float" office:value="145" calcext:value-type="float">
            <text:p>145</text:p>
          </table:table-cell>
          <table:table-cell table:style-name="ce5" table:formula="of:=IF([.B224]=&quot;&quot;;&quot;&quot;;IF(OR([.D223]=&quot;pb&quot;;[.D223]=&quot;b&quot;;[.D223]=&quot;&quot;);[.B224]-[.B223];[.B224]-[.B223]-1))" office:value-type="float" office:value="8" calcext:value-type="float">
            <text:p>8</text:p>
          </table:table-cell>
          <table:table-cell table:formula="of:=IF([.B224]=&quot;&quot;;&quot;&quot;;IF(ISNUMBER(MATCH([.B224];[.$AB$4:.$AB$11];0));&quot;&quot;;INDEX([.$AC$23:.$AC$79];MATCH([.B224];[.$AB$23:.$AB$79];0))))" office:value-type="string" office:string-value="b" calcext:value-type="string">
            <text:p>b</text:p>
          </table:table-cell>
          <table:table-cell table:formula="of:=IF([.B224]=&quot;&quot;;&quot;&quot;;IF([.B223]&lt;[.$AB$4];INDEX([.$AC$4:.$AC$11];MATCH([.B223];[.$AB$4:.$AB$11];-1));INDEX([.$AC$4:.$AC$11];MATCH([.B223];[.$AB$4:.$AB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9]=&quot;&quot;;&quot;&quot;;&quot;\overrideProperty Score.NonMusicalPaperColumn.line-break-system-details #'((Y-offset . &quot;&amp;[.AF39]&amp;&quot;))&quot;)" office:value-type="string" office:string-value="\overrideProperty Score.NonMusicalPaperColumn.line-break-system-details #'((Y-offset . 69.5))" calcext:value-type="string">
            <text:p>\overrideProperty Score.NonMusicalPaperColumn.line-break-system-details #'((Y-offset . 69.5))</text:p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 office:value-type="float" office:value="152" calcext:value-type="float">
            <text:p>152</text:p>
          </table:table-cell>
          <table:table-cell table:style-name="ce5" table:formula="of:=IF([.B225]=&quot;&quot;;&quot;&quot;;IF(OR([.D224]=&quot;pb&quot;;[.D224]=&quot;b&quot;;[.D224]=&quot;&quot;);[.B225]-[.B224];[.B225]-[.B224]-1))" office:value-type="float" office:value="7" calcext:value-type="float">
            <text:p>7</text:p>
          </table:table-cell>
          <table:table-cell table:formula="of:=IF([.B225]=&quot;&quot;;&quot;&quot;;IF(ISNUMBER(MATCH([.B225];[.$AB$4:.$AB$11];0));&quot;&quot;;INDEX([.$AC$23:.$AC$79];MATCH([.B225];[.$AB$23:.$AB$79];0))))" office:value-type="string" office:string-value="b" calcext:value-type="string">
            <text:p>b</text:p>
          </table:table-cell>
          <table:table-cell table:formula="of:=IF([.B225]=&quot;&quot;;&quot;&quot;;IF([.B224]&lt;[.$AB$4];INDEX([.$AC$4:.$AC$11];MATCH([.B224];[.$AB$4:.$AB$11];-1));INDEX([.$AC$4:.$AC$11];MATCH([.B224];[.$AB$4:.$AB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0]=&quot;&quot;;&quot;&quot;;&quot;\overrideProperty Score.NonMusicalPaperColumn.line-break-system-details #'((Y-offset . &quot;&amp;[.AF40]&amp;&quot;))&quot;)" office:value-type="string" office:string-value="\overrideProperty Score.NonMusicalPaperColumn.line-break-system-details #'((Y-offset . 82.4))" calcext:value-type="string">
            <text:p>\overrideProperty Score.NonMusicalPaperColumn.line-break-system-details #'((Y-offset . 82.4))</text:p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 office:value-type="float" office:value="162" calcext:value-type="float">
            <text:p>162</text:p>
          </table:table-cell>
          <table:table-cell table:style-name="ce5" table:formula="of:=IF([.B226]=&quot;&quot;;&quot;&quot;;IF(OR([.D225]=&quot;pb&quot;;[.D225]=&quot;b&quot;;[.D225]=&quot;&quot;);[.B226]-[.B225];[.B226]-[.B225]-1))" office:value-type="float" office:value="10" calcext:value-type="float">
            <text:p>10</text:p>
          </table:table-cell>
          <table:table-cell table:formula="of:=IF([.B226]=&quot;&quot;;&quot;&quot;;IF(ISNUMBER(MATCH([.B226];[.$AB$4:.$AB$11];0));&quot;&quot;;INDEX([.$AC$23:.$AC$79];MATCH([.B226];[.$AB$23:.$AB$79];0))))" office:value-type="string" office:string-value="b" calcext:value-type="string">
            <text:p>b</text:p>
          </table:table-cell>
          <table:table-cell table:formula="of:=IF([.B226]=&quot;&quot;;&quot;&quot;;IF([.B225]&lt;[.$AB$4];INDEX([.$AC$4:.$AC$11];MATCH([.B225];[.$AB$4:.$AB$11];-1));INDEX([.$AC$4:.$AC$11];MATCH([.B225];[.$AB$4:.$AB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1]=&quot;&quot;;&quot;&quot;;&quot;\overrideProperty Score.NonMusicalPaperColumn.line-break-system-details #'((Y-offset . &quot;&amp;[.AF41]&amp;&quot;))&quot;)" office:value-type="string" office:string-value="\overrideProperty Score.NonMusicalPaperColumn.line-break-system-details #'((Y-offset . 97.5))" calcext:value-type="string">
            <text:p>\overrideProperty Score.NonMusicalPaperColumn.line-break-system-details #'((Y-offset . 97.5))</text:p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 office:value-type="float" office:value="172" calcext:value-type="float">
            <text:p>172</text:p>
          </table:table-cell>
          <table:table-cell table:style-name="ce5" table:formula="of:=IF([.B227]=&quot;&quot;;&quot;&quot;;IF(OR([.D226]=&quot;pb&quot;;[.D226]=&quot;b&quot;;[.D226]=&quot;&quot;);[.B227]-[.B226];[.B227]-[.B226]-1))" office:value-type="float" office:value="10" calcext:value-type="float">
            <text:p>10</text:p>
          </table:table-cell>
          <table:table-cell table:formula="of:=IF([.B227]=&quot;&quot;;&quot;&quot;;IF(ISNUMBER(MATCH([.B227];[.$AB$4:.$AB$11];0));&quot;&quot;;INDEX([.$AC$23:.$AC$79];MATCH([.B227];[.$AB$23:.$AB$79];0))))" office:value-type="string" office:string-value="b" calcext:value-type="string">
            <text:p>b</text:p>
          </table:table-cell>
          <table:table-cell table:formula="of:=IF([.B227]=&quot;&quot;;&quot;&quot;;IF([.B226]&lt;[.$AB$4];INDEX([.$AC$4:.$AC$11];MATCH([.B226];[.$AB$4:.$AB$11];-1));INDEX([.$AC$4:.$AC$11];MATCH([.B226];[.$AB$4:.$AB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2]=&quot;&quot;;&quot;&quot;;&quot;\overrideProperty Score.NonMusicalPaperColumn.line-break-system-details #'((Y-offset . &quot;&amp;[.AF42]&amp;&quot;))&quot;)" office:value-type="string" office:string-value="\overrideProperty Score.NonMusicalPaperColumn.line-break-system-details #'((Y-offset . 110))" calcext:value-type="string">
            <text:p>\overrideProperty Score.NonMusicalPaperColumn.line-break-system-details #'((Y-offset . 110))</text:p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 office:value-type="float" office:value="181" calcext:value-type="float">
            <text:p>181</text:p>
          </table:table-cell>
          <table:table-cell table:style-name="ce5" table:formula="of:=IF([.B228]=&quot;&quot;;&quot;&quot;;IF(OR([.D227]=&quot;pb&quot;;[.D227]=&quot;b&quot;;[.D227]=&quot;&quot;);[.B228]-[.B227];[.B228]-[.B227]-1))" office:value-type="float" office:value="9" calcext:value-type="float">
            <text:p>9</text:p>
          </table:table-cell>
          <table:table-cell table:formula="of:=IF([.B228]=&quot;&quot;;&quot;&quot;;IF(ISNUMBER(MATCH([.B228];[.$AB$4:.$AB$11];0));&quot;&quot;;INDEX([.$AC$23:.$AC$79];MATCH([.B228];[.$AB$23:.$AB$79];0))))" office:value-type="string" office:string-value="b" calcext:value-type="string">
            <text:p>b</text:p>
          </table:table-cell>
          <table:table-cell table:formula="of:=IF([.B228]=&quot;&quot;;&quot;&quot;;IF([.B227]&lt;[.$AB$4];INDEX([.$AC$4:.$AC$11];MATCH([.B227];[.$AB$4:.$AB$11];-1));INDEX([.$AC$4:.$AC$11];MATCH([.B227];[.$AB$4:.$AB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3]=&quot;&quot;;&quot;&quot;;&quot;\overrideProperty Score.NonMusicalPaperColumn.line-break-system-details #'((Y-offset . &quot;&amp;[.AF43]&amp;&quot;))&quot;)" office:value-type="string" office:string-value="\overrideProperty Score.NonMusicalPaperColumn.line-break-system-details #'((Y-offset . 121.1))" calcext:value-type="string">
            <text:p>\overrideProperty Score.NonMusicalPaperColumn.line-break-system-details #'((Y-offset . 121.1))</text:p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 office:value-type="float" office:value="190" calcext:value-type="float">
            <text:p>190</text:p>
          </table:table-cell>
          <table:table-cell table:style-name="ce5" table:formula="of:=IF([.B229]=&quot;&quot;;&quot;&quot;;IF(OR([.D228]=&quot;pb&quot;;[.D228]=&quot;b&quot;;[.D228]=&quot;&quot;);[.B229]-[.B228];[.B229]-[.B228]-1))" office:value-type="float" office:value="9" calcext:value-type="float">
            <text:p>9</text:p>
          </table:table-cell>
          <table:table-cell table:formula="of:=IF([.B229]=&quot;&quot;;&quot;&quot;;IF(ISNUMBER(MATCH([.B229];[.$AB$4:.$AB$11];0));&quot;&quot;;INDEX([.$AC$23:.$AC$79];MATCH([.B229];[.$AB$23:.$AB$79];0))))" office:value-type="string" office:string-value="b" calcext:value-type="string">
            <text:p>b</text:p>
          </table:table-cell>
          <table:table-cell table:formula="of:=IF([.B229]=&quot;&quot;;&quot;&quot;;IF([.B228]&lt;[.$AB$4];INDEX([.$AC$4:.$AC$11];MATCH([.B228];[.$AB$4:.$AB$11];-1));INDEX([.$AC$4:.$AC$11];MATCH([.B228];[.$AB$4:.$AB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4]=&quot;&quot;;&quot;&quot;;&quot;\overrideProperty Score.NonMusicalPaperColumn.line-break-system-details #'((Y-offset . &quot;&amp;[.AF44]&amp;&quot;))&quot;)" office:value-type="string" office:string-value="\overrideProperty Score.NonMusicalPaperColumn.line-break-system-details #'((Y-offset . 134))" calcext:value-type="string">
            <text:p>\overrideProperty Score.NonMusicalPaperColumn.line-break-system-details #'((Y-offset . 134))</text:p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 office:value-type="float" office:value="199" calcext:value-type="float">
            <text:p>199</text:p>
          </table:table-cell>
          <table:table-cell table:style-name="ce5" table:formula="of:=IF([.B230]=&quot;&quot;;&quot;&quot;;IF(OR([.D229]=&quot;pb&quot;;[.D229]=&quot;b&quot;;[.D229]=&quot;&quot;);[.B230]-[.B229];[.B230]-[.B229]-1))" office:value-type="float" office:value="9" calcext:value-type="float">
            <text:p>9</text:p>
          </table:table-cell>
          <table:table-cell table:formula="of:=IF([.B230]=&quot;&quot;;&quot;&quot;;IF(ISNUMBER(MATCH([.B230];[.$AB$4:.$AB$11];0));&quot;&quot;;INDEX([.$AC$23:.$AC$79];MATCH([.B230];[.$AB$23:.$AB$79];0))))" office:value-type="string" office:string-value="pb" calcext:value-type="string">
            <text:p>pb</text:p>
          </table:table-cell>
          <table:table-cell table:formula="of:=IF([.B230]=&quot;&quot;;&quot;&quot;;IF([.B229]&lt;[.$AB$4];INDEX([.$AC$4:.$AC$11];MATCH([.B229];[.$AB$4:.$AB$11];-1));INDEX([.$AC$4:.$AC$11];MATCH([.B229];[.$AB$4:.$AB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9 \pageBreak " calcext:value-type="string">
            <text:p>s2*9 \pageBreak </text:p>
          </table:table-cell>
          <table:table-cell table:formula="of:=IF([.AF45]=&quot;&quot;;&quot;&quot;;&quot;\overrideProperty Score.NonMusicalPaperColumn.line-break-system-details #'((Y-offset . &quot;&amp;[.AF45]&amp;&quot;))&quot;)" office:value-type="string" office:string-value="\overrideProperty Score.NonMusicalPaperColumn.line-break-system-details #'((Y-offset . 147))" calcext:value-type="string">
            <text:p>\overrideProperty Score.NonMusicalPaperColumn.line-break-system-details #'((Y-offset . 147))</text:p>
          </table:table-cell>
          <table:table-cell table:number-columns-repeated="108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 office:value-type="float" office:value="207" calcext:value-type="float">
            <text:p>207</text:p>
          </table:table-cell>
          <table:table-cell table:style-name="ce5" table:formula="of:=IF([.B231]=&quot;&quot;;&quot;&quot;;IF(OR([.D230]=&quot;pb&quot;;[.D230]=&quot;b&quot;;[.D230]=&quot;&quot;);[.B231]-[.B230];[.B231]-[.B230]-1))" office:value-type="float" office:value="8" calcext:value-type="float">
            <text:p>8</text:p>
          </table:table-cell>
          <table:table-cell table:formula="of:=IF([.B231]=&quot;&quot;;&quot;&quot;;IF(ISNUMBER(MATCH([.B231];[.$AB$4:.$AB$11];0));&quot;&quot;;INDEX([.$AC$23:.$AC$79];MATCH([.B231];[.$AB$23:.$AB$79];0))))" office:value-type="string" office:string-value="b" calcext:value-type="string">
            <text:p>b</text:p>
          </table:table-cell>
          <table:table-cell table:formula="of:=IF([.B231]=&quot;&quot;;&quot;&quot;;IF([.B230]&lt;[.$AB$4];INDEX([.$AC$4:.$AC$11];MATCH([.B230];[.$AB$4:.$AB$11];-1));INDEX([.$AC$4:.$AC$11];MATCH([.B230];[.$AB$4:.$AB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break" calcext:value-type="string">
            <text:p>\break</text:p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6]=&quot;&quot;;&quot;&quot;;&quot;\overrideProperty Score.NonMusicalPaperColumn.line-break-system-details #'((Y-offset . &quot;&amp;[.AF4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 office:value-type="float" office:value="214" calcext:value-type="float">
            <text:p>214</text:p>
          </table:table-cell>
          <table:table-cell table:style-name="ce5" table:formula="of:=IF([.B232]=&quot;&quot;;&quot;&quot;;IF(OR([.D231]=&quot;pb&quot;;[.D231]=&quot;b&quot;;[.D231]=&quot;&quot;);[.B232]-[.B231];[.B232]-[.B231]-1))" office:value-type="float" office:value="7" calcext:value-type="float">
            <text:p>7</text:p>
          </table:table-cell>
          <table:table-cell table:formula="of:=IF([.B232]=&quot;&quot;;&quot;&quot;;IF(ISNUMBER(MATCH([.B232];[.$AB$4:.$AB$11];0));&quot;&quot;;INDEX([.$AC$23:.$AC$79];MATCH([.B232];[.$AB$23:.$AB$79];0))))" office:value-type="string" office:string-value="b" calcext:value-type="string">
            <text:p>b</text:p>
          </table:table-cell>
          <table:table-cell table:formula="of:=IF([.B232]=&quot;&quot;;&quot;&quot;;IF([.B231]&lt;[.$AB$4];INDEX([.$AC$4:.$AC$11];MATCH([.B231];[.$AB$4:.$AB$11];-1));INDEX([.$AC$4:.$AC$11];MATCH([.B231];[.$AB$4:.$AB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7]=&quot;&quot;;&quot;&quot;;&quot;\overrideProperty Score.NonMusicalPaperColumn.line-break-system-details #'((Y-offset . &quot;&amp;[.AF47]&amp;&quot;))&quot;)" office:value-type="string" office:string-value="\overrideProperty Score.NonMusicalPaperColumn.line-break-system-details #'((Y-offset . 18.5))" calcext:value-type="string">
            <text:p>\overrideProperty Score.NonMusicalPaperColumn.line-break-system-details #'((Y-offset . 18.5))</text:p>
          </table:table-cell>
          <table:table-cell table:number-columns-repeated="108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 office:value-type="float" office:value="222" calcext:value-type="float">
            <text:p>222</text:p>
          </table:table-cell>
          <table:table-cell table:style-name="ce5" table:formula="of:=IF([.B233]=&quot;&quot;;&quot;&quot;;IF(OR([.D232]=&quot;pb&quot;;[.D232]=&quot;b&quot;;[.D232]=&quot;&quot;);[.B233]-[.B232];[.B233]-[.B232]-1))" office:value-type="float" office:value="8" calcext:value-type="float">
            <text:p>8</text:p>
          </table:table-cell>
          <table:table-cell table:formula="of:=IF([.B233]=&quot;&quot;;&quot;&quot;;IF(ISNUMBER(MATCH([.B233];[.$AB$4:.$AB$11];0));&quot;&quot;;INDEX([.$AC$23:.$AC$79];MATCH([.B233];[.$AB$23:.$AB$79];0))))" office:value-type="string" office:string-value="b" calcext:value-type="string">
            <text:p>b</text:p>
          </table:table-cell>
          <table:table-cell table:formula="of:=IF([.B233]=&quot;&quot;;&quot;&quot;;IF([.B232]&lt;[.$AB$4];INDEX([.$AC$4:.$AC$11];MATCH([.B232];[.$AB$4:.$AB$11];-1));INDEX([.$AC$4:.$AC$11];MATCH([.B232];[.$AB$4:.$AB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8]=&quot;&quot;;&quot;&quot;;&quot;\overrideProperty Score.NonMusicalPaperColumn.line-break-system-details #'((Y-offset . &quot;&amp;[.AF48]&amp;&quot;))&quot;)" office:value-type="string" office:string-value="\overrideProperty Score.NonMusicalPaperColumn.line-break-system-details #'((Y-offset . 29))" calcext:value-type="string">
            <text:p>\overrideProperty Score.NonMusicalPaperColumn.line-break-system-details #'((Y-offset . 29))</text:p>
          </table:table-cell>
          <table:table-cell table:number-columns-repeated="108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 office:value-type="float" office:value="229" calcext:value-type="float">
            <text:p>229</text:p>
          </table:table-cell>
          <table:table-cell table:style-name="ce5" table:formula="of:=IF([.B234]=&quot;&quot;;&quot;&quot;;IF(OR([.D233]=&quot;pb&quot;;[.D233]=&quot;b&quot;;[.D233]=&quot;&quot;);[.B234]-[.B233];[.B234]-[.B233]-1))" office:value-type="float" office:value="7" calcext:value-type="float">
            <text:p>7</text:p>
          </table:table-cell>
          <table:table-cell table:formula="of:=IF([.B234]=&quot;&quot;;&quot;&quot;;IF(ISNUMBER(MATCH([.B234];[.$AB$4:.$AB$11];0));&quot;&quot;;INDEX([.$AC$23:.$AC$79];MATCH([.B234];[.$AB$23:.$AB$79];0))))" office:value-type="string" office:string-value="b" calcext:value-type="string">
            <text:p>b</text:p>
          </table:table-cell>
          <table:table-cell table:formula="of:=IF([.B234]=&quot;&quot;;&quot;&quot;;IF([.B233]&lt;[.$AB$4];INDEX([.$AC$4:.$AC$11];MATCH([.B233];[.$AB$4:.$AB$11];-1));INDEX([.$AC$4:.$AC$11];MATCH([.B233];[.$AB$4:.$AB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9]=&quot;&quot;;&quot;&quot;;&quot;\overrideProperty Score.NonMusicalPaperColumn.line-break-system-details #'((Y-offset . &quot;&amp;[.AF49]&amp;&quot;))&quot;)" office:value-type="string" office:string-value="\overrideProperty Score.NonMusicalPaperColumn.line-break-system-details #'((Y-offset . 44.5))" calcext:value-type="string">
            <text:p>\overrideProperty Score.NonMusicalPaperColumn.line-break-system-details #'((Y-offset . 44.5))</text:p>
          </table:table-cell>
          <table:table-cell table:number-columns-repeated="108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 office:value-type="float" office:value="236" calcext:value-type="float">
            <text:p>236</text:p>
          </table:table-cell>
          <table:table-cell table:style-name="ce5" table:formula="of:=IF([.B235]=&quot;&quot;;&quot;&quot;;IF(OR([.D234]=&quot;pb&quot;;[.D234]=&quot;b&quot;;[.D234]=&quot;&quot;);[.B235]-[.B234];[.B235]-[.B234]-1))" office:value-type="float" office:value="7" calcext:value-type="float">
            <text:p>7</text:p>
          </table:table-cell>
          <table:table-cell table:formula="of:=IF([.B235]=&quot;&quot;;&quot;&quot;;IF(ISNUMBER(MATCH([.B235];[.$AB$4:.$AB$11];0));&quot;&quot;;INDEX([.$AC$23:.$AC$79];MATCH([.B235];[.$AB$23:.$AB$79];0))))" office:value-type="string" office:string-value="b" calcext:value-type="string">
            <text:p>b</text:p>
          </table:table-cell>
          <table:table-cell table:formula="of:=IF([.B235]=&quot;&quot;;&quot;&quot;;IF([.B234]&lt;[.$AB$4];INDEX([.$AC$4:.$AC$11];MATCH([.B234];[.$AB$4:.$AB$11];-1));INDEX([.$AC$4:.$AC$11];MATCH([.B234];[.$AB$4:.$AB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0]=&quot;&quot;;&quot;&quot;;&quot;\overrideProperty Score.NonMusicalPaperColumn.line-break-system-details #'((Y-offset . &quot;&amp;[.AF50]&amp;&quot;))&quot;)" office:value-type="string" office:string-value="\overrideProperty Score.NonMusicalPaperColumn.line-break-system-details #'((Y-offset . 56.6))" calcext:value-type="string">
            <text:p>\overrideProperty Score.NonMusicalPaperColumn.line-break-system-details #'((Y-offset . 56.6))</text:p>
          </table:table-cell>
          <table:table-cell table:number-columns-repeated="108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 office:value-type="float" office:value="244" calcext:value-type="float">
            <text:p>244</text:p>
          </table:table-cell>
          <table:table-cell table:style-name="ce5" table:formula="of:=IF([.B236]=&quot;&quot;;&quot;&quot;;IF(OR([.D235]=&quot;pb&quot;;[.D235]=&quot;b&quot;;[.D235]=&quot;&quot;);[.B236]-[.B235];[.B236]-[.B235]-1))" office:value-type="float" office:value="8" calcext:value-type="float">
            <text:p>8</text:p>
          </table:table-cell>
          <table:table-cell table:formula="of:=IF([.B236]=&quot;&quot;;&quot;&quot;;IF(ISNUMBER(MATCH([.B236];[.$AB$4:.$AB$11];0));&quot;&quot;;INDEX([.$AC$23:.$AC$79];MATCH([.B236];[.$AB$23:.$AB$79];0))))" office:value-type="string" office:string-value="b" calcext:value-type="string">
            <text:p>b</text:p>
          </table:table-cell>
          <table:table-cell table:formula="of:=IF([.B236]=&quot;&quot;;&quot;&quot;;IF([.B235]&lt;[.$AB$4];INDEX([.$AC$4:.$AC$11];MATCH([.B235];[.$AB$4:.$AB$11];-1));INDEX([.$AC$4:.$AC$11];MATCH([.B235];[.$AB$4:.$AB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1]=&quot;&quot;;&quot;&quot;;&quot;\overrideProperty Score.NonMusicalPaperColumn.line-break-system-details #'((Y-offset . &quot;&amp;[.AF51]&amp;&quot;))&quot;)" office:value-type="string" office:string-value="\overrideProperty Score.NonMusicalPaperColumn.line-break-system-details #'((Y-offset . 69.5))" calcext:value-type="string">
            <text:p>\overrideProperty Score.NonMusicalPaperColumn.line-break-system-details #'((Y-offset . 69.5))</text:p>
          </table:table-cell>
          <table:table-cell table:number-columns-repeated="108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 office:value-type="float" office:value="252" calcext:value-type="float">
            <text:p>252</text:p>
          </table:table-cell>
          <table:table-cell table:style-name="ce5" table:formula="of:=IF([.B237]=&quot;&quot;;&quot;&quot;;IF(OR([.D236]=&quot;pb&quot;;[.D236]=&quot;b&quot;;[.D236]=&quot;&quot;);[.B237]-[.B236];[.B237]-[.B236]-1))" office:value-type="float" office:value="8" calcext:value-type="float">
            <text:p>8</text:p>
          </table:table-cell>
          <table:table-cell table:formula="of:=IF([.B237]=&quot;&quot;;&quot;&quot;;IF(ISNUMBER(MATCH([.B237];[.$AB$4:.$AB$11];0));&quot;&quot;;INDEX([.$AC$23:.$AC$79];MATCH([.B237];[.$AB$23:.$AB$79];0))))" office:value-type="string" office:string-value="b" calcext:value-type="string">
            <text:p>b</text:p>
          </table:table-cell>
          <table:table-cell table:formula="of:=IF([.B237]=&quot;&quot;;&quot;&quot;;IF([.B236]&lt;[.$AB$4];INDEX([.$AC$4:.$AC$11];MATCH([.B236];[.$AB$4:.$AB$11];-1));INDEX([.$AC$4:.$AC$11];MATCH([.B236];[.$AB$4:.$AB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2]=&quot;&quot;;&quot;&quot;;&quot;\overrideProperty Score.NonMusicalPaperColumn.line-break-system-details #'((Y-offset . &quot;&amp;[.AF52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 table:number-columns-repeated="108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 office:value-type="float" office:value="260" calcext:value-type="float">
            <text:p>260</text:p>
          </table:table-cell>
          <table:table-cell table:style-name="ce5" table:formula="of:=IF([.B238]=&quot;&quot;;&quot;&quot;;IF(OR([.D237]=&quot;pb&quot;;[.D237]=&quot;b&quot;;[.D237]=&quot;&quot;);[.B238]-[.B237];[.B238]-[.B237]-1))" office:value-type="float" office:value="8" calcext:value-type="float">
            <text:p>8</text:p>
          </table:table-cell>
          <table:table-cell table:formula="of:=IF([.B238]=&quot;&quot;;&quot;&quot;;IF(ISNUMBER(MATCH([.B238];[.$AB$4:.$AB$11];0));&quot;&quot;;INDEX([.$AC$23:.$AC$79];MATCH([.B238];[.$AB$23:.$AB$79];0))))" office:value-type="string" office:string-value="b" calcext:value-type="string">
            <text:p>b</text:p>
          </table:table-cell>
          <table:table-cell table:formula="of:=IF([.B238]=&quot;&quot;;&quot;&quot;;IF([.B237]&lt;[.$AB$4];INDEX([.$AC$4:.$AC$11];MATCH([.B237];[.$AB$4:.$AB$11];-1));INDEX([.$AC$4:.$AC$11];MATCH([.B237];[.$AB$4:.$AB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3]=&quot;&quot;;&quot;&quot;;&quot;\overrideProperty Score.NonMusicalPaperColumn.line-break-system-details #'((Y-offset . &quot;&amp;[.AF53]&amp;&quot;))&quot;)" office:value-type="string" office:string-value="\overrideProperty Score.NonMusicalPaperColumn.line-break-system-details #'((Y-offset . 95.3))" calcext:value-type="string">
            <text:p>\overrideProperty Score.NonMusicalPaperColumn.line-break-system-details #'((Y-offset . 95.3))</text:p>
          </table:table-cell>
          <table:table-cell table:number-columns-repeated="108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 office:value-type="float" office:value="268" calcext:value-type="float">
            <text:p>268</text:p>
          </table:table-cell>
          <table:table-cell table:style-name="ce5" table:formula="of:=IF([.B239]=&quot;&quot;;&quot;&quot;;IF(OR([.D238]=&quot;pb&quot;;[.D238]=&quot;b&quot;;[.D238]=&quot;&quot;);[.B239]-[.B238];[.B239]-[.B238]-1))" office:value-type="float" office:value="8" calcext:value-type="float">
            <text:p>8</text:p>
          </table:table-cell>
          <table:table-cell table:formula="of:=IF([.B239]=&quot;&quot;;&quot;&quot;;IF(ISNUMBER(MATCH([.B239];[.$AB$4:.$AB$11];0));&quot;&quot;;INDEX([.$AC$23:.$AC$79];MATCH([.B239];[.$AB$23:.$AB$79];0))))" office:value-type="string" office:string-value="b" calcext:value-type="string">
            <text:p>b</text:p>
          </table:table-cell>
          <table:table-cell table:formula="of:=IF([.B239]=&quot;&quot;;&quot;&quot;;IF([.B238]&lt;[.$AB$4];INDEX([.$AC$4:.$AC$11];MATCH([.B238];[.$AB$4:.$AB$11];-1));INDEX([.$AC$4:.$AC$11];MATCH([.B238];[.$AB$4:.$AB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4]=&quot;&quot;;&quot;&quot;;&quot;\overrideProperty Score.NonMusicalPaperColumn.line-break-system-details #'((Y-offset . &quot;&amp;[.AF54]&amp;&quot;))&quot;)" office:value-type="string" office:string-value="\overrideProperty Score.NonMusicalPaperColumn.line-break-system-details #'((Y-offset . 108.7))" calcext:value-type="string">
            <text:p>\overrideProperty Score.NonMusicalPaperColumn.line-break-system-details #'((Y-offset . 108.7))</text:p>
          </table:table-cell>
          <table:table-cell table:number-columns-repeated="108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 office:value-type="float" office:value="275" calcext:value-type="float">
            <text:p>275</text:p>
          </table:table-cell>
          <table:table-cell table:style-name="ce5" table:formula="of:=IF([.B240]=&quot;&quot;;&quot;&quot;;IF(OR([.D239]=&quot;pb&quot;;[.D239]=&quot;b&quot;;[.D239]=&quot;&quot;);[.B240]-[.B239];[.B240]-[.B239]-1))" office:value-type="float" office:value="7" calcext:value-type="float">
            <text:p>7</text:p>
          </table:table-cell>
          <table:table-cell table:formula="of:=IF([.B240]=&quot;&quot;;&quot;&quot;;IF(ISNUMBER(MATCH([.B240];[.$AB$4:.$AB$11];0));&quot;&quot;;INDEX([.$AC$23:.$AC$79];MATCH([.B240];[.$AB$23:.$AB$79];0))))" office:value-type="string" office:string-value="b" calcext:value-type="string">
            <text:p>b</text:p>
          </table:table-cell>
          <table:table-cell table:formula="of:=IF([.B240]=&quot;&quot;;&quot;&quot;;IF([.B239]&lt;[.$AB$4];INDEX([.$AC$4:.$AC$11];MATCH([.B239];[.$AB$4:.$AB$11];-1));INDEX([.$AC$4:.$AC$11];MATCH([.B239];[.$AB$4:.$AB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5]=&quot;&quot;;&quot;&quot;;&quot;\overrideProperty Score.NonMusicalPaperColumn.line-break-system-details #'((Y-offset . &quot;&amp;[.AF55]&amp;&quot;))&quot;)" office:value-type="string" office:string-value="\overrideProperty Score.NonMusicalPaperColumn.line-break-system-details #'((Y-offset . 121.1))" calcext:value-type="string">
            <text:p>\overrideProperty Score.NonMusicalPaperColumn.line-break-system-details #'((Y-offset . 121.1))</text:p>
          </table:table-cell>
          <table:table-cell table:number-columns-repeated="108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 office:value-type="float" office:value="285" calcext:value-type="float">
            <text:p>285</text:p>
          </table:table-cell>
          <table:table-cell table:style-name="ce5" table:formula="of:=IF([.B241]=&quot;&quot;;&quot;&quot;;IF(OR([.D240]=&quot;pb&quot;;[.D240]=&quot;b&quot;;[.D240]=&quot;&quot;);[.B241]-[.B240];[.B241]-[.B240]-1))" office:value-type="float" office:value="10" calcext:value-type="float">
            <text:p>10</text:p>
          </table:table-cell>
          <table:table-cell table:formula="of:=IF([.B241]=&quot;&quot;;&quot;&quot;;IF(ISNUMBER(MATCH([.B241];[.$AB$4:.$AB$11];0));&quot;&quot;;INDEX([.$AC$23:.$AC$79];MATCH([.B241];[.$AB$23:.$AB$79];0))))" office:value-type="string" office:string-value="b" calcext:value-type="string">
            <text:p>b</text:p>
          </table:table-cell>
          <table:table-cell table:formula="of:=IF([.B241]=&quot;&quot;;&quot;&quot;;IF([.B240]&lt;[.$AB$4];INDEX([.$AC$4:.$AC$11];MATCH([.B240];[.$AB$4:.$AB$11];-1));INDEX([.$AC$4:.$AC$11];MATCH([.B240];[.$AB$4:.$AB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break" calcext:value-type="string">
            <text:p>\break</text:p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56]=&quot;&quot;;&quot;&quot;;&quot;\overrideProperty Score.NonMusicalPaperColumn.line-break-system-details #'((Y-offset . &quot;&amp;[.AF56]&amp;&quot;))&quot;)" office:value-type="string" office:string-value="\overrideProperty Score.NonMusicalPaperColumn.line-break-system-details #'((Y-offset . 134))" calcext:value-type="string">
            <text:p>\overrideProperty Score.NonMusicalPaperColumn.line-break-system-details #'((Y-offset . 134))</text:p>
          </table:table-cell>
          <table:table-cell table:number-columns-repeated="108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 office:value-type="float" office:value="295" calcext:value-type="float">
            <text:p>295</text:p>
          </table:table-cell>
          <table:table-cell table:style-name="ce5" table:formula="of:=IF([.B242]=&quot;&quot;;&quot;&quot;;IF(OR([.D241]=&quot;pb&quot;;[.D241]=&quot;b&quot;;[.D241]=&quot;&quot;);[.B242]-[.B241];[.B242]-[.B241]-1))" office:value-type="float" office:value="10" calcext:value-type="float">
            <text:p>10</text:p>
          </table:table-cell>
          <table:table-cell table:formula="of:=IF([.B242]=&quot;&quot;;&quot;&quot;;IF(ISNUMBER(MATCH([.B242];[.$AB$4:.$AB$11];0));&quot;&quot;;INDEX([.$AC$23:.$AC$79];MATCH([.B242];[.$AB$23:.$AB$79];0))))" office:value-type="string" office:string-value="pb" calcext:value-type="string">
            <text:p>pb</text:p>
          </table:table-cell>
          <table:table-cell table:formula="of:=IF([.B242]=&quot;&quot;;&quot;&quot;;IF([.B241]&lt;[.$AB$4];INDEX([.$AC$4:.$AC$11];MATCH([.B241];[.$AB$4:.$AB$11];-1));INDEX([.$AC$4:.$AC$11];MATCH([.B241];[.$AB$4:.$AB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formula="of:=IF([.AF57]=&quot;&quot;;&quot;&quot;;&quot;\overrideProperty Score.NonMusicalPaperColumn.line-break-system-details #'((Y-offset . &quot;&amp;[.AF57]&amp;&quot;))&quot;)" office:value-type="string" office:string-value="\overrideProperty Score.NonMusicalPaperColumn.line-break-system-details #'((Y-offset . 147))" calcext:value-type="string">
            <text:p>\overrideProperty Score.NonMusicalPaperColumn.line-break-system-details #'((Y-offset . 147))</text:p>
          </table:table-cell>
          <table:table-cell table:number-columns-repeated="108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 office:value-type="float" office:value="304" calcext:value-type="float">
            <text:p>304</text:p>
          </table:table-cell>
          <table:table-cell table:style-name="ce5" table:formula="of:=IF([.B243]=&quot;&quot;;&quot;&quot;;IF(OR([.D242]=&quot;pb&quot;;[.D242]=&quot;b&quot;;[.D242]=&quot;&quot;);[.B243]-[.B242];[.B243]-[.B242]-1))" office:value-type="float" office:value="9" calcext:value-type="float">
            <text:p>9</text:p>
          </table:table-cell>
          <table:table-cell table:formula="of:=IF([.B243]=&quot;&quot;;&quot;&quot;;IF(ISNUMBER(MATCH([.B243];[.$AB$4:.$AB$11];0));&quot;&quot;;INDEX([.$AC$23:.$AC$79];MATCH([.B243];[.$AB$23:.$AB$79];0))))" office:value-type="string" office:string-value="b" calcext:value-type="string">
            <text:p>b</text:p>
          </table:table-cell>
          <table:table-cell table:formula="of:=IF([.B243]=&quot;&quot;;&quot;&quot;;IF([.B242]&lt;[.$AB$4];INDEX([.$AC$4:.$AC$11];MATCH([.B242];[.$AB$4:.$AB$11];-1));INDEX([.$AC$4:.$AC$11];MATCH([.B242];[.$AB$4:.$AB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break" calcext:value-type="string">
            <text:p>\break</text:p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8]=&quot;&quot;;&quot;&quot;;&quot;\overrideProperty Score.NonMusicalPaperColumn.line-break-system-details #'((Y-offset . &quot;&amp;[.AF58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 office:value-type="float" office:value="312" calcext:value-type="float">
            <text:p>312</text:p>
          </table:table-cell>
          <table:table-cell table:style-name="ce5" table:formula="of:=IF([.B244]=&quot;&quot;;&quot;&quot;;IF(OR([.D243]=&quot;pb&quot;;[.D243]=&quot;b&quot;;[.D243]=&quot;&quot;);[.B244]-[.B243];[.B244]-[.B243]-1))" office:value-type="float" office:value="8" calcext:value-type="float">
            <text:p>8</text:p>
          </table:table-cell>
          <table:table-cell table:formula="of:=IF([.B244]=&quot;&quot;;&quot;&quot;;IF(ISNUMBER(MATCH([.B244];[.$AB$4:.$AB$11];0));&quot;&quot;;INDEX([.$AC$23:.$AC$79];MATCH([.B244];[.$AB$23:.$AB$79];0))))" office:value-type="string" office:string-value="b" calcext:value-type="string">
            <text:p>b</text:p>
          </table:table-cell>
          <table:table-cell table:formula="of:=IF([.B244]=&quot;&quot;;&quot;&quot;;IF([.B243]&lt;[.$AB$4];INDEX([.$AC$4:.$AC$11];MATCH([.B243];[.$AB$4:.$AB$11];-1));INDEX([.$AC$4:.$AC$11];MATCH([.B243];[.$AB$4:.$AB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9]=&quot;&quot;;&quot;&quot;;&quot;\overrideProperty Score.NonMusicalPaperColumn.line-break-system-details #'((Y-offset . &quot;&amp;[.AF59]&amp;&quot;))&quot;)" office:value-type="string" office:string-value="\overrideProperty Score.NonMusicalPaperColumn.line-break-system-details #'((Y-offset . 18))" calcext:value-type="string">
            <text:p>\overrideProperty Score.NonMusicalPaperColumn.line-break-system-details #'((Y-offset . 18))</text:p>
          </table:table-cell>
          <table:table-cell table:number-columns-repeated="108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 office:value-type="float" office:value="319" calcext:value-type="float">
            <text:p>319</text:p>
          </table:table-cell>
          <table:table-cell table:style-name="ce5" table:formula="of:=IF([.B245]=&quot;&quot;;&quot;&quot;;IF(OR([.D244]=&quot;pb&quot;;[.D244]=&quot;b&quot;;[.D244]=&quot;&quot;);[.B245]-[.B244];[.B245]-[.B244]-1))" office:value-type="float" office:value="7" calcext:value-type="float">
            <text:p>7</text:p>
          </table:table-cell>
          <table:table-cell table:formula="of:=IF([.B245]=&quot;&quot;;&quot;&quot;;IF(ISNUMBER(MATCH([.B245];[.$AB$4:.$AB$11];0));&quot;&quot;;INDEX([.$AC$23:.$AC$79];MATCH([.B245];[.$AB$23:.$AB$79];0))))" office:value-type="string" office:string-value="b" calcext:value-type="string">
            <text:p>b</text:p>
          </table:table-cell>
          <table:table-cell table:formula="of:=IF([.B245]=&quot;&quot;;&quot;&quot;;IF([.B244]&lt;[.$AB$4];INDEX([.$AC$4:.$AC$11];MATCH([.B244];[.$AB$4:.$AB$11];-1));INDEX([.$AC$4:.$AC$11];MATCH([.B244];[.$AB$4:.$AB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0]=&quot;&quot;;&quot;&quot;;&quot;\overrideProperty Score.NonMusicalPaperColumn.line-break-system-details #'((Y-offset . &quot;&amp;[.AF60]&amp;&quot;))&quot;)" office:value-type="string" office:string-value="\overrideProperty Score.NonMusicalPaperColumn.line-break-system-details #'((Y-offset . 31))" calcext:value-type="string">
            <text:p>\overrideProperty Score.NonMusicalPaperColumn.line-break-system-details #'((Y-offset . 31))</text:p>
          </table:table-cell>
          <table:table-cell table:number-columns-repeated="108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 office:value-type="float" office:value="326" calcext:value-type="float">
            <text:p>326</text:p>
          </table:table-cell>
          <table:table-cell table:style-name="ce5"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AB$4:.$AB$11];0));&quot;&quot;;INDEX([.$AC$23:.$AC$79];MATCH([.B246];[.$AB$23:.$AB$79];0))))" office:value-type="string" office:string-value="b" calcext:value-type="string">
            <text:p>b</text:p>
          </table:table-cell>
          <table:table-cell table:formula="of:=IF([.B246]=&quot;&quot;;&quot;&quot;;IF([.B245]&lt;[.$AB$4];INDEX([.$AC$4:.$AC$11];MATCH([.B245];[.$AB$4:.$AB$11];-1));INDEX([.$AC$4:.$AC$11];MATCH([.B245];[.$AB$4:.$AB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1]=&quot;&quot;;&quot;&quot;;&quot;\overrideProperty Score.NonMusicalPaperColumn.line-break-system-details #'((Y-offset . &quot;&amp;[.AF61]&amp;&quot;))&quot;)" office:value-type="string" office:string-value="\overrideProperty Score.NonMusicalPaperColumn.line-break-system-details #'((Y-offset . 42))" calcext:value-type="string">
            <text:p>\overrideProperty Score.NonMusicalPaperColumn.line-break-system-details #'((Y-offset . 42))</text:p>
          </table:table-cell>
          <table:table-cell table:number-columns-repeated="108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 office:value-type="float" office:value="333" calcext:value-type="float">
            <text:p>333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7" calcext:value-type="float">
            <text:p>7</text:p>
          </table:table-cell>
          <table:table-cell table:formula="of:=IF([.B247]=&quot;&quot;;&quot;&quot;;IF(ISNUMBER(MATCH([.B247];[.$AB$4:.$AB$11];0));&quot;&quot;;INDEX([.$AC$23:.$AC$79];MATCH([.B247];[.$AB$23:.$AB$79];0))))" office:value-type="string" office:string-value="b" calcext:value-type="string">
            <text:p>b</text:p>
          </table:table-cell>
          <table:table-cell table:formula="of:=IF([.B247]=&quot;&quot;;&quot;&quot;;IF([.B246]&lt;[.$AB$4];INDEX([.$AC$4:.$AC$11];MATCH([.B246];[.$AB$4:.$AB$11];-1));INDEX([.$AC$4:.$AC$11];MATCH([.B246];[.$AB$4:.$AB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2]=&quot;&quot;;&quot;&quot;;&quot;\overrideProperty Score.NonMusicalPaperColumn.line-break-system-details #'((Y-offset . &quot;&amp;[.AF62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 table:number-columns-repeated="108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 office:value-type="float" office:value="339" calcext:value-type="float">
            <text:p>339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6" calcext:value-type="float">
            <text:p>6</text:p>
          </table:table-cell>
          <table:table-cell table:formula="of:=IF([.B248]=&quot;&quot;;&quot;&quot;;IF(ISNUMBER(MATCH([.B248];[.$AB$4:.$AB$11];0));&quot;&quot;;INDEX([.$AC$23:.$AC$79];MATCH([.B248];[.$AB$23:.$AB$79];0))))" office:value-type="string" office:string-value="b" calcext:value-type="string">
            <text:p>b</text:p>
          </table:table-cell>
          <table:table-cell table:formula="of:=IF([.B248]=&quot;&quot;;&quot;&quot;;IF([.B247]&lt;[.$AB$4];INDEX([.$AC$4:.$AC$11];MATCH([.B247];[.$AB$4:.$AB$11];-1));INDEX([.$AC$4:.$AC$11];MATCH([.B247];[.$AB$4:.$AB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3]=&quot;&quot;;&quot;&quot;;&quot;\overrideProperty Score.NonMusicalPaperColumn.line-break-system-details #'((Y-offset . &quot;&amp;[.AF63]&amp;&quot;))&quot;)" office:value-type="string" office:string-value="\overrideProperty Score.NonMusicalPaperColumn.line-break-system-details #'((Y-offset . 69.5))" calcext:value-type="string">
            <text:p>\overrideProperty Score.NonMusicalPaperColumn.line-break-system-details #'((Y-offset . 69.5))</text:p>
          </table:table-cell>
          <table:table-cell table:number-columns-repeated="108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 office:value-type="float" office:value="345" calcext:value-type="float">
            <text:p>345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6" calcext:value-type="float">
            <text:p>6</text:p>
          </table:table-cell>
          <table:table-cell table:formula="of:=IF([.B249]=&quot;&quot;;&quot;&quot;;IF(ISNUMBER(MATCH([.B249];[.$AB$4:.$AB$11];0));&quot;&quot;;INDEX([.$AC$23:.$AC$79];MATCH([.B249];[.$AB$23:.$AB$79];0))))" office:value-type="string" office:string-value="b" calcext:value-type="string">
            <text:p>b</text:p>
          </table:table-cell>
          <table:table-cell table:formula="of:=IF([.B249]=&quot;&quot;;&quot;&quot;;IF([.B248]&lt;[.$AB$4];INDEX([.$AC$4:.$AC$11];MATCH([.B248];[.$AB$4:.$AB$11];-1));INDEX([.$AC$4:.$AC$11];MATCH([.B248];[.$AB$4:.$AB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4]=&quot;&quot;;&quot;&quot;;&quot;\overrideProperty Score.NonMusicalPaperColumn.line-break-system-details #'((Y-offset . &quot;&amp;[.AF64]&amp;&quot;))&quot;)" office:value-type="string" office:string-value="\overrideProperty Score.NonMusicalPaperColumn.line-break-system-details #'((Y-offset . 82.4))" calcext:value-type="string">
            <text:p>\overrideProperty Score.NonMusicalPaperColumn.line-break-system-details #'((Y-offset . 82.4))</text:p>
          </table:table-cell>
          <table:table-cell table:number-columns-repeated="108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 office:value-type="float" office:value="353" calcext:value-type="float">
            <text:p>353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8" calcext:value-type="float">
            <text:p>8</text:p>
          </table:table-cell>
          <table:table-cell table:formula="of:=IF([.B250]=&quot;&quot;;&quot;&quot;;IF(ISNUMBER(MATCH([.B250];[.$AB$4:.$AB$11];0));&quot;&quot;;INDEX([.$AC$23:.$AC$79];MATCH([.B250];[.$AB$23:.$AB$79];0))))" office:value-type="string" office:string-value="b" calcext:value-type="string">
            <text:p>b</text:p>
          </table:table-cell>
          <table:table-cell table:formula="of:=IF([.B250]=&quot;&quot;;&quot;&quot;;IF([.B249]&lt;[.$AB$4];INDEX([.$AC$4:.$AC$11];MATCH([.B249];[.$AB$4:.$AB$11];-1));INDEX([.$AC$4:.$AC$11];MATCH([.B249];[.$AB$4:.$AB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5]=&quot;&quot;;&quot;&quot;;&quot;\overrideProperty Score.NonMusicalPaperColumn.line-break-system-details #'((Y-offset . &quot;&amp;[.AF65]&amp;&quot;))&quot;)" office:value-type="string" office:string-value="\overrideProperty Score.NonMusicalPaperColumn.line-break-system-details #'((Y-offset . 95.3))" calcext:value-type="string">
            <text:p>\overrideProperty Score.NonMusicalPaperColumn.line-break-system-details #'((Y-offset . 95.3))</text:p>
          </table:table-cell>
          <table:table-cell table:number-columns-repeated="108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 office:value-type="float" office:value="362" calcext:value-type="float">
            <text:p>362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9" calcext:value-type="float">
            <text:p>9</text:p>
          </table:table-cell>
          <table:table-cell table:formula="of:=IF([.B251]=&quot;&quot;;&quot;&quot;;IF(ISNUMBER(MATCH([.B251];[.$AB$4:.$AB$11];0));&quot;&quot;;INDEX([.$AC$23:.$AC$79];MATCH([.B251];[.$AB$23:.$AB$79];0))))" office:value-type="string" office:string-value="b" calcext:value-type="string">
            <text:p>b</text:p>
          </table:table-cell>
          <table:table-cell table:formula="of:=IF([.B251]=&quot;&quot;;&quot;&quot;;IF([.B250]&lt;[.$AB$4];INDEX([.$AC$4:.$AC$11];MATCH([.B250];[.$AB$4:.$AB$11];-1));INDEX([.$AC$4:.$AC$11];MATCH([.B250];[.$AB$4:.$AB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6]=&quot;&quot;;&quot;&quot;;&quot;\overrideProperty Score.NonMusicalPaperColumn.line-break-system-details #'((Y-offset . &quot;&amp;[.AF66]&amp;&quot;))&quot;)" office:value-type="string" office:string-value="\overrideProperty Score.NonMusicalPaperColumn.line-break-system-details #'((Y-offset . 108.2))" calcext:value-type="string">
            <text:p>\overrideProperty Score.NonMusicalPaperColumn.line-break-system-details #'((Y-offset . 108.2))</text:p>
          </table:table-cell>
          <table:table-cell table:number-columns-repeated="108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 office:value-type="float" office:value="368" calcext:value-type="float">
            <text:p>368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6" calcext:value-type="float">
            <text:p>6</text:p>
          </table:table-cell>
          <table:table-cell table:formula="of:=IF([.B252]=&quot;&quot;;&quot;&quot;;IF(ISNUMBER(MATCH([.B252];[.$AB$4:.$AB$11];0));&quot;&quot;;INDEX([.$AC$23:.$AC$79];MATCH([.B252];[.$AB$23:.$AB$79];0))))" office:value-type="string" office:string-value="b" calcext:value-type="string">
            <text:p>b</text:p>
          </table:table-cell>
          <table:table-cell table:formula="of:=IF([.B252]=&quot;&quot;;&quot;&quot;;IF([.B251]&lt;[.$AB$4];INDEX([.$AC$4:.$AC$11];MATCH([.B251];[.$AB$4:.$AB$11];-1));INDEX([.$AC$4:.$AC$11];MATCH([.B251];[.$AB$4:.$AB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 office:value-type="string" office:string-value="\break" calcext:value-type="string">
            <text:p>\break</text:p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7]=&quot;&quot;;&quot;&quot;;&quot;\overrideProperty Score.NonMusicalPaperColumn.line-break-system-details #'((Y-offset . &quot;&amp;[.AF67]&amp;&quot;))&quot;)" office:value-type="string" office:string-value="\overrideProperty Score.NonMusicalPaperColumn.line-break-system-details #'((Y-offset . 121.1))" calcext:value-type="string">
            <text:p>\overrideProperty Score.NonMusicalPaperColumn.line-break-system-details #'((Y-offset . 121.1))</text:p>
          </table:table-cell>
          <table:table-cell table:number-columns-repeated="108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 office:value-type="float" office:value="375" calcext:value-type="float">
            <text:p>375</text:p>
          </table:table-cell>
          <table:table-cell table:style-name="ce5" table:formula="of:=IF([.B253]=&quot;&quot;;&quot;&quot;;IF(OR([.D252]=&quot;pb&quot;;[.D252]=&quot;b&quot;;[.D252]=&quot;&quot;);[.B253]-[.B252];[.B253]-[.B252]-1))" office:value-type="float" office:value="7" calcext:value-type="float">
            <text:p>7</text:p>
          </table:table-cell>
          <table:table-cell table:formula="of:=IF([.B253]=&quot;&quot;;&quot;&quot;;IF(ISNUMBER(MATCH([.B253];[.$AB$4:.$AB$11];0));&quot;&quot;;INDEX([.$AC$23:.$AC$79];MATCH([.B253];[.$AB$23:.$AB$79];0))))" office:value-type="string" office:string-value="b" calcext:value-type="string">
            <text:p>b</text:p>
          </table:table-cell>
          <table:table-cell table:formula="of:=IF([.B253]=&quot;&quot;;&quot;&quot;;IF([.B252]&lt;[.$AB$4];INDEX([.$AC$4:.$AC$11];MATCH([.B252];[.$AB$4:.$AB$11];-1));INDEX([.$AC$4:.$AC$11];MATCH([.B252];[.$AB$4:.$AB$11];1))))" office:value-type="string" office:string-value="s2" calcext:value-type="string">
            <text:p>s2</text:p>
          </table:table-cell>
          <table:table-cell table:formula="of:=IF([.D253]=&quot;b&quot;;&quot;\break&quot;;IF([.D253]=&quot;pb&quot;;&quot;\pageBreak&quot;;&quot;&quot;))" office:value-type="string" office:string-value="\break" calcext:value-type="string">
            <text:p>\break</text:p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8]=&quot;&quot;;&quot;&quot;;&quot;\overrideProperty Score.NonMusicalPaperColumn.line-break-system-details #'((Y-offset . &quot;&amp;[.AF68]&amp;&quot;))&quot;)" office:value-type="string" office:string-value="\overrideProperty Score.NonMusicalPaperColumn.line-break-system-details #'((Y-offset . 134))" calcext:value-type="string">
            <text:p>\overrideProperty Score.NonMusicalPaperColumn.line-break-system-details #'((Y-offset . 134))</text:p>
          </table:table-cell>
          <table:table-cell table:number-columns-repeated="108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 office:value-type="float" office:value="383" calcext:value-type="float">
            <text:p>383</text:p>
          </table:table-cell>
          <table:table-cell table:style-name="ce5" table:formula="of:=IF([.B254]=&quot;&quot;;&quot;&quot;;IF(OR([.D253]=&quot;pb&quot;;[.D253]=&quot;b&quot;;[.D253]=&quot;&quot;);[.B254]-[.B253];[.B254]-[.B253]-1))" office:value-type="float" office:value="8" calcext:value-type="float">
            <text:p>8</text:p>
          </table:table-cell>
          <table:table-cell table:formula="of:=IF([.B254]=&quot;&quot;;&quot;&quot;;IF(ISNUMBER(MATCH([.B254];[.$AB$4:.$AB$11];0));&quot;&quot;;INDEX([.$AC$23:.$AC$79];MATCH([.B254];[.$AB$23:.$AB$79];0))))">
            <text:p/>
          </table:table-cell>
          <table:table-cell table:formula="of:=IF([.B254]=&quot;&quot;;&quot;&quot;;IF([.B253]&lt;[.$AB$4];INDEX([.$AC$4:.$AC$11];MATCH([.B253];[.$AB$4:.$AB$11];-1));INDEX([.$AC$4:.$AC$11];MATCH([.B253];[.$AB$4:.$AB$11];1))))" office:value-type="string" office:string-value="s2" calcext:value-type="string">
            <text:p>s2</text:p>
          </table:table-cell>
          <table:table-cell table:formula="of:=IF([.D254]=&quot;b&quot;;&quot;\break&quot;;IF([.D254]=&quot;pb&quot;;&quot;\pageBreak&quot;;&quot;&quot;))">
            <text:p/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 office:value-type="string" office:string-value="s2*8 " calcext:value-type="string">
            <text:p>s2*8 </text:p>
          </table:table-cell>
          <table:table-cell table:formula="of:=IF([.AF69]=&quot;&quot;;&quot;&quot;;&quot;\overrideProperty Score.NonMusicalPaperColumn.line-break-system-details #'((Y-offset . &quot;&amp;[.AF69]&amp;&quot;))&quot;)" office:value-type="string" office:string-value="\overrideProperty Score.NonMusicalPaperColumn.line-break-system-details #'((Y-offset . 147))" calcext:value-type="string">
            <text:p>\overrideProperty Score.NonMusicalPaperColumn.line-break-system-details #'((Y-offset . 147))</text:p>
          </table:table-cell>
          <table:table-cell table:number-columns-repeated="108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>
            <text:p/>
          </table:table-cell>
          <table:table-cell table:style-name="ce5" table:formula="of:=IF([.B255]=&quot;&quot;;&quot;&quot;;IF(OR([.D254]=&quot;pb&quot;;[.D254]=&quot;b&quot;;[.D254]=&quot;&quot;);[.B255]-[.B254];[.B255]-[.B254]-1))">
            <text:p/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>
            <text:p/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>
            <text:p/>
          </table:table-cell>
          <table:table-cell table:formula="of:=IF([.AF70]=&quot;&quot;;&quot;&quot;;&quot;\overrideProperty Score.NonMusicalPaperColumn.line-break-system-details #'((Y-offset . &quot;&amp;[.AF70]&amp;&quot;))&quot;)">
            <text:p/>
          </table:table-cell>
          <table:table-cell table:number-columns-repeated="108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8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8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8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8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8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8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8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table:table-column table:style-name="co1" table:default-cell-style-name="Default"/>
        <table:table-row table:style-name="ro1">
          <table:table-cell table:formula="of:=[$FORMAT.I22]" office:value-type="string" office:string-value="formatViolinIMvtI = {" calcext:value-type="string">
            <text:p>formatViolinI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\overrideProperty Score.NonMusicalPaperColumn.line-break-system-details #'((Y-offset . 10)) s1*6 \break " calcext:value-type="string">
            <text:p>\overrideProperty Score.NonMusicalPaperColumn.line-break-system-details #'((Y-offset . 10)) s1*6 \break </text:p>
          </table:table-cell>
        </table:table-row>
        <table:table-row table:style-name="ro1">
          <table:table-cell table:formula="of:=[$FORMAT.J26]&amp;&quot; &quot;&amp;[$FORMAT.I26]" office:value-type="string" office:string-value="\overrideProperty Score.NonMusicalPaperColumn.line-break-system-details #'((Y-offset . 22.5)) s1*5 \break " calcext:value-type="string">
            <text:p>\overrideProperty Score.NonMusicalPaperColumn.line-break-system-details #'((Y-offset . 22.5)) s1*5 \break </text:p>
          </table:table-cell>
        </table:table-row>
        <table:table-row table:style-name="ro1">
          <table:table-cell table:formula="of:=[$FORMAT.J27]&amp;&quot; &quot;&amp;[$FORMAT.I27]" office:value-type="string" office:string-value="\overrideProperty Score.NonMusicalPaperColumn.line-break-system-details #'((Y-offset . 36)) s1*4 \break " calcext:value-type="string">
            <text:p>\overrideProperty Score.NonMusicalPaperColumn.line-break-system-details #'((Y-offset . 36)) s1*4 \break </text:p>
          </table:table-cell>
        </table:table-row>
        <table:table-row table:style-name="ro1">
          <table:table-cell table:formula="of:=[$FORMAT.J28]&amp;&quot; &quot;&amp;[$FORMAT.I28]" office:value-type="string" office:string-value="\overrideProperty Score.NonMusicalPaperColumn.line-break-system-details #'((Y-offset . 47)) s1*7 \break " calcext:value-type="string">
            <text:p>\overrideProperty Score.NonMusicalPaperColumn.line-break-system-details #'((Y-offset . 47)) s1*7 \break </text:p>
          </table:table-cell>
        </table:table-row>
        <table:table-row table:style-name="ro1">
          <table:table-cell table:formula="of:=[$FORMAT.J29]&amp;&quot; &quot;&amp;[$FORMAT.I29]" office:value-type="string" office:string-value="\overrideProperty Score.NonMusicalPaperColumn.line-break-system-details #'((Y-offset . 60)) s1*5 \break " calcext:value-type="string">
            <text:p>\overrideProperty Score.NonMusicalPaperColumn.line-break-system-details #'((Y-offset . 60)) s1*5 \break </text:p>
          </table:table-cell>
        </table:table-row>
        <table:table-row table:style-name="ro1">
          <table:table-cell table:formula="of:=[$FORMAT.J30]&amp;&quot; &quot;&amp;[$FORMAT.I30]" office:value-type="string" office:string-value="\overrideProperty Score.NonMusicalPaperColumn.line-break-system-details #'((Y-offset . 73.5)) s1*4 \break " calcext:value-type="string">
            <text:p>\overrideProperty Score.NonMusicalPaperColumn.line-break-system-details #'((Y-offset . 73.5)) s1*4 \break </text:p>
          </table:table-cell>
        </table:table-row>
        <table:table-row table:style-name="ro1">
          <table:table-cell table:formula="of:=[$FORMAT.J31]&amp;&quot; &quot;&amp;[$FORMAT.I31]" office:value-type="string" office:string-value="\overrideProperty Score.NonMusicalPaperColumn.line-break-system-details #'((Y-offset . 85)) s1*5 \break " calcext:value-type="string">
            <text:p>\overrideProperty Score.NonMusicalPaperColumn.line-break-system-details #'((Y-offset . 85)) s1*5 \break </text:p>
          </table:table-cell>
        </table:table-row>
        <table:table-row table:style-name="ro1">
          <table:table-cell table:formula="of:=[$FORMAT.J32]&amp;&quot; &quot;&amp;[$FORMAT.I32]" office:value-type="string" office:string-value="\overrideProperty Score.NonMusicalPaperColumn.line-break-system-details #'((Y-offset . 97.5)) s1*8 \break " calcext:value-type="string">
            <text:p>\overrideProperty Score.NonMusicalPaperColumn.line-break-system-details #'((Y-offset . 97.5)) s1*8 \break </text:p>
          </table:table-cell>
        </table:table-row>
        <table:table-row table:style-name="ro1">
          <table:table-cell table:formula="of:=[$FORMAT.J33]&amp;&quot; &quot;&amp;[$FORMAT.I33]" office:value-type="string" office:string-value="\overrideProperty Score.NonMusicalPaperColumn.line-break-system-details #'((Y-offset . 111)) s1*5 \break " calcext:value-type="string">
            <text:p>\overrideProperty Score.NonMusicalPaperColumn.line-break-system-details #'((Y-offset . 111)) s1*5 \break </text:p>
          </table:table-cell>
        </table:table-row>
        <table:table-row table:style-name="ro1">
          <table:table-cell table:formula="of:=[$FORMAT.J34]&amp;&quot; &quot;&amp;[$FORMAT.I34]" office:value-type="string" office:string-value="\overrideProperty Score.NonMusicalPaperColumn.line-break-system-details #'((Y-offset . 122.5)) s1*6 \break " calcext:value-type="string">
            <text:p>\overrideProperty Score.NonMusicalPaperColumn.line-break-system-details #'((Y-offset . 122.5)) s1*6 \break </text:p>
          </table:table-cell>
        </table:table-row>
        <table:table-row table:style-name="ro1">
          <table:table-cell table:formula="of:=[$FORMAT.J35]&amp;&quot; &quot;&amp;[$FORMAT.I35]" office:value-type="string" office:string-value="\overrideProperty Score.NonMusicalPaperColumn.line-break-system-details #'((Y-offset . 135)) s1*7 \break " calcext:value-type="string">
            <text:p>\overrideProperty Score.NonMusicalPaperColumn.line-break-system-details #'((Y-offset . 135)) s1*7 \break </text:p>
          </table:table-cell>
        </table:table-row>
        <table:table-row table:style-name="ro1">
          <table:table-cell table:formula="of:=[$FORMAT.J36]&amp;&quot; &quot;&amp;[$FORMAT.I36]" office:value-type="string" office:string-value="\overrideProperty Score.NonMusicalPaperColumn.line-break-system-details #'((Y-offset . 147.5)) s1*7 \pageBreak " calcext:value-type="string">
            <text:p>\overrideProperty Score.NonMusicalPaperColumn.line-break-system-details #'((Y-offset . 147.5)) s1*7 \pageBreak </text:p>
          </table:table-cell>
        </table:table-row>
        <table:table-row table:style-name="ro1">
          <table:table-cell table:formula="of:=[$FORMAT.J37]&amp;&quot; &quot;&amp;[$FORMAT.I37]" office:value-type="string" office:string-value="\overrideProperty Score.NonMusicalPaperColumn.line-break-system-details #'((Y-offset . 7)) s1*4 \break " calcext:value-type="string">
            <text:p>\overrideProperty Score.NonMusicalPaperColumn.line-break-system-details #'((Y-offset . 7)) s1*4 \break </text:p>
          </table:table-cell>
        </table:table-row>
        <table:table-row table:style-name="ro1">
          <table:table-cell table:formula="of:=[$FORMAT.J38]&amp;&quot; &quot;&amp;[$FORMAT.I38]" office:value-type="string" office:string-value="\overrideProperty Score.NonMusicalPaperColumn.line-break-system-details #'((Y-offset . 19.5)) s1*7 \break " calcext:value-type="string">
            <text:p>\overrideProperty Score.NonMusicalPaperColumn.line-break-system-details #'((Y-offset . 19.5)) s1*7 \break </text:p>
          </table:table-cell>
        </table:table-row>
        <table:table-row table:style-name="ro1">
          <table:table-cell table:formula="of:=[$FORMAT.J39]&amp;&quot; &quot;&amp;[$FORMAT.I39]" office:value-type="string" office:string-value="\overrideProperty Score.NonMusicalPaperColumn.line-break-system-details #'((Y-offset . 33)) s1*5 \break " calcext:value-type="string">
            <text:p>\overrideProperty Score.NonMusicalPaperColumn.line-break-system-details #'((Y-offset . 33)) s1*5 \break </text:p>
          </table:table-cell>
        </table:table-row>
        <table:table-row table:style-name="ro1">
          <table:table-cell table:formula="of:=[$FORMAT.J40]&amp;&quot; &quot;&amp;[$FORMAT.I40]" office:value-type="string" office:string-value="\overrideProperty Score.NonMusicalPaperColumn.line-break-system-details #'((Y-offset . 44)) s1*7 \break " calcext:value-type="string">
            <text:p>\overrideProperty Score.NonMusicalPaperColumn.line-break-system-details #'((Y-offset . 44)) s1*7 \break </text:p>
          </table:table-cell>
        </table:table-row>
        <table:table-row table:style-name="ro1">
          <table:table-cell table:formula="of:=[$FORMAT.J41]&amp;&quot; &quot;&amp;[$FORMAT.I41]" office:value-type="string" office:string-value="\overrideProperty Score.NonMusicalPaperColumn.line-break-system-details #'((Y-offset . 56)) s1*7 \break " calcext:value-type="string">
            <text:p>\overrideProperty Score.NonMusicalPaperColumn.line-break-system-details #'((Y-offset . 56)) s1*7 \break </text:p>
          </table:table-cell>
        </table:table-row>
        <table:table-row table:style-name="ro1">
          <table:table-cell table:formula="of:=[$FORMAT.J42]&amp;&quot; &quot;&amp;[$FORMAT.I42]" office:value-type="string" office:string-value="\overrideProperty Score.NonMusicalPaperColumn.line-break-system-details #'((Y-offset . 68.5)) s1*4 \break " calcext:value-type="string">
            <text:p>\overrideProperty Score.NonMusicalPaperColumn.line-break-system-details #'((Y-offset . 68.5)) s1*4 \break </text:p>
          </table:table-cell>
        </table:table-row>
        <table:table-row table:style-name="ro1">
          <table:table-cell table:formula="of:=[$FORMAT.J43]&amp;&quot; &quot;&amp;[$FORMAT.I43]" office:value-type="string" office:string-value="\overrideProperty Score.NonMusicalPaperColumn.line-break-system-details #'((Y-offset . 85)) s1*5 \break " calcext:value-type="string">
            <text:p>\overrideProperty Score.NonMusicalPaperColumn.line-break-system-details #'((Y-offset . 85)) s1*5 \break </text:p>
          </table:table-cell>
        </table:table-row>
        <table:table-row table:style-name="ro1">
          <table:table-cell table:formula="of:=[$FORMAT.J44]&amp;&quot; &quot;&amp;[$FORMAT.I44]" office:value-type="string" office:string-value="\overrideProperty Score.NonMusicalPaperColumn.line-break-system-details #'((Y-offset . 97.5)) s1*5 \break " calcext:value-type="string">
            <text:p>\overrideProperty Score.NonMusicalPaperColumn.line-break-system-details #'((Y-offset . 97.5)) s1*5 \break </text:p>
          </table:table-cell>
        </table:table-row>
        <table:table-row table:style-name="ro1">
          <table:table-cell table:formula="of:=[$FORMAT.J45]&amp;&quot; &quot;&amp;[$FORMAT.I45]" office:value-type="string" office:string-value="\overrideProperty Score.NonMusicalPaperColumn.line-break-system-details #'((Y-offset . 110)) s1*4 \break " calcext:value-type="string">
            <text:p>\overrideProperty Score.NonMusicalPaperColumn.line-break-system-details #'((Y-offset . 110)) s1*4 \break </text:p>
          </table:table-cell>
        </table:table-row>
        <table:table-row table:style-name="ro1">
          <table:table-cell table:formula="of:=[$FORMAT.J46]&amp;&quot; &quot;&amp;[$FORMAT.I46]" office:value-type="string" office:string-value="\overrideProperty Score.NonMusicalPaperColumn.line-break-system-details #'((Y-offset . 122.5)) s1*5 \break " calcext:value-type="string">
            <text:p>\overrideProperty Score.NonMusicalPaperColumn.line-break-system-details #'((Y-offset . 122.5)) s1*5 \break </text:p>
          </table:table-cell>
        </table:table-row>
        <table:table-row table:style-name="ro1">
          <table:table-cell table:formula="of:=[$FORMAT.J47]&amp;&quot; &quot;&amp;[$FORMAT.I47]" office:value-type="string" office:string-value="\overrideProperty Score.NonMusicalPaperColumn.line-break-system-details #'((Y-offset . 135)) s1*3 \break " calcext:value-type="string">
            <text:p>\overrideProperty Score.NonMusicalPaperColumn.line-break-system-details #'((Y-offset . 135)) s1*3 \break </text:p>
          </table:table-cell>
        </table:table-row>
        <table:table-row table:style-name="ro1">
          <table:table-cell table:formula="of:=[$FORMAT.J48]&amp;&quot; &quot;&amp;[$FORMAT.I48]" office:value-type="string" office:string-value="\overrideProperty Score.NonMusicalPaperColumn.line-break-system-details #'((Y-offset . 147.5)) s1*6 \pageBreak " calcext:value-type="string">
            <text:p>\overrideProperty Score.NonMusicalPaperColumn.line-break-system-details #'((Y-offset . 147.5)) s1*6 \pageBreak </text:p>
          </table:table-cell>
        </table:table-row>
        <table:table-row table:style-name="ro1">
          <table:table-cell table:formula="of:=[$FORMAT.J49]&amp;&quot; &quot;&amp;[$FORMAT.I49]" office:value-type="string" office:string-value="\overrideProperty Score.NonMusicalPaperColumn.line-break-system-details #'((Y-offset . 5)) s1*4 \break " calcext:value-type="string">
            <text:p>\overrideProperty Score.NonMusicalPaperColumn.line-break-system-details #'((Y-offset . 5)) s1*4 \break </text:p>
          </table:table-cell>
        </table:table-row>
        <table:table-row table:style-name="ro1">
          <table:table-cell table:formula="of:=[$FORMAT.J50]&amp;&quot; &quot;&amp;[$FORMAT.I50]" office:value-type="string" office:string-value="\overrideProperty Score.NonMusicalPaperColumn.line-break-system-details #'((Y-offset . 17.75)) s1*5 \break " calcext:value-type="string">
            <text:p>\overrideProperty Score.NonMusicalPaperColumn.line-break-system-details #'((Y-offset . 17.75)) s1*5 \break </text:p>
          </table:table-cell>
        </table:table-row>
        <table:table-row table:style-name="ro1">
          <table:table-cell table:formula="of:=[$FORMAT.J51]&amp;&quot; &quot;&amp;[$FORMAT.I51]" office:value-type="string" office:string-value="\overrideProperty Score.NonMusicalPaperColumn.line-break-system-details #'((Y-offset . 30.5)) s1*3 \break " calcext:value-type="string">
            <text:p>\overrideProperty Score.NonMusicalPaperColumn.line-break-system-details #'((Y-offset . 30.5)) s1*3 \break </text:p>
          </table:table-cell>
        </table:table-row>
        <table:table-row table:style-name="ro1">
          <table:table-cell table:formula="of:=[$FORMAT.J52]&amp;&quot; &quot;&amp;[$FORMAT.I52]" office:value-type="string" office:string-value="\overrideProperty Score.NonMusicalPaperColumn.line-break-system-details #'((Y-offset . 43.25)) s1*4 \break " calcext:value-type="string">
            <text:p>\overrideProperty Score.NonMusicalPaperColumn.line-break-system-details #'((Y-offset . 43.25)) s1*4 \break </text:p>
          </table:table-cell>
        </table:table-row>
        <table:table-row table:style-name="ro1">
          <table:table-cell table:formula="of:=[$FORMAT.J53]&amp;&quot; &quot;&amp;[$FORMAT.I53]" office:value-type="string" office:string-value="\overrideProperty Score.NonMusicalPaperColumn.line-break-system-details #'((Y-offset . 56)) s1*7 \break " calcext:value-type="string">
            <text:p>\overrideProperty Score.NonMusicalPaperColumn.line-break-system-details #'((Y-offset . 56)) s1*7 \break </text:p>
          </table:table-cell>
        </table:table-row>
        <table:table-row table:style-name="ro1">
          <table:table-cell table:formula="of:=[$FORMAT.J54]&amp;&quot; &quot;&amp;[$FORMAT.I54]" office:value-type="string" office:string-value="\overrideProperty Score.NonMusicalPaperColumn.line-break-system-details #'((Y-offset . 68.75)) s1*6 \break " calcext:value-type="string">
            <text:p>\overrideProperty Score.NonMusicalPaperColumn.line-break-system-details #'((Y-offset . 68.75)) s1*6 \break </text:p>
          </table:table-cell>
        </table:table-row>
        <table:table-row table:style-name="ro1">
          <table:table-cell table:formula="of:=[$FORMAT.J55]&amp;&quot; &quot;&amp;[$FORMAT.I55]" office:value-type="string" office:string-value="\overrideProperty Score.NonMusicalPaperColumn.line-break-system-details #'((Y-offset . 81.5)) s1*5 \break " calcext:value-type="string">
            <text:p>\overrideProperty Score.NonMusicalPaperColumn.line-break-system-details #'((Y-offset . 81.5)) s1*5 \break </text:p>
          </table:table-cell>
        </table:table-row>
        <table:table-row table:style-name="ro1">
          <table:table-cell table:formula="of:=[$FORMAT.J56]&amp;&quot; &quot;&amp;[$FORMAT.I56]" office:value-type="string" office:string-value="\overrideProperty Score.NonMusicalPaperColumn.line-break-system-details #'((Y-offset . 91)) s1*6 \break " calcext:value-type="string">
            <text:p>\overrideProperty Score.NonMusicalPaperColumn.line-break-system-details #'((Y-offset . 91)) s1*6 \break </text:p>
          </table:table-cell>
        </table:table-row>
        <table:table-row table:style-name="ro1">
          <table:table-cell table:formula="of:=[$FORMAT.J57]&amp;&quot; &quot;&amp;[$FORMAT.I57]" office:value-type="string" office:string-value="\overrideProperty Score.NonMusicalPaperColumn.line-break-system-details #'((Y-offset . 107)) s1*7 " calcext:value-type="string">
            <text:p>\overrideProperty Score.NonMusicalPaperColumn.line-break-system-details #'((Y-offset . 107)) s1*7 </text:p>
          </table:table-cell>
        </table:table-row>
        <table:table-row table:style-name="ro1">
          <table:table-cell table:formula="of:=[$FORMAT.J58]&amp;&quot; &quot;&amp;[$FORMAT.I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59]&amp;&quot; &quot;&amp;[$FORMAT.I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ViolinIMvtII = {" calcext:value-type="string">
            <text:p>formatViolinI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\overrideProperty Score.NonMusicalPaperColumn.line-break-system-details #'((Y-offset . 132)) s2.*7 \break " calcext:value-type="string">
            <text:p>\overrideProperty Score.NonMusicalPaperColumn.line-break-system-details #'((Y-offset . 132)) s2.*7 \break </text:p>
          </table:table-cell>
        </table:table-row>
        <table:table-row table:style-name="ro1">
          <table:table-cell table:formula="of:=[$FORMAT.J87]&amp;&quot; &quot;&amp;[$FORMAT.I87]" office:value-type="string" office:string-value="\overrideProperty Score.NonMusicalPaperColumn.line-break-system-details #'((Y-offset . 147)) s2.*6 \pageBreak " calcext:value-type="string">
            <text:p>\overrideProperty Score.NonMusicalPaperColumn.line-break-system-details #'((Y-offset . 147)) s2.*6 \pageBreak </text:p>
          </table:table-cell>
        </table:table-row>
        <table:table-row table:style-name="ro1">
          <table:table-cell table:formula="of:=[$FORMAT.J88]&amp;&quot; &quot;&amp;[$FORMAT.I88]" office:value-type="string" office:string-value="\overrideProperty Score.NonMusicalPaperColumn.line-break-system-details #'((Y-offset . 5)) s2.*5 \break " calcext:value-type="string">
            <text:p>\overrideProperty Score.NonMusicalPaperColumn.line-break-system-details #'((Y-offset . 5)) s2.*5 \break </text:p>
          </table:table-cell>
        </table:table-row>
        <table:table-row table:style-name="ro1">
          <table:table-cell table:formula="of:=[$FORMAT.J89]&amp;&quot; &quot;&amp;[$FORMAT.I89]" office:value-type="string" office:string-value="\overrideProperty Score.NonMusicalPaperColumn.line-break-system-details #'((Y-offset . 14.5)) s2.*6 \break " calcext:value-type="string">
            <text:p>\overrideProperty Score.NonMusicalPaperColumn.line-break-system-details #'((Y-offset . 14.5)) s2.*6 \break </text:p>
          </table:table-cell>
        </table:table-row>
        <table:table-row table:style-name="ro1">
          <table:table-cell table:formula="of:=[$FORMAT.J90]&amp;&quot; &quot;&amp;[$FORMAT.I90]" office:value-type="string" office:string-value="\overrideProperty Score.NonMusicalPaperColumn.line-break-system-details #'((Y-offset . 29.5)) s2.*7 \break " calcext:value-type="string">
            <text:p>\overrideProperty Score.NonMusicalPaperColumn.line-break-system-details #'((Y-offset . 29.5)) s2.*7 \break </text:p>
          </table:table-cell>
        </table:table-row>
        <table:table-row table:style-name="ro1">
          <table:table-cell table:formula="of:=[$FORMAT.J91]&amp;&quot; &quot;&amp;[$FORMAT.I91]" office:value-type="string" office:string-value="\overrideProperty Score.NonMusicalPaperColumn.line-break-system-details #'((Y-offset . 43)) s2.*7 \break " calcext:value-type="string">
            <text:p>\overrideProperty Score.NonMusicalPaperColumn.line-break-system-details #'((Y-offset . 43)) s2.*7 \break </text:p>
          </table:table-cell>
        </table:table-row>
        <table:table-row table:style-name="ro1">
          <table:table-cell table:formula="of:=[$FORMAT.J92]&amp;&quot; &quot;&amp;[$FORMAT.I92]" office:value-type="string" office:string-value="\overrideProperty Score.NonMusicalPaperColumn.line-break-system-details #'((Y-offset . 57)) s2.*7 \break " calcext:value-type="string">
            <text:p>\overrideProperty Score.NonMusicalPaperColumn.line-break-system-details #'((Y-offset . 57)) s2.*7 \break </text:p>
          </table:table-cell>
        </table:table-row>
        <table:table-row table:style-name="ro1">
          <table:table-cell table:formula="of:=[$FORMAT.J93]&amp;&quot; &quot;&amp;[$FORMAT.I93]" office:value-type="string" office:string-value="\overrideProperty Score.NonMusicalPaperColumn.line-break-system-details #'((Y-offset . 69.5)) s2.*7 \break " calcext:value-type="string">
            <text:p>\overrideProperty Score.NonMusicalPaperColumn.line-break-system-details #'((Y-offset . 69.5)) s2.*7 \break </text:p>
          </table:table-cell>
        </table:table-row>
        <table:table-row table:style-name="ro1">
          <table:table-cell table:formula="of:=[$FORMAT.J94]&amp;&quot; &quot;&amp;[$FORMAT.I94]" office:value-type="string" office:string-value="\overrideProperty Score.NonMusicalPaperColumn.line-break-system-details #'((Y-offset . 81)) s2.*7 \break " calcext:value-type="string">
            <text:p>\overrideProperty Score.NonMusicalPaperColumn.line-break-system-details #'((Y-offset . 81)) s2.*7 \break </text:p>
          </table:table-cell>
        </table:table-row>
        <table:table-row table:style-name="ro1">
          <table:table-cell table:formula="of:=[$FORMAT.J95]&amp;&quot; &quot;&amp;[$FORMAT.I95]" office:value-type="string" office:string-value="\overrideProperty Score.NonMusicalPaperColumn.line-break-system-details #'((Y-offset . 96)) s2.*7 \break " calcext:value-type="string">
            <text:p>\overrideProperty Score.NonMusicalPaperColumn.line-break-system-details #'((Y-offset . 96)) s2.*7 \break </text:p>
          </table:table-cell>
        </table:table-row>
        <table:table-row table:style-name="ro1">
          <table:table-cell table:formula="of:=[$FORMAT.J96]&amp;&quot; &quot;&amp;[$FORMAT.I96]" office:value-type="string" office:string-value="\overrideProperty Score.NonMusicalPaperColumn.line-break-system-details #'((Y-offset . 108.2)) s2.*7 \break " calcext:value-type="string">
            <text:p>\overrideProperty Score.NonMusicalPaperColumn.line-break-system-details #'((Y-offset . 108.2)) s2.*7 \break </text:p>
          </table:table-cell>
        </table:table-row>
        <table:table-row table:style-name="ro1">
          <table:table-cell table:formula="of:=[$FORMAT.J97]&amp;&quot; &quot;&amp;[$FORMAT.I97]" office:value-type="string" office:string-value="\overrideProperty Score.NonMusicalPaperColumn.line-break-system-details #'((Y-offset . 121.1)) s2.*8 \break " calcext:value-type="string">
            <text:p>\overrideProperty Score.NonMusicalPaperColumn.line-break-system-details #'((Y-offset . 121.1)) s2.*8 \break </text:p>
          </table:table-cell>
        </table:table-row>
        <table:table-row table:style-name="ro1">
          <table:table-cell table:formula="of:=[$FORMAT.J98]&amp;&quot; &quot;&amp;[$FORMAT.I98]" office:value-type="string" office:string-value="\overrideProperty Score.NonMusicalPaperColumn.line-break-system-details #'((Y-offset . 134)) s2.*8 \break " calcext:value-type="string">
            <text:p>\overrideProperty Score.NonMusicalPaperColumn.line-break-system-details #'((Y-offset . 134)) s2.*8 \break </text:p>
          </table:table-cell>
        </table:table-row>
        <table:table-row table:style-name="ro1">
          <table:table-cell table:formula="of:=[$FORMAT.J99]&amp;&quot; &quot;&amp;[$FORMAT.I99]" office:value-type="string" office:string-value="\overrideProperty Score.NonMusicalPaperColumn.line-break-system-details #'((Y-offset . 146.9)) s2.*8 " calcext:value-type="string">
            <text:p>\overrideProperty Score.NonMusicalPaperColumn.line-break-system-details #'((Y-offset . 146.9)) s2.*8 </text:p>
          </table:table-cell>
        </table:table-row>
        <table:table-row table:style-name="ro1">
          <table:table-cell table:formula="of:=[$FORMAT.J100]&amp;&quot; &quot;&amp;[$FORMAT.I1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1]&amp;&quot; &quot;&amp;[$FORMAT.I10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2]&amp;&quot; &quot;&amp;[$FORMAT.I10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3]&amp;&quot; &quot;&amp;[$FORMAT.I10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ViolinIMvtIII = {" calcext:value-type="string">
            <text:p>formatViolinI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\overrideProperty Score.NonMusicalPaperColumn.line-break-system-details #'((Y-offset . 10)) s2.*12 \break " calcext:value-type="string">
            <text:p>\overrideProperty Score.NonMusicalPaperColumn.line-break-system-details #'((Y-offset . 10)) s2.*12 \break </text:p>
          </table:table-cell>
        </table:table-row>
        <table:table-row table:style-name="ro1">
          <table:table-cell table:formula="of:=[$FORMAT.J148]&amp;&quot; &quot;&amp;[$FORMAT.I148]" office:value-type="string" office:string-value="\overrideProperty Score.NonMusicalPaperColumn.line-break-system-details #'((Y-offset . 22.45)) s2.*10 \break " calcext:value-type="string">
            <text:p>\overrideProperty Score.NonMusicalPaperColumn.line-break-system-details #'((Y-offset . 22.45)) s2.*10 \break </text:p>
          </table:table-cell>
        </table:table-row>
        <table:table-row table:style-name="ro1">
          <table:table-cell table:formula="of:=[$FORMAT.J149]&amp;&quot; &quot;&amp;[$FORMAT.I149]" office:value-type="string" office:string-value="\overrideProperty Score.NonMusicalPaperColumn.line-break-system-details #'((Y-offset . 34.9)) s2.*7 \break " calcext:value-type="string">
            <text:p>\overrideProperty Score.NonMusicalPaperColumn.line-break-system-details #'((Y-offset . 34.9)) s2.*7 \break </text:p>
          </table:table-cell>
        </table:table-row>
        <table:table-row table:style-name="ro1">
          <table:table-cell table:formula="of:=[$FORMAT.J150]&amp;&quot; &quot;&amp;[$FORMAT.I150]" office:value-type="string" office:string-value="\overrideProperty Score.NonMusicalPaperColumn.line-break-system-details #'((Y-offset . 47.35)) s2.*8 \break " calcext:value-type="string">
            <text:p>\overrideProperty Score.NonMusicalPaperColumn.line-break-system-details #'((Y-offset . 47.35)) s2.*8 \break </text:p>
          </table:table-cell>
        </table:table-row>
        <table:table-row table:style-name="ro1">
          <table:table-cell table:formula="of:=[$FORMAT.J151]&amp;&quot; &quot;&amp;[$FORMAT.I151]" office:value-type="string" office:string-value="\overrideProperty Score.NonMusicalPaperColumn.line-break-system-details #'((Y-offset . 59.8)) s2.*7 \break " calcext:value-type="string">
            <text:p>\overrideProperty Score.NonMusicalPaperColumn.line-break-system-details #'((Y-offset . 59.8)) s2.*7 \break </text:p>
          </table:table-cell>
        </table:table-row>
        <table:table-row table:style-name="ro1">
          <table:table-cell table:formula="of:=[$FORMAT.J152]&amp;&quot; &quot;&amp;[$FORMAT.I152]" office:value-type="string" office:string-value="\overrideProperty Score.NonMusicalPaperColumn.line-break-system-details #'((Y-offset . 72.25)) s2.*8 \break " calcext:value-type="string">
            <text:p>\overrideProperty Score.NonMusicalPaperColumn.line-break-system-details #'((Y-offset . 72.25)) s2.*8 \break </text:p>
          </table:table-cell>
        </table:table-row>
        <table:table-row table:style-name="ro1">
          <table:table-cell table:formula="of:=[$FORMAT.J153]&amp;&quot; &quot;&amp;[$FORMAT.I153]" office:value-type="string" office:string-value="\overrideProperty Score.NonMusicalPaperColumn.line-break-system-details #'((Y-offset . 85.2)) s2.*7 \break " calcext:value-type="string">
            <text:p>\overrideProperty Score.NonMusicalPaperColumn.line-break-system-details #'((Y-offset . 85.2)) s2.*7 \break </text:p>
          </table:table-cell>
        </table:table-row>
        <table:table-row table:style-name="ro1">
          <table:table-cell table:formula="of:=[$FORMAT.J154]&amp;&quot; &quot;&amp;[$FORMAT.I154]" office:value-type="string" office:string-value="\overrideProperty Score.NonMusicalPaperColumn.line-break-system-details #'((Y-offset . 98.1)) s2.*6 \break " calcext:value-type="string">
            <text:p>\overrideProperty Score.NonMusicalPaperColumn.line-break-system-details #'((Y-offset . 98.1)) s2.*6 \break </text:p>
          </table:table-cell>
        </table:table-row>
        <table:table-row table:style-name="ro1">
          <table:table-cell table:formula="of:=[$FORMAT.J155]&amp;&quot; &quot;&amp;[$FORMAT.I155]" office:value-type="string" office:string-value="\overrideProperty Score.NonMusicalPaperColumn.line-break-system-details #'((Y-offset . 111.5)) s2.*5 \break " calcext:value-type="string">
            <text:p>\overrideProperty Score.NonMusicalPaperColumn.line-break-system-details #'((Y-offset . 111.5)) s2.*5 \break </text:p>
          </table:table-cell>
        </table:table-row>
        <table:table-row table:style-name="ro1">
          <table:table-cell table:formula="of:=[$FORMAT.J156]&amp;&quot; &quot;&amp;[$FORMAT.I156]" office:value-type="string" office:string-value="\overrideProperty Score.NonMusicalPaperColumn.line-break-system-details #'((Y-offset . 122.05)) s2.*15 \break " calcext:value-type="string">
            <text:p>\overrideProperty Score.NonMusicalPaperColumn.line-break-system-details #'((Y-offset . 122.05)) s2.*15 \break </text:p>
          </table:table-cell>
        </table:table-row>
        <table:table-row table:style-name="ro1">
          <table:table-cell table:formula="of:=[$FORMAT.J157]&amp;&quot; &quot;&amp;[$FORMAT.I157]" office:value-type="string" office:string-value="\overrideProperty Score.NonMusicalPaperColumn.line-break-system-details #'((Y-offset . 134.5)) s2.*10 \break " calcext:value-type="string">
            <text:p>\overrideProperty Score.NonMusicalPaperColumn.line-break-system-details #'((Y-offset . 134.5)) s2.*10 \break </text:p>
          </table:table-cell>
        </table:table-row>
        <table:table-row table:style-name="ro1">
          <table:table-cell table:formula="of:=[$FORMAT.J158]&amp;&quot; &quot;&amp;[$FORMAT.I158]" office:value-type="string" office:string-value="\overrideProperty Score.NonMusicalPaperColumn.line-break-system-details #'((Y-offset . 146.95)) s2.*11 \pageBreak " calcext:value-type="string">
            <text:p>\overrideProperty Score.NonMusicalPaperColumn.line-break-system-details #'((Y-offset . 146.95)) s2.*11 \pageBreak </text:p>
          </table:table-cell>
        </table:table-row>
        <table:table-row table:style-name="ro1">
          <table:table-cell table:formula="of:=[$FORMAT.J159]&amp;&quot; &quot;&amp;[$FORMAT.I159]" office:value-type="string" office:string-value="\overrideProperty Score.NonMusicalPaperColumn.line-break-system-details #'((Y-offset . 6)) s2.*8 \break " calcext:value-type="string">
            <text:p>\overrideProperty Score.NonMusicalPaperColumn.line-break-system-details #'((Y-offset . 6)) s2.*8 \break </text:p>
          </table:table-cell>
        </table:table-row>
        <table:table-row table:style-name="ro1">
          <table:table-cell table:formula="of:=[$FORMAT.J160]&amp;&quot; &quot;&amp;[$FORMAT.I160]" office:value-type="string" office:string-value="\overrideProperty Score.NonMusicalPaperColumn.line-break-system-details #'((Y-offset . 18.8)) s2.*7 \break " calcext:value-type="string">
            <text:p>\overrideProperty Score.NonMusicalPaperColumn.line-break-system-details #'((Y-offset . 18.8)) s2.*7 \break </text:p>
          </table:table-cell>
        </table:table-row>
        <table:table-row table:style-name="ro1">
          <table:table-cell table:formula="of:=[$FORMAT.J161]&amp;&quot; &quot;&amp;[$FORMAT.I161]" office:value-type="string" office:string-value="\overrideProperty Score.NonMusicalPaperColumn.line-break-system-details #'((Y-offset . 31.6)) s2.*7 \break " calcext:value-type="string">
            <text:p>\overrideProperty Score.NonMusicalPaperColumn.line-break-system-details #'((Y-offset . 31.6)) s2.*7 \break </text:p>
          </table:table-cell>
        </table:table-row>
        <table:table-row table:style-name="ro1">
          <table:table-cell table:formula="of:=[$FORMAT.J162]&amp;&quot; &quot;&amp;[$FORMAT.I162]" office:value-type="string" office:string-value="\overrideProperty Score.NonMusicalPaperColumn.line-break-system-details #'((Y-offset . 44.4)) s2.*7 \break " calcext:value-type="string">
            <text:p>\overrideProperty Score.NonMusicalPaperColumn.line-break-system-details #'((Y-offset . 44.4)) s2.*7 \break </text:p>
          </table:table-cell>
        </table:table-row>
        <table:table-row table:style-name="ro1">
          <table:table-cell table:formula="of:=[$FORMAT.J163]&amp;&quot; &quot;&amp;[$FORMAT.I163]" office:value-type="string" office:string-value="\overrideProperty Score.NonMusicalPaperColumn.line-break-system-details #'((Y-offset . 56)) s2.*8 \break " calcext:value-type="string">
            <text:p>\overrideProperty Score.NonMusicalPaperColumn.line-break-system-details #'((Y-offset . 56)) s2.*8 \break </text:p>
          </table:table-cell>
        </table:table-row>
        <table:table-row table:style-name="ro1">
          <table:table-cell table:formula="of:=[$FORMAT.J164]&amp;&quot; &quot;&amp;[$FORMAT.I164]" office:value-type="string" office:string-value="\overrideProperty Score.NonMusicalPaperColumn.line-break-system-details #'((Y-offset . 69)) s2.*9 \break " calcext:value-type="string">
            <text:p>\overrideProperty Score.NonMusicalPaperColumn.line-break-system-details #'((Y-offset . 69)) s2.*9 \break </text:p>
          </table:table-cell>
        </table:table-row>
        <table:table-row table:style-name="ro1">
          <table:table-cell table:formula="of:=[$FORMAT.J165]&amp;&quot; &quot;&amp;[$FORMAT.I165]" office:value-type="string" office:string-value="\overrideProperty Score.NonMusicalPaperColumn.line-break-system-details #'((Y-offset . 83.5)) s2.*9 \break " calcext:value-type="string">
            <text:p>\overrideProperty Score.NonMusicalPaperColumn.line-break-system-details #'((Y-offset . 83.5)) s2.*9 \break </text:p>
          </table:table-cell>
        </table:table-row>
        <table:table-row table:style-name="ro1">
          <table:table-cell table:formula="of:=[$FORMAT.J166]&amp;&quot; &quot;&amp;[$FORMAT.I166]" office:value-type="string" office:string-value="\overrideProperty Score.NonMusicalPaperColumn.line-break-system-details #'((Y-offset . 97.5)) s2.*10 \break " calcext:value-type="string">
            <text:p>\overrideProperty Score.NonMusicalPaperColumn.line-break-system-details #'((Y-offset . 97.5)) s2.*10 \break </text:p>
          </table:table-cell>
        </table:table-row>
        <table:table-row table:style-name="ro1">
          <table:table-cell table:formula="of:=[$FORMAT.J167]&amp;&quot; &quot;&amp;[$FORMAT.I167]" office:value-type="string" office:string-value="\overrideProperty Score.NonMusicalPaperColumn.line-break-system-details #'((Y-offset . 109.5)) s2.*7 \break " calcext:value-type="string">
            <text:p>\overrideProperty Score.NonMusicalPaperColumn.line-break-system-details #'((Y-offset . 109.5)) s2.*7 \break </text:p>
          </table:table-cell>
        </table:table-row>
        <table:table-row table:style-name="ro1">
          <table:table-cell table:formula="of:=[$FORMAT.J168]&amp;&quot; &quot;&amp;[$FORMAT.I168]" office:value-type="string" office:string-value="\overrideProperty Score.NonMusicalPaperColumn.line-break-system-details #'((Y-offset . 123)) s2.*6 \break " calcext:value-type="string">
            <text:p>\overrideProperty Score.NonMusicalPaperColumn.line-break-system-details #'((Y-offset . 123)) s2.*6 \break </text:p>
          </table:table-cell>
        </table:table-row>
        <table:table-row table:style-name="ro1">
          <table:table-cell table:formula="of:=[$FORMAT.J169]&amp;&quot; &quot;&amp;[$FORMAT.I169]" office:value-type="string" office:string-value="\overrideProperty Score.NonMusicalPaperColumn.line-break-system-details #'((Y-offset . 135)) s2.*6 \break " calcext:value-type="string">
            <text:p>\overrideProperty Score.NonMusicalPaperColumn.line-break-system-details #'((Y-offset . 135)) s2.*6 \break </text:p>
          </table:table-cell>
        </table:table-row>
        <table:table-row table:style-name="ro1">
          <table:table-cell table:formula="of:=[$FORMAT.J170]&amp;&quot; &quot;&amp;[$FORMAT.I170]" office:value-type="string" office:string-value="\overrideProperty Score.NonMusicalPaperColumn.line-break-system-details #'((Y-offset . 147)) s2.*6 " calcext:value-type="string">
            <text:p>\overrideProperty Score.NonMusicalPaperColumn.line-break-system-details #'((Y-offset . 147)) s2.*6 </text:p>
          </table:table-cell>
        </table:table-row>
        <table:table-row table:style-name="ro1">
          <table:table-cell table:formula="of:=[$FORMAT.J171]&amp;&quot; &quot;&amp;[$FORMAT.I1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ViolinIMvtIV = {" calcext:value-type="string">
            <text:p>formatViolinI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\overrideProperty Score.NonMusicalPaperColumn.line-break-system-details #'((Y-offset . 10)) s2*10 \break " calcext:value-type="string">
            <text:p>\overrideProperty Score.NonMusicalPaperColumn.line-break-system-details #'((Y-offset . 10)) s2*10 \break </text:p>
          </table:table-cell>
        </table:table-row>
        <table:table-row table:style-name="ro1">
          <table:table-cell table:formula="of:=[$FORMAT.J209]&amp;&quot; &quot;&amp;[$FORMAT.I209]" office:value-type="string" office:string-value="\overrideProperty Score.NonMusicalPaperColumn.line-break-system-details #'((Y-offset . 25)) s2*8 \break " calcext:value-type="string">
            <text:p>\overrideProperty Score.NonMusicalPaperColumn.line-break-system-details #'((Y-offset . 25)) s2*8 \break </text:p>
          </table:table-cell>
        </table:table-row>
        <table:table-row table:style-name="ro1">
          <table:table-cell table:formula="of:=[$FORMAT.J210]&amp;&quot; &quot;&amp;[$FORMAT.I210]" office:value-type="string" office:string-value="\overrideProperty Score.NonMusicalPaperColumn.line-break-system-details #'((Y-offset . 37.4)) s2*10 \break " calcext:value-type="string">
            <text:p>\overrideProperty Score.NonMusicalPaperColumn.line-break-system-details #'((Y-offset . 37.4)) s2*10 \break </text:p>
          </table:table-cell>
        </table:table-row>
        <table:table-row table:style-name="ro1">
          <table:table-cell table:formula="of:=[$FORMAT.J211]&amp;&quot; &quot;&amp;[$FORMAT.I211]" office:value-type="string" office:string-value="\overrideProperty Score.NonMusicalPaperColumn.line-break-system-details #'((Y-offset . 50)) s2*9 \break " calcext:value-type="string">
            <text:p>\overrideProperty Score.NonMusicalPaperColumn.line-break-system-details #'((Y-offset . 50)) s2*9 \break </text:p>
          </table:table-cell>
        </table:table-row>
        <table:table-row table:style-name="ro1">
          <table:table-cell table:formula="of:=[$FORMAT.J212]&amp;&quot; &quot;&amp;[$FORMAT.I212]" office:value-type="string" office:string-value="\overrideProperty Score.NonMusicalPaperColumn.line-break-system-details #'((Y-offset . 64.8)) s2*8 \break " calcext:value-type="string">
            <text:p>\overrideProperty Score.NonMusicalPaperColumn.line-break-system-details #'((Y-offset . 64.8)) s2*8 \break </text:p>
          </table:table-cell>
        </table:table-row>
        <table:table-row table:style-name="ro1">
          <table:table-cell table:formula="of:=[$FORMAT.J213]&amp;&quot; &quot;&amp;[$FORMAT.I213]" office:value-type="string" office:string-value="\overrideProperty Score.NonMusicalPaperColumn.line-break-system-details #'((Y-offset . 78.5)) s2*8 \break " calcext:value-type="string">
            <text:p>\overrideProperty Score.NonMusicalPaperColumn.line-break-system-details #'((Y-offset . 78.5)) s2*8 \break </text:p>
          </table:table-cell>
        </table:table-row>
        <table:table-row table:style-name="ro1">
          <table:table-cell table:formula="of:=[$FORMAT.J214]&amp;&quot; &quot;&amp;[$FORMAT.I214]" office:value-type="string" office:string-value="\overrideProperty Score.NonMusicalPaperColumn.line-break-system-details #'((Y-offset . 92.2)) s2*8 \break " calcext:value-type="string">
            <text:p>\overrideProperty Score.NonMusicalPaperColumn.line-break-system-details #'((Y-offset . 92.2)) s2*8 \break </text:p>
          </table:table-cell>
        </table:table-row>
        <table:table-row table:style-name="ro1">
          <table:table-cell table:formula="of:=[$FORMAT.J215]&amp;&quot; &quot;&amp;[$FORMAT.I215]" office:value-type="string" office:string-value="\overrideProperty Score.NonMusicalPaperColumn.line-break-system-details #'((Y-offset . 105.9)) s2*8 \break " calcext:value-type="string">
            <text:p>\overrideProperty Score.NonMusicalPaperColumn.line-break-system-details #'((Y-offset . 105.9)) s2*8 \break </text:p>
          </table:table-cell>
        </table:table-row>
        <table:table-row table:style-name="ro1">
          <table:table-cell table:formula="of:=[$FORMAT.J216]&amp;&quot; &quot;&amp;[$FORMAT.I216]" office:value-type="string" office:string-value="\overrideProperty Score.NonMusicalPaperColumn.line-break-system-details #'((Y-offset . 119.6)) s2*9 \break " calcext:value-type="string">
            <text:p>\overrideProperty Score.NonMusicalPaperColumn.line-break-system-details #'((Y-offset . 119.6)) s2*9 \break </text:p>
          </table:table-cell>
        </table:table-row>
        <table:table-row table:style-name="ro1">
          <table:table-cell table:formula="of:=[$FORMAT.J217]&amp;&quot; &quot;&amp;[$FORMAT.I217]" office:value-type="string" office:string-value="\overrideProperty Score.NonMusicalPaperColumn.line-break-system-details #'((Y-offset . 133.3)) s2*9 \break " calcext:value-type="string">
            <text:p>\overrideProperty Score.NonMusicalPaperColumn.line-break-system-details #'((Y-offset . 133.3)) s2*9 \break </text:p>
          </table:table-cell>
        </table:table-row>
        <table:table-row table:style-name="ro1">
          <table:table-cell table:formula="of:=[$FORMAT.J218]&amp;&quot; &quot;&amp;[$FORMAT.I218]" office:value-type="string" office:string-value="\overrideProperty Score.NonMusicalPaperColumn.line-break-system-details #'((Y-offset . 147)) s2*9 \pageBreak " calcext:value-type="string">
            <text:p>\overrideProperty Score.NonMusicalPaperColumn.line-break-system-details #'((Y-offset . 147)) s2*9 \pageBreak </text:p>
          </table:table-cell>
        </table:table-row>
        <table:table-row table:style-name="ro1">
          <table:table-cell table:formula="of:=[$FORMAT.J219]&amp;&quot; &quot;&amp;[$FORMAT.I219]" office:value-type="string" office:string-value="\overrideProperty Score.NonMusicalPaperColumn.line-break-system-details #'((Y-offset . 5)) s2*7 \break " calcext:value-type="string">
            <text:p>\overrideProperty Score.NonMusicalPaperColumn.line-break-system-details #'((Y-offset . 5)) s2*7 \break </text:p>
          </table:table-cell>
        </table:table-row>
        <table:table-row table:style-name="ro1">
          <table:table-cell table:formula="of:=[$FORMAT.J220]&amp;&quot; &quot;&amp;[$FORMAT.I220]" office:value-type="string" office:string-value="\overrideProperty Score.NonMusicalPaperColumn.line-break-system-details #'((Y-offset . 17.9)) s2*8 \break " calcext:value-type="string">
            <text:p>\overrideProperty Score.NonMusicalPaperColumn.line-break-system-details #'((Y-offset . 17.9)) s2*8 \break </text:p>
          </table:table-cell>
        </table:table-row>
        <table:table-row table:style-name="ro1">
          <table:table-cell table:formula="of:=[$FORMAT.J221]&amp;&quot; &quot;&amp;[$FORMAT.I221]" office:value-type="string" office:string-value="\overrideProperty Score.NonMusicalPaperColumn.line-break-system-details #'((Y-offset . 32)) s2*6 \break " calcext:value-type="string">
            <text:p>\overrideProperty Score.NonMusicalPaperColumn.line-break-system-details #'((Y-offset . 32)) s2*6 \break </text:p>
          </table:table-cell>
        </table:table-row>
        <table:table-row table:style-name="ro1">
          <table:table-cell table:formula="of:=[$FORMAT.J222]&amp;&quot; &quot;&amp;[$FORMAT.I222]" office:value-type="string" office:string-value="\overrideProperty Score.NonMusicalPaperColumn.line-break-system-details #'((Y-offset . 43.7)) s2*10 \break " calcext:value-type="string">
            <text:p>\overrideProperty Score.NonMusicalPaperColumn.line-break-system-details #'((Y-offset . 43.7)) s2*10 \break </text:p>
          </table:table-cell>
        </table:table-row>
        <table:table-row table:style-name="ro1">
          <table:table-cell table:formula="of:=[$FORMAT.J223]&amp;&quot; &quot;&amp;[$FORMAT.I223]" office:value-type="string" office:string-value="\overrideProperty Score.NonMusicalPaperColumn.line-break-system-details #'((Y-offset . 56.6)) s2*9 \break " calcext:value-type="string">
            <text:p>\overrideProperty Score.NonMusicalPaperColumn.line-break-system-details #'((Y-offset . 56.6)) s2*9 \break </text:p>
          </table:table-cell>
        </table:table-row>
        <table:table-row table:style-name="ro1">
          <table:table-cell table:formula="of:=[$FORMAT.J224]&amp;&quot; &quot;&amp;[$FORMAT.I224]" office:value-type="string" office:string-value="\overrideProperty Score.NonMusicalPaperColumn.line-break-system-details #'((Y-offset . 69.5)) s2*8 \break " calcext:value-type="string">
            <text:p>\overrideProperty Score.NonMusicalPaperColumn.line-break-system-details #'((Y-offset . 69.5)) s2*8 \break </text:p>
          </table:table-cell>
        </table:table-row>
        <table:table-row table:style-name="ro1">
          <table:table-cell table:formula="of:=[$FORMAT.J225]&amp;&quot; &quot;&amp;[$FORMAT.I225]" office:value-type="string" office:string-value="\overrideProperty Score.NonMusicalPaperColumn.line-break-system-details #'((Y-offset . 82.4)) s2*7 \break " calcext:value-type="string">
            <text:p>\overrideProperty Score.NonMusicalPaperColumn.line-break-system-details #'((Y-offset . 82.4)) s2*7 \break </text:p>
          </table:table-cell>
        </table:table-row>
        <table:table-row table:style-name="ro1">
          <table:table-cell table:formula="of:=[$FORMAT.J226]&amp;&quot; &quot;&amp;[$FORMAT.I226]" office:value-type="string" office:string-value="\overrideProperty Score.NonMusicalPaperColumn.line-break-system-details #'((Y-offset . 97.5)) s2*10 \break " calcext:value-type="string">
            <text:p>\overrideProperty Score.NonMusicalPaperColumn.line-break-system-details #'((Y-offset . 97.5)) s2*10 \break </text:p>
          </table:table-cell>
        </table:table-row>
        <table:table-row table:style-name="ro1">
          <table:table-cell table:formula="of:=[$FORMAT.J227]&amp;&quot; &quot;&amp;[$FORMAT.I227]" office:value-type="string" office:string-value="\overrideProperty Score.NonMusicalPaperColumn.line-break-system-details #'((Y-offset . 110)) s2*10 \break " calcext:value-type="string">
            <text:p>\overrideProperty Score.NonMusicalPaperColumn.line-break-system-details #'((Y-offset . 110)) s2*10 \break </text:p>
          </table:table-cell>
        </table:table-row>
        <table:table-row table:style-name="ro1">
          <table:table-cell table:formula="of:=[$FORMAT.J228]&amp;&quot; &quot;&amp;[$FORMAT.I228]" office:value-type="string" office:string-value="\overrideProperty Score.NonMusicalPaperColumn.line-break-system-details #'((Y-offset . 121.1)) s2*9 \break " calcext:value-type="string">
            <text:p>\overrideProperty Score.NonMusicalPaperColumn.line-break-system-details #'((Y-offset . 121.1)) s2*9 \break </text:p>
          </table:table-cell>
        </table:table-row>
        <table:table-row table:style-name="ro1">
          <table:table-cell table:formula="of:=[$FORMAT.J229]&amp;&quot; &quot;&amp;[$FORMAT.I229]" office:value-type="string" office:string-value="\overrideProperty Score.NonMusicalPaperColumn.line-break-system-details #'((Y-offset . 134)) s2*9 \break " calcext:value-type="string">
            <text:p>\overrideProperty Score.NonMusicalPaperColumn.line-break-system-details #'((Y-offset . 134)) s2*9 \break </text:p>
          </table:table-cell>
        </table:table-row>
        <table:table-row table:style-name="ro1">
          <table:table-cell table:formula="of:=[$FORMAT.J230]&amp;&quot; &quot;&amp;[$FORMAT.I230]" office:value-type="string" office:string-value="\overrideProperty Score.NonMusicalPaperColumn.line-break-system-details #'((Y-offset . 147)) s2*9 \pageBreak " calcext:value-type="string">
            <text:p>\overrideProperty Score.NonMusicalPaperColumn.line-break-system-details #'((Y-offset . 147)) s2*9 \pageBreak </text:p>
          </table:table-cell>
        </table:table-row>
        <table:table-row table:style-name="ro1">
          <table:table-cell table:formula="of:=[$FORMAT.J231]&amp;&quot; &quot;&amp;[$FORMAT.I231]" office:value-type="string" office:string-value="\overrideProperty Score.NonMusicalPaperColumn.line-break-system-details #'((Y-offset . 5)) s2*8 \break " calcext:value-type="string">
            <text:p>\overrideProperty Score.NonMusicalPaperColumn.line-break-system-details #'((Y-offset . 5)) s2*8 \break </text:p>
          </table:table-cell>
        </table:table-row>
        <table:table-row table:style-name="ro1">
          <table:table-cell table:formula="of:=[$FORMAT.J232]&amp;&quot; &quot;&amp;[$FORMAT.I232]" office:value-type="string" office:string-value="\overrideProperty Score.NonMusicalPaperColumn.line-break-system-details #'((Y-offset . 18.5)) s2*7 \break " calcext:value-type="string">
            <text:p>\overrideProperty Score.NonMusicalPaperColumn.line-break-system-details #'((Y-offset . 18.5)) s2*7 \break </text:p>
          </table:table-cell>
        </table:table-row>
        <table:table-row table:style-name="ro1">
          <table:table-cell table:formula="of:=[$FORMAT.J233]&amp;&quot; &quot;&amp;[$FORMAT.I233]" office:value-type="string" office:string-value="\overrideProperty Score.NonMusicalPaperColumn.line-break-system-details #'((Y-offset . 29)) s2*8 \break " calcext:value-type="string">
            <text:p>\overrideProperty Score.NonMusicalPaperColumn.line-break-system-details #'((Y-offset . 29)) s2*8 \break </text:p>
          </table:table-cell>
        </table:table-row>
        <table:table-row table:style-name="ro1">
          <table:table-cell table:formula="of:=[$FORMAT.J234]&amp;&quot; &quot;&amp;[$FORMAT.I234]" office:value-type="string" office:string-value="\overrideProperty Score.NonMusicalPaperColumn.line-break-system-details #'((Y-offset . 44.5)) s2*7 \break " calcext:value-type="string">
            <text:p>\overrideProperty Score.NonMusicalPaperColumn.line-break-system-details #'((Y-offset . 44.5)) s2*7 \break </text:p>
          </table:table-cell>
        </table:table-row>
        <table:table-row table:style-name="ro1">
          <table:table-cell table:formula="of:=[$FORMAT.J235]&amp;&quot; &quot;&amp;[$FORMAT.I235]" office:value-type="string" office:string-value="\overrideProperty Score.NonMusicalPaperColumn.line-break-system-details #'((Y-offset . 56.6)) s2*7 \break " calcext:value-type="string">
            <text:p>\overrideProperty Score.NonMusicalPaperColumn.line-break-system-details #'((Y-offset . 56.6)) s2*7 \break </text:p>
          </table:table-cell>
        </table:table-row>
        <table:table-row table:style-name="ro1">
          <table:table-cell table:formula="of:=[$FORMAT.J236]&amp;&quot; &quot;&amp;[$FORMAT.I236]" office:value-type="string" office:string-value="\overrideProperty Score.NonMusicalPaperColumn.line-break-system-details #'((Y-offset . 69.5)) s2*8 \break " calcext:value-type="string">
            <text:p>\overrideProperty Score.NonMusicalPaperColumn.line-break-system-details #'((Y-offset . 69.5)) s2*8 \break </text:p>
          </table:table-cell>
        </table:table-row>
        <table:table-row table:style-name="ro1">
          <table:table-cell table:formula="of:=[$FORMAT.J237]&amp;&quot; &quot;&amp;[$FORMAT.I237]" office:value-type="string" office:string-value="\overrideProperty Score.NonMusicalPaperColumn.line-break-system-details #'((Y-offset . 83)) s2*8 \break " calcext:value-type="string">
            <text:p>\overrideProperty Score.NonMusicalPaperColumn.line-break-system-details #'((Y-offset . 83)) s2*8 \break </text:p>
          </table:table-cell>
        </table:table-row>
        <table:table-row table:style-name="ro1">
          <table:table-cell table:formula="of:=[$FORMAT.J238]&amp;&quot; &quot;&amp;[$FORMAT.I238]" office:value-type="string" office:string-value="\overrideProperty Score.NonMusicalPaperColumn.line-break-system-details #'((Y-offset . 95.3)) s2*8 \break " calcext:value-type="string">
            <text:p>\overrideProperty Score.NonMusicalPaperColumn.line-break-system-details #'((Y-offset . 95.3)) s2*8 \break </text:p>
          </table:table-cell>
        </table:table-row>
        <table:table-row table:style-name="ro1">
          <table:table-cell table:formula="of:=[$FORMAT.J239]&amp;&quot; &quot;&amp;[$FORMAT.I239]" office:value-type="string" office:string-value="\overrideProperty Score.NonMusicalPaperColumn.line-break-system-details #'((Y-offset . 108.7)) s2*8 \break " calcext:value-type="string">
            <text:p>\overrideProperty Score.NonMusicalPaperColumn.line-break-system-details #'((Y-offset . 108.7)) s2*8 \break </text:p>
          </table:table-cell>
        </table:table-row>
        <table:table-row table:style-name="ro1">
          <table:table-cell table:formula="of:=[$FORMAT.J240]&amp;&quot; &quot;&amp;[$FORMAT.I240]" office:value-type="string" office:string-value="\overrideProperty Score.NonMusicalPaperColumn.line-break-system-details #'((Y-offset . 121.1)) s2*7 \break " calcext:value-type="string">
            <text:p>\overrideProperty Score.NonMusicalPaperColumn.line-break-system-details #'((Y-offset . 121.1)) s2*7 \break </text:p>
          </table:table-cell>
        </table:table-row>
        <table:table-row table:style-name="ro1">
          <table:table-cell table:formula="of:=[$FORMAT.J241]&amp;&quot; &quot;&amp;[$FORMAT.I241]" office:value-type="string" office:string-value="\overrideProperty Score.NonMusicalPaperColumn.line-break-system-details #'((Y-offset . 134)) s2*10 \break " calcext:value-type="string">
            <text:p>\overrideProperty Score.NonMusicalPaperColumn.line-break-system-details #'((Y-offset . 134)) s2*10 \break </text:p>
          </table:table-cell>
        </table:table-row>
        <table:table-row table:style-name="ro1">
          <table:table-cell table:formula="of:=[$FORMAT.J242]&amp;&quot; &quot;&amp;[$FORMAT.I242]" office:value-type="string" office:string-value="\overrideProperty Score.NonMusicalPaperColumn.line-break-system-details #'((Y-offset . 147)) s2*10 \pageBreak " calcext:value-type="string">
            <text:p>\overrideProperty Score.NonMusicalPaperColumn.line-break-system-details #'((Y-offset . 147)) s2*10 \pageBreak </text:p>
          </table:table-cell>
        </table:table-row>
        <table:table-row table:style-name="ro1">
          <table:table-cell table:formula="of:=[$FORMAT.J243]&amp;&quot; &quot;&amp;[$FORMAT.I243]" office:value-type="string" office:string-value="\overrideProperty Score.NonMusicalPaperColumn.line-break-system-details #'((Y-offset . 5)) s2*9 \break " calcext:value-type="string">
            <text:p>\overrideProperty Score.NonMusicalPaperColumn.line-break-system-details #'((Y-offset . 5)) s2*9 \break </text:p>
          </table:table-cell>
        </table:table-row>
        <table:table-row table:style-name="ro1">
          <table:table-cell table:formula="of:=[$FORMAT.J244]&amp;&quot; &quot;&amp;[$FORMAT.I244]" office:value-type="string" office:string-value="\overrideProperty Score.NonMusicalPaperColumn.line-break-system-details #'((Y-offset . 18)) s2*8 \break " calcext:value-type="string">
            <text:p>\overrideProperty Score.NonMusicalPaperColumn.line-break-system-details #'((Y-offset . 18)) s2*8 \break </text:p>
          </table:table-cell>
        </table:table-row>
        <table:table-row table:style-name="ro1">
          <table:table-cell table:formula="of:=[$FORMAT.J245]&amp;&quot; &quot;&amp;[$FORMAT.I245]" office:value-type="string" office:string-value="\overrideProperty Score.NonMusicalPaperColumn.line-break-system-details #'((Y-offset . 31)) s2*7 \break " calcext:value-type="string">
            <text:p>\overrideProperty Score.NonMusicalPaperColumn.line-break-system-details #'((Y-offset . 31)) s2*7 \break </text:p>
          </table:table-cell>
        </table:table-row>
        <table:table-row table:style-name="ro1">
          <table:table-cell table:formula="of:=[$FORMAT.J246]&amp;&quot; &quot;&amp;[$FORMAT.I246]" office:value-type="string" office:string-value="\overrideProperty Score.NonMusicalPaperColumn.line-break-system-details #'((Y-offset . 42)) s2*7 \break " calcext:value-type="string">
            <text:p>\overrideProperty Score.NonMusicalPaperColumn.line-break-system-details #'((Y-offset . 42)) s2*7 \break </text:p>
          </table:table-cell>
        </table:table-row>
        <table:table-row table:style-name="ro1">
          <table:table-cell table:formula="of:=[$FORMAT.J247]&amp;&quot; &quot;&amp;[$FORMAT.I247]" office:value-type="string" office:string-value="\overrideProperty Score.NonMusicalPaperColumn.line-break-system-details #'((Y-offset . 56)) s2*7 \break " calcext:value-type="string">
            <text:p>\overrideProperty Score.NonMusicalPaperColumn.line-break-system-details #'((Y-offset . 56)) s2*7 \break </text:p>
          </table:table-cell>
        </table:table-row>
        <table:table-row table:style-name="ro1">
          <table:table-cell table:formula="of:=[$FORMAT.J248]&amp;&quot; &quot;&amp;[$FORMAT.I248]" office:value-type="string" office:string-value="\overrideProperty Score.NonMusicalPaperColumn.line-break-system-details #'((Y-offset . 69.5)) s2*6 \break " calcext:value-type="string">
            <text:p>\overrideProperty Score.NonMusicalPaperColumn.line-break-system-details #'((Y-offset . 69.5)) s2*6 \break </text:p>
          </table:table-cell>
        </table:table-row>
        <table:table-row table:style-name="ro1">
          <table:table-cell table:formula="of:=[$FORMAT.J249]&amp;&quot; &quot;&amp;[$FORMAT.I249]" office:value-type="string" office:string-value="\overrideProperty Score.NonMusicalPaperColumn.line-break-system-details #'((Y-offset . 82.4)) s2*6 \break " calcext:value-type="string">
            <text:p>\overrideProperty Score.NonMusicalPaperColumn.line-break-system-details #'((Y-offset . 82.4)) s2*6 \break </text:p>
          </table:table-cell>
        </table:table-row>
        <table:table-row table:style-name="ro1">
          <table:table-cell table:formula="of:=[$FORMAT.J250]&amp;&quot; &quot;&amp;[$FORMAT.I250]" office:value-type="string" office:string-value="\overrideProperty Score.NonMusicalPaperColumn.line-break-system-details #'((Y-offset . 95.3)) s2*8 \break " calcext:value-type="string">
            <text:p>\overrideProperty Score.NonMusicalPaperColumn.line-break-system-details #'((Y-offset . 95.3)) s2*8 \break </text:p>
          </table:table-cell>
        </table:table-row>
        <table:table-row table:style-name="ro1">
          <table:table-cell table:formula="of:=[$FORMAT.J251]&amp;&quot; &quot;&amp;[$FORMAT.I251]" office:value-type="string" office:string-value="\overrideProperty Score.NonMusicalPaperColumn.line-break-system-details #'((Y-offset . 108.2)) s2*9 \break " calcext:value-type="string">
            <text:p>\overrideProperty Score.NonMusicalPaperColumn.line-break-system-details #'((Y-offset . 108.2)) s2*9 \break </text:p>
          </table:table-cell>
        </table:table-row>
        <table:table-row table:style-name="ro1">
          <table:table-cell table:formula="of:=[$FORMAT.J252]&amp;&quot; &quot;&amp;[$FORMAT.I252]" office:value-type="string" office:string-value="\overrideProperty Score.NonMusicalPaperColumn.line-break-system-details #'((Y-offset . 121.1)) s2*6 \break " calcext:value-type="string">
            <text:p>\overrideProperty Score.NonMusicalPaperColumn.line-break-system-details #'((Y-offset . 121.1)) s2*6 \break </text:p>
          </table:table-cell>
        </table:table-row>
        <table:table-row table:style-name="ro1">
          <table:table-cell table:formula="of:=[$FORMAT.J253]&amp;&quot; &quot;&amp;[$FORMAT.I253]" office:value-type="string" office:string-value="\overrideProperty Score.NonMusicalPaperColumn.line-break-system-details #'((Y-offset . 134)) s2*7 \break " calcext:value-type="string">
            <text:p>\overrideProperty Score.NonMusicalPaperColumn.line-break-system-details #'((Y-offset . 134)) s2*7 \break </text:p>
          </table:table-cell>
        </table:table-row>
        <table:table-row table:style-name="ro1">
          <table:table-cell table:formula="of:=[$FORMAT.J254]&amp;&quot; &quot;&amp;[$FORMAT.I254]" office:value-type="string" office:string-value="\overrideProperty Score.NonMusicalPaperColumn.line-break-system-details #'((Y-offset . 147)) s2*8 " calcext:value-type="string">
            <text:p>\overrideProperty Score.NonMusicalPaperColumn.line-break-system-details #'((Y-offset . 147)) s2*8 </text:p>
          </table:table-cell>
        </table:table-row>
        <table:table-row table:style-name="ro1">
          <table:table-cell table:formula="of:=[$FORMAT.J255]&amp;&quot; &quot;&amp;[$FORMAT.I25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table table:name="Y-OFFSE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AVERAGE([.C11:.C26])" office:value-type="float" office:value="4.6225" calcext:value-type="float">
            <text:p>4.62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tra-dis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offset cumul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9" office:value-type="float" office:value="4.62" calcext:value-type="float">
            <text:p>4.62</text:p>
          </table:table-cell>
          <table:table-cell table:style-name="ce80" table:formula="of:=IF([.C11]=&quot;&quot;;&quot;&quot;;[.C11]-[.$C$6])" office:value-type="float" office:value="-0.00250000000000039" calcext:value-type="float">
            <text:p>0.00</text:p>
          </table:table-cell>
          <table:table-cell table:style-name="ce81" office:value-type="float" office:value="16.06" calcext:value-type="float">
            <text:p>16.06</text:p>
          </table:table-cell>
          <table:table-cell table:style-name="ce80" table:formula="of:=[.D11]" office:value-type="float" office:value="-0.00250000000000039" calcext:value-type="float">
            <text:p>0.00</text:p>
          </table:table-cell>
          <table:table-cell table:style-name="ce91" table:formula="of:=IF([.F11]=&quot;&quot;;&quot;&quot;;ROUND([.E11]-[.F11];2))" office:value-type="float" office:value="16.06" calcext:value-type="float">
            <text:p>16.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9" office:value-type="float" office:value="4.63" calcext:value-type="float">
            <text:p>4.63</text:p>
          </table:table-cell>
          <table:table-cell table:style-name="ce80" table:formula="of:=IF([.C12]=&quot;&quot;;&quot;&quot;;[.C12]-[.$C$6])" office:value-type="float" office:value="0.0074999999999994" calcext:value-type="float">
            <text:p>0.01</text:p>
          </table:table-cell>
          <table:table-cell table:style-name="ce81" office:value-type="float" office:value="30.28" calcext:value-type="float">
            <text:p>30.28</text:p>
          </table:table-cell>
          <table:table-cell table:style-name="ce80" table:formula="of:=IF(OR(ISERROR([.F11]);[.D12]=&quot;&quot;);&quot;&quot;;[.F11]+[.D12])" office:value-type="float" office:value="0.00499999999999901" calcext:value-type="float">
            <text:p>0.00</text:p>
          </table:table-cell>
          <table:table-cell table:style-name="ce91" table:formula="of:=IF([.F12]=&quot;&quot;;&quot;&quot;;ROUND([.E12]-[.F12];2))" office:value-type="float" office:value="30.28" calcext:value-type="float">
            <text:p>30.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9" office:value-type="float" office:value="4.62" calcext:value-type="float">
            <text:p>4.62</text:p>
          </table:table-cell>
          <table:table-cell table:style-name="ce80" table:formula="of:=IF([.C13]=&quot;&quot;;&quot;&quot;;[.C13]-[.$C$6])" office:value-type="float" office:value="-0.00250000000000039" calcext:value-type="float">
            <text:p>0.00</text:p>
          </table:table-cell>
          <table:table-cell table:style-name="ce81" office:value-type="float" office:value="41.31" calcext:value-type="float">
            <text:p>41.31</text:p>
          </table:table-cell>
          <table:table-cell table:style-name="ce80" table:formula="of:=IF(OR(ISERROR([.F12]);[.D13]=&quot;&quot;);&quot;&quot;;[.F12]+[.D13])" office:value-type="float" office:value="0.00249999999999861" calcext:value-type="float">
            <text:p>0.00</text:p>
          </table:table-cell>
          <table:table-cell table:style-name="ce91" table:formula="of:=IF([.F13]=&quot;&quot;;&quot;&quot;;ROUND([.E13]-[.F13];2))" office:value-type="float" office:value="41.31" calcext:value-type="float">
            <text:p>41.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9" office:value-type="float" office:value="4.62" calcext:value-type="float">
            <text:p>4.62</text:p>
          </table:table-cell>
          <table:table-cell table:style-name="ce80" table:formula="of:=IF([.C14]=&quot;&quot;;&quot;&quot;;[.C14]-[.$C$6])" office:value-type="float" office:value="-0.00250000000000039" calcext:value-type="float">
            <text:p>0.00</text:p>
          </table:table-cell>
          <table:table-cell table:style-name="ce81" office:value-type="float" office:value="53.93" calcext:value-type="float">
            <text:p>53.93</text:p>
          </table:table-cell>
          <table:table-cell table:style-name="ce80" table:formula="of:=IF(OR(ISERROR([.F13]);[.D14]=&quot;&quot;);&quot;&quot;;[.F13]+[.D14])" office:value-type="float" office:value="-1.77635683940025E-015" calcext:value-type="float">
            <text:p>0.00</text:p>
          </table:table-cell>
          <table:table-cell table:style-name="ce91" table:formula="of:=IF([.F14]=&quot;&quot;;&quot;&quot;;ROUND([.E14]-[.F14];2))" office:value-type="float" office:value="53.93" calcext:value-type="float">
            <text:p>53.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9" office:value-type="float" office:value="4.62" calcext:value-type="float">
            <text:p>4.62</text:p>
          </table:table-cell>
          <table:table-cell table:style-name="ce80" table:formula="of:=IF([.C15]=&quot;&quot;;&quot;&quot;;[.C15]-[.$C$6])" office:value-type="float" office:value="-0.00250000000000039" calcext:value-type="float">
            <text:p>0.00</text:p>
          </table:table-cell>
          <table:table-cell table:style-name="ce81" office:value-type="float" office:value="68.1" calcext:value-type="float">
            <text:p>68.10</text:p>
          </table:table-cell>
          <table:table-cell table:style-name="ce80" table:formula="of:=IF(OR(ISERROR([.F14]);[.D15]=&quot;&quot;);&quot;&quot;;[.F14]+[.D15])" office:value-type="float" office:value="-0.00250000000000217" calcext:value-type="float">
            <text:p>0.00</text:p>
          </table:table-cell>
          <table:table-cell table:style-name="ce91" table:formula="of:=IF([.F15]=&quot;&quot;;&quot;&quot;;ROUND([.E15]-[.F15];2))" office:value-type="float" office:value="68.1" calcext:value-type="float">
            <text:p>68.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9" office:value-type="float" office:value="4.63" calcext:value-type="float">
            <text:p>4.63</text:p>
          </table:table-cell>
          <table:table-cell table:style-name="ce80" table:formula="of:=IF([.C16]=&quot;&quot;;&quot;&quot;;[.C16]-[.$C$6])" office:value-type="float" office:value="0.0074999999999994" calcext:value-type="float">
            <text:p>0.01</text:p>
          </table:table-cell>
          <table:table-cell table:style-name="ce81" office:value-type="float" office:value="80.73" calcext:value-type="float">
            <text:p>80.73</text:p>
          </table:table-cell>
          <table:table-cell table:style-name="ce80" table:formula="of:=IF(OR(ISERROR([.F15]);[.D16]=&quot;&quot;);&quot;&quot;;[.F15]+[.D16])" office:value-type="float" office:value="0.00499999999999723" calcext:value-type="float">
            <text:p>0.00</text:p>
          </table:table-cell>
          <table:table-cell table:style-name="ce91" table:formula="of:=IF([.F16]=&quot;&quot;;&quot;&quot;;ROUND([.E16]-[.F16];2))" office:value-type="float" office:value="80.73" calcext:value-type="float">
            <text:p>80.7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9" office:value-type="float" office:value="2.96" calcext:value-type="float">
            <text:p>2.96</text:p>
          </table:table-cell>
          <table:table-cell table:style-name="ce80" table:formula="of:=IF([.C17]=&quot;&quot;;&quot;&quot;;[.C17]-[.$C$6])" office:value-type="float" office:value="-1.6625" calcext:value-type="float">
            <text:p>-1.66</text:p>
          </table:table-cell>
          <table:table-cell table:style-name="ce81" office:value-type="float" office:value="89.72" calcext:value-type="float">
            <text:p>89.72</text:p>
          </table:table-cell>
          <table:table-cell table:style-name="ce80" table:formula="of:=IF(OR(ISERROR([.F16]);[.D17]=&quot;&quot;);&quot;&quot;;[.F16]+[.D17])" office:value-type="float" office:value="-1.6575" calcext:value-type="float">
            <text:p>-1.66</text:p>
          </table:table-cell>
          <table:table-cell table:style-name="ce91" table:formula="of:=IF([.F17]=&quot;&quot;;&quot;&quot;;ROUND([.E17]-[.F17];2))" office:value-type="float" office:value="91.38" calcext:value-type="float">
            <text:p>91.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9" office:value-type="float" office:value="6.28" calcext:value-type="float">
            <text:p>6.28</text:p>
          </table:table-cell>
          <table:table-cell table:style-name="ce80" table:formula="of:=IF([.C18]=&quot;&quot;;&quot;&quot;;[.C18]-[.$C$6])" office:value-type="float" office:value="1.6575" calcext:value-type="float">
            <text:p>1.66</text:p>
          </table:table-cell>
          <table:table-cell table:style-name="ce81" office:value-type="float" office:value="105" calcext:value-type="float">
            <text:p>105.00</text:p>
          </table:table-cell>
          <table:table-cell table:style-name="ce80" table:formula="of:=IF(OR(ISERROR([.F17]);[.D18]=&quot;&quot;);&quot;&quot;;[.F17]+[.D18])" office:value-type="float" office:value="0" calcext:value-type="float">
            <text:p>0.00</text:p>
          </table:table-cell>
          <table:table-cell table:style-name="ce91" table:formula="of:=IF([.F18]=&quot;&quot;;&quot;&quot;;ROUND([.E18]-[.F18];2))" office:value-type="float" office:value="105" calcext:value-type="float">
            <text:p>105.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9"/>
          <table:table-cell table:style-name="ce80" table:formula="of:=IF([.C19]=&quot;&quot;;&quot;&quot;;[.C19]-[.$C$6])">
            <text:p/>
          </table:table-cell>
          <table:table-cell table:style-name="ce81"/>
          <table:table-cell table:style-name="ce80" table:formula="of:=IF(OR(ISERROR([.F18]);[.D19]=&quot;&quot;);&quot;&quot;;[.F18]+[.D19])">
            <text:p/>
          </table:table-cell>
          <table:table-cell table:style-name="ce91" table:formula="of:=IF([.F19]=&quot;&quot;;&quot;&quot;;ROUND([.E19]-[.F19];2))">
            <text:p/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9"/>
          <table:table-cell table:style-name="ce80" table:formula="of:=IF([.C20]=&quot;&quot;;&quot;&quot;;[.C20]-[.$C$6])">
            <text:p/>
          </table:table-cell>
          <table:table-cell table:style-name="ce81"/>
          <table:table-cell table:style-name="ce80" table:formula="of:=IF(OR(ISERROR([.F19]);[.D20]=&quot;&quot;);&quot;&quot;;[.F19]+[.D20])">
            <text:p/>
          </table:table-cell>
          <table:table-cell table:style-name="ce91" table:formula="of:=IF([.F20]=&quot;&quot;;&quot;&quot;;ROUND([.E20]-[.F20];2))">
            <text:p/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9"/>
          <table:table-cell table:style-name="ce80" table:formula="of:=IF([.C21]=&quot;&quot;;&quot;&quot;;[.C21]-[.$C$6])">
            <text:p/>
          </table:table-cell>
          <table:table-cell table:style-name="ce81"/>
          <table:table-cell table:style-name="ce80" table:formula="of:=IF(OR(ISERROR([.F20]);[.D21]=&quot;&quot;);&quot;&quot;;[.F20]+[.D21])">
            <text:p/>
          </table:table-cell>
          <table:table-cell table:style-name="ce91" table:formula="of:=IF([.F21]=&quot;&quot;;&quot;&quot;;ROUND([.E21]-[.F21];2))">
            <text:p/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9"/>
          <table:table-cell table:style-name="ce80" table:formula="of:=IF([.C22]=&quot;&quot;;&quot;&quot;;[.C22]-[.$C$6])">
            <text:p/>
          </table:table-cell>
          <table:table-cell table:style-name="ce68"/>
          <table:table-cell table:style-name="ce80" table:formula="of:=IF(OR(ISERROR([.F21]);[.D22]=&quot;&quot;);&quot;&quot;;[.F21]+[.D22])">
            <text:p/>
          </table:table-cell>
          <table:table-cell table:style-name="ce91" table:formula="of:=IF([.F22]=&quot;&quot;;&quot;&quot;;ROUND([.E22]-[.F22];2)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9"/>
          <table:table-cell table:style-name="ce80" table:formula="of:=IF([.C23]=&quot;&quot;;&quot;&quot;;[.C23]-[.$C$6])">
            <text:p/>
          </table:table-cell>
          <table:table-cell table:style-name="ce68"/>
          <table:table-cell table:style-name="ce80" table:formula="of:=IF(OR(ISERROR([.F22]);[.D23]=&quot;&quot;);&quot;&quot;;[.F22]+[.D23])">
            <text:p/>
          </table:table-cell>
          <table:table-cell table:style-name="ce91" table:formula="of:=IF([.F23]=&quot;&quot;;&quot;&quot;;ROUND([.E23]-[.F23];2)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9"/>
          <table:table-cell table:style-name="ce80" table:formula="of:=IF([.C24]=&quot;&quot;;&quot;&quot;;[.C24]-[.$C$6])">
            <text:p/>
          </table:table-cell>
          <table:table-cell table:style-name="ce68"/>
          <table:table-cell table:style-name="ce80" table:formula="of:=IF(OR(ISERROR([.F23]);[.D24]=&quot;&quot;);&quot;&quot;;[.F23]+[.D24])">
            <text:p/>
          </table:table-cell>
          <table:table-cell table:style-name="ce91" table:formula="of:=IF([.F24]=&quot;&quot;;&quot;&quot;;ROUND([.E24]-[.F24];2)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9"/>
          <table:table-cell table:style-name="ce80" table:formula="of:=IF([.C25]=&quot;&quot;;&quot;&quot;;[.C25]-[.$C$6])">
            <text:p/>
          </table:table-cell>
          <table:table-cell table:style-name="ce68"/>
          <table:table-cell table:style-name="ce80" table:formula="of:=IF(OR(ISERROR([.F24]);[.D25]=&quot;&quot;);&quot;&quot;;[.F24]+[.D25])">
            <text:p/>
          </table:table-cell>
          <table:table-cell table:style-name="ce91" table:formula="of:=IF([.F25]=&quot;&quot;;&quot;&quot;;ROUND([.E25]-[.F25];2)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9"/>
          <table:table-cell table:style-name="ce80" table:formula="of:=IF([.C26]=&quot;&quot;;&quot;&quot;;[.C26]-[.$C$6])">
            <text:p/>
          </table:table-cell>
          <table:table-cell table:style-name="ce68"/>
          <table:table-cell table:style-name="ce80" table:formula="of:=IF(OR(ISERROR([.F25]);[.D26]=&quot;&quot;);&quot;&quot;;[.F25]+[.D26])">
            <text:p/>
          </table:table-cell>
          <table:table-cell table:style-name="ce91" table:formula="of:=IF([.F26]=&quot;&quot;;&quot;&quot;;ROUND([.E26]-[.F26];2))">
            <text:p/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float" office:value="4.45" calcext:value-type="float">
            <text:p>4.4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01" calcext:value-type="float">
            <text:p>6.01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37" calcext:value-type="float">
            <text:p>4.37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33" calcext:value-type="float">
            <text:p>5.3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19" calcext:value-type="float">
            <text:p>5.19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6" calcext:value-type="float">
            <text:p>4.2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23" calcext:value-type="float">
            <text:p>5.2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8T00:23:20.127923588</dc:date>
    <meta:editing-duration>P3DT2H40M13S</meta:editing-duration>
    <meta:editing-cycles>208</meta:editing-cycles>
    <meta:generator>LibreOffice/7.3.4.2$Linux_X86_64 LibreOffice_project/30$Build-2</meta:generator>
    <meta:document-statistic meta:table-count="5" meta:cell-count="883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